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0.37mm"/>
    </style:style>
    <style:style style:name="co12" style:family="table-column">
      <style:table-column-properties fo:break-before="auto" style:column-width="22.23mm"/>
    </style:style>
    <style:style style:name="co13" style:family="table-column">
      <style:table-column-properties fo:break-before="auto" style:column-width="57.6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68mm"/>
    </style:style>
    <style:style style:name="co16" style:family="table-column">
      <style:table-column-properties fo:break-before="auto" style:column-width="26.46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6.14mm"/>
    </style:style>
    <style:style style:name="co19" style:family="table-column">
      <style:table-column-properties fo:break-before="auto" style:column-width="26.19mm"/>
    </style:style>
    <style:style style:name="co20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38.1mm"/>
    </style:style>
    <style:style style:name="co21" style:family="table-column">
      <style:table-column-properties fo:break-before="auto" style:column-width="43.73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8.86mm"/>
    </style:style>
    <style:style style:name="co24" style:family="table-column">
      <style:table-column-properties fo:break-before="auto" style:column-width="15.52mm"/>
    </style:style>
    <style:style style:name="co25" style:family="table-column">
      <style:table-column-properties fo:break-before="auto" style:column-width="21.61mm"/>
    </style:style>
    <style:style style:name="co26" style:family="table-column">
      <style:table-column-properties fo:break-before="auto" style:column-width="9.17mm"/>
    </style:style>
    <style:style style:name="co27" style:family="table-column">
      <style:table-column-properties fo:break-before="auto" style:column-width="10mm"/>
    </style:style>
    <style:style style:name="co28" style:family="table-column">
      <style:table-column-properties fo:break-before="auto" style:column-width="13.04mm"/>
    </style:style>
    <style:style style:name="co29" style:family="table-column">
      <style:table-column-properties fo:break-before="auto" style:column-width="18.57mm"/>
    </style:style>
    <style:style style:name="co30" style:family="table-column">
      <style:table-column-properties fo:break-before="auto" style:column-width="10.28mm"/>
    </style:style>
    <style:style style:name="co32" style:family="table-column">
      <style:table-column-properties fo:break-before="auto" style:column-width="37.92mm"/>
    </style:style>
    <style:style style:name="co33" style:family="table-column">
      <style:table-column-properties fo:break-before="auto" style:column-width="8.89mm"/>
    </style:style>
    <style:style style:name="co34" style:family="table-column">
      <style:table-column-properties fo:break-before="auto" style:column-width="17.74mm"/>
    </style:style>
    <style:style style:name="co35" style:family="table-column">
      <style:table-column-properties fo:break-before="auto" style:column-width="6.97mm"/>
    </style:style>
    <style:style style:name="co39" style:family="table-column">
      <style:table-column-properties fo:break-before="auto" style:column-width="41.28mm"/>
    </style:style>
    <style:style style:name="co40" style:family="table-column">
      <style:table-column-properties fo:break-before="auto" style:column-width="42.33mm"/>
    </style:style>
    <style:style style:name="co41" style:family="table-column">
      <style:table-column-properties fo:break-before="auto" style:column-width="47.36mm"/>
    </style:style>
    <style:style style:name="co42" style:family="table-column">
      <style:table-column-properties fo:break-before="auto" style:column-width="21.43mm"/>
    </style:style>
    <style:style style:name="co43" style:family="table-column">
      <style:table-column-properties fo:break-before="auto" style:column-width="17.2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8.24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44.59mm"/>
    </style:style>
    <style:style style:name="co48" style:family="table-column">
      <style:table-column-properties fo:break-before="auto" style:column-width="27.8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99"/>
    <style:style style:name="ce13" style:family="table-cell" style:parent-style-name="Default">
      <style:text-properties style:font-name="Arial" style:font-name-asian="Andale Sans UI" style:font-name-complex="Tahoma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Global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8" table:default-cell-style-name="Default"/>
        <table:table-column table:style-name="co45" table:default-cell-style-name="Default"/>
        <table:table-column table:style-name="co10" table:default-cell-style-name="ce11"/>
        <table:table-column table:style-name="co10" table:number-columns-repeated="13" table:default-cell-style-name="Default"/>
        <table:table-column table:style-name="co11" table:number-columns-repeated="999" table:default-cell-style-name="Default"/>
        <table:table-row table:style-name="ro1">
          <table:table-cell table:style-name="ce6" office:value-type="string" calcext:value-type="string">
            <text:p>frac</text:p>
          </table:table-cell>
          <table:table-cell table:style-name="ce6" office:value-type="string" calcext:value-type="string">
            <text:p>inteira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ub</text:p>
          </table:table-cell>
          <table:table-cell table:style-name="ce6" office:value-type="string" calcext:value-type="string">
            <text:p>root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heuristica</text:p>
          </table:table-cell>
          <table:table-cell table:style-name="ce6" office:value-type="string" calcext:value-type="string">
            <text:p>valor</text:p>
          </table:table-cell>
          <table:table-cell table:style-name="ce8" office:value-type="string" calcext:value-type="string">
            <text:p>raiz VNS</text:p>
          </table:table-cell>
          <table:table-cell table:style-name="ce10" office:value-type="string" calcext:value-type="string">
            <text:p>se dif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rand0-20-10-10-20-1,dssp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-3.179487" calcext:value-type="float">
            <text:p>-3,18</text:p>
          </table:table-cell>
          <table:table-cell table:style-name="ce7" office:value-type="float" office:value="0.060915" calcext:value-type="float">
            <text:p>0,0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]" office:value-type="float" office:value="-3.224638" calcext:value-type="float">
            <text:p>-3,22</text:p>
          </table:table-cell>
          <table:table-cell table:style-name="ce10" table:formula="of:=IF([.K2]&lt;&gt;[.F2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rand0-20-10-10-20-2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676471" calcext:value-type="float">
            <text:p>-2,68</text:p>
          </table:table-cell>
          <table:table-cell table:style-name="ce7" office:value-type="float" office:value="0.067099" calcext:value-type="float">
            <text:p>0,0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]" office:value-type="float" office:value="-2.728113" calcext:value-type="float">
            <text:p>-2,73</text:p>
          </table:table-cell>
          <table:table-cell table:style-name="ce10" table:formula="of:=IF([.K3]&lt;&gt;[.F3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rand0-20-10-10-20-3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816964" calcext:value-type="float">
            <text:p>-2,82</text:p>
          </table:table-cell>
          <table:table-cell table:style-name="ce7" office:value-type="float" office:value="0.069969" calcext:value-type="float">
            <text:p>0,0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]" office:value-type="float" office:value="-2.842105" calcext:value-type="float">
            <text:p>-2,84</text:p>
          </table:table-cell>
          <table:table-cell table:style-name="ce10" table:formula="of:=IF([.K4]&lt;&gt;[.F4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rand0-20-10-10-20-4,dssp</text:p>
          </table:table-cell>
          <table:table-cell table:number-columns-repeated="3" table:style-name="ce7" office:value-type="float" office:value="-2" calcext:value-type="float">
            <text:p>-2</text:p>
          </table:table-cell>
          <table:table-cell table:style-name="ce7" office:value-type="float" office:value="0.01081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]" office:value-type="float" office:value="-2" calcext:value-type="float">
            <text:p>-2</text:p>
          </table:table-cell>
          <table:table-cell table:style-name="ce10" table:formula="of:=IF([.K5]&lt;&gt;[.F5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rand0-20-10-10-20-5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1.857143" calcext:value-type="float">
            <text:p>-1,86</text:p>
          </table:table-cell>
          <table:table-cell table:style-name="ce7" office:value-type="float" office:value="0.096521" calcext:value-type="float">
            <text:p>0,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]" office:value-type="float" office:value="-1.9" calcext:value-type="float">
            <text:p>-1,9</text:p>
          </table:table-cell>
          <table:table-cell table:style-name="ce10" table:formula="of:=IF([.K6]&lt;&gt;[.F6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rand0-20-15-15-30-1,dssp</text:p>
          </table:table-cell>
          <table:table-cell table:number-columns-repeated="2" table:style-name="ce7" office:value-type="float" office:value="-4" calcext:value-type="float">
            <text:p>-4</text:p>
          </table:table-cell>
          <table:table-cell table:style-name="ce7" office:value-type="float" office:value="-4.369565" calcext:value-type="float">
            <text:p>-4,37</text:p>
          </table:table-cell>
          <table:table-cell table:style-name="ce7" office:value-type="float" office:value="0.089092" calcext:value-type="float">
            <text:p>0,0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7]" office:value-type="float" office:value="-4.421377" calcext:value-type="float">
            <text:p>-4,42</text:p>
          </table:table-cell>
          <table:table-cell table:style-name="ce10" table:formula="of:=IF([.K7]&lt;&gt;[.F7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float" office:value="576" calcext:value-type="float">
            <text:p>576</text:p>
          </table:table-cell>
          <table:table-cell table:style-name="ce7" office:value-type="string" calcext:value-type="string">
            <text:p>rand0-20-15-15-30-2,dssp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-3.792472" calcext:value-type="float">
            <text:p>-3,79</text:p>
          </table:table-cell>
          <table:table-cell table:style-name="ce7" office:value-type="float" office:value="0.342487" calcext:value-type="float">
            <text:p>0,3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8]" office:value-type="float" office:value="-3.845307" calcext:value-type="float">
            <text:p>-3,85</text:p>
          </table:table-cell>
          <table:table-cell table:style-name="ce10" table:formula="of:=IF([.K8]&lt;&gt;[.F8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rand0-20-15-15-30-3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868421" calcext:value-type="float">
            <text:p>-2,87</text:p>
          </table:table-cell>
          <table:table-cell table:style-name="ce7" office:value-type="float" office:value="0.335239" calcext:value-type="float">
            <text:p>0,3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9]" office:value-type="float" office:value="-2.92906" calcext:value-type="float">
            <text:p>-2,93</text:p>
          </table:table-cell>
          <table:table-cell table:style-name="ce10" table:formula="of:=IF([.K9]&lt;&gt;[.F9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71" calcext:value-type="float">
            <text:p>571</text:p>
          </table:table-cell>
          <table:table-cell table:style-name="ce7" office:value-type="string" calcext:value-type="string">
            <text:p>rand0-20-15-15-30-4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441224" calcext:value-type="float">
            <text:p>-2,44</text:p>
          </table:table-cell>
          <table:table-cell table:style-name="ce7" office:value-type="float" office:value="0.156814" calcext:value-type="float">
            <text:p>0,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0]" office:value-type="float" office:value="-2.517715" calcext:value-type="float">
            <text:p>-2,52</text:p>
          </table:table-cell>
          <table:table-cell table:style-name="ce10" table:formula="of:=IF([.K10]&lt;&gt;[.F10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72" calcext:value-type="float">
            <text:p>572</text:p>
          </table:table-cell>
          <table:table-cell table:style-name="ce7" office:value-type="string" calcext:value-type="string">
            <text:p>rand0-20-15-15-30-5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250517" calcext:value-type="float">
            <text:p>-2,25</text:p>
          </table:table-cell>
          <table:table-cell table:style-name="ce7" office:value-type="float" office:value="0.343655" calcext:value-type="float">
            <text:p>0,3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1]" office:value-type="float" office:value="-2.317857" calcext:value-type="float">
            <text:p>-2,32</text:p>
          </table:table-cell>
          <table:table-cell table:style-name="ce10" table:formula="of:=IF([.K11]&lt;&gt;[.F11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string" calcext:value-type="string">
            <text:p>rand0-20-20-20-40-1,dssp</text:p>
          </table:table-cell>
          <table:table-cell table:number-columns-repeated="2" table:style-name="ce7" office:value-type="float" office:value="-4" calcext:value-type="float">
            <text:p>-4</text:p>
          </table:table-cell>
          <table:table-cell table:style-name="ce7" office:value-type="float" office:value="-4.436534" calcext:value-type="float">
            <text:p>-4,44</text:p>
          </table:table-cell>
          <table:table-cell table:style-name="ce7" office:value-type="float" office:value="1.527013" calcext:value-type="float">
            <text:p>1,5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2]" office:value-type="float" office:value="-4.474582" calcext:value-type="float">
            <text:p>-4,47</text:p>
          </table:table-cell>
          <table:table-cell table:style-name="ce10" table:formula="of:=IF([.K12]&lt;&gt;[.F12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rand0-20-20-20-40-2,dssp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-3.705741" calcext:value-type="float">
            <text:p>-3,71</text:p>
          </table:table-cell>
          <table:table-cell table:style-name="ce7" office:value-type="float" office:value="1.275407" calcext:value-type="float">
            <text:p>1,2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3]" office:value-type="float" office:value="-3.77232" calcext:value-type="float">
            <text:p>-3,77</text:p>
          </table:table-cell>
          <table:table-cell table:style-name="ce10" table:formula="of:=IF([.K13]&lt;&gt;[.F13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float" office:value="767" calcext:value-type="float">
            <text:p>767</text:p>
          </table:table-cell>
          <table:table-cell table:style-name="ce7" office:value-type="string" calcext:value-type="string">
            <text:p>rand0-20-20-20-40-3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629601" calcext:value-type="float">
            <text:p>-2,63</text:p>
          </table:table-cell>
          <table:table-cell table:style-name="ce7" office:value-type="float" office:value="0.22292" calcext:value-type="float">
            <text:p>0,2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4]" office:value-type="float" office:value="-2.712409" calcext:value-type="float">
            <text:p>-2,71</text:p>
          </table:table-cell>
          <table:table-cell table:style-name="ce10" table:formula="of:=IF([.K14]&lt;&gt;[.F14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string" calcext:value-type="string">
            <text:p>rand0-20-20-20-40-4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947231" calcext:value-type="float">
            <text:p>-2,95</text:p>
          </table:table-cell>
          <table:table-cell table:style-name="ce7" office:value-type="float" office:value="0.721747" calcext:value-type="float">
            <text:p>0,7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5]" office:value-type="float" office:value="-2.987076" calcext:value-type="float">
            <text:p>-2,99</text:p>
          </table:table-cell>
          <table:table-cell table:style-name="ce10" table:formula="of:=IF([.K15]&lt;&gt;[.F15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rand0-20-20-20-40-5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603175" calcext:value-type="float">
            <text:p>-2,6</text:p>
          </table:table-cell>
          <table:table-cell table:style-name="ce7" office:value-type="float" office:value="0.547086" calcext:value-type="float">
            <text:p>0,5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6]" office:value-type="float" office:value="-2.647059" calcext:value-type="float">
            <text:p>-2,65</text:p>
          </table:table-cell>
          <table:table-cell table:style-name="ce10" table:formula="of:=IF([.K16]&lt;&gt;[.F16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7" office:value-type="float" office:value="947" calcext:value-type="float">
            <text:p>947</text:p>
          </table:table-cell>
          <table:table-cell table:style-name="ce7" office:value-type="string" calcext:value-type="string">
            <text:p>rand0-20-25-25-50-1,dssp</text:p>
          </table:table-cell>
          <table:table-cell table:number-columns-repeated="2" table:style-name="ce7" office:value-type="float" office:value="-4" calcext:value-type="float">
            <text:p>-4</text:p>
          </table:table-cell>
          <table:table-cell table:style-name="ce7" office:value-type="float" office:value="-4.44673" calcext:value-type="float">
            <text:p>-4,45</text:p>
          </table:table-cell>
          <table:table-cell table:style-name="ce7" office:value-type="float" office:value="9.69078" calcext:value-type="float">
            <text:p>9,6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7]" office:value-type="float" office:value="-4.472499" calcext:value-type="float">
            <text:p>-4,47</text:p>
          </table:table-cell>
          <table:table-cell table:style-name="ce10" table:formula="of:=IF([.K17]&lt;&gt;[.F17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7" office:value-type="float" office:value="953" calcext:value-type="float">
            <text:p>953</text:p>
          </table:table-cell>
          <table:table-cell table:style-name="ce7" office:value-type="string" calcext:value-type="string">
            <text:p>rand0-20-25-25-50-2,dssp</text:p>
          </table:table-cell>
          <table:table-cell table:number-columns-repeated="2" table:style-name="ce7" office:value-type="float" office:value="-4" calcext:value-type="float">
            <text:p>-4</text:p>
          </table:table-cell>
          <table:table-cell table:style-name="ce7" office:value-type="float" office:value="-4.433072" calcext:value-type="float">
            <text:p>-4,43</text:p>
          </table:table-cell>
          <table:table-cell table:style-name="ce7" office:value-type="float" office:value="2.882969" calcext:value-type="float">
            <text:p>2,8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8]" office:value-type="float" office:value="-4.482132" calcext:value-type="float">
            <text:p>-4,48</text:p>
          </table:table-cell>
          <table:table-cell table:style-name="ce10" table:formula="of:=IF([.K18]&lt;&gt;[.F18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string" calcext:value-type="string">
            <text:p>rand0-20-25-25-50-3,dssp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-3.632821" calcext:value-type="float">
            <text:p>-3,63</text:p>
          </table:table-cell>
          <table:table-cell table:style-name="ce7" office:value-type="float" office:value="2.962648" calcext:value-type="float">
            <text:p>2,9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19]" office:value-type="float" office:value="-3.667821" calcext:value-type="float">
            <text:p>-3,67</text:p>
          </table:table-cell>
          <table:table-cell table:style-name="ce10" table:formula="of:=IF([.K19]&lt;&gt;[.F19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string" calcext:value-type="string">
            <text:p>rand0-20-25-25-50-4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3.024261" calcext:value-type="float">
            <text:p>-3,02</text:p>
          </table:table-cell>
          <table:table-cell table:style-name="ce7" office:value-type="float" office:value="1.877447" calcext:value-type="float">
            <text:p>1,8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0]" office:value-type="float" office:value="-3.070651" calcext:value-type="float">
            <text:p>-3,07</text:p>
          </table:table-cell>
          <table:table-cell table:style-name="ce10" table:formula="of:=IF([.K20]&lt;&gt;[.F20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7" office:value-type="float" office:value="954" calcext:value-type="float">
            <text:p>954</text:p>
          </table:table-cell>
          <table:table-cell table:style-name="ce7" office:value-type="string" calcext:value-type="string">
            <text:p>rand0-20-25-25-50-5,dssp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-3.168965" calcext:value-type="float">
            <text:p>-3,17</text:p>
          </table:table-cell>
          <table:table-cell table:style-name="ce7" office:value-type="float" office:value="1.032328" calcext:value-type="float">
            <text:p>1,0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1]" office:value-type="float" office:value="-3.20552" calcext:value-type="float">
            <text:p>-3,21</text:p>
          </table:table-cell>
          <table:table-cell table:style-name="ce10" table:formula="of:=IF([.K21]&lt;&gt;[.F21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rand0-20-5-5-10-1,dssp</text:p>
          </table:table-cell>
          <table:table-cell table:number-columns-repeated="3" table:style-name="ce7" office:value-type="float" office:value="-2" calcext:value-type="float">
            <text:p>-2</text:p>
          </table:table-cell>
          <table:table-cell table:style-name="ce7" office:value-type="float" office:value="0.007756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2]" office:value-type="float" office:value="-2" calcext:value-type="float">
            <text:p>-2</text:p>
          </table:table-cell>
          <table:table-cell table:style-name="ce10" table:formula="of:=IF([.K22]&lt;&gt;[.F22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rand0-20-5-5-10-2,dssp</text:p>
          </table:table-cell>
          <table:table-cell table:number-columns-repeated="3" table:style-name="ce7" office:value-type="float" office:value="-2" calcext:value-type="float">
            <text:p>-2</text:p>
          </table:table-cell>
          <table:table-cell table:style-name="ce7" office:value-type="float" office:value="0.007559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3]" office:value-type="float" office:value="-2" calcext:value-type="float">
            <text:p>-2</text:p>
          </table:table-cell>
          <table:table-cell table:style-name="ce10" table:formula="of:=IF([.K23]&lt;&gt;[.F23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rand0-20-5-5-10-3,dssp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0.007054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4]" office:value-type="float" office:value="-1" calcext:value-type="float">
            <text:p>-1</text:p>
          </table:table-cell>
          <table:table-cell table:style-name="ce10" table:formula="of:=IF([.K24]&lt;&gt;[.F24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rand0-20-5-5-10-4,dssp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0.008298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5]" office:value-type="float" office:value="-1.5" calcext:value-type="float">
            <text:p>-1,5</text:p>
          </table:table-cell>
          <table:table-cell table:style-name="ce10" table:formula="of:=IF([.K25]&lt;&gt;[.F25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rand0-20-5-5-10-5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1.333333" calcext:value-type="float">
            <text:p>-1,33</text:p>
          </table:table-cell>
          <table:table-cell table:style-name="ce7" office:value-type="float" office:value="0.009232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6]" office:value-type="float" office:value="-1" calcext:value-type="float">
            <text:p>-1</text:p>
          </table:table-cell>
          <table:table-cell table:style-name="ce10" table:formula="of:=IF([.K26]&lt;&gt;[.F26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rand0-2-10-10-20-1,dssp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.039369" calcext:value-type="float">
            <text:p>0,0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7]" office:value-type="float" office:value="-1.2" calcext:value-type="float">
            <text:p>-1,2</text:p>
          </table:table-cell>
          <table:table-cell table:style-name="ce10" table:formula="of:=IF([.K27]&lt;&gt;[.F27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rand0-2-10-10-20-2,dssp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.035545" calcext:value-type="float">
            <text:p>0,0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8]" office:value-type="float" office:value="-1.2" calcext:value-type="float">
            <text:p>-1,2</text:p>
          </table:table-cell>
          <table:table-cell table:style-name="ce10" table:formula="of:=IF([.K28]&lt;&gt;[.F28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and0-2-10-10-20-3,dssp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0.026277" calcext:value-type="float">
            <text:p>0,0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29]" office:value-type="float" office:value="-1.545455" calcext:value-type="float">
            <text:p>-1,55</text:p>
          </table:table-cell>
          <table:table-cell table:style-name="ce10" table:formula="of:=IF([.K29]&lt;&gt;[.F29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rand0-2-10-10-20-4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22064" calcext:value-type="float">
            <text:p>0,0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0]" office:value-type="float" office:value="-0.714286" calcext:value-type="float">
            <text:p>-0,71</text:p>
          </table:table-cell>
          <table:table-cell table:style-name="ce10" table:formula="of:=IF([.K30]&lt;&gt;[.F30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rand0-2-10-10-20-5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16601" calcext:value-type="float">
            <text:p>0,0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1]" office:value-type="float" office:value="-0.333333" calcext:value-type="float">
            <text:p>-0,33</text:p>
          </table:table-cell>
          <table:table-cell table:style-name="ce10" table:formula="of:=IF([.K31]&lt;&gt;[.F31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rand0-2-15-15-30-1,dssp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.805556" calcext:value-type="float">
            <text:p>-1,81</text:p>
          </table:table-cell>
          <table:table-cell table:style-name="ce7" office:value-type="float" office:value="0.189132" calcext:value-type="float">
            <text:p>0,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2]" office:value-type="float" office:value="-1.986486" calcext:value-type="float">
            <text:p>-1,99</text:p>
          </table:table-cell>
          <table:table-cell table:style-name="ce10" table:formula="of:=IF([.K32]&lt;&gt;[.F32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rand0-2-15-15-30-2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1.866995" calcext:value-type="float">
            <text:p>-1,87</text:p>
          </table:table-cell>
          <table:table-cell table:style-name="ce7" office:value-type="float" office:value="0.098817" calcext:value-type="float">
            <text:p>0,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3]" office:value-type="float" office:value="-2.133333" calcext:value-type="float">
            <text:p>-2,13</text:p>
          </table:table-cell>
          <table:table-cell table:style-name="ce10" table:formula="of:=IF([.K33]&lt;&gt;[.F33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rand0-2-15-15-30-3,ds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0.959184" calcext:value-type="float">
            <text:p>-0,96</text:p>
          </table:table-cell>
          <table:table-cell table:style-name="ce7" office:value-type="float" office:value="0.155767" calcext:value-type="float">
            <text:p>0,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4]" office:value-type="float" office:value="-1.285714" calcext:value-type="float">
            <text:p>-1,29</text:p>
          </table:table-cell>
          <table:table-cell table:style-name="ce10" table:formula="of:=IF([.K34]&lt;&gt;[.F34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and0-2-15-15-30-4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56715" calcext:value-type="float">
            <text:p>0,0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5]" office:value-type="float" office:value="-1" calcext:value-type="float">
            <text:p>-1</text:p>
          </table:table-cell>
          <table:table-cell table:style-name="ce10" table:formula="of:=IF([.K35]&lt;&gt;[.F35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rand0-2-15-15-30-5,ds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0" calcext:value-type="float">
            <text:p>0</text:p>
          </table:table-cell>
          <table:table-cell table:style-name="ce7" office:value-type="float" office:value="0.047405" calcext:value-type="float">
            <text:p>0,0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6]" office:value-type="float" office:value="-0.666667" calcext:value-type="float">
            <text:p>-0,67</text:p>
          </table:table-cell>
          <table:table-cell table:style-name="ce10" table:formula="of:=IF([.K36]&lt;&gt;[.F36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and0-2-20-20-40-1,dssp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.64604" calcext:value-type="float">
            <text:p>-1,65</text:p>
          </table:table-cell>
          <table:table-cell table:style-name="ce7" office:value-type="float" office:value="0.44481" calcext:value-type="float">
            <text:p>0,4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7]" office:value-type="float" office:value="-1.69735" calcext:value-type="float">
            <text:p>-1,7</text:p>
          </table:table-cell>
          <table:table-cell table:style-name="ce10" table:formula="of:=IF([.K37]&lt;&gt;[.F37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rand0-2-20-20-40-2,dssp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.658672" calcext:value-type="float">
            <text:p>-1,66</text:p>
          </table:table-cell>
          <table:table-cell table:style-name="ce7" office:value-type="float" office:value="0.422547" calcext:value-type="float">
            <text:p>0,4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8]" office:value-type="float" office:value="-1.795057" calcext:value-type="float">
            <text:p>-1,8</text:p>
          </table:table-cell>
          <table:table-cell table:style-name="ce10" table:formula="of:=IF([.K38]&lt;&gt;[.F38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rand0-2-20-20-40-3,ds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.000461" calcext:value-type="float">
            <text:p>-1</text:p>
          </table:table-cell>
          <table:table-cell table:style-name="ce7" office:value-type="float" office:value="0.561437" calcext:value-type="float">
            <text:p>0,5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39]" office:value-type="float" office:value="-1.13269" calcext:value-type="float">
            <text:p>-1,13</text:p>
          </table:table-cell>
          <table:table-cell table:style-name="ce10" table:formula="of:=IF([.K39]&lt;&gt;[.F39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rand0-2-20-20-40-4,ds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0.87234" calcext:value-type="float">
            <text:p>-0,87</text:p>
          </table:table-cell>
          <table:table-cell table:style-name="ce7" office:value-type="float" office:value="0.225069" calcext:value-type="float">
            <text:p>0,2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0]" office:value-type="float" office:value="-1.026128" calcext:value-type="float">
            <text:p>-1,03</text:p>
          </table:table-cell>
          <table:table-cell table:style-name="ce10" table:formula="of:=IF([.K40]&lt;&gt;[.F40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and0-2-20-20-40-5,ds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0.666667" calcext:value-type="float">
            <text:p>-0,67</text:p>
          </table:table-cell>
          <table:table-cell table:style-name="ce7" office:value-type="float" office:value="0.225377" calcext:value-type="float">
            <text:p>0,2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1]" office:value-type="float" office:value="-0.923077" calcext:value-type="float">
            <text:p>-0,92</text:p>
          </table:table-cell>
          <table:table-cell table:style-name="ce10" table:formula="of:=IF([.K41]&lt;&gt;[.F41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rand0-2-25-25-50-1,dssp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2.210211" calcext:value-type="float">
            <text:p>-2,21</text:p>
          </table:table-cell>
          <table:table-cell table:style-name="ce7" office:value-type="float" office:value="1.813614" calcext:value-type="float">
            <text:p>1,8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2]" office:value-type="float" office:value="-2.309301" calcext:value-type="float">
            <text:p>-2,31</text:p>
          </table:table-cell>
          <table:table-cell table:style-name="ce10" table:formula="of:=IF([.K42]&lt;&gt;[.F42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and0-2-25-25-50-2,dssp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.63568" calcext:value-type="float">
            <text:p>-1,64</text:p>
          </table:table-cell>
          <table:table-cell table:style-name="ce7" office:value-type="float" office:value="0.934901" calcext:value-type="float">
            <text:p>0,9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3]" office:value-type="float" office:value="-1.801292" calcext:value-type="float">
            <text:p>-1,8</text:p>
          </table:table-cell>
          <table:table-cell table:style-name="ce10" table:formula="of:=IF([.K43]&lt;&gt;[.F43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rand0-2-25-25-50-3,ds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.279783" calcext:value-type="float">
            <text:p>-1,28</text:p>
          </table:table-cell>
          <table:table-cell table:style-name="ce7" office:value-type="float" office:value="3.769413" calcext:value-type="float">
            <text:p>3,7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4]" office:value-type="float" office:value="-1.415375" calcext:value-type="float">
            <text:p>-1,42</text:p>
          </table:table-cell>
          <table:table-cell table:style-name="ce10" table:formula="of:=IF([.K44]&lt;&gt;[.F44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rand0-2-25-25-50-4,dssp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.292124" calcext:value-type="float">
            <text:p>-1,29</text:p>
          </table:table-cell>
          <table:table-cell table:style-name="ce7" office:value-type="float" office:value="1.278406" calcext:value-type="float">
            <text:p>1,2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5]" office:value-type="float" office:value="-1.404154" calcext:value-type="float">
            <text:p>-1,4</text:p>
          </table:table-cell>
          <table:table-cell table:style-name="ce10" table:formula="of:=IF([.K45]&lt;&gt;[.F45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and0-2-25-25-50-5,ds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0.59754" calcext:value-type="float">
            <text:p>-0,6</text:p>
          </table:table-cell>
          <table:table-cell table:style-name="ce7" office:value-type="float" office:value="1.200843" calcext:value-type="float">
            <text:p>1,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6]" office:value-type="float" office:value="-0.773793" calcext:value-type="float">
            <text:p>-0,77</text:p>
          </table:table-cell>
          <table:table-cell table:style-name="ce10" table:formula="of:=IF([.K46]&lt;&gt;[.F46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and0-2-5-5-10-1,dssp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0.01035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7]" office:value-type="float" office:value="-1" calcext:value-type="float">
            <text:p>-1</text:p>
          </table:table-cell>
          <table:table-cell table:style-name="ce10" table:formula="of:=IF([.K47]&lt;&gt;[.F47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rand0-2-5-5-10-2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9881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8]" office:value-type="float" office:value="-0.333333" calcext:value-type="float">
            <text:p>-0,33</text:p>
          </table:table-cell>
          <table:table-cell table:style-name="ce10" table:formula="of:=IF([.K48]&lt;&gt;[.F48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and0-2-5-5-10-3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594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49]" office:value-type="float" office:value="0" calcext:value-type="float">
            <text:p>0</text:p>
          </table:table-cell>
          <table:table-cell table:style-name="ce10" table:formula="of:=IF([.K49]&lt;&gt;[.F49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and0-2-5-5-10-4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5337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0]" office:value-type="float" office:value="0" calcext:value-type="float">
            <text:p>0</text:p>
          </table:table-cell>
          <table:table-cell table:style-name="ce10" table:formula="of:=IF([.K50]&lt;&gt;[.F50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and0-2-5-5-10-5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621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1]" office:value-type="float" office:value="-1" calcext:value-type="float">
            <text:p>-1</text:p>
          </table:table-cell>
          <table:table-cell table:style-name="ce10" table:formula="of:=IF([.K51]&lt;&gt;[.F51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rand0-4-10-10-20-1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877192" calcext:value-type="float">
            <text:p>-2,88</text:p>
          </table:table-cell>
          <table:table-cell table:style-name="ce7" office:value-type="float" office:value="0.074473" calcext:value-type="float">
            <text:p>0,0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2]" office:value-type="float" office:value="-2.970917" calcext:value-type="float">
            <text:p>-2,97</text:p>
          </table:table-cell>
          <table:table-cell table:style-name="ce10" table:formula="of:=IF([.K52]&lt;&gt;[.F52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rand0-4-10-10-20-2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2.041506" calcext:value-type="float">
            <text:p>-2,04</text:p>
          </table:table-cell>
          <table:table-cell table:style-name="ce7" office:value-type="float" office:value="0.119192" calcext:value-type="float">
            <text:p>0,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3]" office:value-type="float" office:value="-2.087762" calcext:value-type="float">
            <text:p>-2,09</text:p>
          </table:table-cell>
          <table:table-cell table:style-name="ce10" table:formula="of:=IF([.K53]&lt;&gt;[.F53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rand0-4-10-10-20-3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1.488889" calcext:value-type="float">
            <text:p>-1,49</text:p>
          </table:table-cell>
          <table:table-cell table:style-name="ce7" office:value-type="float" office:value="0.059943" calcext:value-type="float">
            <text:p>0,0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4]" office:value-type="float" office:value="-1.612431" calcext:value-type="float">
            <text:p>-1,61</text:p>
          </table:table-cell>
          <table:table-cell table:style-name="ce10" table:formula="of:=IF([.K54]&lt;&gt;[.F54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rand0-4-10-10-20-4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1.4" calcext:value-type="float">
            <text:p>-1,4</text:p>
          </table:table-cell>
          <table:table-cell table:style-name="ce7" office:value-type="float" office:value="0.031044" calcext:value-type="float">
            <text:p>0,0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5]" office:value-type="float" office:value="-1" calcext:value-type="float">
            <text:p>-1</text:p>
          </table:table-cell>
          <table:table-cell table:style-name="ce10" table:formula="of:=IF([.K55]&lt;&gt;[.F55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rand0-4-10-10-20-5,dssp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float" office:value="0.009584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6]" office:value-type="float" office:value="-1" calcext:value-type="float">
            <text:p>-1</text:p>
          </table:table-cell>
          <table:table-cell table:style-name="ce10" table:formula="of:=IF([.K56]&lt;&gt;[.F56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rand0-4-15-15-30-1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667658" calcext:value-type="float">
            <text:p>-2,67</text:p>
          </table:table-cell>
          <table:table-cell table:style-name="ce7" office:value-type="float" office:value="0.49147" calcext:value-type="float">
            <text:p>0,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7]" office:value-type="float" office:value="-2.71901" calcext:value-type="float">
            <text:p>-2,72</text:p>
          </table:table-cell>
          <table:table-cell table:style-name="ce10" table:formula="of:=IF([.K57]&lt;&gt;[.F57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rand0-4-15-15-30-2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423324" calcext:value-type="float">
            <text:p>-2,42</text:p>
          </table:table-cell>
          <table:table-cell table:style-name="ce7" office:value-type="float" office:value="0.19089" calcext:value-type="float">
            <text:p>0,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8]" office:value-type="float" office:value="-2.479795" calcext:value-type="float">
            <text:p>-2,48</text:p>
          </table:table-cell>
          <table:table-cell table:style-name="ce10" table:formula="of:=IF([.K58]&lt;&gt;[.F58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rand0-4-15-15-30-3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759171" calcext:value-type="float">
            <text:p>-2,76</text:p>
          </table:table-cell>
          <table:table-cell table:style-name="ce7" office:value-type="float" office:value="0.274699" calcext:value-type="float">
            <text:p>0,2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59]" office:value-type="float" office:value="-2.834081" calcext:value-type="float">
            <text:p>-2,83</text:p>
          </table:table-cell>
          <table:table-cell table:style-name="ce10" table:formula="of:=IF([.K59]&lt;&gt;[.F59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rand0-4-15-15-30-4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1.534603" calcext:value-type="float">
            <text:p>-1,53</text:p>
          </table:table-cell>
          <table:table-cell table:style-name="ce7" office:value-type="float" office:value="0.160046" calcext:value-type="float">
            <text:p>0,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0]" office:value-type="float" office:value="-1.638196" calcext:value-type="float">
            <text:p>-1,64</text:p>
          </table:table-cell>
          <table:table-cell table:style-name="ce10" table:formula="of:=IF([.K60]&lt;&gt;[.F60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rand0-4-15-15-30-5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1.782258" calcext:value-type="float">
            <text:p>-1,78</text:p>
          </table:table-cell>
          <table:table-cell table:style-name="ce7" office:value-type="float" office:value="0.128207" calcext:value-type="float">
            <text:p>0,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1]" office:value-type="float" office:value="-1.868812" calcext:value-type="float">
            <text:p>-1,87</text:p>
          </table:table-cell>
          <table:table-cell table:style-name="ce10" table:formula="of:=IF([.K61]&lt;&gt;[.F61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rand0-4-20-20-40-1,dssp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-4.249345" calcext:value-type="float">
            <text:p>-4,25</text:p>
          </table:table-cell>
          <table:table-cell table:style-name="ce7" office:value-type="float" office:value="2.513348" calcext:value-type="float">
            <text:p>2,5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2]" office:value-type="float" office:value="-4.330308" calcext:value-type="float">
            <text:p>-4,33</text:p>
          </table:table-cell>
          <table:table-cell table:style-name="ce10" table:formula="of:=IF([.K62]&lt;&gt;[.F62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and0-4-20-20-40-2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3.444223" calcext:value-type="float">
            <text:p>-3,44</text:p>
          </table:table-cell>
          <table:table-cell table:style-name="ce7" office:value-type="float" office:value="1.351746" calcext:value-type="float">
            <text:p>1,3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3]" office:value-type="float" office:value="-3.499769" calcext:value-type="float">
            <text:p>-3,5</text:p>
          </table:table-cell>
          <table:table-cell table:style-name="ce10" table:formula="of:=IF([.K63]&lt;&gt;[.F63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rand0-4-20-20-40-3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855077" calcext:value-type="float">
            <text:p>-2,86</text:p>
          </table:table-cell>
          <table:table-cell table:style-name="ce7" office:value-type="float" office:value="0.458075" calcext:value-type="float">
            <text:p>0,4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4]" office:value-type="float" office:value="-2.914478" calcext:value-type="float">
            <text:p>-2,91</text:p>
          </table:table-cell>
          <table:table-cell table:style-name="ce10" table:formula="of:=IF([.K64]&lt;&gt;[.F64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rand0-4-20-20-40-4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628279" calcext:value-type="float">
            <text:p>-2,63</text:p>
          </table:table-cell>
          <table:table-cell table:style-name="ce7" office:value-type="float" office:value="1.077891" calcext:value-type="float">
            <text:p>1,0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5]" office:value-type="float" office:value="-2.740054" calcext:value-type="float">
            <text:p>-2,74</text:p>
          </table:table-cell>
          <table:table-cell table:style-name="ce10" table:formula="of:=IF([.K65]&lt;&gt;[.F65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and0-4-20-20-40-5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2.036043" calcext:value-type="float">
            <text:p>-2,04</text:p>
          </table:table-cell>
          <table:table-cell table:style-name="ce7" office:value-type="float" office:value="0.485653" calcext:value-type="float">
            <text:p>0,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6]" office:value-type="float" office:value="-2.104613" calcext:value-type="float">
            <text:p>-2,1</text:p>
          </table:table-cell>
          <table:table-cell table:style-name="ce10" table:formula="of:=IF([.K66]&lt;&gt;[.F66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rand0-4-25-25-50-1,dssp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-4.672346" calcext:value-type="float">
            <text:p>-4,67</text:p>
          </table:table-cell>
          <table:table-cell table:style-name="ce7" office:value-type="float" office:value="17.069945" calcext:value-type="float">
            <text:p>17,0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7]" office:value-type="float" office:value="-4.719633" calcext:value-type="float">
            <text:p>-4,72</text:p>
          </table:table-cell>
          <table:table-cell table:style-name="ce10" table:formula="of:=IF([.K67]&lt;&gt;[.F67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rand0-4-25-25-50-2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3.687975" calcext:value-type="float">
            <text:p>-3,69</text:p>
          </table:table-cell>
          <table:table-cell table:style-name="ce7" office:value-type="float" office:value="11.199604" calcext:value-type="float">
            <text:p>11,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8]" office:value-type="float" office:value="-3.741614" calcext:value-type="float">
            <text:p>-3,74</text:p>
          </table:table-cell>
          <table:table-cell table:style-name="ce10" table:formula="of:=IF([.K68]&lt;&gt;[.F68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rand0-4-25-25-50-3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3.363808" calcext:value-type="float">
            <text:p>-3,36</text:p>
          </table:table-cell>
          <table:table-cell table:style-name="ce7" office:value-type="float" office:value="3.906089" calcext:value-type="float">
            <text:p>3,9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69]" office:value-type="float" office:value="-3.405584" calcext:value-type="float">
            <text:p>-3,41</text:p>
          </table:table-cell>
          <table:table-cell table:style-name="ce10" table:formula="of:=IF([.K69]&lt;&gt;[.F69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rand0-4-25-25-50-4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3.197958" calcext:value-type="float">
            <text:p>-3,2</text:p>
          </table:table-cell>
          <table:table-cell table:style-name="ce7" office:value-type="float" office:value="2.593872" calcext:value-type="float">
            <text:p>2,5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70]" office:value-type="float" office:value="-3.281196" calcext:value-type="float">
            <text:p>-3,28</text:p>
          </table:table-cell>
          <table:table-cell table:style-name="ce10" table:formula="of:=IF([.K70]&lt;&gt;[.F70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rand0-4-25-25-50-5,dssp</text:p>
          </table:table-cell>
          <table:table-cell table:number-columns-repeated="2" table:style-name="ce7" office:value-type="float" office:value="-2" calcext:value-type="float">
            <text:p>-2</text:p>
          </table:table-cell>
          <table:table-cell table:style-name="ce7" office:value-type="float" office:value="-2.585142" calcext:value-type="float">
            <text:p>-2,59</text:p>
          </table:table-cell>
          <table:table-cell table:style-name="ce7" office:value-type="float" office:value="1.10767" calcext:value-type="float">
            <text:p>1,1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71]" office:value-type="float" office:value="-2.644282" calcext:value-type="float">
            <text:p>-2,64</text:p>
          </table:table-cell>
          <table:table-cell table:style-name="ce10" table:formula="of:=IF([.K71]&lt;&gt;[.F71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/>
          <table:table-cell table:style-name="ce9"/>
          <table:table-cell table:style-name="ce7" office:value-type="string" calcext:value-type="string">
            <text:p>rand0-4-5-5-10-1,dssp</text:p>
          </table:table-cell>
          <table:table-cell table:number-columns-repeated="3" table:style-name="ce7" office:value-type="float" office:value="-2" calcext:value-type="float">
            <text:p>-2</text:p>
          </table:table-cell>
          <table:table-cell table:style-name="ce7" office:value-type="float" office:value="0.004727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72]" office:value-type="float" office:value="-2" calcext:value-type="float">
            <text:p>-2</text:p>
          </table:table-cell>
          <table:table-cell table:style-name="ce10" table:formula="of:=IF([.K72]&lt;&gt;[.F72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rand0-4-5-5-10-2,dssp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-1.4" calcext:value-type="float">
            <text:p>-1,4</text:p>
          </table:table-cell>
          <table:table-cell table:style-name="ce7" office:value-type="float" office:value="0.007911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73]" office:value-type="float" office:value="-1.6" calcext:value-type="float">
            <text:p>-1,6</text:p>
          </table:table-cell>
          <table:table-cell table:style-name="ce10" table:formula="of:=IF([.K73]&lt;&gt;[.F73];&quot;*&quot;;&quot;&quot;)" office:value-type="string" office:string-value="*" calcext:value-type="string">
            <text:p>*</text:p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/>
          <table:table-cell table:style-name="ce9"/>
          <table:table-cell table:style-name="ce7" office:value-type="string" calcext:value-type="string">
            <text:p>rand0-4-5-5-10-3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4659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74]" office:value-type="float" office:value="0" calcext:value-type="float">
            <text:p>0</text:p>
          </table:table-cell>
          <table:table-cell table:style-name="ce10" table:formula="of:=IF([.K74]&lt;&gt;[.F74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and0-4-5-5-10-4,dss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5075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75]" office:value-type="float" office:value="0" calcext:value-type="float">
            <text:p>0</text:p>
          </table:table-cell>
          <table:table-cell table:style-name="ce10" table:formula="of:=IF([.K75]&lt;&gt;[.F75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and0-4-5-5-10-5,dssp</text:p>
          </table:table-cell>
          <table:table-cell table:number-columns-repeated="3" table:style-name="ce7" office:value-type="float" office:value="-0" calcext:value-type="float">
            <text:p>0</text:p>
          </table:table-cell>
          <table:table-cell table:style-name="ce7" office:value-type="float" office:value="0.005353" calcext:value-type="float">
            <text:p>0,0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INVALID</text:p>
          </table:table-cell>
          <table:table-cell table:style-name="ce8" table:formula="of:=[VNS.E76]" office:value-type="float" office:value="0" calcext:value-type="float">
            <text:p>0</text:p>
          </table:table-cell>
          <table:table-cell table:style-name="ce10" table:formula="of:=IF([.K76]&lt;&gt;[.F76];&quot;*&quot;;&quot;&quot;)">
            <text:p/>
          </table:table-cell>
          <table:table-cell table:style-name="ce8" table:number-columns-repeated="13"/>
          <table:table-cell table:number-columns-repeated="999"/>
        </table:table-row>
        <table:table-row table:style-name="ro1" table:number-rows-repeated="924">
          <table:table-cell table:style-name="ce8" table:number-columns-repeated="11"/>
          <table:table-cell table:style-name="ce10"/>
          <table:table-cell table:style-name="ce8" table:number-columns-repeated="13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998" table:default-cell-style-name="Default"/>
        <table:table-row table:style-name="ro1">
          <table:table-cell table:style-name="ce5" office:value-type="string" calcext:value-type="string">
            <text:p>frac</text:p>
          </table:table-cell>
          <table:table-cell table:style-name="ce5" office:value-type="string" calcext:value-type="string">
            <text:p>inteiras</text:p>
          </table:table-cell>
          <table:table-cell table:style-name="ce5" office:value-type="string" calcext:value-type="string">
            <text:p>filename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ub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heuristica</text:p>
          </table:table-cell>
          <table:table-cell table:style-name="ce5" office:value-type="string" calcext:value-type="string">
            <text:p>valor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rand0-20-10-10-20-1,dssp</text:p>
          </table:table-cell>
          <table:table-cell table:style-name="ce2" office:value-type="float" office:value="-3.179487" calcext:value-type="float">
            <text:p>-3,1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rand0-20-10-10-20-2,dssp</text:p>
          </table:table-cell>
          <table:table-cell table:style-name="ce2" office:value-type="float" office:value="-2.676471" calcext:value-type="float">
            <text:p>-2,6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rand0-20-10-10-20-3,dssp</text:p>
          </table:table-cell>
          <table:table-cell table:style-name="ce2" office:value-type="float" office:value="-2.816964" calcext:value-type="float">
            <text:p>-2,8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rand0-20-10-10-20-4,dssp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rand0-20-10-10-20-5,dssp</text:p>
          </table:table-cell>
          <table:table-cell table:style-name="ce2" office:value-type="float" office:value="-1.857143" calcext:value-type="float">
            <text:p>-1,8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rand0-20-15-15-30-1,dssp</text:p>
          </table:table-cell>
          <table:table-cell table:style-name="ce2" office:value-type="float" office:value="-4.369565" calcext:value-type="float">
            <text:p>-4,3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rand0-20-15-15-30-2,dssp</text:p>
          </table:table-cell>
          <table:table-cell table:style-name="ce2" office:value-type="float" office:value="-3.792472" calcext:value-type="float">
            <text:p>-3,7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rand0-20-15-15-30-3,dssp</text:p>
          </table:table-cell>
          <table:table-cell table:style-name="ce2" office:value-type="float" office:value="-2.868421" calcext:value-type="float">
            <text:p>-2,8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rand0-20-15-15-30-4,dssp</text:p>
          </table:table-cell>
          <table:table-cell table:style-name="ce2" office:value-type="float" office:value="-2.441224" calcext:value-type="float">
            <text:p>-2,4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rand0-20-15-15-30-5,dssp</text:p>
          </table:table-cell>
          <table:table-cell table:style-name="ce2" office:value-type="float" office:value="-2.250517" calcext:value-type="float">
            <text:p>-2,2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rand0-20-20-20-40-1,dssp</text:p>
          </table:table-cell>
          <table:table-cell table:style-name="ce2" office:value-type="float" office:value="-4.436534" calcext:value-type="float">
            <text:p>-4,4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rand0-20-20-20-40-2,dssp</text:p>
          </table:table-cell>
          <table:table-cell table:style-name="ce2" office:value-type="float" office:value="-3.705741" calcext:value-type="float">
            <text:p>-3,7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rand0-20-20-20-40-3,dssp</text:p>
          </table:table-cell>
          <table:table-cell table:style-name="ce2" office:value-type="float" office:value="-2.629601" calcext:value-type="float">
            <text:p>-2,6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string" calcext:value-type="string">
            <text:p>rand0-20-20-20-40-4,dssp</text:p>
          </table:table-cell>
          <table:table-cell table:style-name="ce2" office:value-type="float" office:value="-2.947231" calcext:value-type="float">
            <text:p>-2,9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rand0-20-20-20-40-5,dssp</text:p>
          </table:table-cell>
          <table:table-cell table:style-name="ce2" office:value-type="float" office:value="-2.603175" calcext:value-type="float">
            <text:p>-2,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rand0-20-25-25-50-1,dssp</text:p>
          </table:table-cell>
          <table:table-cell table:style-name="ce2" office:value-type="float" office:value="-4.44673" calcext:value-type="float">
            <text:p>-4,4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string" calcext:value-type="string">
            <text:p>rand0-20-25-25-50-2,dssp</text:p>
          </table:table-cell>
          <table:table-cell table:style-name="ce2" office:value-type="float" office:value="-4.433072" calcext:value-type="float">
            <text:p>-4,4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string" calcext:value-type="string">
            <text:p>rand0-20-25-25-50-3,dssp</text:p>
          </table:table-cell>
          <table:table-cell table:style-name="ce2" office:value-type="float" office:value="-3.632821" calcext:value-type="float">
            <text:p>-3,6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rand0-20-25-25-50-4,dssp</text:p>
          </table:table-cell>
          <table:table-cell table:style-name="ce2" office:value-type="float" office:value="-3.024261" calcext:value-type="float">
            <text:p>-3,0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string" calcext:value-type="string">
            <text:p>rand0-20-25-25-50-5,dssp</text:p>
          </table:table-cell>
          <table:table-cell table:style-name="ce2" office:value-type="float" office:value="-3.168965" calcext:value-type="float">
            <text:p>-3,1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rand0-20-5-5-10-1,dssp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rand0-20-5-5-10-2,dssp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rand0-20-5-5-10-3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rand0-20-5-5-10-4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rand0-20-5-5-10-5,dssp</text:p>
          </table:table-cell>
          <table:table-cell table:style-name="ce2" office:value-type="float" office:value="-1.333333" calcext:value-type="float">
            <text:p>-1,3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and0-2-10-10-20-1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and0-2-10-10-20-2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nd0-2-10-10-20-3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and0-2-10-10-20-4,dssp</text:p>
          </table:table-cell>
          <table:table-cell table:style-name="ce2" office:value-type="float" office:value="-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and0-2-10-10-20-5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rand0-2-15-15-30-1,dssp</text:p>
          </table:table-cell>
          <table:table-cell table:style-name="ce2" office:value-type="float" office:value="-1.805556" calcext:value-type="float">
            <text:p>-1,8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rand0-2-15-15-30-2,dssp</text:p>
          </table:table-cell>
          <table:table-cell table:style-name="ce2" office:value-type="float" office:value="-1.866995" calcext:value-type="float">
            <text:p>-1,8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and0-2-15-15-30-3,dssp</text:p>
          </table:table-cell>
          <table:table-cell table:style-name="ce2" office:value-type="float" office:value="-0.959184" calcext:value-type="float">
            <text:p>-0,9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and0-2-15-15-30-4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and0-2-15-15-30-5,dssp</text:p>
          </table:table-cell>
          <table:table-cell table:style-name="ce2" office:value-type="float" office:value="-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and0-2-20-20-40-1,dssp</text:p>
          </table:table-cell>
          <table:table-cell table:style-name="ce2" office:value-type="float" office:value="-1.64604" calcext:value-type="float">
            <text:p>-1,6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rand0-2-20-20-40-2,dssp</text:p>
          </table:table-cell>
          <table:table-cell table:style-name="ce2" office:value-type="float" office:value="-1.658672" calcext:value-type="float">
            <text:p>-1,6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and0-2-20-20-40-3,dssp</text:p>
          </table:table-cell>
          <table:table-cell table:style-name="ce2" office:value-type="float" office:value="-1.00046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rand0-2-20-20-40-4,dssp</text:p>
          </table:table-cell>
          <table:table-cell table:style-name="ce2" office:value-type="float" office:value="-0.87234" calcext:value-type="float">
            <text:p>-0,8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and0-2-20-20-40-5,dssp</text:p>
          </table:table-cell>
          <table:table-cell table:style-name="ce2" office:value-type="float" office:value="-0.666667" calcext:value-type="float">
            <text:p>-0,6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and0-2-25-25-50-1,dssp</text:p>
          </table:table-cell>
          <table:table-cell table:style-name="ce2" office:value-type="float" office:value="-2.210211" calcext:value-type="float">
            <text:p>-2,2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rand0-2-25-25-50-2,dssp</text:p>
          </table:table-cell>
          <table:table-cell table:style-name="ce2" office:value-type="float" office:value="-1.63568" calcext:value-type="float">
            <text:p>-1,6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rand0-2-25-25-50-3,dssp</text:p>
          </table:table-cell>
          <table:table-cell table:style-name="ce2" office:value-type="float" office:value="-1.279783" calcext:value-type="float">
            <text:p>-1,2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and0-2-25-25-50-4,dssp</text:p>
          </table:table-cell>
          <table:table-cell table:style-name="ce2" office:value-type="float" office:value="-1.292124" calcext:value-type="float">
            <text:p>-1,2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and0-2-25-25-50-5,dssp</text:p>
          </table:table-cell>
          <table:table-cell table:style-name="ce2" office:value-type="float" office:value="-0.59754" calcext:value-type="float">
            <text:p>-0,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and0-2-5-5-10-1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and0-2-5-5-10-2,dssp</text:p>
          </table:table-cell>
          <table:table-cell table:style-name="ce2" office:value-type="float" office:value="-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and0-2-5-5-10-3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nd0-2-5-5-10-4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nd0-2-5-5-10-5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rand0-4-10-10-20-1,dssp</text:p>
          </table:table-cell>
          <table:table-cell table:style-name="ce2" office:value-type="float" office:value="-2.877192" calcext:value-type="float">
            <text:p>-2,8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and0-4-10-10-20-2,dssp</text:p>
          </table:table-cell>
          <table:table-cell table:style-name="ce2" office:value-type="float" office:value="-2.041506" calcext:value-type="float">
            <text:p>-2,0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rand0-4-10-10-20-3,dssp</text:p>
          </table:table-cell>
          <table:table-cell table:style-name="ce2" office:value-type="float" office:value="-1.488889" calcext:value-type="float">
            <text:p>-1,4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and0-4-10-10-20-4,dssp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and0-4-10-10-20-5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rand0-4-15-15-30-1,dssp</text:p>
          </table:table-cell>
          <table:table-cell table:style-name="ce2" office:value-type="float" office:value="-2.667658" calcext:value-type="float">
            <text:p>-2,6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rand0-4-15-15-30-2,dssp</text:p>
          </table:table-cell>
          <table:table-cell table:style-name="ce2" office:value-type="float" office:value="-2.423324" calcext:value-type="float">
            <text:p>-2,4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rand0-4-15-15-30-3,dssp</text:p>
          </table:table-cell>
          <table:table-cell table:style-name="ce2" office:value-type="float" office:value="-2.759171" calcext:value-type="float">
            <text:p>-2,7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rand0-4-15-15-30-4,dssp</text:p>
          </table:table-cell>
          <table:table-cell table:style-name="ce2" office:value-type="float" office:value="-1.534603" calcext:value-type="float">
            <text:p>-1,5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rand0-4-15-15-30-5,dssp</text:p>
          </table:table-cell>
          <table:table-cell table:style-name="ce2" office:value-type="float" office:value="-1.782258" calcext:value-type="float">
            <text:p>-1,7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and0-4-20-20-40-1,dssp</text:p>
          </table:table-cell>
          <table:table-cell table:style-name="ce2" office:value-type="float" office:value="-4.249345" calcext:value-type="float">
            <text:p>-4,2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rand0-4-20-20-40-2,dssp</text:p>
          </table:table-cell>
          <table:table-cell table:style-name="ce2" office:value-type="float" office:value="-3.444223" calcext:value-type="float">
            <text:p>-3,4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rand0-4-20-20-40-3,dssp</text:p>
          </table:table-cell>
          <table:table-cell table:style-name="ce2" office:value-type="float" office:value="-2.855077" calcext:value-type="float">
            <text:p>-2,8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rand0-4-20-20-40-4,dssp</text:p>
          </table:table-cell>
          <table:table-cell table:style-name="ce2" office:value-type="float" office:value="-2.628279" calcext:value-type="float">
            <text:p>-2,6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rand0-4-20-20-40-5,dssp</text:p>
          </table:table-cell>
          <table:table-cell table:style-name="ce2" office:value-type="float" office:value="-2.036043" calcext:value-type="float">
            <text:p>-2,0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rand0-4-25-25-50-1,dssp</text:p>
          </table:table-cell>
          <table:table-cell table:style-name="ce2" office:value-type="float" office:value="-4.672346" calcext:value-type="float">
            <text:p>-4,6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rand0-4-25-25-50-2,dssp</text:p>
          </table:table-cell>
          <table:table-cell table:style-name="ce2" office:value-type="float" office:value="-3.687975" calcext:value-type="float">
            <text:p>-3,6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rand0-4-25-25-50-3,dssp</text:p>
          </table:table-cell>
          <table:table-cell table:style-name="ce2" office:value-type="float" office:value="-3.363808" calcext:value-type="float">
            <text:p>-3,3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rand0-4-25-25-50-4,dssp</text:p>
          </table:table-cell>
          <table:table-cell table:style-name="ce2" office:value-type="float" office:value="-3.197958" calcext:value-type="float">
            <text:p>-3,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rand0-4-25-25-50-5,dssp</text:p>
          </table:table-cell>
          <table:table-cell table:style-name="ce2" office:value-type="float" office:value="-2.585142" calcext:value-type="float">
            <text:p>-2,5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rand0-4-5-5-10-1,dssp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and0-4-5-5-10-2,dssp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rand0-4-5-5-10-3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and0-4-5-5-10-4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nd0-4-5-5-10-5,dssp</text:p>
          </table:table-cell>
          <table:table-cell table:style-name="ce2" office:value-type="float" office:value="-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 table:number-rows-repeated="849">
          <table:table-cell table:style-name="ce3" table:number-columns-repeated="26"/>
          <table:table-cell table:number-columns-repeated="998"/>
        </table:table-row>
        <table:table-row table:style-name="ro2" table:number-rows-repeated="10476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" table:style-name="ta1" table:print="false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996" table:default-cell-style-name="Default"/>
        <table:table-row table:style-name="ro1">
          <table:table-cell table:style-name="ce6" office:value-type="string" calcext:value-type="string">
            <text:p>frac</text:p>
          </table:table-cell>
          <table:table-cell table:style-name="ce6" office:value-type="string" calcext:value-type="string">
            <text:p>inteira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ub</text:p>
          </table:table-cell>
          <table:table-cell table:style-name="ce6" office:value-type="string" calcext:value-type="string">
            <text:p>root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heuristica</text:p>
          </table:table-cell>
          <table:table-cell table:style-name="ce6" office:value-type="string" calcext:value-type="string">
            <text:p>valor</text:p>
          </table:table-cell>
          <table:table-cell table:style-name="ce6" table:number-columns-repeated="2"/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rand0-20-10-10-20-1.dssp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2]" office:value-type="float" office:value="-3.224638" calcext:value-type="float">
            <text:p>-3,22</text:p>
          </table:table-cell>
          <table:table-cell table:style-name="ce7" table:formula="of:=IF([.D2]=[.K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rand0-20-10-10-20-2.dssp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3]" office:value-type="float" office:value="-2.728113" calcext:value-type="float">
            <text:p>-2,73</text:p>
          </table:table-cell>
          <table:table-cell table:style-name="ce7" table:formula="of:=IF([.D3]=[.K3]; &quot; &quot;; &quot;8&quot;)" office:value-type="string" office:string-value=" " calcext:value-type="string">
            <text:p><text:s/></text:p>
          </table:table-cell>
          <table:table-cell table:style-name="ce8" table:number-columns-repeated="6"/>
          <table:table-cell table:style-name="ce8">
            <draw:frame table:end-cell-address="RA.AD25" table:end-x="5.45mm" table:end-y="2.64mm" draw:z-index="0" draw:name="Chart 1" draw:style-name="gr1" draw:text-style-name="P1" svg:width="232.36mm" svg:height="98.03mm" svg:x="4.35mm" svg:y="3.57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" table:number-columns-repeated="9"/>
          <table:table-cell table:number-columns-repeated="99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rand0-20-10-10-20-3.dssp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4]" office:value-type="float" office:value="-2.842105" calcext:value-type="float">
            <text:p>-2,84</text:p>
          </table:table-cell>
          <table:table-cell table:style-name="ce7" table:formula="of:=IF([.D4]=[.K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rand0-20-10-10-20-4.dssp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000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5]" office:value-type="float" office:value="-2" calcext:value-type="float">
            <text:p>-2</text:p>
          </table:table-cell>
          <table:table-cell table:style-name="ce7" table:formula="of:=IF([.D5]=[.K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rand0-20-10-10-20-5.dssp</text:p>
          </table:table-cell>
          <table:table-cell office:value-type="float" office:value="-1.9" calcext:value-type="float">
            <text:p>-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" calcext:value-type="float">
            <text:p>-1,9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6]" office:value-type="float" office:value="-1.9" calcext:value-type="float">
            <text:p>-1,9</text:p>
          </table:table-cell>
          <table:table-cell table:style-name="ce7" table:formula="of:=IF([.D6]=[.K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rand0-20-15-15-30-1.dssp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style-name="ce7" table:formula="of:=[VNS.C7]" office:value-type="float" office:value="-4.421377" calcext:value-type="float">
            <text:p>-4,42</text:p>
          </table:table-cell>
          <table:table-cell table:style-name="ce7" table:formula="of:=IF([.D7]=[.K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float" office:value="576" calcext:value-type="float">
            <text:p>576</text:p>
          </table:table-cell>
          <table:table-cell table:style-name="ce7" office:value-type="string" calcext:value-type="string">
            <text:p>rand0-20-15-15-30-2.dssp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8]" office:value-type="float" office:value="-3.845307" calcext:value-type="float">
            <text:p>-3,85</text:p>
          </table:table-cell>
          <table:table-cell table:style-name="ce7" table:formula="of:=IF([.D8]=[.K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rand0-20-15-15-30-3.dssp</text:p>
          </table:table-cell>
          <table:table-cell office:value-type="float" office:value="-2.92906" calcext:value-type="float">
            <text:p>-2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2906" calcext:value-type="float">
            <text:p>-2,93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9]" office:value-type="float" office:value="-2.92906" calcext:value-type="float">
            <text:p>-2,93</text:p>
          </table:table-cell>
          <table:table-cell table:style-name="ce7" table:formula="of:=IF([.D9]=[.K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71" calcext:value-type="float">
            <text:p>571</text:p>
          </table:table-cell>
          <table:table-cell table:style-name="ce7" office:value-type="string" calcext:value-type="string">
            <text:p>rand0-20-15-15-30-4.dssp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10]" office:value-type="float" office:value="-2.517715" calcext:value-type="float">
            <text:p>-2,52</text:p>
          </table:table-cell>
          <table:table-cell table:style-name="ce7" table:formula="of:=IF([.D10]=[.K1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72" calcext:value-type="float">
            <text:p>572</text:p>
          </table:table-cell>
          <table:table-cell table:style-name="ce7" office:value-type="string" calcext:value-type="string">
            <text:p>rand0-20-15-15-30-5.dssp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11]" office:value-type="float" office:value="-2.317857" calcext:value-type="float">
            <text:p>-2,32</text:p>
          </table:table-cell>
          <table:table-cell table:style-name="ce7" table:formula="of:=IF([.D11]=[.K1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string" calcext:value-type="string">
            <text:p>rand0-20-20-20-40-1.dssp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12]" office:value-type="float" office:value="-4.474582" calcext:value-type="float">
            <text:p>-4,47</text:p>
          </table:table-cell>
          <table:table-cell table:style-name="ce7" table:formula="of:=IF([.D12]=[.K1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rand0-20-20-20-40-2.dssp</text:p>
          </table:table-cell>
          <table:table-cell office:value-type="float" office:value="-3.77232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7232" calcext:value-type="float">
            <text:p>-3,77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13]" office:value-type="float" office:value="-3.77232" calcext:value-type="float">
            <text:p>-3,77</text:p>
          </table:table-cell>
          <table:table-cell table:style-name="ce7" table:formula="of:=IF([.D13]=[.K1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float" office:value="767" calcext:value-type="float">
            <text:p>767</text:p>
          </table:table-cell>
          <table:table-cell table:style-name="ce7" office:value-type="string" calcext:value-type="string">
            <text:p>rand0-20-20-20-40-3.dssp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14]" office:value-type="float" office:value="-2.712409" calcext:value-type="float">
            <text:p>-2,71</text:p>
          </table:table-cell>
          <table:table-cell table:style-name="ce7" table:formula="of:=IF([.D14]=[.K1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string" calcext:value-type="string">
            <text:p>rand0-20-20-20-40-4.dssp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15]" office:value-type="float" office:value="-2.987076" calcext:value-type="float">
            <text:p>-2,99</text:p>
          </table:table-cell>
          <table:table-cell table:style-name="ce7" table:formula="of:=IF([.D15]=[.K1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rand0-20-20-20-40-5.dssp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16]" office:value-type="float" office:value="-2.647059" calcext:value-type="float">
            <text:p>-2,65</text:p>
          </table:table-cell>
          <table:table-cell table:style-name="ce7" table:formula="of:=IF([.D16]=[.K1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7" office:value-type="float" office:value="947" calcext:value-type="float">
            <text:p>947</text:p>
          </table:table-cell>
          <table:table-cell table:style-name="ce7" office:value-type="string" calcext:value-type="string">
            <text:p>rand0-20-25-25-50-1.dssp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17]" office:value-type="float" office:value="-4.472499" calcext:value-type="float">
            <text:p>-4,47</text:p>
          </table:table-cell>
          <table:table-cell table:style-name="ce7" table:formula="of:=IF([.D17]=[.K1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7" office:value-type="float" office:value="953" calcext:value-type="float">
            <text:p>953</text:p>
          </table:table-cell>
          <table:table-cell table:style-name="ce7" office:value-type="string" calcext:value-type="string">
            <text:p>rand0-20-25-25-50-2.dssp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18]" office:value-type="float" office:value="-4.482132" calcext:value-type="float">
            <text:p>-4,48</text:p>
          </table:table-cell>
          <table:table-cell table:style-name="ce7" table:formula="of:=IF([.D18]=[.K1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string" calcext:value-type="string">
            <text:p>rand0-20-25-25-50-3.dssp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19]" office:value-type="float" office:value="-3.667821" calcext:value-type="float">
            <text:p>-3,67</text:p>
          </table:table-cell>
          <table:table-cell table:style-name="ce7" table:formula="of:=IF([.D19]=[.K1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string" calcext:value-type="string">
            <text:p>rand0-20-25-25-50-4.dssp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20]" office:value-type="float" office:value="-3.070651" calcext:value-type="float">
            <text:p>-3,07</text:p>
          </table:table-cell>
          <table:table-cell table:style-name="ce7" table:formula="of:=IF([.D20]=[.K2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7" office:value-type="float" office:value="954" calcext:value-type="float">
            <text:p>954</text:p>
          </table:table-cell>
          <table:table-cell table:style-name="ce7" office:value-type="string" calcext:value-type="string">
            <text:p>rand0-20-25-25-50-5.dssp</text:p>
          </table:table-cell>
          <table:table-cell office:value-type="float" office:value="-3.20552" calcext:value-type="float">
            <text:p>-3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0552" calcext:value-type="float">
            <text:p>-3,21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1]" office:value-type="float" office:value="-3.20552" calcext:value-type="float">
            <text:p>-3,21</text:p>
          </table:table-cell>
          <table:table-cell table:style-name="ce7" table:formula="of:=IF([.D21]=[.K2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rand0-20-5-5-10-1.dssp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00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22]" office:value-type="float" office:value="-2" calcext:value-type="float">
            <text:p>-2</text:p>
          </table:table-cell>
          <table:table-cell table:style-name="ce7" table:formula="of:=IF([.D22]=[.K2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rand0-20-5-5-10-2.dssp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23]" office:value-type="float" office:value="-2" calcext:value-type="float">
            <text:p>-2</text:p>
          </table:table-cell>
          <table:table-cell table:style-name="ce7" table:formula="of:=IF([.D23]=[.K2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rand0-20-5-5-10-3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4]" office:value-type="float" office:value="-1" calcext:value-type="float">
            <text:p>-1</text:p>
          </table:table-cell>
          <table:table-cell table:style-name="ce7" table:formula="of:=IF([.D24]=[.K2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rand0-20-5-5-10-4.dssp</text:p>
          </table:table-cell>
          <table:table-cell office:value-type="float" office:value="-1.5" calcext:value-type="float">
            <text:p>-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" calcext:value-type="float">
            <text:p>-1,5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5]" office:value-type="float" office:value="-1.5" calcext:value-type="float">
            <text:p>-1,5</text:p>
          </table:table-cell>
          <table:table-cell table:style-name="ce7" table:formula="of:=IF([.D25]=[.K2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rand0-20-5-5-10-5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6]" office:value-type="float" office:value="-1" calcext:value-type="float">
            <text:p>-1</text:p>
          </table:table-cell>
          <table:table-cell table:style-name="ce7" table:formula="of:=IF([.D26]=[.K2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rand0-2-10-10-20-1.dssp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27]" office:value-type="float" office:value="-1.2" calcext:value-type="float">
            <text:p>-1,2</text:p>
          </table:table-cell>
          <table:table-cell table:style-name="ce7" table:formula="of:=IF([.D27]=[.K2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rand0-2-10-10-20-2.dssp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28]" office:value-type="float" office:value="-1.2" calcext:value-type="float">
            <text:p>-1,2</text:p>
          </table:table-cell>
          <table:table-cell table:style-name="ce7" table:formula="of:=IF([.D28]=[.K2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and0-2-10-10-20-3.dssp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9]" office:value-type="float" office:value="-1.545455" calcext:value-type="float">
            <text:p>-1,55</text:p>
          </table:table-cell>
          <table:table-cell table:style-name="ce7" table:formula="of:=IF([.D29]=[.K2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rand0-2-10-10-20-4.dssp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30]" office:value-type="float" office:value="-0.714286" calcext:value-type="float">
            <text:p>-0,71</text:p>
          </table:table-cell>
          <table:table-cell table:style-name="ce7" table:formula="of:=IF([.D30]=[.K3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rand0-2-10-10-20-5.dssp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31]" office:value-type="float" office:value="-0.333333" calcext:value-type="float">
            <text:p>-0,33</text:p>
          </table:table-cell>
          <table:table-cell table:style-name="ce7" table:formula="of:=IF([.D31]=[.K3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rand0-2-15-15-30-1.dssp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32]" office:value-type="float" office:value="-1.986486" calcext:value-type="float">
            <text:p>-1,99</text:p>
          </table:table-cell>
          <table:table-cell table:style-name="ce7" table:formula="of:=IF([.D32]=[.K3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rand0-2-15-15-30-2.dssp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33]" office:value-type="float" office:value="-2.133333" calcext:value-type="float">
            <text:p>-2,13</text:p>
          </table:table-cell>
          <table:table-cell table:style-name="ce7" table:formula="of:=IF([.D33]=[.K3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rand0-2-15-15-30-3.dssp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34]" office:value-type="float" office:value="-1.285714" calcext:value-type="float">
            <text:p>-1,29</text:p>
          </table:table-cell>
          <table:table-cell table:style-name="ce7" table:formula="of:=IF([.D34]=[.K3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and0-2-15-15-30-4.dssp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35]" office:value-type="float" office:value="-1" calcext:value-type="float">
            <text:p>-1</text:p>
          </table:table-cell>
          <table:table-cell table:style-name="ce7" table:formula="of:=IF([.D35]=[.K3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rand0-2-15-15-30-5.dssp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36]" office:value-type="float" office:value="-0.666667" calcext:value-type="float">
            <text:p>-0,67</text:p>
          </table:table-cell>
          <table:table-cell table:style-name="ce7" table:formula="of:=IF([.D36]=[.K3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and0-2-20-20-40-1.dssp</text:p>
          </table:table-cell>
          <table:table-cell office:value-type="float" office:value="-1.69735" calcext:value-type="float">
            <text:p>-1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9735" calcext:value-type="float">
            <text:p>-1,7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style-name="ce7" table:formula="of:=[VNS.C37]" office:value-type="float" office:value="-1.69735" calcext:value-type="float">
            <text:p>-1,7</text:p>
          </table:table-cell>
          <table:table-cell table:style-name="ce7" table:formula="of:=IF([.D37]=[.K3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rand0-2-20-20-40-2.dssp</text:p>
          </table:table-cell>
          <table:table-cell office:value-type="float" office:value="-1.795057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795057" calcext:value-type="float">
            <text:p>-1,8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38]" office:value-type="float" office:value="-1.795057" calcext:value-type="float">
            <text:p>-1,8</text:p>
          </table:table-cell>
          <table:table-cell table:style-name="ce7" table:formula="of:=IF([.D38]=[.K3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rand0-2-20-20-40-3.dssp</text:p>
          </table:table-cell>
          <table:table-cell office:value-type="float" office:value="-1.13269" calcext:value-type="float">
            <text:p>-1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269" calcext:value-type="float">
            <text:p>-1,13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39]" office:value-type="float" office:value="-1.13269" calcext:value-type="float">
            <text:p>-1,13</text:p>
          </table:table-cell>
          <table:table-cell table:style-name="ce7" table:formula="of:=IF([.D39]=[.K3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rand0-2-20-20-40-4.dssp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40]" office:value-type="float" office:value="-1.026128" calcext:value-type="float">
            <text:p>-1,03</text:p>
          </table:table-cell>
          <table:table-cell table:style-name="ce7" table:formula="of:=IF([.D40]=[.K4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and0-2-20-20-40-5.dssp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41]" office:value-type="float" office:value="-0.923077" calcext:value-type="float">
            <text:p>-0,92</text:p>
          </table:table-cell>
          <table:table-cell table:style-name="ce7" table:formula="of:=IF([.D41]=[.K4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rand0-2-25-25-50-1.dssp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42]" office:value-type="float" office:value="-2.309301" calcext:value-type="float">
            <text:p>-2,31</text:p>
          </table:table-cell>
          <table:table-cell table:style-name="ce7" table:formula="of:=IF([.D42]=[.K4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and0-2-25-25-50-2.dssp</text:p>
          </table:table-cell>
          <table:table-cell office:value-type="float" office:value="-1.801292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01292" calcext:value-type="float">
            <text:p>-1,8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style-name="ce7" table:formula="of:=[VNS.C43]" office:value-type="float" office:value="-1.801292" calcext:value-type="float">
            <text:p>-1,8</text:p>
          </table:table-cell>
          <table:table-cell table:style-name="ce7" table:formula="of:=IF([.D43]=[.K4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rand0-2-25-25-50-3.dssp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style-name="ce7" table:formula="of:=[VNS.C44]" office:value-type="float" office:value="-1.415375" calcext:value-type="float">
            <text:p>-1,42</text:p>
          </table:table-cell>
          <table:table-cell table:style-name="ce7" table:formula="of:=IF([.D44]=[.K4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rand0-2-25-25-50-4.dssp</text:p>
          </table:table-cell>
          <table:table-cell office:value-type="float" office:value="-1.404154" calcext:value-type="float">
            <text:p>-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04154" calcext:value-type="float">
            <text:p>-1,4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style-name="ce7" table:formula="of:=[VNS.C45]" office:value-type="float" office:value="-1.404154" calcext:value-type="float">
            <text:p>-1,4</text:p>
          </table:table-cell>
          <table:table-cell table:style-name="ce7" table:formula="of:=IF([.D45]=[.K4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and0-2-25-25-50-5.dssp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style-name="ce7" table:formula="of:=[VNS.C46]" office:value-type="float" office:value="-0.773793" calcext:value-type="float">
            <text:p>-0,77</text:p>
          </table:table-cell>
          <table:table-cell table:style-name="ce7" table:formula="of:=IF([.D46]=[.K4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and0-2-5-5-10-1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47]" office:value-type="float" office:value="-1" calcext:value-type="float">
            <text:p>-1</text:p>
          </table:table-cell>
          <table:table-cell table:style-name="ce7" table:formula="of:=IF([.D47]=[.K4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rand0-2-5-5-10-2.dssp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48]" office:value-type="float" office:value="-0.333333" calcext:value-type="float">
            <text:p>-0,33</text:p>
          </table:table-cell>
          <table:table-cell table:style-name="ce7" table:formula="of:=IF([.D48]=[.K4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and0-2-5-5-10-3.ds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49]" office:value-type="float" office:value="0" calcext:value-type="float">
            <text:p>0</text:p>
          </table:table-cell>
          <table:table-cell table:style-name="ce7" table:formula="of:=IF([.D49]=[.K4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and0-2-5-5-10-4.ds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50]" office:value-type="float" office:value="0" calcext:value-type="float">
            <text:p>0</text:p>
          </table:table-cell>
          <table:table-cell table:style-name="ce7" table:formula="of:=IF([.D50]=[.K5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and0-2-5-5-10-5.dssp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51]" office:value-type="float" office:value="-1" calcext:value-type="float">
            <text:p>-1</text:p>
          </table:table-cell>
          <table:table-cell table:style-name="ce7" table:formula="of:=IF([.D51]=[.K5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rand0-4-10-10-20-1.dssp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2]" office:value-type="float" office:value="-2.970917" calcext:value-type="float">
            <text:p>-2,97</text:p>
          </table:table-cell>
          <table:table-cell table:style-name="ce7" table:formula="of:=IF([.D52]=[.K5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rand0-4-10-10-20-2.dssp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53]" office:value-type="float" office:value="-2.087762" calcext:value-type="float">
            <text:p>-2,09</text:p>
          </table:table-cell>
          <table:table-cell table:style-name="ce7" table:formula="of:=IF([.D53]=[.K5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rand0-4-10-10-20-3.dssp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54]" office:value-type="float" office:value="-1.612431" calcext:value-type="float">
            <text:p>-1,61</text:p>
          </table:table-cell>
          <table:table-cell table:style-name="ce7" table:formula="of:=IF([.D54]=[.K5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rand0-4-10-10-20-4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5]" office:value-type="float" office:value="-1" calcext:value-type="float">
            <text:p>-1</text:p>
          </table:table-cell>
          <table:table-cell table:style-name="ce7" table:formula="of:=IF([.D55]=[.K5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rand0-4-10-10-20-5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6]" office:value-type="float" office:value="-1" calcext:value-type="float">
            <text:p>-1</text:p>
          </table:table-cell>
          <table:table-cell table:style-name="ce7" table:formula="of:=IF([.D56]=[.K5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rand0-4-15-15-30-1.dssp</text:p>
          </table:table-cell>
          <table:table-cell office:value-type="float" office:value="-2.71901" calcext:value-type="float">
            <text:p>-2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901" calcext:value-type="float">
            <text:p>-2,72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7]" office:value-type="float" office:value="-2.71901" calcext:value-type="float">
            <text:p>-2,72</text:p>
          </table:table-cell>
          <table:table-cell table:style-name="ce7" table:formula="of:=IF([.D57]=[.K5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rand0-4-15-15-30-2.dssp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8]" office:value-type="float" office:value="-2.479795" calcext:value-type="float">
            <text:p>-2,48</text:p>
          </table:table-cell>
          <table:table-cell table:style-name="ce7" table:formula="of:=IF([.D58]=[.K5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rand0-4-15-15-30-3.dssp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9]" office:value-type="float" office:value="-2.834081" calcext:value-type="float">
            <text:p>-2,83</text:p>
          </table:table-cell>
          <table:table-cell table:style-name="ce7" table:formula="of:=IF([.D59]=[.K5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rand0-4-15-15-30-4.dssp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0]" office:value-type="float" office:value="-1.638196" calcext:value-type="float">
            <text:p>-1,64</text:p>
          </table:table-cell>
          <table:table-cell table:style-name="ce7" table:formula="of:=IF([.D60]=[.K6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rand0-4-15-15-30-5.dssp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1]" office:value-type="float" office:value="-1.868812" calcext:value-type="float">
            <text:p>-1,87</text:p>
          </table:table-cell>
          <table:table-cell table:style-name="ce7" table:formula="of:=IF([.D61]=[.K6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rand0-4-20-20-40-1.dssp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style-name="ce7" table:formula="of:=[VNS.C62]" office:value-type="float" office:value="-4.330308" calcext:value-type="float">
            <text:p>-4,33</text:p>
          </table:table-cell>
          <table:table-cell table:style-name="ce7" table:formula="of:=IF([.D62]=[.K6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and0-4-20-20-40-2.dssp</text:p>
          </table:table-cell>
          <table:table-cell office:value-type="float" office:value="-3.499769" calcext:value-type="float">
            <text:p>-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99769" calcext:value-type="float">
            <text:p>-3,5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63]" office:value-type="float" office:value="-3.499769" calcext:value-type="float">
            <text:p>-3,5</text:p>
          </table:table-cell>
          <table:table-cell table:style-name="ce7" table:formula="of:=IF([.D63]=[.K6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rand0-4-20-20-40-3.dssp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64]" office:value-type="float" office:value="-2.914478" calcext:value-type="float">
            <text:p>-2,91</text:p>
          </table:table-cell>
          <table:table-cell table:style-name="ce7" table:formula="of:=IF([.D64]=[.K6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rand0-4-20-20-40-4.dssp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65]" office:value-type="float" office:value="-2.740054" calcext:value-type="float">
            <text:p>-2,74</text:p>
          </table:table-cell>
          <table:table-cell table:style-name="ce7" table:formula="of:=IF([.D65]=[.K6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and0-4-20-20-40-5.dssp</text:p>
          </table:table-cell>
          <table:table-cell office:value-type="float" office:value="-2.104613" calcext:value-type="float">
            <text:p>-2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04613" calcext:value-type="float">
            <text:p>-2,1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6]" office:value-type="float" office:value="-2.104613" calcext:value-type="float">
            <text:p>-2,1</text:p>
          </table:table-cell>
          <table:table-cell table:style-name="ce7" table:formula="of:=IF([.D66]=[.K6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rand0-4-25-25-50-1.dssp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7]" office:value-type="float" office:value="-4.719633" calcext:value-type="float">
            <text:p>-4,72</text:p>
          </table:table-cell>
          <table:table-cell table:style-name="ce7" table:formula="of:=IF([.D67]=[.K6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rand0-4-25-25-50-2.dssp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8]" office:value-type="float" office:value="-3.741614" calcext:value-type="float">
            <text:p>-3,74</text:p>
          </table:table-cell>
          <table:table-cell table:style-name="ce7" table:formula="of:=IF([.D68]=[.K6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rand0-4-25-25-50-3.dssp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69]" office:value-type="float" office:value="-3.405584" calcext:value-type="float">
            <text:p>-3,41</text:p>
          </table:table-cell>
          <table:table-cell table:style-name="ce7" table:formula="of:=IF([.D69]=[.K6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rand0-4-25-25-50-4.dssp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70]" office:value-type="float" office:value="-3.281196" calcext:value-type="float">
            <text:p>-3,28</text:p>
          </table:table-cell>
          <table:table-cell table:style-name="ce7" table:formula="of:=IF([.D70]=[.K7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rand0-4-25-25-50-5.dssp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71]" office:value-type="float" office:value="-2.644282" calcext:value-type="float">
            <text:p>-2,64</text:p>
          </table:table-cell>
          <table:table-cell table:style-name="ce7" table:formula="of:=IF([.D71]=[.K7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and0-4-5-5-10-1.dssp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72]" office:value-type="float" office:value="-2" calcext:value-type="float">
            <text:p>-2</text:p>
          </table:table-cell>
          <table:table-cell table:style-name="ce7" table:formula="of:=IF([.D72]=[.K7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rand0-4-5-5-10-2.dssp</text:p>
          </table:table-cell>
          <table:table-cell office:value-type="float" office:value="-1.6" calcext:value-type="float">
            <text:p>-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" calcext:value-type="float">
            <text:p>-1,6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73]" office:value-type="float" office:value="-1.6" calcext:value-type="float">
            <text:p>-1,6</text:p>
          </table:table-cell>
          <table:table-cell table:style-name="ce7" table:formula="of:=IF([.D73]=[.K7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and0-4-5-5-10-3.ds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74]" office:value-type="float" office:value="0" calcext:value-type="float">
            <text:p>0</text:p>
          </table:table-cell>
          <table:table-cell table:style-name="ce7" table:formula="of:=IF([.D74]=[.K7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and0-4-5-5-10-4.ds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75]" office:value-type="float" office:value="0" calcext:value-type="float">
            <text:p>0</text:p>
          </table:table-cell>
          <table:table-cell table:style-name="ce7" table:formula="of:=IF([.D75]=[.K7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and0-4-5-5-10-5.dssp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76]" office:value-type="float" office:value="0" calcext:value-type="float">
            <text:p>0</text:p>
          </table:table-cell>
          <table:table-cell table:style-name="ce7" table:formula="of:=IF([.D76]=[.K7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 table:number-rows-repeated="849">
          <table:table-cell table:style-name="ce8" table:number-columns-repeated="28"/>
          <table:table-cell table:number-columns-repeated="996"/>
        </table:table-row>
        <table:table-row table:style-name="ro2" table:number-rows-repeated="10476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N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3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rand0-20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300.0000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300.0000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300.000077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5,dssp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" calcext:value-type="float">
            <text:p>-1,9</text:p>
          </table:table-cell>
          <table:table-cell office:value-type="float" office:value="300.00007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300.0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300.0001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2.92906" calcext:value-type="float">
            <text:p>-2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2906" calcext:value-type="float">
            <text:p>-2,93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300.00007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300.00009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3.77232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7232" calcext:value-type="float">
            <text:p>-3,77</text:p>
          </table:table-cell>
          <table:table-cell office:value-type="float" office:value="300.00008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300.00009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300.00010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300.00012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300.0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300.00012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3.20552" calcext:value-type="float">
            <text:p>-3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0552" calcext:value-type="float">
            <text:p>-3,21</text:p>
          </table:table-cell>
          <table:table-cell office:value-type="float" office:value="300.00009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300.000076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300.00007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07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4,dssp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" calcext:value-type="float">
            <text:p>-1,5</text:p>
          </table:table-cell>
          <table:table-cell office:value-type="float" office:value="300.00007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5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07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300.00007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300.00011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4,dssp</text:p>
          </table:table-cell>
          <table:table-cell office:value-type="float" office:value="1" calcext:value-type="float">
            <text:p>1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300.00008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5,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300.0000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300.0000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300.00006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300.00007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1.69735" calcext:value-type="float">
            <text:p>-1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9735" calcext:value-type="float">
            <text:p>-1,7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1.795057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795057" calcext:value-type="float">
            <text:p>-1,8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1.13269" calcext:value-type="float">
            <text:p>-1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269" calcext:value-type="float">
            <text:p>-1,13</text:p>
          </table:table-cell>
          <table:table-cell office:value-type="float" office:value="300.00009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300.0000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300.00010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300.000201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1.801292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01292" calcext:value-type="float">
            <text:p>-1,8</text:p>
          </table:table-cell>
          <table:table-cell office:value-type="float" office:value="300.00009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300.0000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1.404154" calcext:value-type="float">
            <text:p>-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04154" calcext:value-type="float">
            <text:p>-1,4</text:p>
          </table:table-cell>
          <table:table-cell office:value-type="float" office:value="300.00013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300.00007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2,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300.00008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7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69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5,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300.0000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300.0000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300.00007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08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5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08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2.71901" calcext:value-type="float">
            <text:p>-2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901" calcext:value-type="float">
            <text:p>-2,72</text:p>
          </table:table-cell>
          <table:table-cell office:value-type="float" office:value="300.00009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300.00009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300.0000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300.00007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300.0001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3.499769" calcext:value-type="float">
            <text:p>-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99769" calcext:value-type="float">
            <text:p>-3,5</text:p>
          </table:table-cell>
          <table:table-cell office:value-type="float" office:value="300.00007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300.00008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300.00009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2.104613" calcext:value-type="float">
            <text:p>-2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04613" calcext:value-type="float">
            <text:p>-2,1</text:p>
          </table:table-cell>
          <table:table-cell office:value-type="float" office:value="300.0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300.00014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300.0000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300.00014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300.0001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300.00008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300.000072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2,dssp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" calcext:value-type="float">
            <text:p>-1,6</text:p>
          </table:table-cell>
          <table:table-cell office:value-type="float" office:value="300.0000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7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72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5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BCPA" table:style-name="ta1"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0.02480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0.02729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0.02357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4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7198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" calcext:value-type="float">
            <text:p>-1,9</text:p>
          </table:table-cell>
          <table:table-cell office:value-type="float" office:value="0.02446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0.06275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0.05470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2.92906" calcext:value-type="float">
            <text:p>-2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2906" calcext:value-type="float">
            <text:p>-2,93</text:p>
          </table:table-cell>
          <table:table-cell office:value-type="float" office:value="0.051046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0.03734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0.04528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and0-20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0.0832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3.77232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7232" calcext:value-type="float">
            <text:p>-3,77</text:p>
          </table:table-cell>
          <table:table-cell office:value-type="float" office:value="0.0842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0.05588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0.076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0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0.05163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and0-20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0.132667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0.155522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0.166168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0.133476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3.20552" calcext:value-type="float">
            <text:p>-3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0552" calcext:value-type="float">
            <text:p>-3,21</text:p>
          </table:table-cell>
          <table:table-cell office:value-type="float" office:value="0.087784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C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0-20-5-5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31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0-20-5-5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299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5-5-10-3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366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0-20-5-5-10-4.dssp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" calcext:value-type="float">
            <text:p>-1,5</text:p>
          </table:table-cell>
          <table:table-cell office:value-type="float" office:value="0.01286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0-5-5-10-5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320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178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1444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0.01871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4.dssp</text:p>
          </table:table-cell>
          <table:table-cell office:value-type="float" office:value="1" calcext:value-type="float">
            <text:p>1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0.01568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C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0-2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1312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0.056017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0.02817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0.04920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28238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0.030741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1.69735" calcext:value-type="float">
            <text:p>-1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9735" calcext:value-type="float">
            <text:p>-1,7</text:p>
          </table:table-cell>
          <table:table-cell office:value-type="float" office:value="0.099825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1.795057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795057" calcext:value-type="float">
            <text:p>-1,8</text:p>
          </table:table-cell>
          <table:table-cell office:value-type="float" office:value="0.07899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1.13269" calcext:value-type="float">
            <text:p>-1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269" calcext:value-type="float">
            <text:p>-1,13</text:p>
          </table:table-cell>
          <table:table-cell office:value-type="float" office:value="0.105296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0.07555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0.05254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0.249001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1.801292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01292" calcext:value-type="float">
            <text:p>-1,8</text:p>
          </table:table-cell>
          <table:table-cell office:value-type="float" office:value="0.189874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0.198021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1.404154" calcext:value-type="float">
            <text:p>-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04154" calcext:value-type="float">
            <text:p>-1,4</text:p>
          </table:table-cell>
          <table:table-cell office:value-type="float" office:value="0.12096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0.170709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0139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1058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3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4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5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1051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0.022776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0.02293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0.02070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4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293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5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1746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2.71901" calcext:value-type="float">
            <text:p>-2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901" calcext:value-type="float">
            <text:p>-2,72</text:p>
          </table:table-cell>
          <table:table-cell office:value-type="float" office:value="0.061642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0.057719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0.03224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0.03628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0.02526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4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0.071869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3.499769" calcext:value-type="float">
            <text:p>-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99769" calcext:value-type="float">
            <text:p>-3,5</text:p>
          </table:table-cell>
          <table:table-cell office:value-type="float" office:value="0.11508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0.101029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0.06936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2.104613" calcext:value-type="float">
            <text:p>-2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04613" calcext:value-type="float">
            <text:p>-2,1</text:p>
          </table:table-cell>
          <table:table-cell office:value-type="float" office:value="0.04530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4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0.235267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0.202118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0.158191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0.097365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0.08459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string" calcext:value-type="string">
            <text:p>rand0-4-5-5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336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" calcext:value-type="float">
            <text:p>-1,6</text:p>
          </table:table-cell>
          <table:table-cell office:value-type="float" office:value="0.010968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string" calcext:value-type="string">
            <text:p>rand0-4-5-5-10-3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4-5-5-10-4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37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4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100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</table:table>
      <table:table table:name="Resumo" table:style-name="ta1">
        <table:table-column table:style-name="co47" table:default-cell-style-name="Default"/>
        <table:table-column table:style-name="co46" table:number-columns-repeated="9" table:default-cell-style-name="Default"/>
        <table:table-column table:style-name="co46" table:default-cell-style-name="ce13"/>
        <table:table-column table:style-name="co46" table:default-cell-style-name="Default"/>
        <table:table-column table:style-name="co46" table:default-cell-style-name="ce13"/>
        <table:table-column table:style-name="co46" table:default-cell-style-name="Default"/>
        <table:table-column table:style-name="co46" table:default-cell-style-name="ce14"/>
        <table:table-column table:style-name="co46" table:number-columns-repeated="2" table:default-cell-style-name="Default"/>
        <table:table-column table:style-name="co48" table:default-cell-style-name="Default"/>
        <table:table-column table:style-name="co46" table:number-columns-repeated="16" table:default-cell-style-name="Default"/>
        <table:table-row table:style-name="ro3">
          <table:table-cell table:formula="of:=[Global.C1]" office:value-type="string" office:string-value="name" calcext:value-type="string">
            <text:p>name</text:p>
          </table:table-cell>
          <table:table-cell table:formula="of:=[Global.D1]" office:value-type="string" office:string-value="lb" calcext:value-type="string">
            <text:p>lb</text:p>
          </table:table-cell>
          <table:table-cell table:formula="of:=[Global.E1]" office:value-type="string" office:string-value="ub" calcext:value-type="string">
            <text:p>ub</text:p>
          </table:table-cell>
          <table:table-cell table:formula="of:=[Global.F1]" office:value-type="string" office:string-value="root" calcext:value-type="string">
            <text:p>root</text:p>
          </table:table-cell>
          <table:table-cell table:formula="of:=[Global.G1]" office:value-type="string" office:string-value="time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 table:number-columns-repeated="3"/>
          <table:table-cell table:style-name="Default" office:value-type="string" calcext:value-type="string">
            <text:p>DIST Root</text:p>
          </table:table-cell>
          <table:table-cell office:value-type="string" calcext:value-type="string">
            <text:p>DIST RA</text:p>
          </table:table-cell>
          <table:table-cell table:style-name="Default" office:value-type="string" calcext:value-type="string">
            <text:p>DIST VNS</text:p>
          </table:table-cell>
          <table:table-cell/>
          <table:table-cell table:style-name="Default" office:value-type="string" calcext:value-type="string">
            <text:p>Melh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/>
          <table:table-cell office:value-type="string" calcext:value-type="string">
            <text:p>VNS</text:p>
          </table:table-cell>
          <table:table-cell table:number-columns-repeated="5"/>
          <table:table-cell table:formula="of:=[Global.A1]" office:value-type="string" office:string-value="frac" calcext:value-type="string">
            <text:p>frac</text:p>
          </table:table-cell>
          <table:table-cell table:formula="of:=[Global.B1]" office:value-type="string" office:string-value="inteiras" calcext:value-type="string">
            <text:p>inteiras</text:p>
          </table:table-cell>
          <table:table-cell table:number-columns-repeated="4"/>
          <table:table-cell office:value-type="string" calcext:value-type="string">
            <text:p>DIST ROOT</text:p>
          </table:table-cell>
          <table:table-cell table:number-columns-repeated="2"/>
        </table:table-row>
        <table:table-row table:style-name="ro3">
          <table:table-cell table:formula="of:=[Global.C2]" office:value-type="string" office:string-value="rand0-20-10-10-20-1,dssp" calcext:value-type="string">
            <text:p>rand0-20-10-10-20-1,dssp</text:p>
          </table:table-cell>
          <table:table-cell table:formula="of:=[VNS.C2]" office:value-type="float" office:value="-3.224638" calcext:value-type="float">
            <text:p>-3,22</text:p>
          </table:table-cell>
          <table:table-cell table:formula="of:=[Global.E2]" office:value-type="float" office:value="-3" calcext:value-type="float">
            <text:p>-3</text:p>
          </table:table-cell>
          <table:table-cell table:formula="of:=[Global.F2]" office:value-type="float" office:value="-3.179487" calcext:value-type="float">
            <text:p>-3,18</text:p>
          </table:table-cell>
          <table:table-cell table:formula="of:=[Global.G2]" office:value-type="float" office:value="0.060915" calcext:value-type="float">
            <text:p>0,06</text:p>
          </table:table-cell>
          <table:table-cell table:formula="of:=[RA.J2]" office:value-type="float" office:value="-2" calcext:value-type="float">
            <text:p>-2</text:p>
          </table:table-cell>
          <table:table-cell table:formula="of:=[VNS.H2]" office:value-type="float" office:value="-3" calcext:value-type="float">
            <text:p>-3</text:p>
          </table:table-cell>
          <table:table-cell table:formula="of:=[.G2]-[.C2]" office:value-type="float" office:value="0" calcext:value-type="float">
            <text:p>0</text:p>
          </table:table-cell>
          <table:table-cell table:formula="of:=IF([.H2]&lt;1;1;0)" office:value-type="float" office:value="1" calcext:value-type="float">
            <text:p>1</text:p>
          </table:table-cell>
          <table:table-cell table:style-name="ce14" table:formula="of:=IF([.H2]=0;1;0)" office:value-type="boolean" office:boolean-value="true" calcext:value-type="boolean">
            <text:p>VERDADEIRO</text:p>
          </table:table-cell>
          <table:table-cell table:formula="of:=IF([.D2]&lt;0; IF([.D2]&lt;0; [.F2]-[.D2]; [.F2]+[.D2]); IF([.D2]&lt;0; [.F2]-[.D2]; [.F2]+[.D2]))" office:value-type="float" office:value="1.179487" calcext:value-type="float">
            <text:p>1,18</text:p>
          </table:table-cell>
          <table:table-cell table:formula="of:=IF([.F2]&lt;0; IF([.B2]&lt;0; [.F2]-[.B2]; [.F2]+[.B2]); IF([.B2]&lt;0; [.F2]-[.B2]; [.F2]+[.B2]))" office:value-type="float" office:value="1.224638" calcext:value-type="float">
            <text:p>1,22</text:p>
          </table:table-cell>
          <table:table-cell table:formula="of:=IF([.G2]&lt;0; IF([.B2]&lt;0; [.G2]-[.B2]; [.G2]+[.B2]); IF([.B2]&lt;0; [.G2]-[.B2]; [.G2]+[.B2]))" office:value-type="float" office:value="0.224638" calcext:value-type="float">
            <text:p>0,22</text:p>
          </table:table-cell>
          <table:table-cell/>
          <table:table-cell table:formula="of:=IF([.L2]=[.M2]; &quot;IGUAL&quot;; IF([.L2]&lt;[.M2]; &quot;RA&quot;; &quot;VNS&quot;))" office:value-type="string" office:string-value="VNS" calcext:value-type="string">
            <text:p>V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l</text:p>
          </table:table-cell>
          <table:table-cell table:formula="of:=COUNTIFS([.O2:.O76];&quot;=IGUAL&quot;)" office:value-type="float" office:value="35" calcext:value-type="float">
            <text:p>35</text:p>
          </table:table-cell>
          <table:table-cell table:style-name="ce16" table:formula="of:=[.R2]/75" office:value-type="percentage" office:value="0.466666666666667" calcext:value-type="percentage">
            <text:p>46,67%</text:p>
          </table:table-cell>
          <table:table-cell table:formula="of:=SUM([.L2:.L76])/75" office:value-type="float" office:value="1.941168" calcext:value-type="float">
            <text:p>1,94</text:p>
          </table:table-cell>
          <table:table-cell table:formula="of:=([.L2]-[.T2])*([.L2]-[.T2])" office:value-type="float" office:value="0.5134152409" calcext:value-type="float">
            <text:p>0,51</text:p>
          </table:table-cell>
          <table:table-cell table:formula="of:=SUM([.M2:.M76])/75" office:value-type="float" office:value="1.261168" calcext:value-type="float">
            <text:p>1,26</text:p>
          </table:table-cell>
          <table:table-cell table:formula="of:=([.M2]-[.V2])*([.M2]-[.V2])" office:value-type="float" office:value="1.0743944409" calcext:value-type="float">
            <text:p>1,07</text:p>
          </table:table-cell>
          <table:table-cell table:number-columns-repeated="2"/>
          <table:table-cell table:formula="of:=[Global.A2]" office:value-type="float" office:value="31" calcext:value-type="float">
            <text:p>31</text:p>
          </table:table-cell>
          <table:table-cell table:formula="of:=[Global.B2]" office:value-type="float" office:value="381" calcext:value-type="float">
            <text:p>381</text:p>
          </table:table-cell>
          <table:table-cell table:formula="of:=[.Z2]+[.AA2]" office:value-type="float" office:value="412" calcext:value-type="float">
            <text:p>412</text:p>
          </table:table-cell>
          <table:table-cell table:formula="of:=[.Z2]*100/[.AB2]" office:value-type="float" office:value="7.52427184466019" calcext:value-type="float">
            <text:p>7,52</text:p>
          </table:table-cell>
          <table:table-cell table:formula="of:=AVERAGE([.AC2:.AC74])" office:value-type="float" office:value="27.5289631771904" calcext:value-type="float">
            <text:p>27,53</text:p>
          </table:table-cell>
          <table:table-cell/>
          <table:table-cell table:formula="of:=[.C2]-[.D2]" office:value-type="float" office:value="0.179487" calcext:value-type="float">
            <text:p>0,18</text:p>
          </table:table-cell>
          <table:table-cell table:formula="of:=AVERAGE([.AF2:.AF74])" office:value-type="float" office:value="0.756161342465753" calcext:value-type="float">
            <text:p>0,76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formula="of:=[Global.C3]" office:value-type="string" office:string-value="rand0-20-10-10-20-2,dssp" calcext:value-type="string">
            <text:p>rand0-20-10-10-20-2,dssp</text:p>
          </table:table-cell>
          <table:table-cell table:formula="of:=[VNS.C3]" office:value-type="float" office:value="-2.728113" calcext:value-type="float">
            <text:p>-2,73</text:p>
          </table:table-cell>
          <table:table-cell table:formula="of:=[Global.E3]" office:value-type="float" office:value="-2" calcext:value-type="float">
            <text:p>-2</text:p>
          </table:table-cell>
          <table:table-cell table:formula="of:=[Global.F3]" office:value-type="float" office:value="-2.676471" calcext:value-type="float">
            <text:p>-2,68</text:p>
          </table:table-cell>
          <table:table-cell table:formula="of:=[Global.G3]" office:value-type="float" office:value="0.067099" calcext:value-type="float">
            <text:p>0,07</text:p>
          </table:table-cell>
          <table:table-cell table:formula="of:=[RA.J3]" office:value-type="float" office:value="-1" calcext:value-type="float">
            <text:p>-1</text:p>
          </table:table-cell>
          <table:table-cell table:formula="of:=[VNS.H3]" office:value-type="float" office:value="-2" calcext:value-type="float">
            <text:p>-2</text:p>
          </table:table-cell>
          <table:table-cell table:formula="of:=[.G3]-[.C3]" office:value-type="float" office:value="0" calcext:value-type="float">
            <text:p>0</text:p>
          </table:table-cell>
          <table:table-cell table:formula="of:=IF([.H3]&lt;1;1;0)" office:value-type="float" office:value="1" calcext:value-type="float">
            <text:p>1</text:p>
          </table:table-cell>
          <table:table-cell/>
          <table:table-cell table:formula="of:=IF([.D3]&lt;0; IF([.D3]&lt;0; [.F3]-[.D3]; [.F3]+[.D3]); IF([.D3]&lt;0; [.F3]-[.D3]; [.F3]+[.D3]))" office:value-type="float" office:value="1.676471" calcext:value-type="float">
            <text:p>1,68</text:p>
          </table:table-cell>
          <table:table-cell table:formula="of:=IF([.F3]&lt;0; IF([.B3]&lt;0; [.F3]-[.B3]; [.F3]+[.B3]); IF([.B3]&lt;0; [.F3]-[.B3]; [.F3]+[.B3]))" office:value-type="float" office:value="1.728113" calcext:value-type="float">
            <text:p>1,73</text:p>
          </table:table-cell>
          <table:table-cell table:formula="of:=IF([.G3]&lt;0; IF([.B3]&lt;0; [.G3]-[.B3]; [.G3]+[.B3]); IF([.B3]&lt;0; [.G3]-[.B3]; [.G3]+[.B3]))" office:value-type="float" office:value="0.728113" calcext:value-type="float">
            <text:p>0,73</text:p>
          </table:table-cell>
          <table:table-cell/>
          <table:table-cell table:formula="of:=IF([.L3]=[.M3]; &quot;IGUAL&quot;; IF([.L3]&lt;[.M3]; &quot;RA&quot;; &quot;VNS&quot;))" office:value-type="string" office:string-value="VNS" calcext:value-type="string">
            <text:p>V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formula="of:=COUNTIFS([.O2:.O76];&quot;=VNS&quot;)" office:value-type="float" office:value="40" calcext:value-type="float">
            <text:p>40</text:p>
          </table:table-cell>
          <table:table-cell table:style-name="ce16" table:formula="of:=[.R3]/75" office:value-type="percentage" office:value="0.533333333333333" calcext:value-type="percentage">
            <text:p>53,33%</text:p>
          </table:table-cell>
          <table:table-cell table:formula="of:=[.T2]" office:value-type="float" office:value="1.941168" calcext:value-type="float">
            <text:p>1,94</text:p>
          </table:table-cell>
          <table:table-cell table:formula="of:=([.L3]-[.T3])*([.L3]-[.T3])" office:value-type="float" office:value="0.0453924330250001" calcext:value-type="float">
            <text:p>0,05</text:p>
          </table:table-cell>
          <table:table-cell table:formula="of:=[.V2]" office:value-type="float" office:value="1.261168" calcext:value-type="float">
            <text:p>1,26</text:p>
          </table:table-cell>
          <table:table-cell table:formula="of:=([.M3]-[.V3])*([.M3]-[.V3])" office:value-type="float" office:value="0.284147633025" calcext:value-type="float">
            <text:p>0,28</text:p>
          </table:table-cell>
          <table:table-cell table:number-columns-repeated="2"/>
          <table:table-cell table:formula="of:=[Global.A3]" office:value-type="float" office:value="32" calcext:value-type="float">
            <text:p>32</text:p>
          </table:table-cell>
          <table:table-cell table:formula="of:=[Global.B3]" office:value-type="float" office:value="380" calcext:value-type="float">
            <text:p>380</text:p>
          </table:table-cell>
          <table:table-cell table:formula="of:=[.Z3]+[.AA3]" office:value-type="float" office:value="412" calcext:value-type="float">
            <text:p>412</text:p>
          </table:table-cell>
          <table:table-cell table:formula="of:=[.Z3]*100/[.AB3]" office:value-type="float" office:value="7.76699029126214" calcext:value-type="float">
            <text:p>7,77</text:p>
          </table:table-cell>
          <table:table-cell table:number-columns-repeated="2"/>
          <table:table-cell table:formula="of:=[.C3]-[.D3]" office:value-type="float" office:value="0.676471" calcext:value-type="float">
            <text:p>0,68</text:p>
          </table:table-cell>
          <table:table-cell table:formula="of:=STDEV([.AF2:.AF74])" office:value-type="float" office:value="0.63974746162538" calcext:value-type="float">
            <text:p>0,64</text:p>
          </table:table-cell>
          <table:table-cell office:value-type="string" calcext:value-type="string">
            <text:p>SD</text:p>
          </table:table-cell>
        </table:table-row>
        <table:table-row table:style-name="ro3">
          <table:table-cell table:formula="of:=[Global.C4]" office:value-type="string" office:string-value="rand0-20-10-10-20-3,dssp" calcext:value-type="string">
            <text:p>rand0-20-10-10-20-3,dssp</text:p>
          </table:table-cell>
          <table:table-cell table:formula="of:=[VNS.C4]" office:value-type="float" office:value="-2.842105" calcext:value-type="float">
            <text:p>-2,84</text:p>
          </table:table-cell>
          <table:table-cell table:formula="of:=[Global.E4]" office:value-type="float" office:value="-2" calcext:value-type="float">
            <text:p>-2</text:p>
          </table:table-cell>
          <table:table-cell table:formula="of:=[Global.F4]" office:value-type="float" office:value="-2.816964" calcext:value-type="float">
            <text:p>-2,82</text:p>
          </table:table-cell>
          <table:table-cell table:formula="of:=[Global.G4]" office:value-type="float" office:value="0.069969" calcext:value-type="float">
            <text:p>0,07</text:p>
          </table:table-cell>
          <table:table-cell table:formula="of:=[RA.J4]" office:value-type="float" office:value="-2" calcext:value-type="float">
            <text:p>-2</text:p>
          </table:table-cell>
          <table:table-cell table:formula="of:=[VNS.H4]" office:value-type="float" office:value="-2" calcext:value-type="float">
            <text:p>-2</text:p>
          </table:table-cell>
          <table:table-cell table:formula="of:=[.G4]-[.C4]" office:value-type="float" office:value="0" calcext:value-type="float">
            <text:p>0</text:p>
          </table:table-cell>
          <table:table-cell table:formula="of:=IF([.H4]&lt;1;1;0)" office:value-type="float" office:value="1" calcext:value-type="float">
            <text:p>1</text:p>
          </table:table-cell>
          <table:table-cell/>
          <table:table-cell table:formula="of:=IF([.D4]&lt;0; IF([.D4]&lt;0; [.F4]-[.D4]; [.F4]+[.D4]); IF([.D4]&lt;0; [.F4]-[.D4]; [.F4]+[.D4]))" office:value-type="float" office:value="0.816964" calcext:value-type="float">
            <text:p>0,82</text:p>
          </table:table-cell>
          <table:table-cell table:formula="of:=IF([.F4]&lt;0; IF([.B4]&lt;0; [.F4]-[.B4]; [.F4]+[.B4]); IF([.B4]&lt;0; [.F4]-[.B4]; [.F4]+[.B4]))" office:value-type="float" office:value="0.842105" calcext:value-type="float">
            <text:p>0,84</text:p>
          </table:table-cell>
          <table:table-cell table:formula="of:=IF([.G4]&lt;0; IF([.B4]&lt;0; [.G4]-[.B4]; [.G4]+[.B4]); IF([.B4]&lt;0; [.G4]-[.B4]; [.G4]+[.B4]))" office:value-type="float" office:value="0.842105" calcext:value-type="float">
            <text:p>0,84</text:p>
          </table:table-cell>
          <table:table-cell/>
          <table:table-cell table:formula="of:=IF([.L4]=[.M4]; &quot;IGUAL&quot;; IF([.L4]&lt;[.M4]; &quot;RA&quot;; &quot;VNS&quot;))" office:value-type="string" office:string-value="IGUAL" calcext:value-type="string">
            <text:p>IG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table:formula="of:=COUNTIFS([.O2:.O76];&quot;=RA&quot;)" office:value-type="float" office:value="0" calcext:value-type="float">
            <text:p>0</text:p>
          </table:table-cell>
          <table:table-cell table:style-name="ce16" table:formula="of:=[.R4]/75" office:value-type="percentage" office:value="0" calcext:value-type="percentage">
            <text:p>0,00%</text:p>
          </table:table-cell>
          <table:table-cell table:formula="of:=[.T3]" office:value-type="float" office:value="1.941168" calcext:value-type="float">
            <text:p>1,94</text:p>
          </table:table-cell>
          <table:table-cell table:formula="of:=([.L4]-[.T4])*([.L4]-[.T4])" office:value-type="float" office:value="1.207939477969" calcext:value-type="float">
            <text:p>1,21</text:p>
          </table:table-cell>
          <table:table-cell table:formula="of:=[.V3]" office:value-type="float" office:value="1.261168" calcext:value-type="float">
            <text:p>1,26</text:p>
          </table:table-cell>
          <table:table-cell table:formula="of:=([.M4]-[.V4])*([.M4]-[.V4])" office:value-type="float" office:value="0.175613797969" calcext:value-type="float">
            <text:p>0,18</text:p>
          </table:table-cell>
          <table:table-cell table:number-columns-repeated="2"/>
          <table:table-cell table:formula="of:=[Global.A4]" office:value-type="float" office:value="25" calcext:value-type="float">
            <text:p>25</text:p>
          </table:table-cell>
          <table:table-cell table:formula="of:=[Global.B4]" office:value-type="float" office:value="387" calcext:value-type="float">
            <text:p>387</text:p>
          </table:table-cell>
          <table:table-cell table:formula="of:=[.Z4]+[.AA4]" office:value-type="float" office:value="412" calcext:value-type="float">
            <text:p>412</text:p>
          </table:table-cell>
          <table:table-cell table:formula="of:=[.Z4]*100/[.AB4]" office:value-type="float" office:value="6.06796116504854" calcext:value-type="float">
            <text:p>6,07</text:p>
          </table:table-cell>
          <table:table-cell table:number-columns-repeated="2"/>
          <table:table-cell table:formula="of:=[.C4]-[.D4]" office:value-type="float" office:value="0.816964" calcext:value-type="float">
            <text:p>0,82</text:p>
          </table:table-cell>
          <table:table-cell table:number-columns-repeated="2"/>
        </table:table-row>
        <table:table-row table:style-name="ro3">
          <table:table-cell table:formula="of:=[Global.C5]" office:value-type="string" office:string-value="rand0-20-10-10-20-4,dssp" calcext:value-type="string">
            <text:p>rand0-20-10-10-20-4,dssp</text:p>
          </table:table-cell>
          <table:table-cell table:formula="of:=[VNS.C5]" office:value-type="float" office:value="-2" calcext:value-type="float">
            <text:p>-2</text:p>
          </table:table-cell>
          <table:table-cell table:formula="of:=[Global.E5]" office:value-type="float" office:value="-2" calcext:value-type="float">
            <text:p>-2</text:p>
          </table:table-cell>
          <table:table-cell table:formula="of:=[Global.F5]" office:value-type="float" office:value="-2" calcext:value-type="float">
            <text:p>-2</text:p>
          </table:table-cell>
          <table:table-cell table:formula="of:=[Global.G5]" office:value-type="float" office:value="0.01081" calcext:value-type="float">
            <text:p>0,01</text:p>
          </table:table-cell>
          <table:table-cell table:formula="of:=[RA.J5]" office:value-type="float" office:value="-2" calcext:value-type="float">
            <text:p>-2</text:p>
          </table:table-cell>
          <table:table-cell table:formula="of:=[VNS.H5]" office:value-type="float" office:value="-2" calcext:value-type="float">
            <text:p>-2</text:p>
          </table:table-cell>
          <table:table-cell table:formula="of:=[.G5]-[.C5]" office:value-type="float" office:value="0" calcext:value-type="float">
            <text:p>0</text:p>
          </table:table-cell>
          <table:table-cell table:formula="of:=IF([.H5]&lt;1;1;0)" office:value-type="float" office:value="1" calcext:value-type="float">
            <text:p>1</text:p>
          </table:table-cell>
          <table:table-cell/>
          <table:table-cell table:formula="of:=IF([.D5]&lt;0; IF([.D5]&lt;0; [.F5]-[.D5]; [.F5]+[.D5]); IF([.D5]&lt;0; [.F5]-[.D5]; [.F5]+[.D5]))" office:value-type="float" office:value="0" calcext:value-type="float">
            <text:p>0</text:p>
          </table:table-cell>
          <table:table-cell table:formula="of:=IF([.F5]&lt;0; IF([.B5]&lt;0; [.F5]-[.B5]; [.F5]+[.B5]); IF([.B5]&lt;0; [.F5]-[.B5]; [.F5]+[.B5]))" office:value-type="float" office:value="0" calcext:value-type="float">
            <text:p>0</text:p>
          </table:table-cell>
          <table:table-cell table:formula="of:=IF([.G5]&lt;0; IF([.B5]&lt;0; [.G5]-[.B5]; [.G5]+[.B5]); IF([.B5]&lt;0; [.G5]-[.B5]; [.G5]+[.B5]))" office:value-type="float" office:value="0" calcext:value-type="float">
            <text:p>0</text:p>
          </table:table-cell>
          <table:table-cell/>
          <table:table-cell table:formula="of:=IF([.L5]=[.M5]; &quot;IGUAL&quot;; IF([.L5]&lt;[.M5]; &quot;RA&quot;; &quot;VNS&quot;))" office:value-type="string" office:string-value="IGUAL" calcext:value-type="string">
            <text:p>IGUA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T4]" office:value-type="float" office:value="1.941168" calcext:value-type="float">
            <text:p>1,94</text:p>
          </table:table-cell>
          <table:table-cell table:formula="of:=([.L5]-[.T5])*([.L5]-[.T5])" office:value-type="float" office:value="3.768133204224" calcext:value-type="float">
            <text:p>3,77</text:p>
          </table:table-cell>
          <table:table-cell table:formula="of:=[.V4]" office:value-type="float" office:value="1.261168" calcext:value-type="float">
            <text:p>1,26</text:p>
          </table:table-cell>
          <table:table-cell table:formula="of:=([.M5]-[.V5])*([.M5]-[.V5])" office:value-type="float" office:value="1.590544724224" calcext:value-type="float">
            <text:p>1,59</text:p>
          </table:table-cell>
          <table:table-cell table:number-columns-repeated="2"/>
          <table:table-cell table:formula="of:=[Global.A5]" office:value-type="float" office:value="25" calcext:value-type="float">
            <text:p>25</text:p>
          </table:table-cell>
          <table:table-cell table:formula="of:=[Global.B5]" office:value-type="float" office:value="387" calcext:value-type="float">
            <text:p>387</text:p>
          </table:table-cell>
          <table:table-cell table:formula="of:=[.Z5]+[.AA5]" office:value-type="float" office:value="412" calcext:value-type="float">
            <text:p>412</text:p>
          </table:table-cell>
          <table:table-cell table:formula="of:=[.Z5]*100/[.AB5]" office:value-type="float" office:value="6.06796116504854" calcext:value-type="float">
            <text:p>6,07</text:p>
          </table:table-cell>
          <table:table-cell table:number-columns-repeated="2"/>
          <table:table-cell table:formula="of:=[.C5]-[.D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6]" office:value-type="string" office:string-value="rand0-20-10-10-20-5,dssp" calcext:value-type="string">
            <text:p>rand0-20-10-10-20-5,dssp</text:p>
          </table:table-cell>
          <table:table-cell table:formula="of:=[VNS.C6]" office:value-type="float" office:value="-1.9" calcext:value-type="float">
            <text:p>-1,9</text:p>
          </table:table-cell>
          <table:table-cell table:formula="of:=[Global.E6]" office:value-type="float" office:value="-1" calcext:value-type="float">
            <text:p>-1</text:p>
          </table:table-cell>
          <table:table-cell table:formula="of:=[Global.F6]" office:value-type="float" office:value="-1.857143" calcext:value-type="float">
            <text:p>-1,86</text:p>
          </table:table-cell>
          <table:table-cell table:formula="of:=[Global.G6]" office:value-type="float" office:value="0.096521" calcext:value-type="float">
            <text:p>0,1</text:p>
          </table:table-cell>
          <table:table-cell table:formula="of:=[RA.J6]" office:value-type="float" office:value="-1" calcext:value-type="float">
            <text:p>-1</text:p>
          </table:table-cell>
          <table:table-cell table:formula="of:=[VNS.H6]" office:value-type="float" office:value="-1" calcext:value-type="float">
            <text:p>-1</text:p>
          </table:table-cell>
          <table:table-cell table:formula="of:=[.G6]-[.C6]" office:value-type="float" office:value="0" calcext:value-type="float">
            <text:p>0</text:p>
          </table:table-cell>
          <table:table-cell table:formula="of:=IF([.H6]&lt;1;1;0)" office:value-type="float" office:value="1" calcext:value-type="float">
            <text:p>1</text:p>
          </table:table-cell>
          <table:table-cell/>
          <table:table-cell table:formula="of:=IF([.D6]&lt;0; IF([.D6]&lt;0; [.F6]-[.D6]; [.F6]+[.D6]); IF([.D6]&lt;0; [.F6]-[.D6]; [.F6]+[.D6]))" office:value-type="float" office:value="0.857143" calcext:value-type="float">
            <text:p>0,86</text:p>
          </table:table-cell>
          <table:table-cell table:formula="of:=IF([.F6]&lt;0; IF([.B6]&lt;0; [.F6]-[.B6]; [.F6]+[.B6]); IF([.B6]&lt;0; [.F6]-[.B6]; [.F6]+[.B6]))" office:value-type="float" office:value="0.9" calcext:value-type="float">
            <text:p>0,9</text:p>
          </table:table-cell>
          <table:table-cell table:formula="of:=IF([.G6]&lt;0; IF([.B6]&lt;0; [.G6]-[.B6]; [.G6]+[.B6]); IF([.B6]&lt;0; [.G6]-[.B6]; [.G6]+[.B6]))" office:value-type="float" office:value="0.9" calcext:value-type="float">
            <text:p>0,9</text:p>
          </table:table-cell>
          <table:table-cell/>
          <table:table-cell table:formula="of:=IF([.L6]=[.M6]; &quot;IGUAL&quot;; IF([.L6]&lt;[.M6]; &quot;RA&quot;; &quot;VNS&quot;))" office:value-type="string" office:string-value="IGUAL" calcext:value-type="string">
            <text:p>IGUA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T5]" office:value-type="float" office:value="1.941168" calcext:value-type="float">
            <text:p>1,94</text:p>
          </table:table-cell>
          <table:table-cell table:formula="of:=([.L6]-[.T6])*([.L6]-[.T6])" office:value-type="float" office:value="1.084030804224" calcext:value-type="float">
            <text:p>1,08</text:p>
          </table:table-cell>
          <table:table-cell table:formula="of:=[.V5]" office:value-type="float" office:value="1.261168" calcext:value-type="float">
            <text:p>1,26</text:p>
          </table:table-cell>
          <table:table-cell table:formula="of:=([.M6]-[.V6])*([.M6]-[.V6])" office:value-type="float" office:value="0.130442324224" calcext:value-type="float">
            <text:p>0,13</text:p>
          </table:table-cell>
          <table:table-cell table:number-columns-repeated="2"/>
          <table:table-cell table:formula="of:=[Global.A6]" office:value-type="float" office:value="30" calcext:value-type="float">
            <text:p>30</text:p>
          </table:table-cell>
          <table:table-cell table:formula="of:=[Global.B6]" office:value-type="float" office:value="382" calcext:value-type="float">
            <text:p>382</text:p>
          </table:table-cell>
          <table:table-cell table:formula="of:=[.Z6]+[.AA6]" office:value-type="float" office:value="412" calcext:value-type="float">
            <text:p>412</text:p>
          </table:table-cell>
          <table:table-cell table:formula="of:=[.Z6]*100/[.AB6]" office:value-type="float" office:value="7.28155339805825" calcext:value-type="float">
            <text:p>7,28</text:p>
          </table:table-cell>
          <table:table-cell table:number-columns-repeated="2"/>
          <table:table-cell table:formula="of:=[.C6]-[.D6]" office:value-type="float" office:value="0.857143" calcext:value-type="float">
            <text:p>0,86</text:p>
          </table:table-cell>
          <table:table-cell table:number-columns-repeated="2"/>
        </table:table-row>
        <table:table-row table:style-name="ro3">
          <table:table-cell table:formula="of:=[Global.C7]" office:value-type="string" office:string-value="rand0-20-15-15-30-1,dssp" calcext:value-type="string">
            <text:p>rand0-20-15-15-30-1,dssp</text:p>
          </table:table-cell>
          <table:table-cell table:formula="of:=[VNS.C7]" office:value-type="float" office:value="-4.421377" calcext:value-type="float">
            <text:p>-4,42</text:p>
          </table:table-cell>
          <table:table-cell table:formula="of:=[Global.E7]" office:value-type="float" office:value="-4" calcext:value-type="float">
            <text:p>-4</text:p>
          </table:table-cell>
          <table:table-cell table:formula="of:=[Global.F7]" office:value-type="float" office:value="-4.369565" calcext:value-type="float">
            <text:p>-4,37</text:p>
          </table:table-cell>
          <table:table-cell table:formula="of:=[Global.G7]" office:value-type="float" office:value="0.089092" calcext:value-type="float">
            <text:p>0,09</text:p>
          </table:table-cell>
          <table:table-cell table:formula="of:=[RA.J7]" office:value-type="float" office:value="-3" calcext:value-type="float">
            <text:p>-3</text:p>
          </table:table-cell>
          <table:table-cell table:formula="of:=[VNS.H7]" office:value-type="float" office:value="-3" calcext:value-type="float">
            <text:p>-3</text:p>
          </table:table-cell>
          <table:table-cell table:formula="of:=[.G7]-[.C7]" office:value-type="float" office:value="1" calcext:value-type="float">
            <text:p>1</text:p>
          </table:table-cell>
          <table:table-cell table:formula="of:=IF([.H7]&lt;1;1;0)" office:value-type="float" office:value="0" calcext:value-type="float">
            <text:p>0</text:p>
          </table:table-cell>
          <table:table-cell/>
          <table:table-cell table:formula="of:=IF([.D7]&lt;0; IF([.D7]&lt;0; [.F7]-[.D7]; [.F7]+[.D7]); IF([.D7]&lt;0; [.F7]-[.D7]; [.F7]+[.D7]))" office:value-type="float" office:value="1.369565" calcext:value-type="float">
            <text:p>1,37</text:p>
          </table:table-cell>
          <table:table-cell table:formula="of:=IF([.F7]&lt;0; IF([.B7]&lt;0; [.F7]-[.B7]; [.F7]+[.B7]); IF([.B7]&lt;0; [.F7]-[.B7]; [.F7]+[.B7]))" office:value-type="float" office:value="1.421377" calcext:value-type="float">
            <text:p>1,42</text:p>
          </table:table-cell>
          <table:table-cell table:formula="of:=IF([.G7]&lt;0; IF([.B7]&lt;0; [.G7]-[.B7]; [.G7]+[.B7]); IF([.B7]&lt;0; [.G7]-[.B7]; [.G7]+[.B7]))" office:value-type="float" office:value="1.421377" calcext:value-type="float">
            <text:p>1,42</text:p>
          </table:table-cell>
          <table:table-cell/>
          <table:table-cell table:formula="of:=IF([.L7]=[.M7]; &quot;IGUAL&quot;; IF([.L7]&lt;[.M7]; &quot;RA&quot;; &quot;VNS&quot;))" office:value-type="string" office:string-value="IGUAL" calcext:value-type="string">
            <text:p>IGU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_BARRA</text:p>
          </table:table-cell>
          <table:table-cell table:formula="of:=AVERAGE([.K2:.K76])" office:value-type="float" office:value="1.81599704" calcext:value-type="float">
            <text:p>1,82</text:p>
          </table:table-cell>
          <table:table-cell/>
          <table:table-cell table:formula="of:=[.T6]" office:value-type="float" office:value="1.941168" calcext:value-type="float">
            <text:p>1,94</text:p>
          </table:table-cell>
          <table:table-cell table:formula="of:=([.L7]-[.T7])*([.L7]-[.T7])" office:value-type="float" office:value="0.270182683681001" calcext:value-type="float">
            <text:p>0,27</text:p>
          </table:table-cell>
          <table:table-cell table:formula="of:=[.V6]" office:value-type="float" office:value="1.261168" calcext:value-type="float">
            <text:p>1,26</text:p>
          </table:table-cell>
          <table:table-cell table:formula="of:=([.M7]-[.V7])*([.M7]-[.V7])" office:value-type="float" office:value="0.0256669236809999" calcext:value-type="float">
            <text:p>0,03</text:p>
          </table:table-cell>
          <table:table-cell table:number-columns-repeated="2"/>
          <table:table-cell table:formula="of:=[Global.A7]" office:value-type="float" office:value="49" calcext:value-type="float">
            <text:p>49</text:p>
          </table:table-cell>
          <table:table-cell table:formula="of:=[Global.B7]" office:value-type="float" office:value="568" calcext:value-type="float">
            <text:p>568</text:p>
          </table:table-cell>
          <table:table-cell table:formula="of:=[.Z7]+[.AA7]" office:value-type="float" office:value="617" calcext:value-type="float">
            <text:p>617</text:p>
          </table:table-cell>
          <table:table-cell table:formula="of:=[.Z7]*100/[.AB7]" office:value-type="float" office:value="7.94165316045381" calcext:value-type="float">
            <text:p>7,94</text:p>
          </table:table-cell>
          <table:table-cell table:number-columns-repeated="2"/>
          <table:table-cell table:formula="of:=[.C7]-[.D7]" office:value-type="float" office:value="0.369565" calcext:value-type="float">
            <text:p>0,37</text:p>
          </table:table-cell>
          <table:table-cell table:number-columns-repeated="2"/>
        </table:table-row>
        <table:table-row table:style-name="ro3">
          <table:table-cell table:formula="of:=[Global.C8]" office:value-type="string" office:string-value="rand0-20-15-15-30-2,dssp" calcext:value-type="string">
            <text:p>rand0-20-15-15-30-2,dssp</text:p>
          </table:table-cell>
          <table:table-cell table:formula="of:=[VNS.C8]" office:value-type="float" office:value="-3.845307" calcext:value-type="float">
            <text:p>-3,85</text:p>
          </table:table-cell>
          <table:table-cell table:formula="of:=[Global.E8]" office:value-type="float" office:value="-3" calcext:value-type="float">
            <text:p>-3</text:p>
          </table:table-cell>
          <table:table-cell table:formula="of:=[Global.F8]" office:value-type="float" office:value="-3.792472" calcext:value-type="float">
            <text:p>-3,79</text:p>
          </table:table-cell>
          <table:table-cell table:formula="of:=[Global.G8]" office:value-type="float" office:value="0.342487" calcext:value-type="float">
            <text:p>0,34</text:p>
          </table:table-cell>
          <table:table-cell table:formula="of:=[RA.J8]" office:value-type="float" office:value="-2" calcext:value-type="float">
            <text:p>-2</text:p>
          </table:table-cell>
          <table:table-cell table:formula="of:=[VNS.H8]" office:value-type="float" office:value="-3" calcext:value-type="float">
            <text:p>-3</text:p>
          </table:table-cell>
          <table:table-cell table:formula="of:=[.G8]-[.C8]" office:value-type="float" office:value="0" calcext:value-type="float">
            <text:p>0</text:p>
          </table:table-cell>
          <table:table-cell table:formula="of:=IF([.H8]&lt;1;1;0)" office:value-type="float" office:value="1" calcext:value-type="float">
            <text:p>1</text:p>
          </table:table-cell>
          <table:table-cell/>
          <table:table-cell table:formula="of:=IF([.D8]&lt;0; IF([.D8]&lt;0; [.F8]-[.D8]; [.F8]+[.D8]); IF([.D8]&lt;0; [.F8]-[.D8]; [.F8]+[.D8]))" office:value-type="float" office:value="1.792472" calcext:value-type="float">
            <text:p>1,79</text:p>
          </table:table-cell>
          <table:table-cell table:formula="of:=IF([.F8]&lt;0; IF([.B8]&lt;0; [.F8]-[.B8]; [.F8]+[.B8]); IF([.B8]&lt;0; [.F8]-[.B8]; [.F8]+[.B8]))" office:value-type="float" office:value="1.845307" calcext:value-type="float">
            <text:p>1,85</text:p>
          </table:table-cell>
          <table:table-cell table:formula="of:=IF([.G8]&lt;0; IF([.B8]&lt;0; [.G8]-[.B8]; [.G8]+[.B8]); IF([.B8]&lt;0; [.G8]-[.B8]; [.G8]+[.B8]))" office:value-type="float" office:value="0.845307" calcext:value-type="float">
            <text:p>0,85</text:p>
          </table:table-cell>
          <table:table-cell/>
          <table:table-cell table:formula="of:=IF([.L8]=[.M8]; &quot;IGUAL&quot;; IF([.L8]&lt;[.M8]; &quot;RA&quot;; &quot;VNS&quot;))" office:value-type="string" office:string-value="VNS" calcext:value-type="string">
            <text:p>V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_BARRA</text:p>
          </table:table-cell>
          <table:table-cell table:style-name="ce15" table:formula="of:=AVERAGE([.L2:.L76])" office:value-type="float" office:value="1.941168" calcext:value-type="float">
            <text:p>1,94</text:p>
          </table:table-cell>
          <table:table-cell/>
          <table:table-cell table:formula="of:=[.T7]" office:value-type="float" office:value="1.941168" calcext:value-type="float">
            <text:p>1,94</text:p>
          </table:table-cell>
          <table:table-cell table:formula="of:=([.L8]-[.T8])*([.L8]-[.T8])" office:value-type="float" office:value="0.00918933132100004" calcext:value-type="float">
            <text:p>0,01</text:p>
          </table:table-cell>
          <table:table-cell table:formula="of:=[.V7]" office:value-type="float" office:value="1.261168" calcext:value-type="float">
            <text:p>1,26</text:p>
          </table:table-cell>
          <table:table-cell table:formula="of:=([.M8]-[.V8])*([.M8]-[.V8])" office:value-type="float" office:value="0.172940371321" calcext:value-type="float">
            <text:p>0,17</text:p>
          </table:table-cell>
          <table:table-cell table:number-columns-repeated="2"/>
          <table:table-cell table:formula="of:=[Global.A8]" office:value-type="float" office:value="41" calcext:value-type="float">
            <text:p>41</text:p>
          </table:table-cell>
          <table:table-cell table:formula="of:=[Global.B8]" office:value-type="float" office:value="576" calcext:value-type="float">
            <text:p>576</text:p>
          </table:table-cell>
          <table:table-cell table:formula="of:=[.Z8]+[.AA8]" office:value-type="float" office:value="617" calcext:value-type="float">
            <text:p>617</text:p>
          </table:table-cell>
          <table:table-cell table:formula="of:=[.Z8]*100/[.AB8]" office:value-type="float" office:value="6.645056726094" calcext:value-type="float">
            <text:p>6,65</text:p>
          </table:table-cell>
          <table:table-cell table:number-columns-repeated="2"/>
          <table:table-cell table:formula="of:=[.C8]-[.D8]" office:value-type="float" office:value="0.792472" calcext:value-type="float">
            <text:p>0,79</text:p>
          </table:table-cell>
          <table:table-cell table:number-columns-repeated="2"/>
        </table:table-row>
        <table:table-row table:style-name="ro3">
          <table:table-cell table:formula="of:=[Global.C9]" office:value-type="string" office:string-value="rand0-20-15-15-30-3,dssp" calcext:value-type="string">
            <text:p>rand0-20-15-15-30-3,dssp</text:p>
          </table:table-cell>
          <table:table-cell table:formula="of:=[VNS.C9]" office:value-type="float" office:value="-2.92906" calcext:value-type="float">
            <text:p>-2,93</text:p>
          </table:table-cell>
          <table:table-cell table:formula="of:=[Global.E9]" office:value-type="float" office:value="-2" calcext:value-type="float">
            <text:p>-2</text:p>
          </table:table-cell>
          <table:table-cell table:formula="of:=[Global.F9]" office:value-type="float" office:value="-2.868421" calcext:value-type="float">
            <text:p>-2,87</text:p>
          </table:table-cell>
          <table:table-cell table:formula="of:=[Global.G9]" office:value-type="float" office:value="0.335239" calcext:value-type="float">
            <text:p>0,34</text:p>
          </table:table-cell>
          <table:table-cell table:formula="of:=[RA.J9]" office:value-type="float" office:value="-1" calcext:value-type="float">
            <text:p>-1</text:p>
          </table:table-cell>
          <table:table-cell table:formula="of:=[VNS.H9]" office:value-type="float" office:value="-2" calcext:value-type="float">
            <text:p>-2</text:p>
          </table:table-cell>
          <table:table-cell table:formula="of:=[.G9]-[.C9]" office:value-type="float" office:value="0" calcext:value-type="float">
            <text:p>0</text:p>
          </table:table-cell>
          <table:table-cell table:formula="of:=IF([.H9]&lt;1;1;0)" office:value-type="float" office:value="1" calcext:value-type="float">
            <text:p>1</text:p>
          </table:table-cell>
          <table:table-cell/>
          <table:table-cell table:formula="of:=IF([.D9]&lt;0; IF([.D9]&lt;0; [.F9]-[.D9]; [.F9]+[.D9]); IF([.D9]&lt;0; [.F9]-[.D9]; [.F9]+[.D9]))" office:value-type="float" office:value="1.868421" calcext:value-type="float">
            <text:p>1,87</text:p>
          </table:table-cell>
          <table:table-cell table:formula="of:=IF([.F9]&lt;0; IF([.B9]&lt;0; [.F9]-[.B9]; [.F9]+[.B9]); IF([.B9]&lt;0; [.F9]-[.B9]; [.F9]+[.B9]))" office:value-type="float" office:value="1.92906" calcext:value-type="float">
            <text:p>1,93</text:p>
          </table:table-cell>
          <table:table-cell table:formula="of:=IF([.G9]&lt;0; IF([.B9]&lt;0; [.G9]-[.B9]; [.G9]+[.B9]); IF([.B9]&lt;0; [.G9]-[.B9]; [.G9]+[.B9]))" office:value-type="float" office:value="0.92906" calcext:value-type="float">
            <text:p>0,93</text:p>
          </table:table-cell>
          <table:table-cell/>
          <table:table-cell table:formula="of:=IF([.L9]=[.M9]; &quot;IGUAL&quot;; IF([.L9]&lt;[.M9]; &quot;RA&quot;; &quot;VNS&quot;))" office:value-type="string" office:string-value="VNS" calcext:value-type="string">
            <text:p>V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_BARRA</text:p>
          </table:table-cell>
          <table:table-cell table:style-name="ce15" table:formula="of:=AVERAGE([.M2:.M76])" office:value-type="float" office:value="1.261168" calcext:value-type="float">
            <text:p>1,26</text:p>
          </table:table-cell>
          <table:table-cell/>
          <table:table-cell table:formula="of:=[.T8]" office:value-type="float" office:value="1.941168" calcext:value-type="float">
            <text:p>1,94</text:p>
          </table:table-cell>
          <table:table-cell table:formula="of:=([.L9]-[.T9])*([.L9]-[.T9])" office:value-type="float" office:value="0.000146603664" calcext:value-type="float">
            <text:p>0</text:p>
          </table:table-cell>
          <table:table-cell table:formula="of:=[.V8]" office:value-type="float" office:value="1.261168" calcext:value-type="float">
            <text:p>1,26</text:p>
          </table:table-cell>
          <table:table-cell table:formula="of:=([.M9]-[.V9])*([.M9]-[.V9])" office:value-type="float" office:value="0.110295723664" calcext:value-type="float">
            <text:p>0,11</text:p>
          </table:table-cell>
          <table:table-cell table:number-columns-repeated="2"/>
          <table:table-cell table:formula="of:=[Global.A9]" office:value-type="float" office:value="49" calcext:value-type="float">
            <text:p>49</text:p>
          </table:table-cell>
          <table:table-cell table:formula="of:=[Global.B9]" office:value-type="float" office:value="568" calcext:value-type="float">
            <text:p>568</text:p>
          </table:table-cell>
          <table:table-cell table:formula="of:=[.Z9]+[.AA9]" office:value-type="float" office:value="617" calcext:value-type="float">
            <text:p>617</text:p>
          </table:table-cell>
          <table:table-cell table:formula="of:=[.Z9]*100/[.AB9]" office:value-type="float" office:value="7.94165316045381" calcext:value-type="float">
            <text:p>7,94</text:p>
          </table:table-cell>
          <table:table-cell table:number-columns-repeated="2"/>
          <table:table-cell table:formula="of:=[.C9]-[.D9]" office:value-type="float" office:value="0.868421" calcext:value-type="float">
            <text:p>0,87</text:p>
          </table:table-cell>
          <table:table-cell table:number-columns-repeated="2"/>
        </table:table-row>
        <table:table-row table:style-name="ro3">
          <table:table-cell table:formula="of:=[Global.C10]" office:value-type="string" office:string-value="rand0-20-15-15-30-4,dssp" calcext:value-type="string">
            <text:p>rand0-20-15-15-30-4,dssp</text:p>
          </table:table-cell>
          <table:table-cell table:formula="of:=[VNS.C10]" office:value-type="float" office:value="-2.517715" calcext:value-type="float">
            <text:p>-2,52</text:p>
          </table:table-cell>
          <table:table-cell table:formula="of:=[Global.E10]" office:value-type="float" office:value="-2" calcext:value-type="float">
            <text:p>-2</text:p>
          </table:table-cell>
          <table:table-cell table:formula="of:=[Global.F10]" office:value-type="float" office:value="-2.441224" calcext:value-type="float">
            <text:p>-2,44</text:p>
          </table:table-cell>
          <table:table-cell table:formula="of:=[Global.G10]" office:value-type="float" office:value="0.156814" calcext:value-type="float">
            <text:p>0,16</text:p>
          </table:table-cell>
          <table:table-cell table:formula="of:=[RA.J10]" office:value-type="float" office:value="-1" calcext:value-type="float">
            <text:p>-1</text:p>
          </table:table-cell>
          <table:table-cell table:formula="of:=[VNS.H10]" office:value-type="float" office:value="-2" calcext:value-type="float">
            <text:p>-2</text:p>
          </table:table-cell>
          <table:table-cell table:formula="of:=[.G10]-[.C10]" office:value-type="float" office:value="0" calcext:value-type="float">
            <text:p>0</text:p>
          </table:table-cell>
          <table:table-cell table:formula="of:=IF([.H10]&lt;1;1;0)" office:value-type="float" office:value="1" calcext:value-type="float">
            <text:p>1</text:p>
          </table:table-cell>
          <table:table-cell/>
          <table:table-cell table:formula="of:=IF([.D10]&lt;0; IF([.D10]&lt;0; [.F10]-[.D10]; [.F10]+[.D10]); IF([.D10]&lt;0; [.F10]-[.D10]; [.F10]+[.D10]))" office:value-type="float" office:value="1.441224" calcext:value-type="float">
            <text:p>1,44</text:p>
          </table:table-cell>
          <table:table-cell table:formula="of:=IF([.F10]&lt;0; IF([.B10]&lt;0; [.F10]-[.B10]; [.F10]+[.B10]); IF([.B10]&lt;0; [.F10]-[.B10]; [.F10]+[.B10]))" office:value-type="float" office:value="1.517715" calcext:value-type="float">
            <text:p>1,52</text:p>
          </table:table-cell>
          <table:table-cell table:formula="of:=IF([.G10]&lt;0; IF([.B10]&lt;0; [.G10]-[.B10]; [.G10]+[.B10]); IF([.B10]&lt;0; [.G10]-[.B10]; [.G10]+[.B10]))" office:value-type="float" office:value="0.517715" calcext:value-type="float">
            <text:p>0,52</text:p>
          </table:table-cell>
          <table:table-cell/>
          <table:table-cell table:formula="of:=IF([.L10]=[.M10]; &quot;IGUAL&quot;; IF([.L10]&lt;[.M10]; &quot;RA&quot;; &quot;VNS&quot;))" office:value-type="string" office:string-value="VNS" calcext:value-type="string">
            <text:p>V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vpad RA</text:p>
          </table:table-cell>
          <table:table-cell table:formula="of:=STDEV([.L2:.L76])" office:value-type="float" office:value="1.4137367463542" calcext:value-type="float">
            <text:p>1,41</text:p>
          </table:table-cell>
          <table:table-cell table:style-name="ce15" table:formula="of:=SQRT(DEVSQ([.L2:.L76])/75)" office:value-type="float" office:value="1.40428020713541" calcext:value-type="float">
            <text:p>1,4</text:p>
          </table:table-cell>
          <table:table-cell table:formula="of:=[.T9]" office:value-type="float" office:value="1.941168" calcext:value-type="float">
            <text:p>1,94</text:p>
          </table:table-cell>
          <table:table-cell table:formula="of:=([.L10]-[.T10])*([.L10]-[.T10])" office:value-type="float" office:value="0.179312443209" calcext:value-type="float">
            <text:p>0,18</text:p>
          </table:table-cell>
          <table:table-cell table:formula="of:=[.V9]" office:value-type="float" office:value="1.261168" calcext:value-type="float">
            <text:p>1,26</text:p>
          </table:table-cell>
          <table:table-cell table:formula="of:=([.M10]-[.V10])*([.M10]-[.V10])" office:value-type="float" office:value="0.552722363209" calcext:value-type="float">
            <text:p>0,55</text:p>
          </table:table-cell>
          <table:table-cell table:number-columns-repeated="2"/>
          <table:table-cell table:formula="of:=[Global.A10]" office:value-type="float" office:value="46" calcext:value-type="float">
            <text:p>46</text:p>
          </table:table-cell>
          <table:table-cell table:formula="of:=[Global.B10]" office:value-type="float" office:value="571" calcext:value-type="float">
            <text:p>571</text:p>
          </table:table-cell>
          <table:table-cell table:formula="of:=[.Z10]+[.AA10]" office:value-type="float" office:value="617" calcext:value-type="float">
            <text:p>617</text:p>
          </table:table-cell>
          <table:table-cell table:formula="of:=[.Z10]*100/[.AB10]" office:value-type="float" office:value="7.45542949756888" calcext:value-type="float">
            <text:p>7,46</text:p>
          </table:table-cell>
          <table:table-cell table:number-columns-repeated="2"/>
          <table:table-cell table:formula="of:=[.C10]-[.D10]" office:value-type="float" office:value="0.441224" calcext:value-type="float">
            <text:p>0,44</text:p>
          </table:table-cell>
          <table:table-cell table:number-columns-repeated="2"/>
        </table:table-row>
        <table:table-row table:style-name="ro3">
          <table:table-cell table:formula="of:=[Global.C11]" office:value-type="string" office:string-value="rand0-20-15-15-30-5,dssp" calcext:value-type="string">
            <text:p>rand0-20-15-15-30-5,dssp</text:p>
          </table:table-cell>
          <table:table-cell table:formula="of:=[VNS.C11]" office:value-type="float" office:value="-2.317857" calcext:value-type="float">
            <text:p>-2,32</text:p>
          </table:table-cell>
          <table:table-cell table:formula="of:=[Global.E11]" office:value-type="float" office:value="-2" calcext:value-type="float">
            <text:p>-2</text:p>
          </table:table-cell>
          <table:table-cell table:formula="of:=[Global.F11]" office:value-type="float" office:value="-2.250517" calcext:value-type="float">
            <text:p>-2,25</text:p>
          </table:table-cell>
          <table:table-cell table:formula="of:=[Global.G11]" office:value-type="float" office:value="0.343655" calcext:value-type="float">
            <text:p>0,34</text:p>
          </table:table-cell>
          <table:table-cell table:formula="of:=[RA.J11]" office:value-type="float" office:value="-1" calcext:value-type="float">
            <text:p>-1</text:p>
          </table:table-cell>
          <table:table-cell table:formula="of:=[VNS.H11]" office:value-type="float" office:value="-1" calcext:value-type="float">
            <text:p>-1</text:p>
          </table:table-cell>
          <table:table-cell table:formula="of:=[.G11]-[.C11]" office:value-type="float" office:value="1" calcext:value-type="float">
            <text:p>1</text:p>
          </table:table-cell>
          <table:table-cell table:formula="of:=IF([.H11]&lt;1;1;0)" office:value-type="float" office:value="0" calcext:value-type="float">
            <text:p>0</text:p>
          </table:table-cell>
          <table:table-cell/>
          <table:table-cell table:formula="of:=IF([.D11]&lt;0; IF([.D11]&lt;0; [.F11]-[.D11]; [.F11]+[.D11]); IF([.D11]&lt;0; [.F11]-[.D11]; [.F11]+[.D11]))" office:value-type="float" office:value="1.250517" calcext:value-type="float">
            <text:p>1,25</text:p>
          </table:table-cell>
          <table:table-cell table:formula="of:=IF([.F11]&lt;0; IF([.B11]&lt;0; [.F11]-[.B11]; [.F11]+[.B11]); IF([.B11]&lt;0; [.F11]-[.B11]; [.F11]+[.B11]))" office:value-type="float" office:value="1.317857" calcext:value-type="float">
            <text:p>1,32</text:p>
          </table:table-cell>
          <table:table-cell table:formula="of:=IF([.G11]&lt;0; IF([.B11]&lt;0; [.G11]-[.B11]; [.G11]+[.B11]); IF([.B11]&lt;0; [.G11]-[.B11]; [.G11]+[.B11]))" office:value-type="float" office:value="1.317857" calcext:value-type="float">
            <text:p>1,32</text:p>
          </table:table-cell>
          <table:table-cell/>
          <table:table-cell table:formula="of:=IF([.L11]=[.M11]; &quot;IGUAL&quot;; IF([.L11]&lt;[.M11]; &quot;RA&quot;; &quot;VNS&quot;))" office:value-type="string" office:string-value="IGUAL" calcext:value-type="string">
            <text:p>IGU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vpad VNS</text:p>
          </table:table-cell>
          <table:table-cell table:formula="of:=STDEV([.M2:.M76])" office:value-type="float" office:value="0.938302287424877" calcext:value-type="float">
            <text:p>0,94</text:p>
          </table:table-cell>
          <table:table-cell table:style-name="ce15" table:formula="of:=SQRT(DEVSQ([.M2:.M76])/75)" office:value-type="float" office:value="0.932025947503037" calcext:value-type="float">
            <text:p>0,93</text:p>
          </table:table-cell>
          <table:table-cell table:formula="of:=[.T10]" office:value-type="float" office:value="1.941168" calcext:value-type="float">
            <text:p>1,94</text:p>
          </table:table-cell>
          <table:table-cell table:formula="of:=([.L11]-[.T11])*([.L11]-[.T11])" office:value-type="float" office:value="0.388516602721" calcext:value-type="float">
            <text:p>0,39</text:p>
          </table:table-cell>
          <table:table-cell table:formula="of:=[.V10]" office:value-type="float" office:value="1.261168" calcext:value-type="float">
            <text:p>1,26</text:p>
          </table:table-cell>
          <table:table-cell table:formula="of:=([.M11]-[.V11])*([.M11]-[.V11])" office:value-type="float" office:value="0.00321364272100002" calcext:value-type="float">
            <text:p>0</text:p>
          </table:table-cell>
          <table:table-cell table:number-columns-repeated="2"/>
          <table:table-cell table:formula="of:=[Global.A11]" office:value-type="float" office:value="45" calcext:value-type="float">
            <text:p>45</text:p>
          </table:table-cell>
          <table:table-cell table:formula="of:=[Global.B11]" office:value-type="float" office:value="572" calcext:value-type="float">
            <text:p>572</text:p>
          </table:table-cell>
          <table:table-cell table:formula="of:=[.Z11]+[.AA11]" office:value-type="float" office:value="617" calcext:value-type="float">
            <text:p>617</text:p>
          </table:table-cell>
          <table:table-cell table:formula="of:=[.Z11]*100/[.AB11]" office:value-type="float" office:value="7.29335494327391" calcext:value-type="float">
            <text:p>7,29</text:p>
          </table:table-cell>
          <table:table-cell table:number-columns-repeated="2"/>
          <table:table-cell table:formula="of:=[.C11]-[.D11]" office:value-type="float" office:value="0.250517" calcext:value-type="float">
            <text:p>0,25</text:p>
          </table:table-cell>
          <table:table-cell table:number-columns-repeated="2"/>
        </table:table-row>
        <table:table-row table:style-name="ro3">
          <table:table-cell table:formula="of:=[Global.C12]" office:value-type="string" office:string-value="rand0-20-20-20-40-1,dssp" calcext:value-type="string">
            <text:p>rand0-20-20-20-40-1,dssp</text:p>
          </table:table-cell>
          <table:table-cell table:formula="of:=[VNS.C12]" office:value-type="float" office:value="-4.474582" calcext:value-type="float">
            <text:p>-4,47</text:p>
          </table:table-cell>
          <table:table-cell table:formula="of:=[Global.E12]" office:value-type="float" office:value="-4" calcext:value-type="float">
            <text:p>-4</text:p>
          </table:table-cell>
          <table:table-cell table:formula="of:=[Global.F12]" office:value-type="float" office:value="-4.436534" calcext:value-type="float">
            <text:p>-4,44</text:p>
          </table:table-cell>
          <table:table-cell table:formula="of:=[Global.G12]" office:value-type="float" office:value="1.527013" calcext:value-type="float">
            <text:p>1,53</text:p>
          </table:table-cell>
          <table:table-cell table:formula="of:=[RA.J12]" office:value-type="float" office:value="-2" calcext:value-type="float">
            <text:p>-2</text:p>
          </table:table-cell>
          <table:table-cell table:formula="of:=[VNS.H12]" office:value-type="float" office:value="-3" calcext:value-type="float">
            <text:p>-3</text:p>
          </table:table-cell>
          <table:table-cell table:formula="of:=[.G12]-[.C12]" office:value-type="float" office:value="1" calcext:value-type="float">
            <text:p>1</text:p>
          </table:table-cell>
          <table:table-cell table:formula="of:=IF([.H12]&lt;1;1;0)" office:value-type="float" office:value="0" calcext:value-type="float">
            <text:p>0</text:p>
          </table:table-cell>
          <table:table-cell/>
          <table:table-cell table:formula="of:=IF([.D12]&lt;0; IF([.D12]&lt;0; [.F12]-[.D12]; [.F12]+[.D12]); IF([.D12]&lt;0; [.F12]-[.D12]; [.F12]+[.D12]))" office:value-type="float" office:value="2.436534" calcext:value-type="float">
            <text:p>2,44</text:p>
          </table:table-cell>
          <table:table-cell table:formula="of:=IF([.F12]&lt;0; IF([.B12]&lt;0; [.F12]-[.B12]; [.F12]+[.B12]); IF([.B12]&lt;0; [.F12]-[.B12]; [.F12]+[.B12]))" office:value-type="float" office:value="2.474582" calcext:value-type="float">
            <text:p>2,47</text:p>
          </table:table-cell>
          <table:table-cell table:formula="of:=IF([.G12]&lt;0; IF([.B12]&lt;0; [.G12]-[.B12]; [.G12]+[.B12]); IF([.B12]&lt;0; [.G12]-[.B12]; [.G12]+[.B12]))" office:value-type="float" office:value="1.474582" calcext:value-type="float">
            <text:p>1,47</text:p>
          </table:table-cell>
          <table:table-cell/>
          <table:table-cell table:formula="of:=IF([.L12]=[.M12]; &quot;IGUAL&quot;; IF([.L12]&lt;[.M12]; &quot;RA&quot;; &quot;VNS&quot;))" office:value-type="string" office:string-value="VNS" calcext:value-type="string">
            <text:p>VN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T11]" office:value-type="float" office:value="1.941168" calcext:value-type="float">
            <text:p>1,94</text:p>
          </table:table-cell>
          <table:table-cell table:formula="of:=([.L12]-[.T12])*([.L12]-[.T12])" office:value-type="float" office:value="0.284530495396" calcext:value-type="float">
            <text:p>0,28</text:p>
          </table:table-cell>
          <table:table-cell table:formula="of:=[.V11]" office:value-type="float" office:value="1.261168" calcext:value-type="float">
            <text:p>1,26</text:p>
          </table:table-cell>
          <table:table-cell table:formula="of:=([.M12]-[.V12])*([.M12]-[.V12])" office:value-type="float" office:value="0.045545535396" calcext:value-type="float">
            <text:p>0,05</text:p>
          </table:table-cell>
          <table:table-cell table:number-columns-repeated="2"/>
          <table:table-cell table:formula="of:=[Global.A12]" office:value-type="float" office:value="59" calcext:value-type="float">
            <text:p>59</text:p>
          </table:table-cell>
          <table:table-cell table:formula="of:=[Global.B12]" office:value-type="float" office:value="763" calcext:value-type="float">
            <text:p>763</text:p>
          </table:table-cell>
          <table:table-cell table:formula="of:=[.Z12]+[.AA12]" office:value-type="float" office:value="822" calcext:value-type="float">
            <text:p>822</text:p>
          </table:table-cell>
          <table:table-cell table:formula="of:=[.Z12]*100/[.AB12]" office:value-type="float" office:value="7.17761557177616" calcext:value-type="float">
            <text:p>7,18</text:p>
          </table:table-cell>
          <table:table-cell table:number-columns-repeated="2"/>
          <table:table-cell table:formula="of:=[.C12]-[.D12]" office:value-type="float" office:value="0.436534" calcext:value-type="float">
            <text:p>0,44</text:p>
          </table:table-cell>
          <table:table-cell table:number-columns-repeated="2"/>
        </table:table-row>
        <table:table-row table:style-name="ro3">
          <table:table-cell table:formula="of:=[Global.C13]" office:value-type="string" office:string-value="rand0-20-20-20-40-2,dssp" calcext:value-type="string">
            <text:p>rand0-20-20-20-40-2,dssp</text:p>
          </table:table-cell>
          <table:table-cell table:formula="of:=[VNS.C13]" office:value-type="float" office:value="-3.77232" calcext:value-type="float">
            <text:p>-3,77</text:p>
          </table:table-cell>
          <table:table-cell table:formula="of:=[Global.E13]" office:value-type="float" office:value="-3" calcext:value-type="float">
            <text:p>-3</text:p>
          </table:table-cell>
          <table:table-cell table:formula="of:=[Global.F13]" office:value-type="float" office:value="-3.705741" calcext:value-type="float">
            <text:p>-3,71</text:p>
          </table:table-cell>
          <table:table-cell table:formula="of:=[Global.G13]" office:value-type="float" office:value="1.275407" calcext:value-type="float">
            <text:p>1,28</text:p>
          </table:table-cell>
          <table:table-cell table:formula="of:=[RA.J13]" office:value-type="float" office:value="-1" calcext:value-type="float">
            <text:p>-1</text:p>
          </table:table-cell>
          <table:table-cell table:formula="of:=[VNS.H13]" office:value-type="float" office:value="-2" calcext:value-type="float">
            <text:p>-2</text:p>
          </table:table-cell>
          <table:table-cell table:formula="of:=[.G13]-[.C13]" office:value-type="float" office:value="1" calcext:value-type="float">
            <text:p>1</text:p>
          </table:table-cell>
          <table:table-cell table:formula="of:=IF([.H13]&lt;1;1;0)" office:value-type="float" office:value="0" calcext:value-type="float">
            <text:p>0</text:p>
          </table:table-cell>
          <table:table-cell/>
          <table:table-cell table:formula="of:=IF([.D13]&lt;0; IF([.D13]&lt;0; [.F13]-[.D13]; [.F13]+[.D13]); IF([.D13]&lt;0; [.F13]-[.D13]; [.F13]+[.D13]))" office:value-type="float" office:value="2.705741" calcext:value-type="float">
            <text:p>2,71</text:p>
          </table:table-cell>
          <table:table-cell table:formula="of:=IF([.F13]&lt;0; IF([.B13]&lt;0; [.F13]-[.B13]; [.F13]+[.B13]); IF([.B13]&lt;0; [.F13]-[.B13]; [.F13]+[.B13]))" office:value-type="float" office:value="2.77232" calcext:value-type="float">
            <text:p>2,77</text:p>
          </table:table-cell>
          <table:table-cell table:formula="of:=IF([.G13]&lt;0; IF([.B13]&lt;0; [.G13]-[.B13]; [.G13]+[.B13]); IF([.B13]&lt;0; [.G13]-[.B13]; [.G13]+[.B13]))" office:value-type="float" office:value="1.77232" calcext:value-type="float">
            <text:p>1,77</text:p>
          </table:table-cell>
          <table:table-cell/>
          <table:table-cell table:formula="of:=IF([.L13]=[.M13]; &quot;IGUAL&quot;; IF([.L13]&lt;[.M13]; &quot;RA&quot;; &quot;VNS&quot;))" office:value-type="string" office:string-value="VNS" calcext:value-type="string">
            <text:p>VN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T12]" office:value-type="float" office:value="1.941168" calcext:value-type="float">
            <text:p>1,94</text:p>
          </table:table-cell>
          <table:table-cell table:formula="of:=([.L13]-[.T13])*([.L13]-[.T13])" office:value-type="float" office:value="0.690813647104" calcext:value-type="float">
            <text:p>0,69</text:p>
          </table:table-cell>
          <table:table-cell table:formula="of:=[.V12]" office:value-type="float" office:value="1.261168" calcext:value-type="float">
            <text:p>1,26</text:p>
          </table:table-cell>
          <table:table-cell table:formula="of:=([.M13]-[.V13])*([.M13]-[.V13])" office:value-type="float" office:value="0.261276367104" calcext:value-type="float">
            <text:p>0,26</text:p>
          </table:table-cell>
          <table:table-cell table:number-columns-repeated="2"/>
          <table:table-cell table:formula="of:=[Global.A13]" office:value-type="float" office:value="57" calcext:value-type="float">
            <text:p>57</text:p>
          </table:table-cell>
          <table:table-cell table:formula="of:=[Global.B13]" office:value-type="float" office:value="765" calcext:value-type="float">
            <text:p>765</text:p>
          </table:table-cell>
          <table:table-cell table:formula="of:=[.Z13]+[.AA13]" office:value-type="float" office:value="822" calcext:value-type="float">
            <text:p>822</text:p>
          </table:table-cell>
          <table:table-cell table:formula="of:=[.Z13]*100/[.AB13]" office:value-type="float" office:value="6.93430656934307" calcext:value-type="float">
            <text:p>6,93</text:p>
          </table:table-cell>
          <table:table-cell table:number-columns-repeated="2"/>
          <table:table-cell table:formula="of:=[.C13]-[.D13]" office:value-type="float" office:value="0.705741" calcext:value-type="float">
            <text:p>0,71</text:p>
          </table:table-cell>
          <table:table-cell table:number-columns-repeated="2"/>
        </table:table-row>
        <table:table-row table:style-name="ro3">
          <table:table-cell table:formula="of:=[Global.C14]" office:value-type="string" office:string-value="rand0-20-20-20-40-3,dssp" calcext:value-type="string">
            <text:p>rand0-20-20-20-40-3,dssp</text:p>
          </table:table-cell>
          <table:table-cell table:formula="of:=[VNS.C14]" office:value-type="float" office:value="-2.712409" calcext:value-type="float">
            <text:p>-2,71</text:p>
          </table:table-cell>
          <table:table-cell table:formula="of:=[Global.E14]" office:value-type="float" office:value="-2" calcext:value-type="float">
            <text:p>-2</text:p>
          </table:table-cell>
          <table:table-cell table:formula="of:=[Global.F14]" office:value-type="float" office:value="-2.629601" calcext:value-type="float">
            <text:p>-2,63</text:p>
          </table:table-cell>
          <table:table-cell table:formula="of:=[Global.G14]" office:value-type="float" office:value="0.22292" calcext:value-type="float">
            <text:p>0,22</text:p>
          </table:table-cell>
          <table:table-cell table:formula="of:=[RA.J14]" office:value-type="float" office:value="-1" calcext:value-type="float">
            <text:p>-1</text:p>
          </table:table-cell>
          <table:table-cell table:formula="of:=[VNS.H14]" office:value-type="float" office:value="-1" calcext:value-type="float">
            <text:p>-1</text:p>
          </table:table-cell>
          <table:table-cell table:formula="of:=[.G14]-[.C14]" office:value-type="float" office:value="1" calcext:value-type="float">
            <text:p>1</text:p>
          </table:table-cell>
          <table:table-cell table:formula="of:=IF([.H14]&lt;1;1;0)" office:value-type="float" office:value="0" calcext:value-type="float">
            <text:p>0</text:p>
          </table:table-cell>
          <table:table-cell/>
          <table:table-cell table:formula="of:=IF([.D14]&lt;0; IF([.D14]&lt;0; [.F14]-[.D14]; [.F14]+[.D14]); IF([.D14]&lt;0; [.F14]-[.D14]; [.F14]+[.D14]))" office:value-type="float" office:value="1.629601" calcext:value-type="float">
            <text:p>1,63</text:p>
          </table:table-cell>
          <table:table-cell table:formula="of:=IF([.F14]&lt;0; IF([.B14]&lt;0; [.F14]-[.B14]; [.F14]+[.B14]); IF([.B14]&lt;0; [.F14]-[.B14]; [.F14]+[.B14]))" office:value-type="float" office:value="1.712409" calcext:value-type="float">
            <text:p>1,71</text:p>
          </table:table-cell>
          <table:table-cell table:formula="of:=IF([.G14]&lt;0; IF([.B14]&lt;0; [.G14]-[.B14]; [.G14]+[.B14]); IF([.B14]&lt;0; [.G14]-[.B14]; [.G14]+[.B14]))" office:value-type="float" office:value="1.712409" calcext:value-type="float">
            <text:p>1,71</text:p>
          </table:table-cell>
          <table:table-cell/>
          <table:table-cell table:formula="of:=IF([.L14]=[.M14]; &quot;IGUAL&quot;; IF([.L14]&lt;[.M14]; &quot;RA&quot;; &quot;VNS&quot;))" office:value-type="string" office:string-value="IGUAL" calcext:value-type="string">
            <text:p>IGUAL</text:p>
          </table:table-cell>
          <table:table-cell office:value-type="float" office:value="13" calcext:value-type="float">
            <text:p>13</text:p>
          </table:table-cell>
          <table:table-cell table:style-name="ce15" table:formula="of:=COUNTIFS([.M2:.M76];&quot;=0&quot;)" office:value-type="float" office:value="14" calcext:value-type="float">
            <text:p>14</text:p>
          </table:table-cell>
          <table:table-cell office:value-type="string" calcext:value-type="string">
            <text:p>vns otimo</text:p>
          </table:table-cell>
          <table:table-cell table:formula="of:=SUM([.U2:.U76])" office:value-type="float" office:value="147.90021751142" calcext:value-type="float">
            <text:p>147,9</text:p>
          </table:table-cell>
          <table:table-cell table:formula="of:=[.T13]" office:value-type="float" office:value="1.941168" calcext:value-type="float">
            <text:p>1,94</text:p>
          </table:table-cell>
          <table:table-cell table:formula="of:=([.L14]-[.T14])*([.L14]-[.T14])" office:value-type="float" office:value="0.0523306800810001" calcext:value-type="float">
            <text:p>0,05</text:p>
          </table:table-cell>
          <table:table-cell table:formula="of:=[.V13]" office:value-type="float" office:value="1.261168" calcext:value-type="float">
            <text:p>1,26</text:p>
          </table:table-cell>
          <table:table-cell table:formula="of:=([.M14]-[.V14])*([.M14]-[.V14])" office:value-type="float" office:value="0.203618440081" calcext:value-type="float">
            <text:p>0,2</text:p>
          </table:table-cell>
          <table:table-cell table:number-columns-repeated="2"/>
          <table:table-cell table:formula="of:=[Global.A14]" office:value-type="float" office:value="55" calcext:value-type="float">
            <text:p>55</text:p>
          </table:table-cell>
          <table:table-cell table:formula="of:=[Global.B14]" office:value-type="float" office:value="767" calcext:value-type="float">
            <text:p>767</text:p>
          </table:table-cell>
          <table:table-cell table:formula="of:=[.Z14]+[.AA14]" office:value-type="float" office:value="822" calcext:value-type="float">
            <text:p>822</text:p>
          </table:table-cell>
          <table:table-cell table:formula="of:=[.Z14]*100/[.AB14]" office:value-type="float" office:value="6.69099756690998" calcext:value-type="float">
            <text:p>6,69</text:p>
          </table:table-cell>
          <table:table-cell table:number-columns-repeated="2"/>
          <table:table-cell table:formula="of:=[.C14]-[.D14]" office:value-type="float" office:value="0.629601" calcext:value-type="float">
            <text:p>0,63</text:p>
          </table:table-cell>
          <table:table-cell table:number-columns-repeated="2"/>
        </table:table-row>
        <table:table-row table:style-name="ro3">
          <table:table-cell table:formula="of:=[Global.C15]" office:value-type="string" office:string-value="rand0-20-20-20-40-4,dssp" calcext:value-type="string">
            <text:p>rand0-20-20-20-40-4,dssp</text:p>
          </table:table-cell>
          <table:table-cell table:formula="of:=[VNS.C15]" office:value-type="float" office:value="-2.987076" calcext:value-type="float">
            <text:p>-2,99</text:p>
          </table:table-cell>
          <table:table-cell table:formula="of:=[Global.E15]" office:value-type="float" office:value="-2" calcext:value-type="float">
            <text:p>-2</text:p>
          </table:table-cell>
          <table:table-cell table:formula="of:=[Global.F15]" office:value-type="float" office:value="-2.947231" calcext:value-type="float">
            <text:p>-2,95</text:p>
          </table:table-cell>
          <table:table-cell table:formula="of:=[Global.G15]" office:value-type="float" office:value="0.721747" calcext:value-type="float">
            <text:p>0,72</text:p>
          </table:table-cell>
          <table:table-cell table:formula="of:=[RA.J15]" office:value-type="float" office:value="-2" calcext:value-type="float">
            <text:p>-2</text:p>
          </table:table-cell>
          <table:table-cell table:formula="of:=[VNS.H15]" office:value-type="float" office:value="-2" calcext:value-type="float">
            <text:p>-2</text:p>
          </table:table-cell>
          <table:table-cell table:formula="of:=[.G15]-[.C15]" office:value-type="float" office:value="0" calcext:value-type="float">
            <text:p>0</text:p>
          </table:table-cell>
          <table:table-cell table:formula="of:=IF([.H15]&lt;1;1;0)" office:value-type="float" office:value="1" calcext:value-type="float">
            <text:p>1</text:p>
          </table:table-cell>
          <table:table-cell/>
          <table:table-cell table:formula="of:=IF([.D15]&lt;0; IF([.D15]&lt;0; [.F15]-[.D15]; [.F15]+[.D15]); IF([.D15]&lt;0; [.F15]-[.D15]; [.F15]+[.D15]))" office:value-type="float" office:value="0.947231" calcext:value-type="float">
            <text:p>0,95</text:p>
          </table:table-cell>
          <table:table-cell table:formula="of:=IF([.F15]&lt;0; IF([.B15]&lt;0; [.F15]-[.B15]; [.F15]+[.B15]); IF([.B15]&lt;0; [.F15]-[.B15]; [.F15]+[.B15]))" office:value-type="float" office:value="0.987076" calcext:value-type="float">
            <text:p>0,99</text:p>
          </table:table-cell>
          <table:table-cell table:formula="of:=IF([.G15]&lt;0; IF([.B15]&lt;0; [.G15]-[.B15]; [.G15]+[.B15]); IF([.B15]&lt;0; [.G15]-[.B15]; [.G15]+[.B15]))" office:value-type="float" office:value="0.987076" calcext:value-type="float">
            <text:p>0,99</text:p>
          </table:table-cell>
          <table:table-cell/>
          <table:table-cell table:formula="of:=IF([.L15]=[.M15]; &quot;IGUAL&quot;; IF([.L15]&lt;[.M15]; &quot;RA&quot;; &quot;VNS&quot;))" office:value-type="string" office:string-value="IGUAL" calcext:value-type="string">
            <text:p>IGUAL</text:p>
          </table:table-cell>
          <table:table-cell office:value-type="float" office:value="14" calcext:value-type="float">
            <text:p>14</text:p>
          </table:table-cell>
          <table:table-cell table:style-name="ce15" table:formula="of:=COUNTIFS([.L3:.L77];&quot;=0&quot;)" office:value-type="float" office:value="13" calcext:value-type="float">
            <text:p>13</text:p>
          </table:table-cell>
          <table:table-cell office:value-type="string" calcext:value-type="string">
            <text:p>ra otimo</text:p>
          </table:table-cell>
          <table:table-cell table:formula="of:=[.S14]/75" office:value-type="float" office:value="1.97200290015227" calcext:value-type="float">
            <text:p>1,97</text:p>
          </table:table-cell>
          <table:table-cell table:formula="of:=[.T14]" office:value-type="float" office:value="1.941168" calcext:value-type="float">
            <text:p>1,94</text:p>
          </table:table-cell>
          <table:table-cell table:formula="of:=([.L15]-[.T15])*([.L15]-[.T15])" office:value-type="float" office:value="0.910291544464" calcext:value-type="float">
            <text:p>0,91</text:p>
          </table:table-cell>
          <table:table-cell table:formula="of:=[.V14]" office:value-type="float" office:value="1.261168" calcext:value-type="float">
            <text:p>1,26</text:p>
          </table:table-cell>
          <table:table-cell table:formula="of:=([.M15]-[.V15])*([.M15]-[.V15])" office:value-type="float" office:value="0.0751264244639999" calcext:value-type="float">
            <text:p>0,08</text:p>
          </table:table-cell>
          <table:table-cell table:number-columns-repeated="2"/>
          <table:table-cell table:formula="of:=[Global.A15]" office:value-type="float" office:value="61" calcext:value-type="float">
            <text:p>61</text:p>
          </table:table-cell>
          <table:table-cell table:formula="of:=[Global.B15]" office:value-type="float" office:value="761" calcext:value-type="float">
            <text:p>761</text:p>
          </table:table-cell>
          <table:table-cell table:formula="of:=[.Z15]+[.AA15]" office:value-type="float" office:value="822" calcext:value-type="float">
            <text:p>822</text:p>
          </table:table-cell>
          <table:table-cell table:formula="of:=[.Z15]*100/[.AB15]" office:value-type="float" office:value="7.42092457420925" calcext:value-type="float">
            <text:p>7,42</text:p>
          </table:table-cell>
          <table:table-cell table:number-columns-repeated="2"/>
          <table:table-cell table:formula="of:=[.C15]-[.D15]" office:value-type="float" office:value="0.947231" calcext:value-type="float">
            <text:p>0,95</text:p>
          </table:table-cell>
          <table:table-cell table:number-columns-repeated="2"/>
        </table:table-row>
        <table:table-row table:style-name="ro3">
          <table:table-cell table:formula="of:=[Global.C16]" office:value-type="string" office:string-value="rand0-20-20-20-40-5,dssp" calcext:value-type="string">
            <text:p>rand0-20-20-20-40-5,dssp</text:p>
          </table:table-cell>
          <table:table-cell table:formula="of:=[VNS.C16]" office:value-type="float" office:value="-2.647059" calcext:value-type="float">
            <text:p>-2,65</text:p>
          </table:table-cell>
          <table:table-cell table:formula="of:=[Global.E16]" office:value-type="float" office:value="-2" calcext:value-type="float">
            <text:p>-2</text:p>
          </table:table-cell>
          <table:table-cell table:formula="of:=[Global.F16]" office:value-type="float" office:value="-2.603175" calcext:value-type="float">
            <text:p>-2,6</text:p>
          </table:table-cell>
          <table:table-cell table:formula="of:=[Global.G16]" office:value-type="float" office:value="0.547086" calcext:value-type="float">
            <text:p>0,55</text:p>
          </table:table-cell>
          <table:table-cell table:formula="of:=[RA.J16]" office:value-type="float" office:value="0" calcext:value-type="float">
            <text:p>0</text:p>
          </table:table-cell>
          <table:table-cell table:formula="of:=[VNS.H16]" office:value-type="float" office:value="-1" calcext:value-type="float">
            <text:p>-1</text:p>
          </table:table-cell>
          <table:table-cell table:formula="of:=[.G16]-[.C16]" office:value-type="float" office:value="1" calcext:value-type="float">
            <text:p>1</text:p>
          </table:table-cell>
          <table:table-cell table:formula="of:=IF([.H16]&lt;1;1;0)" office:value-type="float" office:value="0" calcext:value-type="float">
            <text:p>0</text:p>
          </table:table-cell>
          <table:table-cell/>
          <table:table-cell table:formula="of:=IF([.D16]&lt;0; IF([.D16]&lt;0; [.F16]-[.D16]; [.F16]+[.D16]); IF([.D16]&lt;0; [.F16]-[.D16]; [.F16]+[.D16]))" office:value-type="float" office:value="2.603175" calcext:value-type="float">
            <text:p>2,6</text:p>
          </table:table-cell>
          <table:table-cell table:formula="of:=IF([.F16]&lt;0; IF([.B16]&lt;0; [.F16]-[.B16]; [.F16]+[.B16]); IF([.B16]&lt;0; [.F16]-[.B16]; [.F16]+[.B16]))" office:value-type="float" office:value="2.647059" calcext:value-type="float">
            <text:p>2,65</text:p>
          </table:table-cell>
          <table:table-cell table:formula="of:=IF([.G16]&lt;0; IF([.B16]&lt;0; [.G16]-[.B16]; [.G16]+[.B16]); IF([.B16]&lt;0; [.G16]-[.B16]; [.G16]+[.B16]))" office:value-type="float" office:value="1.647059" calcext:value-type="float">
            <text:p>1,65</text:p>
          </table:table-cell>
          <table:table-cell/>
          <table:table-cell table:formula="of:=IF([.L16]=[.M16]; &quot;IGUAL&quot;; IF([.L16]&lt;[.M16]; &quot;RA&quot;; &quot;VNS&quot;))" office:value-type="string" office:string-value="VNS" calcext:value-type="string">
            <text:p>VN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QRT([.S15])" office:value-type="float" office:value="1.40428020713541" calcext:value-type="float">
            <text:p>1,4</text:p>
          </table:table-cell>
          <table:table-cell table:formula="of:=[.T15]" office:value-type="float" office:value="1.941168" calcext:value-type="float">
            <text:p>1,94</text:p>
          </table:table-cell>
          <table:table-cell table:formula="of:=([.L16]-[.T16])*([.L16]-[.T16])" office:value-type="float" office:value="0.498282103881" calcext:value-type="float">
            <text:p>0,5</text:p>
          </table:table-cell>
          <table:table-cell table:formula="of:=[.V15]" office:value-type="float" office:value="1.261168" calcext:value-type="float">
            <text:p>1,26</text:p>
          </table:table-cell>
          <table:table-cell table:formula="of:=([.M16]-[.V16])*([.M16]-[.V16])" office:value-type="float" office:value="0.148911863881" calcext:value-type="float">
            <text:p>0,15</text:p>
          </table:table-cell>
          <table:table-cell table:number-columns-repeated="2"/>
          <table:table-cell table:formula="of:=[Global.A16]" office:value-type="float" office:value="57" calcext:value-type="float">
            <text:p>57</text:p>
          </table:table-cell>
          <table:table-cell table:formula="of:=[Global.B16]" office:value-type="float" office:value="765" calcext:value-type="float">
            <text:p>765</text:p>
          </table:table-cell>
          <table:table-cell table:formula="of:=[.Z16]+[.AA16]" office:value-type="float" office:value="822" calcext:value-type="float">
            <text:p>822</text:p>
          </table:table-cell>
          <table:table-cell table:formula="of:=[.Z16]*100/[.AB16]" office:value-type="float" office:value="6.93430656934307" calcext:value-type="float">
            <text:p>6,93</text:p>
          </table:table-cell>
          <table:table-cell table:number-columns-repeated="2"/>
          <table:table-cell table:formula="of:=[.C16]-[.D16]" office:value-type="float" office:value="0.603175" calcext:value-type="float">
            <text:p>0,6</text:p>
          </table:table-cell>
          <table:table-cell table:number-columns-repeated="2"/>
        </table:table-row>
        <table:table-row table:style-name="ro3">
          <table:table-cell table:formula="of:=[Global.C17]" office:value-type="string" office:string-value="rand0-20-25-25-50-1,dssp" calcext:value-type="string">
            <text:p>rand0-20-25-25-50-1,dssp</text:p>
          </table:table-cell>
          <table:table-cell table:formula="of:=[VNS.C17]" office:value-type="float" office:value="-4.472499" calcext:value-type="float">
            <text:p>-4,47</text:p>
          </table:table-cell>
          <table:table-cell table:formula="of:=[Global.E17]" office:value-type="float" office:value="-4" calcext:value-type="float">
            <text:p>-4</text:p>
          </table:table-cell>
          <table:table-cell table:formula="of:=[Global.F17]" office:value-type="float" office:value="-4.44673" calcext:value-type="float">
            <text:p>-4,45</text:p>
          </table:table-cell>
          <table:table-cell table:formula="of:=[Global.G17]" office:value-type="float" office:value="9.69078" calcext:value-type="float">
            <text:p>9,69</text:p>
          </table:table-cell>
          <table:table-cell table:formula="of:=[RA.J17]" office:value-type="float" office:value="-2" calcext:value-type="float">
            <text:p>-2</text:p>
          </table:table-cell>
          <table:table-cell table:formula="of:=[VNS.H17]" office:value-type="float" office:value="-3" calcext:value-type="float">
            <text:p>-3</text:p>
          </table:table-cell>
          <table:table-cell table:formula="of:=[.G17]-[.C17]" office:value-type="float" office:value="1" calcext:value-type="float">
            <text:p>1</text:p>
          </table:table-cell>
          <table:table-cell table:formula="of:=IF([.H17]&lt;1;1;0)" office:value-type="float" office:value="0" calcext:value-type="float">
            <text:p>0</text:p>
          </table:table-cell>
          <table:table-cell/>
          <table:table-cell table:formula="of:=IF([.D17]&lt;0; IF([.D17]&lt;0; [.F17]-[.D17]; [.F17]+[.D17]); IF([.D17]&lt;0; [.F17]-[.D17]; [.F17]+[.D17]))" office:value-type="float" office:value="2.44673" calcext:value-type="float">
            <text:p>2,45</text:p>
          </table:table-cell>
          <table:table-cell table:formula="of:=IF([.F17]&lt;0; IF([.B17]&lt;0; [.F17]-[.B17]; [.F17]+[.B17]); IF([.B17]&lt;0; [.F17]-[.B17]; [.F17]+[.B17]))" office:value-type="float" office:value="2.472499" calcext:value-type="float">
            <text:p>2,47</text:p>
          </table:table-cell>
          <table:table-cell table:formula="of:=IF([.G17]&lt;0; IF([.B17]&lt;0; [.G17]-[.B17]; [.G17]+[.B17]); IF([.B17]&lt;0; [.G17]-[.B17]; [.G17]+[.B17]))" office:value-type="float" office:value="1.472499" calcext:value-type="float">
            <text:p>1,47</text:p>
          </table:table-cell>
          <table:table-cell/>
          <table:table-cell table:formula="of:=IF([.L17]=[.M17]; &quot;IGUAL&quot;; IF([.L17]&lt;[.M17]; &quot;RA&quot;; &quot;VNS&quot;))" office:value-type="string" office:string-value="VNS" calcext:value-type="string">
            <text:p>VN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T16]" office:value-type="float" office:value="1.941168" calcext:value-type="float">
            <text:p>1,94</text:p>
          </table:table-cell>
          <table:table-cell table:formula="of:=([.L17]-[.T17])*([.L17]-[.T17])" office:value-type="float" office:value="0.282312631561" calcext:value-type="float">
            <text:p>0,28</text:p>
          </table:table-cell>
          <table:table-cell table:formula="of:=[.V16]" office:value-type="float" office:value="1.261168" calcext:value-type="float">
            <text:p>1,26</text:p>
          </table:table-cell>
          <table:table-cell table:formula="of:=([.M17]-[.V17])*([.M17]-[.V17])" office:value-type="float" office:value="0.0446607915610001" calcext:value-type="float">
            <text:p>0,04</text:p>
          </table:table-cell>
          <table:table-cell table:number-columns-repeated="2"/>
          <table:table-cell table:formula="of:=[Global.A17]" office:value-type="float" office:value="80" calcext:value-type="float">
            <text:p>80</text:p>
          </table:table-cell>
          <table:table-cell table:formula="of:=[Global.B17]" office:value-type="float" office:value="947" calcext:value-type="float">
            <text:p>947</text:p>
          </table:table-cell>
          <table:table-cell table:formula="of:=[.Z17]+[.AA17]" office:value-type="float" office:value="1027" calcext:value-type="float">
            <text:p>1027</text:p>
          </table:table-cell>
          <table:table-cell table:formula="of:=[.Z17]*100/[.AB17]" office:value-type="float" office:value="7.78967867575463" calcext:value-type="float">
            <text:p>7,79</text:p>
          </table:table-cell>
          <table:table-cell table:number-columns-repeated="2"/>
          <table:table-cell table:formula="of:=[.C17]-[.D17]" office:value-type="float" office:value="0.44673" calcext:value-type="float">
            <text:p>0,45</text:p>
          </table:table-cell>
          <table:table-cell table:number-columns-repeated="2"/>
        </table:table-row>
        <table:table-row table:style-name="ro3">
          <table:table-cell table:formula="of:=[Global.C18]" office:value-type="string" office:string-value="rand0-20-25-25-50-2,dssp" calcext:value-type="string">
            <text:p>rand0-20-25-25-50-2,dssp</text:p>
          </table:table-cell>
          <table:table-cell table:formula="of:=[VNS.C18]" office:value-type="float" office:value="-4.482132" calcext:value-type="float">
            <text:p>-4,48</text:p>
          </table:table-cell>
          <table:table-cell table:formula="of:=[Global.E18]" office:value-type="float" office:value="-4" calcext:value-type="float">
            <text:p>-4</text:p>
          </table:table-cell>
          <table:table-cell table:formula="of:=[Global.F18]" office:value-type="float" office:value="-4.433072" calcext:value-type="float">
            <text:p>-4,43</text:p>
          </table:table-cell>
          <table:table-cell table:formula="of:=[Global.G18]" office:value-type="float" office:value="2.882969" calcext:value-type="float">
            <text:p>2,88</text:p>
          </table:table-cell>
          <table:table-cell table:formula="of:=[RA.J18]" office:value-type="float" office:value="-2" calcext:value-type="float">
            <text:p>-2</text:p>
          </table:table-cell>
          <table:table-cell table:formula="of:=[VNS.H18]" office:value-type="float" office:value="-2" calcext:value-type="float">
            <text:p>-2</text:p>
          </table:table-cell>
          <table:table-cell table:formula="of:=[.G18]-[.C18]" office:value-type="float" office:value="2" calcext:value-type="float">
            <text:p>2</text:p>
          </table:table-cell>
          <table:table-cell table:formula="of:=IF([.H18]&lt;1;1;0)" office:value-type="float" office:value="0" calcext:value-type="float">
            <text:p>0</text:p>
          </table:table-cell>
          <table:table-cell/>
          <table:table-cell table:formula="of:=IF([.D18]&lt;0; IF([.D18]&lt;0; [.F18]-[.D18]; [.F18]+[.D18]); IF([.D18]&lt;0; [.F18]-[.D18]; [.F18]+[.D18]))" office:value-type="float" office:value="2.433072" calcext:value-type="float">
            <text:p>2,43</text:p>
          </table:table-cell>
          <table:table-cell table:formula="of:=IF([.F18]&lt;0; IF([.B18]&lt;0; [.F18]-[.B18]; [.F18]+[.B18]); IF([.B18]&lt;0; [.F18]-[.B18]; [.F18]+[.B18]))" office:value-type="float" office:value="2.482132" calcext:value-type="float">
            <text:p>2,48</text:p>
          </table:table-cell>
          <table:table-cell table:formula="of:=IF([.G18]&lt;0; IF([.B18]&lt;0; [.G18]-[.B18]; [.G18]+[.B18]); IF([.B18]&lt;0; [.G18]-[.B18]; [.G18]+[.B18]))" office:value-type="float" office:value="2.482132" calcext:value-type="float">
            <text:p>2,48</text:p>
          </table:table-cell>
          <table:table-cell/>
          <table:table-cell table:formula="of:=IF([.L18]=[.M18]; &quot;IGUAL&quot;; IF([.L18]&lt;[.M18]; &quot;RA&quot;; &quot;VNS&quot;))" office:value-type="string" office:string-value="IGUAL" calcext:value-type="string">
            <text:p>IGUA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SUM([.W2:.W76])" office:value-type="float" office:value="65.15042751142" calcext:value-type="float">
            <text:p>65,15</text:p>
          </table:table-cell>
          <table:table-cell table:formula="of:=[.T17]" office:value-type="float" office:value="1.941168" calcext:value-type="float">
            <text:p>1,94</text:p>
          </table:table-cell>
          <table:table-cell table:formula="of:=([.L18]-[.T18])*([.L18]-[.T18])" office:value-type="float" office:value="0.292642049296" calcext:value-type="float">
            <text:p>0,29</text:p>
          </table:table-cell>
          <table:table-cell table:formula="of:=[.V17]" office:value-type="float" office:value="1.261168" calcext:value-type="float">
            <text:p>1,26</text:p>
          </table:table-cell>
          <table:table-cell table:formula="of:=([.M18]-[.V18])*([.M18]-[.V18])" office:value-type="float" office:value="1.490753089296" calcext:value-type="float">
            <text:p>1,49</text:p>
          </table:table-cell>
          <table:table-cell table:number-columns-repeated="2"/>
          <table:table-cell table:formula="of:=[Global.A18]" office:value-type="float" office:value="74" calcext:value-type="float">
            <text:p>74</text:p>
          </table:table-cell>
          <table:table-cell table:formula="of:=[Global.B18]" office:value-type="float" office:value="953" calcext:value-type="float">
            <text:p>953</text:p>
          </table:table-cell>
          <table:table-cell table:formula="of:=[.Z18]+[.AA18]" office:value-type="float" office:value="1027" calcext:value-type="float">
            <text:p>1027</text:p>
          </table:table-cell>
          <table:table-cell table:formula="of:=[.Z18]*100/[.AB18]" office:value-type="float" office:value="7.20545277507303" calcext:value-type="float">
            <text:p>7,21</text:p>
          </table:table-cell>
          <table:table-cell table:number-columns-repeated="2"/>
          <table:table-cell table:formula="of:=[.C18]-[.D18]" office:value-type="float" office:value="0.433072" calcext:value-type="float">
            <text:p>0,43</text:p>
          </table:table-cell>
          <table:table-cell table:number-columns-repeated="2"/>
        </table:table-row>
        <table:table-row table:style-name="ro3">
          <table:table-cell table:formula="of:=[Global.C19]" office:value-type="string" office:string-value="rand0-20-25-25-50-3,dssp" calcext:value-type="string">
            <text:p>rand0-20-25-25-50-3,dssp</text:p>
          </table:table-cell>
          <table:table-cell table:formula="of:=[VNS.C19]" office:value-type="float" office:value="-3.667821" calcext:value-type="float">
            <text:p>-3,67</text:p>
          </table:table-cell>
          <table:table-cell table:formula="of:=[Global.E19]" office:value-type="float" office:value="-3" calcext:value-type="float">
            <text:p>-3</text:p>
          </table:table-cell>
          <table:table-cell table:formula="of:=[Global.F19]" office:value-type="float" office:value="-3.632821" calcext:value-type="float">
            <text:p>-3,63</text:p>
          </table:table-cell>
          <table:table-cell table:formula="of:=[Global.G19]" office:value-type="float" office:value="2.962648" calcext:value-type="float">
            <text:p>2,96</text:p>
          </table:table-cell>
          <table:table-cell table:formula="of:=[RA.J19]" office:value-type="float" office:value="0" calcext:value-type="float">
            <text:p>0</text:p>
          </table:table-cell>
          <table:table-cell table:formula="of:=[VNS.H19]" office:value-type="float" office:value="-2" calcext:value-type="float">
            <text:p>-2</text:p>
          </table:table-cell>
          <table:table-cell table:formula="of:=[.G19]-[.C19]" office:value-type="float" office:value="1" calcext:value-type="float">
            <text:p>1</text:p>
          </table:table-cell>
          <table:table-cell table:formula="of:=IF([.H19]&lt;1;1;0)" office:value-type="float" office:value="0" calcext:value-type="float">
            <text:p>0</text:p>
          </table:table-cell>
          <table:table-cell/>
          <table:table-cell table:formula="of:=IF([.D19]&lt;0; IF([.D19]&lt;0; [.F19]-[.D19]; [.F19]+[.D19]); IF([.D19]&lt;0; [.F19]-[.D19]; [.F19]+[.D19]))" office:value-type="float" office:value="3.632821" calcext:value-type="float">
            <text:p>3,63</text:p>
          </table:table-cell>
          <table:table-cell table:formula="of:=IF([.F19]&lt;0; IF([.B19]&lt;0; [.F19]-[.B19]; [.F19]+[.B19]); IF([.B19]&lt;0; [.F19]-[.B19]; [.F19]+[.B19]))" office:value-type="float" office:value="3.667821" calcext:value-type="float">
            <text:p>3,67</text:p>
          </table:table-cell>
          <table:table-cell table:formula="of:=IF([.G19]&lt;0; IF([.B19]&lt;0; [.G19]-[.B19]; [.G19]+[.B19]); IF([.B19]&lt;0; [.G19]-[.B19]; [.G19]+[.B19]))" office:value-type="float" office:value="1.667821" calcext:value-type="float">
            <text:p>1,67</text:p>
          </table:table-cell>
          <table:table-cell/>
          <table:table-cell table:formula="of:=IF([.L19]=[.M19]; &quot;IGUAL&quot;; IF([.L19]&lt;[.M19]; &quot;RA&quot;; &quot;VNS&quot;))" office:value-type="string" office:string-value="VNS" calcext:value-type="string">
            <text:p>VN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S18]/75" office:value-type="float" office:value="0.868672366818933" calcext:value-type="float">
            <text:p>0,87</text:p>
          </table:table-cell>
          <table:table-cell table:formula="of:=[.T18]" office:value-type="float" office:value="1.941168" calcext:value-type="float">
            <text:p>1,94</text:p>
          </table:table-cell>
          <table:table-cell table:formula="of:=([.L19]-[.T19])*([.L19]-[.T19])" office:value-type="float" office:value="2.981330582409" calcext:value-type="float">
            <text:p>2,98</text:p>
          </table:table-cell>
          <table:table-cell table:formula="of:=[.V18]" office:value-type="float" office:value="1.261168" calcext:value-type="float">
            <text:p>1,26</text:p>
          </table:table-cell>
          <table:table-cell table:formula="of:=([.M19]-[.V19])*([.M19]-[.V19])" office:value-type="float" office:value="0.165366662409" calcext:value-type="float">
            <text:p>0,17</text:p>
          </table:table-cell>
          <table:table-cell table:number-columns-repeated="2"/>
          <table:table-cell table:formula="of:=[Global.A19]" office:value-type="float" office:value="76" calcext:value-type="float">
            <text:p>76</text:p>
          </table:table-cell>
          <table:table-cell table:formula="of:=[Global.B19]" office:value-type="float" office:value="951" calcext:value-type="float">
            <text:p>951</text:p>
          </table:table-cell>
          <table:table-cell table:formula="of:=[.Z19]+[.AA19]" office:value-type="float" office:value="1027" calcext:value-type="float">
            <text:p>1027</text:p>
          </table:table-cell>
          <table:table-cell table:formula="of:=[.Z19]*100/[.AB19]" office:value-type="float" office:value="7.40019474196689" calcext:value-type="float">
            <text:p>7,4</text:p>
          </table:table-cell>
          <table:table-cell table:number-columns-repeated="2"/>
          <table:table-cell table:formula="of:=[.C19]-[.D19]" office:value-type="float" office:value="0.632821" calcext:value-type="float">
            <text:p>0,63</text:p>
          </table:table-cell>
          <table:table-cell table:number-columns-repeated="2"/>
        </table:table-row>
        <table:table-row table:style-name="ro3">
          <table:table-cell table:formula="of:=[Global.C20]" office:value-type="string" office:string-value="rand0-20-25-25-50-4,dssp" calcext:value-type="string">
            <text:p>rand0-20-25-25-50-4,dssp</text:p>
          </table:table-cell>
          <table:table-cell table:formula="of:=[VNS.C20]" office:value-type="float" office:value="-3.070651" calcext:value-type="float">
            <text:p>-3,07</text:p>
          </table:table-cell>
          <table:table-cell table:formula="of:=[Global.E20]" office:value-type="float" office:value="-2" calcext:value-type="float">
            <text:p>-2</text:p>
          </table:table-cell>
          <table:table-cell table:formula="of:=[Global.F20]" office:value-type="float" office:value="-3.024261" calcext:value-type="float">
            <text:p>-3,02</text:p>
          </table:table-cell>
          <table:table-cell table:formula="of:=[Global.G20]" office:value-type="float" office:value="1.877447" calcext:value-type="float">
            <text:p>1,88</text:p>
          </table:table-cell>
          <table:table-cell table:formula="of:=[RA.J20]" office:value-type="float" office:value="0" calcext:value-type="float">
            <text:p>0</text:p>
          </table:table-cell>
          <table:table-cell table:formula="of:=[VNS.H20]" office:value-type="float" office:value="-1" calcext:value-type="float">
            <text:p>-1</text:p>
          </table:table-cell>
          <table:table-cell table:formula="of:=[.G20]-[.C20]" office:value-type="float" office:value="1" calcext:value-type="float">
            <text:p>1</text:p>
          </table:table-cell>
          <table:table-cell table:formula="of:=IF([.H20]&lt;1;1;0)" office:value-type="float" office:value="0" calcext:value-type="float">
            <text:p>0</text:p>
          </table:table-cell>
          <table:table-cell/>
          <table:table-cell table:formula="of:=IF([.D20]&lt;0; IF([.D20]&lt;0; [.F20]-[.D20]; [.F20]+[.D20]); IF([.D20]&lt;0; [.F20]-[.D20]; [.F20]+[.D20]))" office:value-type="float" office:value="3.024261" calcext:value-type="float">
            <text:p>3,02</text:p>
          </table:table-cell>
          <table:table-cell table:formula="of:=IF([.F20]&lt;0; IF([.B20]&lt;0; [.F20]-[.B20]; [.F20]+[.B20]); IF([.B20]&lt;0; [.F20]-[.B20]; [.F20]+[.B20]))" office:value-type="float" office:value="3.070651" calcext:value-type="float">
            <text:p>3,07</text:p>
          </table:table-cell>
          <table:table-cell table:formula="of:=IF([.G20]&lt;0; IF([.B20]&lt;0; [.G20]-[.B20]; [.G20]+[.B20]); IF([.B20]&lt;0; [.G20]-[.B20]; [.G20]+[.B20]))" office:value-type="float" office:value="2.070651" calcext:value-type="float">
            <text:p>2,07</text:p>
          </table:table-cell>
          <table:table-cell/>
          <table:table-cell table:formula="of:=IF([.L20]=[.M20]; &quot;IGUAL&quot;; IF([.L20]&lt;[.M20]; &quot;RA&quot;; &quot;VNS&quot;))" office:value-type="string" office:string-value="VNS" calcext:value-type="string">
            <text:p>VNS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SQRT([.S19])" office:value-type="float" office:value="0.932025947503037" calcext:value-type="float">
            <text:p>0,93</text:p>
          </table:table-cell>
          <table:table-cell table:formula="of:=[.T19]" office:value-type="float" office:value="1.941168" calcext:value-type="float">
            <text:p>1,94</text:p>
          </table:table-cell>
          <table:table-cell table:formula="of:=([.L20]-[.T20])*([.L20]-[.T20])" office:value-type="float" office:value="1.275731847289" calcext:value-type="float">
            <text:p>1,28</text:p>
          </table:table-cell>
          <table:table-cell table:formula="of:=[.V19]" office:value-type="float" office:value="1.261168" calcext:value-type="float">
            <text:p>1,26</text:p>
          </table:table-cell>
          <table:table-cell table:formula="of:=([.M20]-[.V20])*([.M20]-[.V20])" office:value-type="float" office:value="0.655262727289" calcext:value-type="float">
            <text:p>0,66</text:p>
          </table:table-cell>
          <table:table-cell table:number-columns-repeated="2"/>
          <table:table-cell table:formula="of:=[Global.A20]" office:value-type="float" office:value="83" calcext:value-type="float">
            <text:p>83</text:p>
          </table:table-cell>
          <table:table-cell table:formula="of:=[Global.B20]" office:value-type="float" office:value="944" calcext:value-type="float">
            <text:p>944</text:p>
          </table:table-cell>
          <table:table-cell table:formula="of:=[.Z20]+[.AA20]" office:value-type="float" office:value="1027" calcext:value-type="float">
            <text:p>1027</text:p>
          </table:table-cell>
          <table:table-cell table:formula="of:=[.Z20]*100/[.AB20]" office:value-type="float" office:value="8.08179162609542" calcext:value-type="float">
            <text:p>8,08</text:p>
          </table:table-cell>
          <table:table-cell table:number-columns-repeated="2"/>
          <table:table-cell table:formula="of:=[.C20]-[.D20]" office:value-type="float" office:value="1.024261" calcext:value-type="float">
            <text:p>1,02</text:p>
          </table:table-cell>
          <table:table-cell table:number-columns-repeated="2"/>
        </table:table-row>
        <table:table-row table:style-name="ro3">
          <table:table-cell table:formula="of:=[Global.C21]" office:value-type="string" office:string-value="rand0-20-25-25-50-5,dssp" calcext:value-type="string">
            <text:p>rand0-20-25-25-50-5,dssp</text:p>
          </table:table-cell>
          <table:table-cell table:formula="of:=[VNS.C21]" office:value-type="float" office:value="-3.20552" calcext:value-type="float">
            <text:p>-3,21</text:p>
          </table:table-cell>
          <table:table-cell table:formula="of:=[Global.E21]" office:value-type="float" office:value="-3" calcext:value-type="float">
            <text:p>-3</text:p>
          </table:table-cell>
          <table:table-cell table:formula="of:=[Global.F21]" office:value-type="float" office:value="-3.168965" calcext:value-type="float">
            <text:p>-3,17</text:p>
          </table:table-cell>
          <table:table-cell table:formula="of:=[Global.G21]" office:value-type="float" office:value="1.032328" calcext:value-type="float">
            <text:p>1,03</text:p>
          </table:table-cell>
          <table:table-cell table:formula="of:=[RA.J21]" office:value-type="float" office:value="-1" calcext:value-type="float">
            <text:p>-1</text:p>
          </table:table-cell>
          <table:table-cell table:formula="of:=[VNS.H21]" office:value-type="float" office:value="-2" calcext:value-type="float">
            <text:p>-2</text:p>
          </table:table-cell>
          <table:table-cell table:formula="of:=[.G21]-[.C21]" office:value-type="float" office:value="1" calcext:value-type="float">
            <text:p>1</text:p>
          </table:table-cell>
          <table:table-cell table:formula="of:=IF([.H21]&lt;1;1;0)" office:value-type="float" office:value="0" calcext:value-type="float">
            <text:p>0</text:p>
          </table:table-cell>
          <table:table-cell/>
          <table:table-cell table:formula="of:=IF([.D21]&lt;0; IF([.D21]&lt;0; [.F21]-[.D21]; [.F21]+[.D21]); IF([.D21]&lt;0; [.F21]-[.D21]; [.F21]+[.D21]))" office:value-type="float" office:value="2.168965" calcext:value-type="float">
            <text:p>2,17</text:p>
          </table:table-cell>
          <table:table-cell table:formula="of:=IF([.F21]&lt;0; IF([.B21]&lt;0; [.F21]-[.B21]; [.F21]+[.B21]); IF([.B21]&lt;0; [.F21]-[.B21]; [.F21]+[.B21]))" office:value-type="float" office:value="2.20552" calcext:value-type="float">
            <text:p>2,21</text:p>
          </table:table-cell>
          <table:table-cell table:formula="of:=IF([.G21]&lt;0; IF([.B21]&lt;0; [.G21]-[.B21]; [.G21]+[.B21]); IF([.B21]&lt;0; [.G21]-[.B21]; [.G21]+[.B21]))" office:value-type="float" office:value="1.20552" calcext:value-type="float">
            <text:p>1,21</text:p>
          </table:table-cell>
          <table:table-cell/>
          <table:table-cell table:formula="of:=IF([.L21]=[.M21]; &quot;IGUAL&quot;; IF([.L21]&lt;[.M21]; &quot;RA&quot;; &quot;VNS&quot;))" office:value-type="string" office:string-value="VNS" calcext:value-type="string">
            <text:p>V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T20]" office:value-type="float" office:value="1.941168" calcext:value-type="float">
            <text:p>1,94</text:p>
          </table:table-cell>
          <table:table-cell table:formula="of:=([.L21]-[.T21])*([.L21]-[.T21])" office:value-type="float" office:value="0.0698819799039999" calcext:value-type="float">
            <text:p>0,07</text:p>
          </table:table-cell>
          <table:table-cell table:formula="of:=[.V20]" office:value-type="float" office:value="1.261168" calcext:value-type="float">
            <text:p>1,26</text:p>
          </table:table-cell>
          <table:table-cell table:formula="of:=([.M21]-[.V21])*([.M21]-[.V21])" office:value-type="float" office:value="0.00309669990399999" calcext:value-type="float">
            <text:p>0</text:p>
          </table:table-cell>
          <table:table-cell table:number-columns-repeated="2"/>
          <table:table-cell table:formula="of:=[Global.A21]" office:value-type="float" office:value="73" calcext:value-type="float">
            <text:p>73</text:p>
          </table:table-cell>
          <table:table-cell table:formula="of:=[Global.B21]" office:value-type="float" office:value="954" calcext:value-type="float">
            <text:p>954</text:p>
          </table:table-cell>
          <table:table-cell table:formula="of:=[.Z21]+[.AA21]" office:value-type="float" office:value="1027" calcext:value-type="float">
            <text:p>1027</text:p>
          </table:table-cell>
          <table:table-cell table:formula="of:=[.Z21]*100/[.AB21]" office:value-type="float" office:value="7.1080817916261" calcext:value-type="float">
            <text:p>7,11</text:p>
          </table:table-cell>
          <table:table-cell table:number-columns-repeated="2"/>
          <table:table-cell table:formula="of:=[.C21]-[.D21]" office:value-type="float" office:value="0.168965" calcext:value-type="float">
            <text:p>0,17</text:p>
          </table:table-cell>
          <table:table-cell table:number-columns-repeated="2"/>
        </table:table-row>
        <table:table-row table:style-name="ro3">
          <table:table-cell table:formula="of:=[Global.C22]" office:value-type="string" office:string-value="rand0-20-5-5-10-1,dssp" calcext:value-type="string">
            <text:p>rand0-20-5-5-10-1,dssp</text:p>
          </table:table-cell>
          <table:table-cell table:formula="of:=[VNS.C22]" office:value-type="float" office:value="-2" calcext:value-type="float">
            <text:p>-2</text:p>
          </table:table-cell>
          <table:table-cell table:formula="of:=[Global.E22]" office:value-type="float" office:value="-2" calcext:value-type="float">
            <text:p>-2</text:p>
          </table:table-cell>
          <table:table-cell table:formula="of:=[Global.F22]" office:value-type="float" office:value="-2" calcext:value-type="float">
            <text:p>-2</text:p>
          </table:table-cell>
          <table:table-cell table:formula="of:=[Global.G22]" office:value-type="float" office:value="0.007756" calcext:value-type="float">
            <text:p>0,01</text:p>
          </table:table-cell>
          <table:table-cell table:formula="of:=[RA.J22]" office:value-type="float" office:value="-2" calcext:value-type="float">
            <text:p>-2</text:p>
          </table:table-cell>
          <table:table-cell table:formula="of:=[VNS.H22]" office:value-type="float" office:value="-2" calcext:value-type="float">
            <text:p>-2</text:p>
          </table:table-cell>
          <table:table-cell table:formula="of:=[.G22]-[.C22]" office:value-type="float" office:value="0" calcext:value-type="float">
            <text:p>0</text:p>
          </table:table-cell>
          <table:table-cell table:formula="of:=IF([.H22]&lt;1;1;0)" office:value-type="float" office:value="1" calcext:value-type="float">
            <text:p>1</text:p>
          </table:table-cell>
          <table:table-cell/>
          <table:table-cell table:formula="of:=IF([.D22]&lt;0; IF([.D22]&lt;0; [.F22]-[.D22]; [.F22]+[.D22]); IF([.D22]&lt;0; [.F22]-[.D22]; [.F22]+[.D22]))" office:value-type="float" office:value="0" calcext:value-type="float">
            <text:p>0</text:p>
          </table:table-cell>
          <table:table-cell table:formula="of:=IF([.F22]&lt;0; IF([.B22]&lt;0; [.F22]-[.B22]; [.F22]+[.B22]); IF([.B22]&lt;0; [.F22]-[.B22]; [.F22]+[.B22]))" office:value-type="float" office:value="0" calcext:value-type="float">
            <text:p>0</text:p>
          </table:table-cell>
          <table:table-cell table:formula="of:=IF([.G22]&lt;0; IF([.B22]&lt;0; [.G22]-[.B22]; [.G22]+[.B22]); IF([.B22]&lt;0; [.G22]-[.B22]; [.G22]+[.B22]))" office:value-type="float" office:value="0" calcext:value-type="float">
            <text:p>0</text:p>
          </table:table-cell>
          <table:table-cell/>
          <table:table-cell table:formula="of:=IF([.L22]=[.M22]; &quot;IGUAL&quot;; IF([.L22]&lt;[.M22]; &quot;RA&quot;; &quot;VNS&quot;))" office:value-type="string" office:string-value="IGUAL" calcext:value-type="string">
            <text:p>IGUAL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T21]" office:value-type="float" office:value="1.941168" calcext:value-type="float">
            <text:p>1,94</text:p>
          </table:table-cell>
          <table:table-cell table:formula="of:=([.L22]-[.T22])*([.L22]-[.T22])" office:value-type="float" office:value="3.768133204224" calcext:value-type="float">
            <text:p>3,77</text:p>
          </table:table-cell>
          <table:table-cell table:formula="of:=[.V21]" office:value-type="float" office:value="1.261168" calcext:value-type="float">
            <text:p>1,26</text:p>
          </table:table-cell>
          <table:table-cell table:formula="of:=([.M22]-[.V22])*([.M22]-[.V22])" office:value-type="float" office:value="1.590544724224" calcext:value-type="float">
            <text:p>1,59</text:p>
          </table:table-cell>
          <table:table-cell table:number-columns-repeated="2"/>
          <table:table-cell table:formula="of:=[Global.A22]" office:value-type="float" office:value="8" calcext:value-type="float">
            <text:p>8</text:p>
          </table:table-cell>
          <table:table-cell table:formula="of:=[Global.B22]" office:value-type="float" office:value="199" calcext:value-type="float">
            <text:p>199</text:p>
          </table:table-cell>
          <table:table-cell table:formula="of:=[.Z22]+[.AA22]" office:value-type="float" office:value="207" calcext:value-type="float">
            <text:p>207</text:p>
          </table:table-cell>
          <table:table-cell table:formula="of:=[.Z22]*100/[.AB22]" office:value-type="float" office:value="3.86473429951691" calcext:value-type="float">
            <text:p>3,86</text:p>
          </table:table-cell>
          <table:table-cell table:number-columns-repeated="2"/>
          <table:table-cell table:formula="of:=[.C22]-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23]" office:value-type="string" office:string-value="rand0-20-5-5-10-2,dssp" calcext:value-type="string">
            <text:p>rand0-20-5-5-10-2,dssp</text:p>
          </table:table-cell>
          <table:table-cell table:formula="of:=[VNS.C23]" office:value-type="float" office:value="-2" calcext:value-type="float">
            <text:p>-2</text:p>
          </table:table-cell>
          <table:table-cell table:formula="of:=[Global.E23]" office:value-type="float" office:value="-2" calcext:value-type="float">
            <text:p>-2</text:p>
          </table:table-cell>
          <table:table-cell table:formula="of:=[Global.F23]" office:value-type="float" office:value="-2" calcext:value-type="float">
            <text:p>-2</text:p>
          </table:table-cell>
          <table:table-cell table:formula="of:=[Global.G23]" office:value-type="float" office:value="0.007559" calcext:value-type="float">
            <text:p>0,01</text:p>
          </table:table-cell>
          <table:table-cell table:formula="of:=[RA.J23]" office:value-type="float" office:value="-2" calcext:value-type="float">
            <text:p>-2</text:p>
          </table:table-cell>
          <table:table-cell table:formula="of:=[VNS.H23]" office:value-type="float" office:value="-2" calcext:value-type="float">
            <text:p>-2</text:p>
          </table:table-cell>
          <table:table-cell table:formula="of:=[.G23]-[.C23]" office:value-type="float" office:value="0" calcext:value-type="float">
            <text:p>0</text:p>
          </table:table-cell>
          <table:table-cell table:formula="of:=IF([.H23]&lt;1;1;0)" office:value-type="float" office:value="1" calcext:value-type="float">
            <text:p>1</text:p>
          </table:table-cell>
          <table:table-cell/>
          <table:table-cell table:formula="of:=IF([.D23]&lt;0; IF([.D23]&lt;0; [.F23]-[.D23]; [.F23]+[.D23]); IF([.D23]&lt;0; [.F23]-[.D23]; [.F23]+[.D23]))" office:value-type="float" office:value="0" calcext:value-type="float">
            <text:p>0</text:p>
          </table:table-cell>
          <table:table-cell table:formula="of:=IF([.F23]&lt;0; IF([.B23]&lt;0; [.F23]-[.B23]; [.F23]+[.B23]); IF([.B23]&lt;0; [.F23]-[.B23]; [.F23]+[.B23]))" office:value-type="float" office:value="0" calcext:value-type="float">
            <text:p>0</text:p>
          </table:table-cell>
          <table:table-cell table:formula="of:=IF([.G23]&lt;0; IF([.B23]&lt;0; [.G23]-[.B23]; [.G23]+[.B23]); IF([.B23]&lt;0; [.G23]-[.B23]; [.G23]+[.B23]))" office:value-type="float" office:value="0" calcext:value-type="float">
            <text:p>0</text:p>
          </table:table-cell>
          <table:table-cell/>
          <table:table-cell table:formula="of:=IF([.L23]=[.M23]; &quot;IGUAL&quot;; IF([.L23]&lt;[.M23]; &quot;RA&quot;; &quot;VNS&quot;))" office:value-type="string" office:string-value="IGUAL" calcext:value-type="string">
            <text:p>IGUAL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T22]" office:value-type="float" office:value="1.941168" calcext:value-type="float">
            <text:p>1,94</text:p>
          </table:table-cell>
          <table:table-cell table:formula="of:=([.L23]-[.T23])*([.L23]-[.T23])" office:value-type="float" office:value="3.768133204224" calcext:value-type="float">
            <text:p>3,77</text:p>
          </table:table-cell>
          <table:table-cell table:formula="of:=[.V22]" office:value-type="float" office:value="1.261168" calcext:value-type="float">
            <text:p>1,26</text:p>
          </table:table-cell>
          <table:table-cell table:formula="of:=([.M23]-[.V23])*([.M23]-[.V23])" office:value-type="float" office:value="1.590544724224" calcext:value-type="float">
            <text:p>1,59</text:p>
          </table:table-cell>
          <table:table-cell table:number-columns-repeated="2"/>
          <table:table-cell table:formula="of:=[Global.A23]" office:value-type="float" office:value="13" calcext:value-type="float">
            <text:p>13</text:p>
          </table:table-cell>
          <table:table-cell table:formula="of:=[Global.B23]" office:value-type="float" office:value="194" calcext:value-type="float">
            <text:p>194</text:p>
          </table:table-cell>
          <table:table-cell table:formula="of:=[.Z23]+[.AA23]" office:value-type="float" office:value="207" calcext:value-type="float">
            <text:p>207</text:p>
          </table:table-cell>
          <table:table-cell table:formula="of:=[.Z23]*100/[.AB23]" office:value-type="float" office:value="6.28019323671498" calcext:value-type="float">
            <text:p>6,28</text:p>
          </table:table-cell>
          <table:table-cell table:number-columns-repeated="2"/>
          <table:table-cell table:formula="of:=[.C23]-[.D2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24]" office:value-type="string" office:string-value="rand0-20-5-5-10-3,dssp" calcext:value-type="string">
            <text:p>rand0-20-5-5-10-3,dssp</text:p>
          </table:table-cell>
          <table:table-cell table:formula="of:=[VNS.C24]" office:value-type="float" office:value="-1" calcext:value-type="float">
            <text:p>-1</text:p>
          </table:table-cell>
          <table:table-cell table:formula="of:=[Global.E24]" office:value-type="float" office:value="-1" calcext:value-type="float">
            <text:p>-1</text:p>
          </table:table-cell>
          <table:table-cell table:formula="of:=[Global.F24]" office:value-type="float" office:value="-1" calcext:value-type="float">
            <text:p>-1</text:p>
          </table:table-cell>
          <table:table-cell table:formula="of:=[Global.G24]" office:value-type="float" office:value="0.007054" calcext:value-type="float">
            <text:p>0,01</text:p>
          </table:table-cell>
          <table:table-cell table:formula="of:=[RA.J24]" office:value-type="float" office:value="-1" calcext:value-type="float">
            <text:p>-1</text:p>
          </table:table-cell>
          <table:table-cell table:formula="of:=[VNS.H24]" office:value-type="float" office:value="-1" calcext:value-type="float">
            <text:p>-1</text:p>
          </table:table-cell>
          <table:table-cell table:formula="of:=[.G24]-[.C24]" office:value-type="float" office:value="0" calcext:value-type="float">
            <text:p>0</text:p>
          </table:table-cell>
          <table:table-cell table:formula="of:=IF([.H24]&lt;1;1;0)" office:value-type="float" office:value="1" calcext:value-type="float">
            <text:p>1</text:p>
          </table:table-cell>
          <table:table-cell/>
          <table:table-cell table:formula="of:=IF([.D24]&lt;0; IF([.D24]&lt;0; [.F24]-[.D24]; [.F24]+[.D24]); IF([.D24]&lt;0; [.F24]-[.D24]; [.F24]+[.D24]))" office:value-type="float" office:value="0" calcext:value-type="float">
            <text:p>0</text:p>
          </table:table-cell>
          <table:table-cell table:formula="of:=IF([.F24]&lt;0; IF([.B24]&lt;0; [.F24]-[.B24]; [.F24]+[.B24]); IF([.B24]&lt;0; [.F24]-[.B24]; [.F24]+[.B24]))" office:value-type="float" office:value="0" calcext:value-type="float">
            <text:p>0</text:p>
          </table:table-cell>
          <table:table-cell table:formula="of:=IF([.G24]&lt;0; IF([.B24]&lt;0; [.G24]-[.B24]; [.G24]+[.B24]); IF([.B24]&lt;0; [.G24]-[.B24]; [.G24]+[.B24]))" office:value-type="float" office:value="0" calcext:value-type="float">
            <text:p>0</text:p>
          </table:table-cell>
          <table:table-cell/>
          <table:table-cell table:formula="of:=IF([.L24]=[.M24]; &quot;IGUAL&quot;; IF([.L24]&lt;[.M24]; &quot;RA&quot;; &quot;VNS&quot;))" office:value-type="string" office:string-value="IGUAL" calcext:value-type="string">
            <text:p>IGUAL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T23]" office:value-type="float" office:value="1.941168" calcext:value-type="float">
            <text:p>1,94</text:p>
          </table:table-cell>
          <table:table-cell table:formula="of:=([.L24]-[.T24])*([.L24]-[.T24])" office:value-type="float" office:value="3.768133204224" calcext:value-type="float">
            <text:p>3,77</text:p>
          </table:table-cell>
          <table:table-cell table:formula="of:=[.V23]" office:value-type="float" office:value="1.261168" calcext:value-type="float">
            <text:p>1,26</text:p>
          </table:table-cell>
          <table:table-cell table:formula="of:=([.M24]-[.V24])*([.M24]-[.V24])" office:value-type="float" office:value="1.590544724224" calcext:value-type="float">
            <text:p>1,59</text:p>
          </table:table-cell>
          <table:table-cell table:number-columns-repeated="2"/>
          <table:table-cell table:formula="of:=[Global.A24]" office:value-type="float" office:value="10" calcext:value-type="float">
            <text:p>10</text:p>
          </table:table-cell>
          <table:table-cell table:formula="of:=[Global.B24]" office:value-type="float" office:value="197" calcext:value-type="float">
            <text:p>197</text:p>
          </table:table-cell>
          <table:table-cell table:formula="of:=[.Z24]+[.AA24]" office:value-type="float" office:value="207" calcext:value-type="float">
            <text:p>207</text:p>
          </table:table-cell>
          <table:table-cell table:formula="of:=[.Z24]*100/[.AB24]" office:value-type="float" office:value="4.83091787439614" calcext:value-type="float">
            <text:p>4,83</text:p>
          </table:table-cell>
          <table:table-cell table:number-columns-repeated="2"/>
          <table:table-cell table:formula="of:=[.C24]-[.D2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25]" office:value-type="string" office:string-value="rand0-20-5-5-10-4,dssp" calcext:value-type="string">
            <text:p>rand0-20-5-5-10-4,dssp</text:p>
          </table:table-cell>
          <table:table-cell table:formula="of:=[VNS.C25]" office:value-type="float" office:value="-1.5" calcext:value-type="float">
            <text:p>-1,5</text:p>
          </table:table-cell>
          <table:table-cell table:formula="of:=[Global.E25]" office:value-type="float" office:value="-1" calcext:value-type="float">
            <text:p>-1</text:p>
          </table:table-cell>
          <table:table-cell table:formula="of:=[Global.F25]" office:value-type="float" office:value="-1" calcext:value-type="float">
            <text:p>-1</text:p>
          </table:table-cell>
          <table:table-cell table:formula="of:=[Global.G25]" office:value-type="float" office:value="0.008298" calcext:value-type="float">
            <text:p>0,01</text:p>
          </table:table-cell>
          <table:table-cell table:formula="of:=[RA.J25]" office:value-type="float" office:value="-1" calcext:value-type="float">
            <text:p>-1</text:p>
          </table:table-cell>
          <table:table-cell table:formula="of:=[VNS.H25]" office:value-type="float" office:value="-1" calcext:value-type="float">
            <text:p>-1</text:p>
          </table:table-cell>
          <table:table-cell table:formula="of:=[.G25]-[.C25]" office:value-type="float" office:value="0" calcext:value-type="float">
            <text:p>0</text:p>
          </table:table-cell>
          <table:table-cell table:formula="of:=IF([.H25]&lt;1;1;0)" office:value-type="float" office:value="1" calcext:value-type="float">
            <text:p>1</text:p>
          </table:table-cell>
          <table:table-cell/>
          <table:table-cell table:formula="of:=IF([.D25]&lt;0; IF([.D25]&lt;0; [.F25]-[.D25]; [.F25]+[.D25]); IF([.D25]&lt;0; [.F25]-[.D25]; [.F25]+[.D25]))" office:value-type="float" office:value="0" calcext:value-type="float">
            <text:p>0</text:p>
          </table:table-cell>
          <table:table-cell table:formula="of:=IF([.F25]&lt;0; IF([.B25]&lt;0; [.F25]-[.B25]; [.F25]+[.B25]); IF([.B25]&lt;0; [.F25]-[.B25]; [.F25]+[.B25]))" office:value-type="float" office:value="0.5" calcext:value-type="float">
            <text:p>0,5</text:p>
          </table:table-cell>
          <table:table-cell table:formula="of:=IF([.G25]&lt;0; IF([.B25]&lt;0; [.G25]-[.B25]; [.G25]+[.B25]); IF([.B25]&lt;0; [.G25]-[.B25]; [.G25]+[.B25]))" office:value-type="float" office:value="0.5" calcext:value-type="float">
            <text:p>0,5</text:p>
          </table:table-cell>
          <table:table-cell/>
          <table:table-cell table:formula="of:=IF([.L25]=[.M25]; &quot;IGUAL&quot;; IF([.L25]&lt;[.M25]; &quot;RA&quot;; &quot;VNS&quot;))" office:value-type="string" office:string-value="IGUAL" calcext:value-type="string">
            <text:p>IGUAL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T24]" office:value-type="float" office:value="1.941168" calcext:value-type="float">
            <text:p>1,94</text:p>
          </table:table-cell>
          <table:table-cell table:formula="of:=([.L25]-[.T25])*([.L25]-[.T25])" office:value-type="float" office:value="2.076965204224" calcext:value-type="float">
            <text:p>2,08</text:p>
          </table:table-cell>
          <table:table-cell table:formula="of:=[.V24]" office:value-type="float" office:value="1.261168" calcext:value-type="float">
            <text:p>1,26</text:p>
          </table:table-cell>
          <table:table-cell table:formula="of:=([.M25]-[.V25])*([.M25]-[.V25])" office:value-type="float" office:value="0.579376724224" calcext:value-type="float">
            <text:p>0,58</text:p>
          </table:table-cell>
          <table:table-cell table:number-columns-repeated="2"/>
          <table:table-cell table:formula="of:=[Global.A25]" office:value-type="float" office:value="9" calcext:value-type="float">
            <text:p>9</text:p>
          </table:table-cell>
          <table:table-cell table:formula="of:=[Global.B25]" office:value-type="float" office:value="198" calcext:value-type="float">
            <text:p>198</text:p>
          </table:table-cell>
          <table:table-cell table:formula="of:=[.Z25]+[.AA25]" office:value-type="float" office:value="207" calcext:value-type="float">
            <text:p>207</text:p>
          </table:table-cell>
          <table:table-cell table:formula="of:=[.Z25]*100/[.AB25]" office:value-type="float" office:value="4.34782608695652" calcext:value-type="float">
            <text:p>4,35</text:p>
          </table:table-cell>
          <table:table-cell table:number-columns-repeated="2"/>
          <table:table-cell table:formula="of:=[.C25]-[.D2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26]" office:value-type="string" office:string-value="rand0-20-5-5-10-5,dssp" calcext:value-type="string">
            <text:p>rand0-20-5-5-10-5,dssp</text:p>
          </table:table-cell>
          <table:table-cell table:formula="of:=[VNS.C26]" office:value-type="float" office:value="-1" calcext:value-type="float">
            <text:p>-1</text:p>
          </table:table-cell>
          <table:table-cell table:formula="of:=[Global.E26]" office:value-type="float" office:value="-1" calcext:value-type="float">
            <text:p>-1</text:p>
          </table:table-cell>
          <table:table-cell table:formula="of:=[Global.F26]" office:value-type="float" office:value="-1.333333" calcext:value-type="float">
            <text:p>-1,33</text:p>
          </table:table-cell>
          <table:table-cell table:formula="of:=[Global.G26]" office:value-type="float" office:value="0.009232" calcext:value-type="float">
            <text:p>0,01</text:p>
          </table:table-cell>
          <table:table-cell table:formula="of:=[RA.J26]" office:value-type="float" office:value="-1" calcext:value-type="float">
            <text:p>-1</text:p>
          </table:table-cell>
          <table:table-cell table:formula="of:=[VNS.H26]" office:value-type="float" office:value="-1" calcext:value-type="float">
            <text:p>-1</text:p>
          </table:table-cell>
          <table:table-cell table:formula="of:=[.G26]-[.C26]" office:value-type="float" office:value="0" calcext:value-type="float">
            <text:p>0</text:p>
          </table:table-cell>
          <table:table-cell table:formula="of:=IF([.H26]&lt;1;1;0)" office:value-type="float" office:value="1" calcext:value-type="float">
            <text:p>1</text:p>
          </table:table-cell>
          <table:table-cell/>
          <table:table-cell table:formula="of:=IF([.D26]&lt;0; IF([.D26]&lt;0; [.F26]-[.D26]; [.F26]+[.D26]); IF([.D26]&lt;0; [.F26]-[.D26]; [.F26]+[.D26]))" office:value-type="float" office:value="0.333333" calcext:value-type="float">
            <text:p>0,33</text:p>
          </table:table-cell>
          <table:table-cell table:formula="of:=IF([.F26]&lt;0; IF([.B26]&lt;0; [.F26]-[.B26]; [.F26]+[.B26]); IF([.B26]&lt;0; [.F26]-[.B26]; [.F26]+[.B26]))" office:value-type="float" office:value="0" calcext:value-type="float">
            <text:p>0</text:p>
          </table:table-cell>
          <table:table-cell table:formula="of:=IF([.G26]&lt;0; IF([.B26]&lt;0; [.G26]-[.B26]; [.G26]+[.B26]); IF([.B26]&lt;0; [.G26]-[.B26]; [.G26]+[.B26]))" office:value-type="float" office:value="0" calcext:value-type="float">
            <text:p>0</text:p>
          </table:table-cell>
          <table:table-cell/>
          <table:table-cell table:formula="of:=IF([.L26]=[.M26]; &quot;IGUAL&quot;; IF([.L26]&lt;[.M26]; &quot;RA&quot;; &quot;VNS&quot;))" office:value-type="string" office:string-value="IGUAL" calcext:value-type="string">
            <text:p>IGUAL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T25]" office:value-type="float" office:value="1.941168" calcext:value-type="float">
            <text:p>1,94</text:p>
          </table:table-cell>
          <table:table-cell table:formula="of:=([.L26]-[.T26])*([.L26]-[.T26])" office:value-type="float" office:value="3.768133204224" calcext:value-type="float">
            <text:p>3,77</text:p>
          </table:table-cell>
          <table:table-cell table:formula="of:=[.V25]" office:value-type="float" office:value="1.261168" calcext:value-type="float">
            <text:p>1,26</text:p>
          </table:table-cell>
          <table:table-cell table:formula="of:=([.M26]-[.V26])*([.M26]-[.V26])" office:value-type="float" office:value="1.590544724224" calcext:value-type="float">
            <text:p>1,59</text:p>
          </table:table-cell>
          <table:table-cell table:number-columns-repeated="2"/>
          <table:table-cell table:formula="of:=[Global.A26]" office:value-type="float" office:value="11" calcext:value-type="float">
            <text:p>11</text:p>
          </table:table-cell>
          <table:table-cell table:formula="of:=[Global.B26]" office:value-type="float" office:value="196" calcext:value-type="float">
            <text:p>196</text:p>
          </table:table-cell>
          <table:table-cell table:formula="of:=[.Z26]+[.AA26]" office:value-type="float" office:value="207" calcext:value-type="float">
            <text:p>207</text:p>
          </table:table-cell>
          <table:table-cell table:formula="of:=[.Z26]*100/[.AB26]" office:value-type="float" office:value="5.31400966183575" calcext:value-type="float">
            <text:p>5,31</text:p>
          </table:table-cell>
          <table:table-cell table:number-columns-repeated="2"/>
          <table:table-cell table:formula="of:=[.C26]-[.D26]" office:value-type="float" office:value="0.333333" calcext:value-type="float">
            <text:p>0,33</text:p>
          </table:table-cell>
          <table:table-cell table:number-columns-repeated="2"/>
        </table:table-row>
        <table:table-row table:style-name="ro3">
          <table:table-cell table:formula="of:=[Global.C27]" office:value-type="string" office:string-value="rand0-2-10-10-20-1,dssp" calcext:value-type="string">
            <text:p>rand0-2-10-10-20-1,dssp</text:p>
          </table:table-cell>
          <table:table-cell table:formula="of:=[VNS.C27]" office:value-type="float" office:value="-1.2" calcext:value-type="float">
            <text:p>-1,2</text:p>
          </table:table-cell>
          <table:table-cell table:formula="of:=[Global.E27]" office:value-type="float" office:value="0" calcext:value-type="float">
            <text:p>0</text:p>
          </table:table-cell>
          <table:table-cell table:formula="of:=[Global.F27]" office:value-type="float" office:value="-1" calcext:value-type="float">
            <text:p>-1</text:p>
          </table:table-cell>
          <table:table-cell table:formula="of:=[Global.G27]" office:value-type="float" office:value="0.039369" calcext:value-type="float">
            <text:p>0,04</text:p>
          </table:table-cell>
          <table:table-cell table:formula="of:=[RA.J27]" office:value-type="float" office:value="1" calcext:value-type="float">
            <text:p>1</text:p>
          </table:table-cell>
          <table:table-cell table:formula="of:=[VNS.H27]" office:value-type="float" office:value="0" calcext:value-type="float">
            <text:p>0</text:p>
          </table:table-cell>
          <table:table-cell table:formula="of:=[.G27]-[.C27]" office:value-type="float" office:value="0" calcext:value-type="float">
            <text:p>0</text:p>
          </table:table-cell>
          <table:table-cell table:formula="of:=IF([.H27]&lt;1;1;0)" office:value-type="float" office:value="1" calcext:value-type="float">
            <text:p>1</text:p>
          </table:table-cell>
          <table:table-cell/>
          <table:table-cell table:formula="of:=IF([.D27]&lt;0; IF([.D27]&lt;0; [.F27]-[.D27]; [.F27]+[.D27]); IF([.D27]&lt;0; [.F27]-[.D27]; [.F27]+[.D27]))" office:value-type="float" office:value="2" calcext:value-type="float">
            <text:p>2</text:p>
          </table:table-cell>
          <table:table-cell table:formula="of:=IF([.F27]&lt;0; IF([.B27]&lt;0; [.F27]-[.B27]; [.F27]+[.B27]); IF([.B27]&lt;0; [.F27]-[.B27]; [.F27]+[.B27]))" office:value-type="float" office:value="2.2" calcext:value-type="float">
            <text:p>2,2</text:p>
          </table:table-cell>
          <table:table-cell table:formula="of:=IF([.G27]&lt;0; IF([.B27]&lt;0; [.G27]-[.B27]; [.G27]+[.B27]); IF([.B27]&lt;0; [.G27]-[.B27]; [.G27]+[.B27]))" office:value-type="float" office:value="1.2" calcext:value-type="float">
            <text:p>1,2</text:p>
          </table:table-cell>
          <table:table-cell/>
          <table:table-cell table:formula="of:=IF([.L27]=[.M27]; &quot;IGUAL&quot;; IF([.L27]&lt;[.M27]; &quot;RA&quot;; &quot;VNS&quot;))" office:value-type="string" office:string-value="VNS" calcext:value-type="string">
            <text:p>VNS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T26]" office:value-type="float" office:value="1.941168" calcext:value-type="float">
            <text:p>1,94</text:p>
          </table:table-cell>
          <table:table-cell table:formula="of:=([.L27]-[.T27])*([.L27]-[.T27])" office:value-type="float" office:value="0.066994004224" calcext:value-type="float">
            <text:p>0,07</text:p>
          </table:table-cell>
          <table:table-cell table:formula="of:=[.V26]" office:value-type="float" office:value="1.261168" calcext:value-type="float">
            <text:p>1,26</text:p>
          </table:table-cell>
          <table:table-cell table:formula="of:=([.M27]-[.V27])*([.M27]-[.V27])" office:value-type="float" office:value="0.00374152422399999" calcext:value-type="float">
            <text:p>0</text:p>
          </table:table-cell>
          <table:table-cell table:number-columns-repeated="2"/>
          <table:table-cell table:formula="of:=[Global.A27]" office:value-type="float" office:value="19" calcext:value-type="float">
            <text:p>19</text:p>
          </table:table-cell>
          <table:table-cell table:formula="of:=[Global.B27]" office:value-type="float" office:value="33" calcext:value-type="float">
            <text:p>33</text:p>
          </table:table-cell>
          <table:table-cell table:formula="of:=[.Z27]+[.AA27]" office:value-type="float" office:value="52" calcext:value-type="float">
            <text:p>52</text:p>
          </table:table-cell>
          <table:table-cell table:formula="of:=[.Z27]*100/[.AB27]" office:value-type="float" office:value="36.5384615384615" calcext:value-type="float">
            <text:p>36,54</text:p>
          </table:table-cell>
          <table:table-cell table:number-columns-repeated="2"/>
          <table:table-cell table:formula="of:=[.C27]-[.D27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Global.C28]" office:value-type="string" office:string-value="rand0-2-10-10-20-2,dssp" calcext:value-type="string">
            <text:p>rand0-2-10-10-20-2,dssp</text:p>
          </table:table-cell>
          <table:table-cell table:formula="of:=[VNS.C28]" office:value-type="float" office:value="-1.2" calcext:value-type="float">
            <text:p>-1,2</text:p>
          </table:table-cell>
          <table:table-cell table:formula="of:=[Global.E28]" office:value-type="float" office:value="0" calcext:value-type="float">
            <text:p>0</text:p>
          </table:table-cell>
          <table:table-cell table:formula="of:=[Global.F28]" office:value-type="float" office:value="-1" calcext:value-type="float">
            <text:p>-1</text:p>
          </table:table-cell>
          <table:table-cell table:formula="of:=[Global.G28]" office:value-type="float" office:value="0.035545" calcext:value-type="float">
            <text:p>0,04</text:p>
          </table:table-cell>
          <table:table-cell table:formula="of:=[RA.J28]" office:value-type="float" office:value="0" calcext:value-type="float">
            <text:p>0</text:p>
          </table:table-cell>
          <table:table-cell table:formula="of:=[VNS.H28]" office:value-type="float" office:value="0" calcext:value-type="float">
            <text:p>0</text:p>
          </table:table-cell>
          <table:table-cell table:formula="of:=[.G28]-[.C28]" office:value-type="float" office:value="0" calcext:value-type="float">
            <text:p>0</text:p>
          </table:table-cell>
          <table:table-cell table:formula="of:=IF([.H28]&lt;1;1;0)" office:value-type="float" office:value="1" calcext:value-type="float">
            <text:p>1</text:p>
          </table:table-cell>
          <table:table-cell/>
          <table:table-cell table:formula="of:=IF([.D28]&lt;0; IF([.D28]&lt;0; [.F28]-[.D28]; [.F28]+[.D28]); IF([.D28]&lt;0; [.F28]-[.D28]; [.F28]+[.D28]))" office:value-type="float" office:value="1" calcext:value-type="float">
            <text:p>1</text:p>
          </table:table-cell>
          <table:table-cell table:formula="of:=IF([.F28]&lt;0; IF([.B28]&lt;0; [.F28]-[.B28]; [.F28]+[.B28]); IF([.B28]&lt;0; [.F28]-[.B28]; [.F28]+[.B28]))" office:value-type="float" office:value="1.2" calcext:value-type="float">
            <text:p>1,2</text:p>
          </table:table-cell>
          <table:table-cell table:formula="of:=IF([.G28]&lt;0; IF([.B28]&lt;0; [.G28]-[.B28]; [.G28]+[.B28]); IF([.B28]&lt;0; [.G28]-[.B28]; [.G28]+[.B28]))" office:value-type="float" office:value="1.2" calcext:value-type="float">
            <text:p>1,2</text:p>
          </table:table-cell>
          <table:table-cell/>
          <table:table-cell table:formula="of:=IF([.L28]=[.M28]; &quot;IGUAL&quot;; IF([.L28]&lt;[.M28]; &quot;RA&quot;; &quot;VNS&quot;))" office:value-type="string" office:string-value="IGUAL" calcext:value-type="string">
            <text:p>IGUAL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T27]" office:value-type="float" office:value="1.941168" calcext:value-type="float">
            <text:p>1,94</text:p>
          </table:table-cell>
          <table:table-cell table:formula="of:=([.L28]-[.T28])*([.L28]-[.T28])" office:value-type="float" office:value="0.549330004224" calcext:value-type="float">
            <text:p>0,55</text:p>
          </table:table-cell>
          <table:table-cell table:formula="of:=[.V27]" office:value-type="float" office:value="1.261168" calcext:value-type="float">
            <text:p>1,26</text:p>
          </table:table-cell>
          <table:table-cell table:formula="of:=([.M28]-[.V28])*([.M28]-[.V28])" office:value-type="float" office:value="0.00374152422399999" calcext:value-type="float">
            <text:p>0</text:p>
          </table:table-cell>
          <table:table-cell table:number-columns-repeated="2"/>
          <table:table-cell table:formula="of:=[Global.A28]" office:value-type="float" office:value="16" calcext:value-type="float">
            <text:p>16</text:p>
          </table:table-cell>
          <table:table-cell table:formula="of:=[Global.B28]" office:value-type="float" office:value="36" calcext:value-type="float">
            <text:p>36</text:p>
          </table:table-cell>
          <table:table-cell table:formula="of:=[.Z28]+[.AA28]" office:value-type="float" office:value="52" calcext:value-type="float">
            <text:p>52</text:p>
          </table:table-cell>
          <table:table-cell table:formula="of:=[.Z28]*100/[.AB28]" office:value-type="float" office:value="30.7692307692308" calcext:value-type="float">
            <text:p>30,77</text:p>
          </table:table-cell>
          <table:table-cell table:number-columns-repeated="2"/>
          <table:table-cell table:formula="of:=[.C28]-[.D28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Global.C29]" office:value-type="string" office:string-value="rand0-2-10-10-20-3,dssp" calcext:value-type="string">
            <text:p>rand0-2-10-10-20-3,dssp</text:p>
          </table:table-cell>
          <table:table-cell table:formula="of:=[VNS.C29]" office:value-type="float" office:value="-1.545455" calcext:value-type="float">
            <text:p>-1,55</text:p>
          </table:table-cell>
          <table:table-cell table:formula="of:=[Global.E29]" office:value-type="float" office:value="-1" calcext:value-type="float">
            <text:p>-1</text:p>
          </table:table-cell>
          <table:table-cell table:formula="of:=[Global.F29]" office:value-type="float" office:value="-1" calcext:value-type="float">
            <text:p>-1</text:p>
          </table:table-cell>
          <table:table-cell table:formula="of:=[Global.G29]" office:value-type="float" office:value="0.026277" calcext:value-type="float">
            <text:p>0,03</text:p>
          </table:table-cell>
          <table:table-cell table:formula="of:=[RA.J29]" office:value-type="float" office:value="-1" calcext:value-type="float">
            <text:p>-1</text:p>
          </table:table-cell>
          <table:table-cell table:formula="of:=[VNS.H29]" office:value-type="float" office:value="-1" calcext:value-type="float">
            <text:p>-1</text:p>
          </table:table-cell>
          <table:table-cell table:formula="of:=[.G29]-[.C29]" office:value-type="float" office:value="0" calcext:value-type="float">
            <text:p>0</text:p>
          </table:table-cell>
          <table:table-cell table:formula="of:=IF([.H29]&lt;1;1;0)" office:value-type="float" office:value="1" calcext:value-type="float">
            <text:p>1</text:p>
          </table:table-cell>
          <table:table-cell/>
          <table:table-cell table:formula="of:=IF([.D29]&lt;0; IF([.D29]&lt;0; [.F29]-[.D29]; [.F29]+[.D29]); IF([.D29]&lt;0; [.F29]-[.D29]; [.F29]+[.D29]))" office:value-type="float" office:value="0" calcext:value-type="float">
            <text:p>0</text:p>
          </table:table-cell>
          <table:table-cell table:formula="of:=IF([.F29]&lt;0; IF([.B29]&lt;0; [.F29]-[.B29]; [.F29]+[.B29]); IF([.B29]&lt;0; [.F29]-[.B29]; [.F29]+[.B29]))" office:value-type="float" office:value="0.545455" calcext:value-type="float">
            <text:p>0,55</text:p>
          </table:table-cell>
          <table:table-cell table:formula="of:=IF([.G29]&lt;0; IF([.B29]&lt;0; [.G29]-[.B29]; [.G29]+[.B29]); IF([.B29]&lt;0; [.G29]-[.B29]; [.G29]+[.B29]))" office:value-type="float" office:value="0.545455" calcext:value-type="float">
            <text:p>0,55</text:p>
          </table:table-cell>
          <table:table-cell/>
          <table:table-cell table:formula="of:=IF([.L29]=[.M29]; &quot;IGUAL&quot;; IF([.L29]&lt;[.M29]; &quot;RA&quot;; &quot;VNS&quot;))" office:value-type="string" office:string-value="IGUAL" calcext:value-type="string">
            <text:p>IGUAL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T28]" office:value-type="float" office:value="1.941168" calcext:value-type="float">
            <text:p>1,94</text:p>
          </table:table-cell>
          <table:table-cell table:formula="of:=([.L29]-[.T29])*([.L29]-[.T29])" office:value-type="float" office:value="1.948014778369" calcext:value-type="float">
            <text:p>1,95</text:p>
          </table:table-cell>
          <table:table-cell table:formula="of:=[.V28]" office:value-type="float" office:value="1.261168" calcext:value-type="float">
            <text:p>1,26</text:p>
          </table:table-cell>
          <table:table-cell table:formula="of:=([.M29]-[.V29])*([.M29]-[.V29])" office:value-type="float" office:value="0.512245098369" calcext:value-type="float">
            <text:p>0,51</text:p>
          </table:table-cell>
          <table:table-cell table:number-columns-repeated="2"/>
          <table:table-cell table:formula="of:=[Global.A29]" office:value-type="float" office:value="20" calcext:value-type="float">
            <text:p>20</text:p>
          </table:table-cell>
          <table:table-cell table:formula="of:=[Global.B29]" office:value-type="float" office:value="32" calcext:value-type="float">
            <text:p>32</text:p>
          </table:table-cell>
          <table:table-cell table:formula="of:=[.Z29]+[.AA29]" office:value-type="float" office:value="52" calcext:value-type="float">
            <text:p>52</text:p>
          </table:table-cell>
          <table:table-cell table:formula="of:=[.Z29]*100/[.AB29]" office:value-type="float" office:value="38.4615384615385" calcext:value-type="float">
            <text:p>38,46</text:p>
          </table:table-cell>
          <table:table-cell table:number-columns-repeated="2"/>
          <table:table-cell table:formula="of:=[.C29]-[.D2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30]" office:value-type="string" office:string-value="rand0-2-10-10-20-4,dssp" calcext:value-type="string">
            <text:p>rand0-2-10-10-20-4,dssp</text:p>
          </table:table-cell>
          <table:table-cell table:formula="of:=[VNS.C30]" office:value-type="float" office:value="-0.714286" calcext:value-type="float">
            <text:p>-0,71</text:p>
          </table:table-cell>
          <table:table-cell table:formula="of:=[Global.E30]" office:value-type="float" office:value="0" calcext:value-type="float">
            <text:p>0</text:p>
          </table:table-cell>
          <table:table-cell table:formula="of:=[Global.F30]" office:value-type="float" office:value="0" calcext:value-type="float">
            <text:p>0</text:p>
          </table:table-cell>
          <table:table-cell table:formula="of:=[Global.G30]" office:value-type="float" office:value="0.022064" calcext:value-type="float">
            <text:p>0,02</text:p>
          </table:table-cell>
          <table:table-cell table:formula="of:=[RA.J30]" office:value-type="float" office:value="1" calcext:value-type="float">
            <text:p>1</text:p>
          </table:table-cell>
          <table:table-cell table:formula="of:=[VNS.H30]" office:value-type="float" office:value="0" calcext:value-type="float">
            <text:p>0</text:p>
          </table:table-cell>
          <table:table-cell table:formula="of:=[.G30]-[.C30]" office:value-type="float" office:value="0" calcext:value-type="float">
            <text:p>0</text:p>
          </table:table-cell>
          <table:table-cell table:formula="of:=IF([.H30]&lt;1;1;0)" office:value-type="float" office:value="1" calcext:value-type="float">
            <text:p>1</text:p>
          </table:table-cell>
          <table:table-cell/>
          <table:table-cell table:formula="of:=IF([.D30]&lt;0; IF([.D30]&lt;0; [.F30]-[.D30]; [.F30]+[.D30]); IF([.D30]&lt;0; [.F30]-[.D30]; [.F30]+[.D30]))" office:value-type="float" office:value="1" calcext:value-type="float">
            <text:p>1</text:p>
          </table:table-cell>
          <table:table-cell table:formula="of:=IF([.F30]&lt;0; IF([.B30]&lt;0; [.F30]-[.B30]; [.F30]+[.B30]); IF([.B30]&lt;0; [.F30]-[.B30]; [.F30]+[.B30]))" office:value-type="float" office:value="1.714286" calcext:value-type="float">
            <text:p>1,71</text:p>
          </table:table-cell>
          <table:table-cell table:formula="of:=IF([.G30]&lt;0; IF([.B30]&lt;0; [.G30]-[.B30]; [.G30]+[.B30]); IF([.B30]&lt;0; [.G30]-[.B30]; [.G30]+[.B30]))" office:value-type="float" office:value="0.714286" calcext:value-type="float">
            <text:p>0,71</text:p>
          </table:table-cell>
          <table:table-cell/>
          <table:table-cell table:formula="of:=IF([.L30]=[.M30]; &quot;IGUAL&quot;; IF([.L30]&lt;[.M30]; &quot;RA&quot;; &quot;VNS&quot;))" office:value-type="string" office:string-value="VNS" calcext:value-type="string">
            <text:p>VNS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T29]" office:value-type="float" office:value="1.941168" calcext:value-type="float">
            <text:p>1,94</text:p>
          </table:table-cell>
          <table:table-cell table:formula="of:=([.L30]-[.T30])*([.L30]-[.T30])" office:value-type="float" office:value="0.0514754419240001" calcext:value-type="float">
            <text:p>0,05</text:p>
          </table:table-cell>
          <table:table-cell table:formula="of:=[.V29]" office:value-type="float" office:value="1.261168" calcext:value-type="float">
            <text:p>1,26</text:p>
          </table:table-cell>
          <table:table-cell table:formula="of:=([.M30]-[.V30])*([.M30]-[.V30])" office:value-type="float" office:value="0.299079921924" calcext:value-type="float">
            <text:p>0,3</text:p>
          </table:table-cell>
          <table:table-cell table:number-columns-repeated="2"/>
          <table:table-cell table:formula="of:=[Global.A30]" office:value-type="float" office:value="28" calcext:value-type="float">
            <text:p>28</text:p>
          </table:table-cell>
          <table:table-cell table:formula="of:=[Global.B30]" office:value-type="float" office:value="24" calcext:value-type="float">
            <text:p>24</text:p>
          </table:table-cell>
          <table:table-cell table:formula="of:=[.Z30]+[.AA30]" office:value-type="float" office:value="52" calcext:value-type="float">
            <text:p>52</text:p>
          </table:table-cell>
          <table:table-cell table:formula="of:=[.Z30]*100/[.AB30]" office:value-type="float" office:value="53.8461538461539" calcext:value-type="float">
            <text:p>53,85</text:p>
          </table:table-cell>
          <table:table-cell table:number-columns-repeated="2"/>
          <table:table-cell table:formula="of:=[.C30]-[.D3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31]" office:value-type="string" office:string-value="rand0-2-10-10-20-5,dssp" calcext:value-type="string">
            <text:p>rand0-2-10-10-20-5,dssp</text:p>
          </table:table-cell>
          <table:table-cell table:formula="of:=[VNS.C31]" office:value-type="float" office:value="-0.333333" calcext:value-type="float">
            <text:p>-0,33</text:p>
          </table:table-cell>
          <table:table-cell table:formula="of:=[Global.E31]" office:value-type="float" office:value="0" calcext:value-type="float">
            <text:p>0</text:p>
          </table:table-cell>
          <table:table-cell table:formula="of:=[Global.F31]" office:value-type="float" office:value="0" calcext:value-type="float">
            <text:p>0</text:p>
          </table:table-cell>
          <table:table-cell table:formula="of:=[Global.G31]" office:value-type="float" office:value="0.016601" calcext:value-type="float">
            <text:p>0,02</text:p>
          </table:table-cell>
          <table:table-cell table:formula="of:=[RA.J31]" office:value-type="float" office:value="1" calcext:value-type="float">
            <text:p>1</text:p>
          </table:table-cell>
          <table:table-cell table:formula="of:=[VNS.H31]" office:value-type="float" office:value="0" calcext:value-type="float">
            <text:p>0</text:p>
          </table:table-cell>
          <table:table-cell table:formula="of:=[.G31]-[.C31]" office:value-type="float" office:value="0" calcext:value-type="float">
            <text:p>0</text:p>
          </table:table-cell>
          <table:table-cell table:formula="of:=IF([.H31]&lt;1;1;0)" office:value-type="float" office:value="1" calcext:value-type="float">
            <text:p>1</text:p>
          </table:table-cell>
          <table:table-cell/>
          <table:table-cell table:formula="of:=IF([.D31]&lt;0; IF([.D31]&lt;0; [.F31]-[.D31]; [.F31]+[.D31]); IF([.D31]&lt;0; [.F31]-[.D31]; [.F31]+[.D31]))" office:value-type="float" office:value="1" calcext:value-type="float">
            <text:p>1</text:p>
          </table:table-cell>
          <table:table-cell table:formula="of:=IF([.F31]&lt;0; IF([.B31]&lt;0; [.F31]-[.B31]; [.F31]+[.B31]); IF([.B31]&lt;0; [.F31]-[.B31]; [.F31]+[.B31]))" office:value-type="float" office:value="1.333333" calcext:value-type="float">
            <text:p>1,33</text:p>
          </table:table-cell>
          <table:table-cell table:formula="of:=IF([.G31]&lt;0; IF([.B31]&lt;0; [.G31]-[.B31]; [.G31]+[.B31]); IF([.B31]&lt;0; [.G31]-[.B31]; [.G31]+[.B31]))" office:value-type="float" office:value="0.333333" calcext:value-type="float">
            <text:p>0,33</text:p>
          </table:table-cell>
          <table:table-cell/>
          <table:table-cell table:formula="of:=IF([.L31]=[.M31]; &quot;IGUAL&quot;; IF([.L31]&lt;[.M31]; &quot;RA&quot;; &quot;VNS&quot;))" office:value-type="string" office:string-value="VNS" calcext:value-type="string">
            <text:p>VN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T30]" office:value-type="float" office:value="1.941168" calcext:value-type="float">
            <text:p>1,94</text:p>
          </table:table-cell>
          <table:table-cell table:formula="of:=([.L31]-[.T31])*([.L31]-[.T31])" office:value-type="float" office:value="0.369463387225" calcext:value-type="float">
            <text:p>0,37</text:p>
          </table:table-cell>
          <table:table-cell table:formula="of:=[.V30]" office:value-type="float" office:value="1.261168" calcext:value-type="float">
            <text:p>1,26</text:p>
          </table:table-cell>
          <table:table-cell table:formula="of:=([.M31]-[.V31])*([.M31]-[.V31])" office:value-type="float" office:value="0.860877787225" calcext:value-type="float">
            <text:p>0,86</text:p>
          </table:table-cell>
          <table:table-cell table:number-columns-repeated="2"/>
          <table:table-cell table:formula="of:=[Global.A31]" office:value-type="float" office:value="30" calcext:value-type="float">
            <text:p>30</text:p>
          </table:table-cell>
          <table:table-cell table:formula="of:=[Global.B31]" office:value-type="float" office:value="22" calcext:value-type="float">
            <text:p>22</text:p>
          </table:table-cell>
          <table:table-cell table:formula="of:=[.Z31]+[.AA31]" office:value-type="float" office:value="52" calcext:value-type="float">
            <text:p>52</text:p>
          </table:table-cell>
          <table:table-cell table:formula="of:=[.Z31]*100/[.AB31]" office:value-type="float" office:value="57.6923076923077" calcext:value-type="float">
            <text:p>57,69</text:p>
          </table:table-cell>
          <table:table-cell table:number-columns-repeated="2"/>
          <table:table-cell table:formula="of:=[.C31]-[.D3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32]" office:value-type="string" office:string-value="rand0-2-15-15-30-1,dssp" calcext:value-type="string">
            <text:p>rand0-2-15-15-30-1,dssp</text:p>
          </table:table-cell>
          <table:table-cell table:formula="of:=[VNS.C32]" office:value-type="float" office:value="-1.986486" calcext:value-type="float">
            <text:p>-1,99</text:p>
          </table:table-cell>
          <table:table-cell table:formula="of:=[Global.E32]" office:value-type="float" office:value="0" calcext:value-type="float">
            <text:p>0</text:p>
          </table:table-cell>
          <table:table-cell table:formula="of:=[Global.F32]" office:value-type="float" office:value="-1.805556" calcext:value-type="float">
            <text:p>-1,81</text:p>
          </table:table-cell>
          <table:table-cell table:formula="of:=[Global.G32]" office:value-type="float" office:value="0.189132" calcext:value-type="float">
            <text:p>0,19</text:p>
          </table:table-cell>
          <table:table-cell table:formula="of:=[RA.J32]" office:value-type="float" office:value="1" calcext:value-type="float">
            <text:p>1</text:p>
          </table:table-cell>
          <table:table-cell table:formula="of:=[VNS.H32]" office:value-type="float" office:value="0" calcext:value-type="float">
            <text:p>0</text:p>
          </table:table-cell>
          <table:table-cell table:formula="of:=[.G32]-[.C32]" office:value-type="float" office:value="0" calcext:value-type="float">
            <text:p>0</text:p>
          </table:table-cell>
          <table:table-cell table:formula="of:=IF([.H32]&lt;1;1;0)" office:value-type="float" office:value="1" calcext:value-type="float">
            <text:p>1</text:p>
          </table:table-cell>
          <table:table-cell/>
          <table:table-cell table:formula="of:=IF([.D32]&lt;0; IF([.D32]&lt;0; [.F32]-[.D32]; [.F32]+[.D32]); IF([.D32]&lt;0; [.F32]-[.D32]; [.F32]+[.D32]))" office:value-type="float" office:value="2.805556" calcext:value-type="float">
            <text:p>2,81</text:p>
          </table:table-cell>
          <table:table-cell table:formula="of:=IF([.F32]&lt;0; IF([.B32]&lt;0; [.F32]-[.B32]; [.F32]+[.B32]); IF([.B32]&lt;0; [.F32]-[.B32]; [.F32]+[.B32]))" office:value-type="float" office:value="2.986486" calcext:value-type="float">
            <text:p>2,99</text:p>
          </table:table-cell>
          <table:table-cell table:formula="of:=IF([.G32]&lt;0; IF([.B32]&lt;0; [.G32]-[.B32]; [.G32]+[.B32]); IF([.B32]&lt;0; [.G32]-[.B32]; [.G32]+[.B32]))" office:value-type="float" office:value="1.986486" calcext:value-type="float">
            <text:p>1,99</text:p>
          </table:table-cell>
          <table:table-cell/>
          <table:table-cell table:formula="of:=IF([.L32]=[.M32]; &quot;IGUAL&quot;; IF([.L32]&lt;[.M32]; &quot;RA&quot;; &quot;VNS&quot;))" office:value-type="string" office:string-value="VNS" calcext:value-type="string">
            <text:p>VN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T31]" office:value-type="float" office:value="1.941168" calcext:value-type="float">
            <text:p>1,94</text:p>
          </table:table-cell>
          <table:table-cell table:formula="of:=([.L32]-[.T32])*([.L32]-[.T32])" office:value-type="float" office:value="1.092689721124" calcext:value-type="float">
            <text:p>1,09</text:p>
          </table:table-cell>
          <table:table-cell table:formula="of:=[.V31]" office:value-type="float" office:value="1.261168" calcext:value-type="float">
            <text:p>1,26</text:p>
          </table:table-cell>
          <table:table-cell table:formula="of:=([.M32]-[.V32])*([.M32]-[.V32])" office:value-type="float" office:value="0.526086201124" calcext:value-type="float">
            <text:p>0,53</text:p>
          </table:table-cell>
          <table:table-cell table:number-columns-repeated="2"/>
          <table:table-cell table:formula="of:=[Global.A32]" office:value-type="float" office:value="36" calcext:value-type="float">
            <text:p>36</text:p>
          </table:table-cell>
          <table:table-cell table:formula="of:=[Global.B32]" office:value-type="float" office:value="41" calcext:value-type="float">
            <text:p>41</text:p>
          </table:table-cell>
          <table:table-cell table:formula="of:=[.Z32]+[.AA32]" office:value-type="float" office:value="77" calcext:value-type="float">
            <text:p>77</text:p>
          </table:table-cell>
          <table:table-cell table:formula="of:=[.Z32]*100/[.AB32]" office:value-type="float" office:value="46.7532467532468" calcext:value-type="float">
            <text:p>46,75</text:p>
          </table:table-cell>
          <table:table-cell table:number-columns-repeated="2"/>
          <table:table-cell table:formula="of:=[.C32]-[.D32]" office:value-type="float" office:value="1.805556" calcext:value-type="float">
            <text:p>1,81</text:p>
          </table:table-cell>
          <table:table-cell table:number-columns-repeated="2"/>
        </table:table-row>
        <table:table-row table:style-name="ro3">
          <table:table-cell table:formula="of:=[Global.C33]" office:value-type="string" office:string-value="rand0-2-15-15-30-2,dssp" calcext:value-type="string">
            <text:p>rand0-2-15-15-30-2,dssp</text:p>
          </table:table-cell>
          <table:table-cell table:formula="of:=[VNS.C33]" office:value-type="float" office:value="-2.133333" calcext:value-type="float">
            <text:p>-2,13</text:p>
          </table:table-cell>
          <table:table-cell table:formula="of:=[Global.E33]" office:value-type="float" office:value="-1" calcext:value-type="float">
            <text:p>-1</text:p>
          </table:table-cell>
          <table:table-cell table:formula="of:=[Global.F33]" office:value-type="float" office:value="-1.866995" calcext:value-type="float">
            <text:p>-1,87</text:p>
          </table:table-cell>
          <table:table-cell table:formula="of:=[Global.G33]" office:value-type="float" office:value="0.098817" calcext:value-type="float">
            <text:p>0,1</text:p>
          </table:table-cell>
          <table:table-cell table:formula="of:=[RA.J33]" office:value-type="float" office:value="0" calcext:value-type="float">
            <text:p>0</text:p>
          </table:table-cell>
          <table:table-cell table:formula="of:=[VNS.H33]" office:value-type="float" office:value="-1" calcext:value-type="float">
            <text:p>-1</text:p>
          </table:table-cell>
          <table:table-cell table:formula="of:=[.G33]-[.C33]" office:value-type="float" office:value="0" calcext:value-type="float">
            <text:p>0</text:p>
          </table:table-cell>
          <table:table-cell table:formula="of:=IF([.H33]&lt;1;1;0)" office:value-type="float" office:value="1" calcext:value-type="float">
            <text:p>1</text:p>
          </table:table-cell>
          <table:table-cell/>
          <table:table-cell table:formula="of:=IF([.D33]&lt;0; IF([.D33]&lt;0; [.F33]-[.D33]; [.F33]+[.D33]); IF([.D33]&lt;0; [.F33]-[.D33]; [.F33]+[.D33]))" office:value-type="float" office:value="1.866995" calcext:value-type="float">
            <text:p>1,87</text:p>
          </table:table-cell>
          <table:table-cell table:formula="of:=IF([.F33]&lt;0; IF([.B33]&lt;0; [.F33]-[.B33]; [.F33]+[.B33]); IF([.B33]&lt;0; [.F33]-[.B33]; [.F33]+[.B33]))" office:value-type="float" office:value="2.133333" calcext:value-type="float">
            <text:p>2,13</text:p>
          </table:table-cell>
          <table:table-cell table:formula="of:=IF([.G33]&lt;0; IF([.B33]&lt;0; [.G33]-[.B33]; [.G33]+[.B33]); IF([.B33]&lt;0; [.G33]-[.B33]; [.G33]+[.B33]))" office:value-type="float" office:value="1.133333" calcext:value-type="float">
            <text:p>1,13</text:p>
          </table:table-cell>
          <table:table-cell/>
          <table:table-cell table:formula="of:=IF([.L33]=[.M33]; &quot;IGUAL&quot;; IF([.L33]&lt;[.M33]; &quot;RA&quot;; &quot;VNS&quot;))" office:value-type="string" office:string-value="VNS" calcext:value-type="string">
            <text:p>VN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T32]" office:value-type="float" office:value="1.941168" calcext:value-type="float">
            <text:p>1,94</text:p>
          </table:table-cell>
          <table:table-cell table:formula="of:=([.L33]-[.T33])*([.L33]-[.T33])" office:value-type="float" office:value="0.0369273872249999" calcext:value-type="float">
            <text:p>0,04</text:p>
          </table:table-cell>
          <table:table-cell table:formula="of:=[.V32]" office:value-type="float" office:value="1.261168" calcext:value-type="float">
            <text:p>1,26</text:p>
          </table:table-cell>
          <table:table-cell table:formula="of:=([.M33]-[.V33])*([.M33]-[.V33])" office:value-type="float" office:value="0.016341787225" calcext:value-type="float">
            <text:p>0,02</text:p>
          </table:table-cell>
          <table:table-cell table:number-columns-repeated="2"/>
          <table:table-cell table:formula="of:=[Global.A33]" office:value-type="float" office:value="30" calcext:value-type="float">
            <text:p>30</text:p>
          </table:table-cell>
          <table:table-cell table:formula="of:=[Global.B33]" office:value-type="float" office:value="47" calcext:value-type="float">
            <text:p>47</text:p>
          </table:table-cell>
          <table:table-cell table:formula="of:=[.Z33]+[.AA33]" office:value-type="float" office:value="77" calcext:value-type="float">
            <text:p>77</text:p>
          </table:table-cell>
          <table:table-cell table:formula="of:=[.Z33]*100/[.AB33]" office:value-type="float" office:value="38.961038961039" calcext:value-type="float">
            <text:p>38,96</text:p>
          </table:table-cell>
          <table:table-cell table:number-columns-repeated="2"/>
          <table:table-cell table:formula="of:=[.C33]-[.D33]" office:value-type="float" office:value="0.866995" calcext:value-type="float">
            <text:p>0,87</text:p>
          </table:table-cell>
          <table:table-cell table:number-columns-repeated="2"/>
        </table:table-row>
        <table:table-row table:style-name="ro3">
          <table:table-cell table:formula="of:=[Global.C34]" office:value-type="string" office:string-value="rand0-2-15-15-30-3,dssp" calcext:value-type="string">
            <text:p>rand0-2-15-15-30-3,dssp</text:p>
          </table:table-cell>
          <table:table-cell table:formula="of:=[VNS.C34]" office:value-type="float" office:value="-1.285714" calcext:value-type="float">
            <text:p>-1,29</text:p>
          </table:table-cell>
          <table:table-cell table:formula="of:=[Global.E34]" office:value-type="float" office:value="1" calcext:value-type="float">
            <text:p>1</text:p>
          </table:table-cell>
          <table:table-cell table:formula="of:=[Global.F34]" office:value-type="float" office:value="-0.959184" calcext:value-type="float">
            <text:p>-0,96</text:p>
          </table:table-cell>
          <table:table-cell table:formula="of:=[Global.G34]" office:value-type="float" office:value="0.155767" calcext:value-type="float">
            <text:p>0,16</text:p>
          </table:table-cell>
          <table:table-cell table:formula="of:=[RA.J34]" office:value-type="float" office:value="2" calcext:value-type="float">
            <text:p>2</text:p>
          </table:table-cell>
          <table:table-cell table:formula="of:=[VNS.H34]" office:value-type="float" office:value="1" calcext:value-type="float">
            <text:p>1</text:p>
          </table:table-cell>
          <table:table-cell table:formula="of:=[.G34]-[.C34]" office:value-type="float" office:value="0" calcext:value-type="float">
            <text:p>0</text:p>
          </table:table-cell>
          <table:table-cell table:formula="of:=IF([.H34]&lt;1;1;0)" office:value-type="float" office:value="1" calcext:value-type="float">
            <text:p>1</text:p>
          </table:table-cell>
          <table:table-cell/>
          <table:table-cell table:formula="of:=IF([.D34]&lt;0; IF([.D34]&lt;0; [.F34]-[.D34]; [.F34]+[.D34]); IF([.D34]&lt;0; [.F34]-[.D34]; [.F34]+[.D34]))" office:value-type="float" office:value="2.959184" calcext:value-type="float">
            <text:p>2,96</text:p>
          </table:table-cell>
          <table:table-cell table:formula="of:=IF([.F34]&lt;0; IF([.B34]&lt;0; [.F34]-[.B34]; [.F34]+[.B34]); IF([.B34]&lt;0; [.F34]-[.B34]; [.F34]+[.B34]))" office:value-type="float" office:value="3.285714" calcext:value-type="float">
            <text:p>3,29</text:p>
          </table:table-cell>
          <table:table-cell table:formula="of:=IF([.G34]&lt;0; IF([.B34]&lt;0; [.G34]-[.B34]; [.G34]+[.B34]); IF([.B34]&lt;0; [.G34]-[.B34]; [.G34]+[.B34]))" office:value-type="float" office:value="2.285714" calcext:value-type="float">
            <text:p>2,29</text:p>
          </table:table-cell>
          <table:table-cell/>
          <table:table-cell table:formula="of:=IF([.L34]=[.M34]; &quot;IGUAL&quot;; IF([.L34]&lt;[.M34]; &quot;RA&quot;; &quot;VNS&quot;))" office:value-type="string" office:string-value="VNS" calcext:value-type="string">
            <text:p>VNS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T33]" office:value-type="float" office:value="1.941168" calcext:value-type="float">
            <text:p>1,94</text:p>
          </table:table-cell>
          <table:table-cell table:formula="of:=([.L34]-[.T34])*([.L34]-[.T34])" office:value-type="float" office:value="1.807803946116" calcext:value-type="float">
            <text:p>1,81</text:p>
          </table:table-cell>
          <table:table-cell table:formula="of:=[.V33]" office:value-type="float" office:value="1.261168" calcext:value-type="float">
            <text:p>1,26</text:p>
          </table:table-cell>
          <table:table-cell table:formula="of:=([.M34]-[.V34])*([.M34]-[.V34])" office:value-type="float" office:value="1.049694506116" calcext:value-type="float">
            <text:p>1,05</text:p>
          </table:table-cell>
          <table:table-cell table:number-columns-repeated="2"/>
          <table:table-cell table:formula="of:=[Global.A34]" office:value-type="float" office:value="42" calcext:value-type="float">
            <text:p>42</text:p>
          </table:table-cell>
          <table:table-cell table:formula="of:=[Global.B34]" office:value-type="float" office:value="35" calcext:value-type="float">
            <text:p>35</text:p>
          </table:table-cell>
          <table:table-cell table:formula="of:=[.Z34]+[.AA34]" office:value-type="float" office:value="77" calcext:value-type="float">
            <text:p>77</text:p>
          </table:table-cell>
          <table:table-cell table:formula="of:=[.Z34]*100/[.AB34]" office:value-type="float" office:value="54.5454545454546" calcext:value-type="float">
            <text:p>54,55</text:p>
          </table:table-cell>
          <table:table-cell table:number-columns-repeated="2"/>
          <table:table-cell table:formula="of:=[.C34]-[.D34]" office:value-type="float" office:value="1.959184" calcext:value-type="float">
            <text:p>1,96</text:p>
          </table:table-cell>
          <table:table-cell table:number-columns-repeated="2"/>
        </table:table-row>
        <table:table-row table:style-name="ro3">
          <table:table-cell table:formula="of:=[Global.C35]" office:value-type="string" office:string-value="rand0-2-15-15-30-4,dssp" calcext:value-type="string">
            <text:p>rand0-2-15-15-30-4,dssp</text:p>
          </table:table-cell>
          <table:table-cell table:formula="of:=[VNS.C35]" office:value-type="float" office:value="-1" calcext:value-type="float">
            <text:p>-1</text:p>
          </table:table-cell>
          <table:table-cell table:formula="of:=[Global.E35]" office:value-type="float" office:value="0" calcext:value-type="float">
            <text:p>0</text:p>
          </table:table-cell>
          <table:table-cell table:formula="of:=[Global.F35]" office:value-type="float" office:value="0" calcext:value-type="float">
            <text:p>0</text:p>
          </table:table-cell>
          <table:table-cell table:formula="of:=[Global.G35]" office:value-type="float" office:value="0.056715" calcext:value-type="float">
            <text:p>0,06</text:p>
          </table:table-cell>
          <table:table-cell table:formula="of:=[RA.J35]" office:value-type="float" office:value="2" calcext:value-type="float">
            <text:p>2</text:p>
          </table:table-cell>
          <table:table-cell table:formula="of:=[VNS.H35]" office:value-type="float" office:value="1" calcext:value-type="float">
            <text:p>1</text:p>
          </table:table-cell>
          <table:table-cell table:formula="of:=[.G35]-[.C35]" office:value-type="float" office:value="1" calcext:value-type="float">
            <text:p>1</text:p>
          </table:table-cell>
          <table:table-cell table:formula="of:=IF([.H35]&lt;1;1;0)" office:value-type="float" office:value="0" calcext:value-type="float">
            <text:p>0</text:p>
          </table:table-cell>
          <table:table-cell/>
          <table:table-cell table:formula="of:=IF([.D35]&lt;0; IF([.D35]&lt;0; [.F35]-[.D35]; [.F35]+[.D35]); IF([.D35]&lt;0; [.F35]-[.D35]; [.F35]+[.D35]))" office:value-type="float" office:value="2" calcext:value-type="float">
            <text:p>2</text:p>
          </table:table-cell>
          <table:table-cell table:formula="of:=IF([.F35]&lt;0; IF([.B35]&lt;0; [.F35]-[.B35]; [.F35]+[.B35]); IF([.B35]&lt;0; [.F35]-[.B35]; [.F35]+[.B35]))" office:value-type="float" office:value="3" calcext:value-type="float">
            <text:p>3</text:p>
          </table:table-cell>
          <table:table-cell table:formula="of:=IF([.G35]&lt;0; IF([.B35]&lt;0; [.G35]-[.B35]; [.G35]+[.B35]); IF([.B35]&lt;0; [.G35]-[.B35]; [.G35]+[.B35]))" office:value-type="float" office:value="2" calcext:value-type="float">
            <text:p>2</text:p>
          </table:table-cell>
          <table:table-cell/>
          <table:table-cell table:formula="of:=IF([.L35]=[.M35]; &quot;IGUAL&quot;; IF([.L35]&lt;[.M35]; &quot;RA&quot;; &quot;VNS&quot;))" office:value-type="string" office:string-value="VNS" calcext:value-type="string">
            <text:p>VNS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T34]" office:value-type="float" office:value="1.941168" calcext:value-type="float">
            <text:p>1,94</text:p>
          </table:table-cell>
          <table:table-cell table:formula="of:=([.L35]-[.T35])*([.L35]-[.T35])" office:value-type="float" office:value="1.121125204224" calcext:value-type="float">
            <text:p>1,12</text:p>
          </table:table-cell>
          <table:table-cell table:formula="of:=[.V34]" office:value-type="float" office:value="1.261168" calcext:value-type="float">
            <text:p>1,26</text:p>
          </table:table-cell>
          <table:table-cell table:formula="of:=([.M35]-[.V35])*([.M35]-[.V35])" office:value-type="float" office:value="0.545872724224" calcext:value-type="float">
            <text:p>0,55</text:p>
          </table:table-cell>
          <table:table-cell table:number-columns-repeated="2"/>
          <table:table-cell table:formula="of:=[Global.A35]" office:value-type="float" office:value="34" calcext:value-type="float">
            <text:p>34</text:p>
          </table:table-cell>
          <table:table-cell table:formula="of:=[Global.B35]" office:value-type="float" office:value="43" calcext:value-type="float">
            <text:p>43</text:p>
          </table:table-cell>
          <table:table-cell table:formula="of:=[.Z35]+[.AA35]" office:value-type="float" office:value="77" calcext:value-type="float">
            <text:p>77</text:p>
          </table:table-cell>
          <table:table-cell table:formula="of:=[.Z35]*100/[.AB35]" office:value-type="float" office:value="44.1558441558442" calcext:value-type="float">
            <text:p>44,16</text:p>
          </table:table-cell>
          <table:table-cell table:number-columns-repeated="2"/>
          <table:table-cell table:formula="of:=[.C35]-[.D3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36]" office:value-type="string" office:string-value="rand0-2-15-15-30-5,dssp" calcext:value-type="string">
            <text:p>rand0-2-15-15-30-5,dssp</text:p>
          </table:table-cell>
          <table:table-cell table:formula="of:=[VNS.C36]" office:value-type="float" office:value="-0.666667" calcext:value-type="float">
            <text:p>-0,67</text:p>
          </table:table-cell>
          <table:table-cell table:formula="of:=[Global.E36]" office:value-type="float" office:value="1" calcext:value-type="float">
            <text:p>1</text:p>
          </table:table-cell>
          <table:table-cell table:formula="of:=[Global.F36]" office:value-type="float" office:value="-0" calcext:value-type="float">
            <text:p>0</text:p>
          </table:table-cell>
          <table:table-cell table:formula="of:=[Global.G36]" office:value-type="float" office:value="0.047405" calcext:value-type="float">
            <text:p>0,05</text:p>
          </table:table-cell>
          <table:table-cell table:formula="of:=[RA.J36]" office:value-type="float" office:value="2" calcext:value-type="float">
            <text:p>2</text:p>
          </table:table-cell>
          <table:table-cell table:formula="of:=[VNS.H36]" office:value-type="float" office:value="1" calcext:value-type="float">
            <text:p>1</text:p>
          </table:table-cell>
          <table:table-cell table:formula="of:=[.G36]-[.C36]" office:value-type="float" office:value="0" calcext:value-type="float">
            <text:p>0</text:p>
          </table:table-cell>
          <table:table-cell table:formula="of:=IF([.H36]&lt;1;1;0)" office:value-type="float" office:value="1" calcext:value-type="float">
            <text:p>1</text:p>
          </table:table-cell>
          <table:table-cell/>
          <table:table-cell table:formula="of:=IF([.D36]&lt;0; IF([.D36]&lt;0; [.F36]-[.D36]; [.F36]+[.D36]); IF([.D36]&lt;0; [.F36]-[.D36]; [.F36]+[.D36]))" office:value-type="float" office:value="2" calcext:value-type="float">
            <text:p>2</text:p>
          </table:table-cell>
          <table:table-cell table:formula="of:=IF([.F36]&lt;0; IF([.B36]&lt;0; [.F36]-[.B36]; [.F36]+[.B36]); IF([.B36]&lt;0; [.F36]-[.B36]; [.F36]+[.B36]))" office:value-type="float" office:value="2.666667" calcext:value-type="float">
            <text:p>2,67</text:p>
          </table:table-cell>
          <table:table-cell table:formula="of:=IF([.G36]&lt;0; IF([.B36]&lt;0; [.G36]-[.B36]; [.G36]+[.B36]); IF([.B36]&lt;0; [.G36]-[.B36]; [.G36]+[.B36]))" office:value-type="float" office:value="1.666667" calcext:value-type="float">
            <text:p>1,67</text:p>
          </table:table-cell>
          <table:table-cell/>
          <table:table-cell table:formula="of:=IF([.L36]=[.M36]; &quot;IGUAL&quot;; IF([.L36]&lt;[.M36]; &quot;RA&quot;; &quot;VNS&quot;))" office:value-type="string" office:string-value="VNS" calcext:value-type="string">
            <text:p>VNS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T35]" office:value-type="float" office:value="1.941168" calcext:value-type="float">
            <text:p>1,94</text:p>
          </table:table-cell>
          <table:table-cell table:formula="of:=([.L36]-[.T36])*([.L36]-[.T36])" office:value-type="float" office:value="0.526348799000999" calcext:value-type="float">
            <text:p>0,53</text:p>
          </table:table-cell>
          <table:table-cell table:formula="of:=[.V35]" office:value-type="float" office:value="1.261168" calcext:value-type="float">
            <text:p>1,26</text:p>
          </table:table-cell>
          <table:table-cell table:formula="of:=([.M36]-[.V36])*([.M36]-[.V36])" office:value-type="float" office:value="0.164429439001" calcext:value-type="float">
            <text:p>0,16</text:p>
          </table:table-cell>
          <table:table-cell table:number-columns-repeated="2"/>
          <table:table-cell table:formula="of:=[Global.A36]" office:value-type="float" office:value="29" calcext:value-type="float">
            <text:p>29</text:p>
          </table:table-cell>
          <table:table-cell table:formula="of:=[Global.B36]" office:value-type="float" office:value="48" calcext:value-type="float">
            <text:p>48</text:p>
          </table:table-cell>
          <table:table-cell table:formula="of:=[.Z36]+[.AA36]" office:value-type="float" office:value="77" calcext:value-type="float">
            <text:p>77</text:p>
          </table:table-cell>
          <table:table-cell table:formula="of:=[.Z36]*100/[.AB36]" office:value-type="float" office:value="37.6623376623377" calcext:value-type="float">
            <text:p>37,66</text:p>
          </table:table-cell>
          <table:table-cell table:number-columns-repeated="2"/>
          <table:table-cell table:formula="of:=[.C36]-[.D36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Global.C37]" office:value-type="string" office:string-value="rand0-2-20-20-40-1,dssp" calcext:value-type="string">
            <text:p>rand0-2-20-20-40-1,dssp</text:p>
          </table:table-cell>
          <table:table-cell table:formula="of:=[VNS.C37]" office:value-type="float" office:value="-1.69735" calcext:value-type="float">
            <text:p>-1,7</text:p>
          </table:table-cell>
          <table:table-cell table:formula="of:=[Global.E37]" office:value-type="float" office:value="0" calcext:value-type="float">
            <text:p>0</text:p>
          </table:table-cell>
          <table:table-cell table:formula="of:=[Global.F37]" office:value-type="float" office:value="-1.64604" calcext:value-type="float">
            <text:p>-1,65</text:p>
          </table:table-cell>
          <table:table-cell table:formula="of:=[Global.G37]" office:value-type="float" office:value="0.44481" calcext:value-type="float">
            <text:p>0,44</text:p>
          </table:table-cell>
          <table:table-cell table:formula="of:=[RA.J37]" office:value-type="float" office:value="3" calcext:value-type="float">
            <text:p>3</text:p>
          </table:table-cell>
          <table:table-cell table:formula="of:=[VNS.H37]" office:value-type="float" office:value="1" calcext:value-type="float">
            <text:p>1</text:p>
          </table:table-cell>
          <table:table-cell table:formula="of:=[.G37]-[.C37]" office:value-type="float" office:value="1" calcext:value-type="float">
            <text:p>1</text:p>
          </table:table-cell>
          <table:table-cell table:formula="of:=IF([.H37]&lt;1;1;0)" office:value-type="float" office:value="0" calcext:value-type="float">
            <text:p>0</text:p>
          </table:table-cell>
          <table:table-cell/>
          <table:table-cell table:formula="of:=IF([.D37]&lt;0; IF([.D37]&lt;0; [.F37]-[.D37]; [.F37]+[.D37]); IF([.D37]&lt;0; [.F37]-[.D37]; [.F37]+[.D37]))" office:value-type="float" office:value="4.64604" calcext:value-type="float">
            <text:p>4,65</text:p>
          </table:table-cell>
          <table:table-cell table:formula="of:=IF([.F37]&lt;0; IF([.B37]&lt;0; [.F37]-[.B37]; [.F37]+[.B37]); IF([.B37]&lt;0; [.F37]-[.B37]; [.F37]+[.B37]))" office:value-type="float" office:value="4.69735" calcext:value-type="float">
            <text:p>4,7</text:p>
          </table:table-cell>
          <table:table-cell table:formula="of:=IF([.G37]&lt;0; IF([.B37]&lt;0; [.G37]-[.B37]; [.G37]+[.B37]); IF([.B37]&lt;0; [.G37]-[.B37]; [.G37]+[.B37]))" office:value-type="float" office:value="2.69735" calcext:value-type="float">
            <text:p>2,7</text:p>
          </table:table-cell>
          <table:table-cell/>
          <table:table-cell table:formula="of:=IF([.L37]=[.M37]; &quot;IGUAL&quot;; IF([.L37]&lt;[.M37]; &quot;RA&quot;; &quot;VNS&quot;))" office:value-type="string" office:string-value="VNS" calcext:value-type="string">
            <text:p>VNS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T36]" office:value-type="float" office:value="1.941168" calcext:value-type="float">
            <text:p>1,94</text:p>
          </table:table-cell>
          <table:table-cell table:formula="of:=([.L37]-[.T37])*([.L37]-[.T37])" office:value-type="float" office:value="7.596539217124" calcext:value-type="float">
            <text:p>7,6</text:p>
          </table:table-cell>
          <table:table-cell table:formula="of:=[.V36]" office:value-type="float" office:value="1.261168" calcext:value-type="float">
            <text:p>1,26</text:p>
          </table:table-cell>
          <table:table-cell table:formula="of:=([.M37]-[.V37])*([.M37]-[.V37])" office:value-type="float" office:value="2.062618737124" calcext:value-type="float">
            <text:p>2,06</text:p>
          </table:table-cell>
          <table:table-cell table:number-columns-repeated="2"/>
          <table:table-cell table:formula="of:=[Global.A37]" office:value-type="float" office:value="46" calcext:value-type="float">
            <text:p>46</text:p>
          </table:table-cell>
          <table:table-cell table:formula="of:=[Global.B37]" office:value-type="float" office:value="56" calcext:value-type="float">
            <text:p>56</text:p>
          </table:table-cell>
          <table:table-cell table:formula="of:=[.Z37]+[.AA37]" office:value-type="float" office:value="102" calcext:value-type="float">
            <text:p>102</text:p>
          </table:table-cell>
          <table:table-cell table:formula="of:=[.Z37]*100/[.AB37]" office:value-type="float" office:value="45.0980392156863" calcext:value-type="float">
            <text:p>45,1</text:p>
          </table:table-cell>
          <table:table-cell table:number-columns-repeated="2"/>
          <table:table-cell table:formula="of:=[.C37]-[.D37]" office:value-type="float" office:value="1.64604" calcext:value-type="float">
            <text:p>1,65</text:p>
          </table:table-cell>
          <table:table-cell table:number-columns-repeated="2"/>
        </table:table-row>
        <table:table-row table:style-name="ro3">
          <table:table-cell table:formula="of:=[Global.C38]" office:value-type="string" office:string-value="rand0-2-20-20-40-2,dssp" calcext:value-type="string">
            <text:p>rand0-2-20-20-40-2,dssp</text:p>
          </table:table-cell>
          <table:table-cell table:formula="of:=[VNS.C38]" office:value-type="float" office:value="-1.795057" calcext:value-type="float">
            <text:p>-1,8</text:p>
          </table:table-cell>
          <table:table-cell table:formula="of:=[Global.E38]" office:value-type="float" office:value="0" calcext:value-type="float">
            <text:p>0</text:p>
          </table:table-cell>
          <table:table-cell table:formula="of:=[Global.F38]" office:value-type="float" office:value="-1.658672" calcext:value-type="float">
            <text:p>-1,66</text:p>
          </table:table-cell>
          <table:table-cell table:formula="of:=[Global.G38]" office:value-type="float" office:value="0.422547" calcext:value-type="float">
            <text:p>0,42</text:p>
          </table:table-cell>
          <table:table-cell table:formula="of:=[RA.J38]" office:value-type="float" office:value="2" calcext:value-type="float">
            <text:p>2</text:p>
          </table:table-cell>
          <table:table-cell table:formula="of:=[VNS.H38]" office:value-type="float" office:value="0" calcext:value-type="float">
            <text:p>0</text:p>
          </table:table-cell>
          <table:table-cell table:formula="of:=[.G38]-[.C38]" office:value-type="float" office:value="0" calcext:value-type="float">
            <text:p>0</text:p>
          </table:table-cell>
          <table:table-cell table:formula="of:=IF([.H38]&lt;1;1;0)" office:value-type="float" office:value="1" calcext:value-type="float">
            <text:p>1</text:p>
          </table:table-cell>
          <table:table-cell/>
          <table:table-cell table:formula="of:=IF([.D38]&lt;0; IF([.D38]&lt;0; [.F38]-[.D38]; [.F38]+[.D38]); IF([.D38]&lt;0; [.F38]-[.D38]; [.F38]+[.D38]))" office:value-type="float" office:value="3.658672" calcext:value-type="float">
            <text:p>3,66</text:p>
          </table:table-cell>
          <table:table-cell table:formula="of:=IF([.F38]&lt;0; IF([.B38]&lt;0; [.F38]-[.B38]; [.F38]+[.B38]); IF([.B38]&lt;0; [.F38]-[.B38]; [.F38]+[.B38]))" office:value-type="float" office:value="3.795057" calcext:value-type="float">
            <text:p>3,8</text:p>
          </table:table-cell>
          <table:table-cell table:formula="of:=IF([.G38]&lt;0; IF([.B38]&lt;0; [.G38]-[.B38]; [.G38]+[.B38]); IF([.B38]&lt;0; [.G38]-[.B38]; [.G38]+[.B38]))" office:value-type="float" office:value="1.795057" calcext:value-type="float">
            <text:p>1,8</text:p>
          </table:table-cell>
          <table:table-cell/>
          <table:table-cell table:formula="of:=IF([.L38]=[.M38]; &quot;IGUAL&quot;; IF([.L38]&lt;[.M38]; &quot;RA&quot;; &quot;VNS&quot;))" office:value-type="string" office:string-value="VNS" calcext:value-type="string">
            <text:p>VNS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T37]" office:value-type="float" office:value="1.941168" calcext:value-type="float">
            <text:p>1,94</text:p>
          </table:table-cell>
          <table:table-cell table:formula="of:=([.L38]-[.T38])*([.L38]-[.T38])" office:value-type="float" office:value="3.436904424321" calcext:value-type="float">
            <text:p>3,44</text:p>
          </table:table-cell>
          <table:table-cell table:formula="of:=[.V37]" office:value-type="float" office:value="1.261168" calcext:value-type="float">
            <text:p>1,26</text:p>
          </table:table-cell>
          <table:table-cell table:formula="of:=([.M38]-[.V38])*([.M38]-[.V38])" office:value-type="float" office:value="0.285037464321" calcext:value-type="float">
            <text:p>0,29</text:p>
          </table:table-cell>
          <table:table-cell table:number-columns-repeated="2"/>
          <table:table-cell table:formula="of:=[Global.A38]" office:value-type="float" office:value="48" calcext:value-type="float">
            <text:p>48</text:p>
          </table:table-cell>
          <table:table-cell table:formula="of:=[Global.B38]" office:value-type="float" office:value="54" calcext:value-type="float">
            <text:p>54</text:p>
          </table:table-cell>
          <table:table-cell table:formula="of:=[.Z38]+[.AA38]" office:value-type="float" office:value="102" calcext:value-type="float">
            <text:p>102</text:p>
          </table:table-cell>
          <table:table-cell table:formula="of:=[.Z38]*100/[.AB38]" office:value-type="float" office:value="47.0588235294118" calcext:value-type="float">
            <text:p>47,06</text:p>
          </table:table-cell>
          <table:table-cell table:number-columns-repeated="2"/>
          <table:table-cell table:formula="of:=[.C38]-[.D38]" office:value-type="float" office:value="1.658672" calcext:value-type="float">
            <text:p>1,66</text:p>
          </table:table-cell>
          <table:table-cell table:number-columns-repeated="2"/>
        </table:table-row>
        <table:table-row table:style-name="ro3">
          <table:table-cell table:formula="of:=[Global.C39]" office:value-type="string" office:string-value="rand0-2-20-20-40-3,dssp" calcext:value-type="string">
            <text:p>rand0-2-20-20-40-3,dssp</text:p>
          </table:table-cell>
          <table:table-cell table:formula="of:=[VNS.C39]" office:value-type="float" office:value="-1.13269" calcext:value-type="float">
            <text:p>-1,13</text:p>
          </table:table-cell>
          <table:table-cell table:formula="of:=[Global.E39]" office:value-type="float" office:value="1" calcext:value-type="float">
            <text:p>1</text:p>
          </table:table-cell>
          <table:table-cell table:formula="of:=[Global.F39]" office:value-type="float" office:value="-1.000461" calcext:value-type="float">
            <text:p>-1</text:p>
          </table:table-cell>
          <table:table-cell table:formula="of:=[Global.G39]" office:value-type="float" office:value="0.561437" calcext:value-type="float">
            <text:p>0,56</text:p>
          </table:table-cell>
          <table:table-cell table:formula="of:=[RA.J39]" office:value-type="float" office:value="1" calcext:value-type="float">
            <text:p>1</text:p>
          </table:table-cell>
          <table:table-cell table:formula="of:=[VNS.H39]" office:value-type="float" office:value="1" calcext:value-type="float">
            <text:p>1</text:p>
          </table:table-cell>
          <table:table-cell table:formula="of:=[.G39]-[.C39]" office:value-type="float" office:value="0" calcext:value-type="float">
            <text:p>0</text:p>
          </table:table-cell>
          <table:table-cell table:formula="of:=IF([.H39]&lt;1;1;0)" office:value-type="float" office:value="1" calcext:value-type="float">
            <text:p>1</text:p>
          </table:table-cell>
          <table:table-cell/>
          <table:table-cell table:formula="of:=IF([.D39]&lt;0; IF([.D39]&lt;0; [.F39]-[.D39]; [.F39]+[.D39]); IF([.D39]&lt;0; [.F39]-[.D39]; [.F39]+[.D39]))" office:value-type="float" office:value="2.000461" calcext:value-type="float">
            <text:p>2</text:p>
          </table:table-cell>
          <table:table-cell table:formula="of:=IF([.F39]&lt;0; IF([.B39]&lt;0; [.F39]-[.B39]; [.F39]+[.B39]); IF([.B39]&lt;0; [.F39]-[.B39]; [.F39]+[.B39]))" office:value-type="float" office:value="2.13269" calcext:value-type="float">
            <text:p>2,13</text:p>
          </table:table-cell>
          <table:table-cell table:formula="of:=IF([.G39]&lt;0; IF([.B39]&lt;0; [.G39]-[.B39]; [.G39]+[.B39]); IF([.B39]&lt;0; [.G39]-[.B39]; [.G39]+[.B39]))" office:value-type="float" office:value="2.13269" calcext:value-type="float">
            <text:p>2,13</text:p>
          </table:table-cell>
          <table:table-cell/>
          <table:table-cell table:formula="of:=IF([.L39]=[.M39]; &quot;IGUAL&quot;; IF([.L39]&lt;[.M39]; &quot;RA&quot;; &quot;VNS&quot;))" office:value-type="string" office:string-value="IGUAL" calcext:value-type="string">
            <text:p>IGUAL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T38]" office:value-type="float" office:value="1.941168" calcext:value-type="float">
            <text:p>1,94</text:p>
          </table:table-cell>
          <table:table-cell table:formula="of:=([.L39]-[.T39])*([.L39]-[.T39])" office:value-type="float" office:value="0.036680676484" calcext:value-type="float">
            <text:p>0,04</text:p>
          </table:table-cell>
          <table:table-cell table:formula="of:=[.V38]" office:value-type="float" office:value="1.261168" calcext:value-type="float">
            <text:p>1,26</text:p>
          </table:table-cell>
          <table:table-cell table:formula="of:=([.M39]-[.V39])*([.M39]-[.V39])" office:value-type="float" office:value="0.759550596484001" calcext:value-type="float">
            <text:p>0,76</text:p>
          </table:table-cell>
          <table:table-cell table:number-columns-repeated="2"/>
          <table:table-cell table:formula="of:=[Global.A39]" office:value-type="float" office:value="54" calcext:value-type="float">
            <text:p>54</text:p>
          </table:table-cell>
          <table:table-cell table:formula="of:=[Global.B39]" office:value-type="float" office:value="48" calcext:value-type="float">
            <text:p>48</text:p>
          </table:table-cell>
          <table:table-cell table:formula="of:=[.Z39]+[.AA39]" office:value-type="float" office:value="102" calcext:value-type="float">
            <text:p>102</text:p>
          </table:table-cell>
          <table:table-cell table:formula="of:=[.Z39]*100/[.AB39]" office:value-type="float" office:value="52.9411764705882" calcext:value-type="float">
            <text:p>52,94</text:p>
          </table:table-cell>
          <table:table-cell table:number-columns-repeated="2"/>
          <table:table-cell table:formula="of:=[.C39]-[.D39]" office:value-type="float" office:value="2.000461" calcext:value-type="float">
            <text:p>2</text:p>
          </table:table-cell>
          <table:table-cell table:number-columns-repeated="2"/>
        </table:table-row>
        <table:table-row table:style-name="ro3">
          <table:table-cell table:formula="of:=[Global.C40]" office:value-type="string" office:string-value="rand0-2-20-20-40-4,dssp" calcext:value-type="string">
            <text:p>rand0-2-20-20-40-4,dssp</text:p>
          </table:table-cell>
          <table:table-cell table:formula="of:=[VNS.C40]" office:value-type="float" office:value="-1.026128" calcext:value-type="float">
            <text:p>-1,03</text:p>
          </table:table-cell>
          <table:table-cell table:formula="of:=[Global.E40]" office:value-type="float" office:value="1" calcext:value-type="float">
            <text:p>1</text:p>
          </table:table-cell>
          <table:table-cell table:formula="of:=[Global.F40]" office:value-type="float" office:value="-0.87234" calcext:value-type="float">
            <text:p>-0,87</text:p>
          </table:table-cell>
          <table:table-cell table:formula="of:=[Global.G40]" office:value-type="float" office:value="0.225069" calcext:value-type="float">
            <text:p>0,23</text:p>
          </table:table-cell>
          <table:table-cell table:formula="of:=[RA.J40]" office:value-type="float" office:value="2" calcext:value-type="float">
            <text:p>2</text:p>
          </table:table-cell>
          <table:table-cell table:formula="of:=[VNS.H40]" office:value-type="float" office:value="1" calcext:value-type="float">
            <text:p>1</text:p>
          </table:table-cell>
          <table:table-cell table:formula="of:=[.G40]-[.C40]" office:value-type="float" office:value="0" calcext:value-type="float">
            <text:p>0</text:p>
          </table:table-cell>
          <table:table-cell table:formula="of:=IF([.H40]&lt;1;1;0)" office:value-type="float" office:value="1" calcext:value-type="float">
            <text:p>1</text:p>
          </table:table-cell>
          <table:table-cell/>
          <table:table-cell table:formula="of:=IF([.D40]&lt;0; IF([.D40]&lt;0; [.F40]-[.D40]; [.F40]+[.D40]); IF([.D40]&lt;0; [.F40]-[.D40]; [.F40]+[.D40]))" office:value-type="float" office:value="2.87234" calcext:value-type="float">
            <text:p>2,87</text:p>
          </table:table-cell>
          <table:table-cell table:formula="of:=IF([.F40]&lt;0; IF([.B40]&lt;0; [.F40]-[.B40]; [.F40]+[.B40]); IF([.B40]&lt;0; [.F40]-[.B40]; [.F40]+[.B40]))" office:value-type="float" office:value="3.026128" calcext:value-type="float">
            <text:p>3,03</text:p>
          </table:table-cell>
          <table:table-cell table:formula="of:=IF([.G40]&lt;0; IF([.B40]&lt;0; [.G40]-[.B40]; [.G40]+[.B40]); IF([.B40]&lt;0; [.G40]-[.B40]; [.G40]+[.B40]))" office:value-type="float" office:value="2.026128" calcext:value-type="float">
            <text:p>2,03</text:p>
          </table:table-cell>
          <table:table-cell/>
          <table:table-cell table:formula="of:=IF([.L40]=[.M40]; &quot;IGUAL&quot;; IF([.L40]&lt;[.M40]; &quot;RA&quot;; &quot;VNS&quot;))" office:value-type="string" office:string-value="VNS" calcext:value-type="string">
            <text:p>VNS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T39]" office:value-type="float" office:value="1.941168" calcext:value-type="float">
            <text:p>1,94</text:p>
          </table:table-cell>
          <table:table-cell table:formula="of:=([.L40]-[.T40])*([.L40]-[.T40])" office:value-type="float" office:value="1.1771382016" calcext:value-type="float">
            <text:p>1,18</text:p>
          </table:table-cell>
          <table:table-cell table:formula="of:=[.V39]" office:value-type="float" office:value="1.261168" calcext:value-type="float">
            <text:p>1,26</text:p>
          </table:table-cell>
          <table:table-cell table:formula="of:=([.M40]-[.V40])*([.M40]-[.V40])" office:value-type="float" office:value="0.5851638016" calcext:value-type="float">
            <text:p>0,59</text:p>
          </table:table-cell>
          <table:table-cell table:number-columns-repeated="2"/>
          <table:table-cell table:formula="of:=[Global.A40]" office:value-type="float" office:value="56" calcext:value-type="float">
            <text:p>56</text:p>
          </table:table-cell>
          <table:table-cell table:formula="of:=[Global.B40]" office:value-type="float" office:value="46" calcext:value-type="float">
            <text:p>46</text:p>
          </table:table-cell>
          <table:table-cell table:formula="of:=[.Z40]+[.AA40]" office:value-type="float" office:value="102" calcext:value-type="float">
            <text:p>102</text:p>
          </table:table-cell>
          <table:table-cell table:formula="of:=[.Z40]*100/[.AB40]" office:value-type="float" office:value="54.9019607843137" calcext:value-type="float">
            <text:p>54,9</text:p>
          </table:table-cell>
          <table:table-cell table:number-columns-repeated="2"/>
          <table:table-cell table:formula="of:=[.C40]-[.D40]" office:value-type="float" office:value="1.87234" calcext:value-type="float">
            <text:p>1,87</text:p>
          </table:table-cell>
          <table:table-cell table:number-columns-repeated="2"/>
        </table:table-row>
        <table:table-row table:style-name="ro3">
          <table:table-cell table:formula="of:=[Global.C41]" office:value-type="string" office:string-value="rand0-2-20-20-40-5,dssp" calcext:value-type="string">
            <text:p>rand0-2-20-20-40-5,dssp</text:p>
          </table:table-cell>
          <table:table-cell table:formula="of:=[VNS.C41]" office:value-type="float" office:value="-0.923077" calcext:value-type="float">
            <text:p>-0,92</text:p>
          </table:table-cell>
          <table:table-cell table:formula="of:=[Global.E41]" office:value-type="float" office:value="1" calcext:value-type="float">
            <text:p>1</text:p>
          </table:table-cell>
          <table:table-cell table:formula="of:=[Global.F41]" office:value-type="float" office:value="-0.666667" calcext:value-type="float">
            <text:p>-0,67</text:p>
          </table:table-cell>
          <table:table-cell table:formula="of:=[Global.G41]" office:value-type="float" office:value="0.225377" calcext:value-type="float">
            <text:p>0,23</text:p>
          </table:table-cell>
          <table:table-cell table:formula="of:=[RA.J41]" office:value-type="float" office:value="1" calcext:value-type="float">
            <text:p>1</text:p>
          </table:table-cell>
          <table:table-cell table:formula="of:=[VNS.H41]" office:value-type="float" office:value="1" calcext:value-type="float">
            <text:p>1</text:p>
          </table:table-cell>
          <table:table-cell table:formula="of:=[.G41]-[.C41]" office:value-type="float" office:value="0" calcext:value-type="float">
            <text:p>0</text:p>
          </table:table-cell>
          <table:table-cell table:formula="of:=IF([.H41]&lt;1;1;0)" office:value-type="float" office:value="1" calcext:value-type="float">
            <text:p>1</text:p>
          </table:table-cell>
          <table:table-cell/>
          <table:table-cell table:formula="of:=IF([.D41]&lt;0; IF([.D41]&lt;0; [.F41]-[.D41]; [.F41]+[.D41]); IF([.D41]&lt;0; [.F41]-[.D41]; [.F41]+[.D41]))" office:value-type="float" office:value="1.666667" calcext:value-type="float">
            <text:p>1,67</text:p>
          </table:table-cell>
          <table:table-cell table:formula="of:=IF([.F41]&lt;0; IF([.B41]&lt;0; [.F41]-[.B41]; [.F41]+[.B41]); IF([.B41]&lt;0; [.F41]-[.B41]; [.F41]+[.B41]))" office:value-type="float" office:value="1.923077" calcext:value-type="float">
            <text:p>1,92</text:p>
          </table:table-cell>
          <table:table-cell table:formula="of:=IF([.G41]&lt;0; IF([.B41]&lt;0; [.G41]-[.B41]; [.G41]+[.B41]); IF([.B41]&lt;0; [.G41]-[.B41]; [.G41]+[.B41]))" office:value-type="float" office:value="1.923077" calcext:value-type="float">
            <text:p>1,92</text:p>
          </table:table-cell>
          <table:table-cell/>
          <table:table-cell table:formula="of:=IF([.L41]=[.M41]; &quot;IGUAL&quot;; IF([.L41]&lt;[.M41]; &quot;RA&quot;; &quot;VNS&quot;))" office:value-type="string" office:string-value="IGUAL" calcext:value-type="string">
            <text:p>IGUAL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T40]" office:value-type="float" office:value="1.941168" calcext:value-type="float">
            <text:p>1,94</text:p>
          </table:table-cell>
          <table:table-cell table:formula="of:=([.L41]-[.T41])*([.L41]-[.T41])" office:value-type="float" office:value="0.000327284281000011" calcext:value-type="float">
            <text:p>0</text:p>
          </table:table-cell>
          <table:table-cell table:formula="of:=[.V40]" office:value-type="float" office:value="1.261168" calcext:value-type="float">
            <text:p>1,26</text:p>
          </table:table-cell>
          <table:table-cell table:formula="of:=([.M41]-[.V41])*([.M41]-[.V41])" office:value-type="float" office:value="0.438123524281" calcext:value-type="float">
            <text:p>0,44</text:p>
          </table:table-cell>
          <table:table-cell table:number-columns-repeated="2"/>
          <table:table-cell table:formula="of:=[Global.A41]" office:value-type="float" office:value="46" calcext:value-type="float">
            <text:p>46</text:p>
          </table:table-cell>
          <table:table-cell table:formula="of:=[Global.B41]" office:value-type="float" office:value="56" calcext:value-type="float">
            <text:p>56</text:p>
          </table:table-cell>
          <table:table-cell table:formula="of:=[.Z41]+[.AA41]" office:value-type="float" office:value="102" calcext:value-type="float">
            <text:p>102</text:p>
          </table:table-cell>
          <table:table-cell table:formula="of:=[.Z41]*100/[.AB41]" office:value-type="float" office:value="45.0980392156863" calcext:value-type="float">
            <text:p>45,1</text:p>
          </table:table-cell>
          <table:table-cell table:number-columns-repeated="2"/>
          <table:table-cell table:formula="of:=[.C41]-[.D41]" office:value-type="float" office:value="1.666667" calcext:value-type="float">
            <text:p>1,67</text:p>
          </table:table-cell>
          <table:table-cell table:number-columns-repeated="2"/>
        </table:table-row>
        <table:table-row table:style-name="ro3">
          <table:table-cell table:formula="of:=[Global.C42]" office:value-type="string" office:string-value="rand0-2-25-25-50-1,dssp" calcext:value-type="string">
            <text:p>rand0-2-25-25-50-1,dssp</text:p>
          </table:table-cell>
          <table:table-cell table:formula="of:=[VNS.C42]" office:value-type="float" office:value="-2.309301" calcext:value-type="float">
            <text:p>-2,31</text:p>
          </table:table-cell>
          <table:table-cell table:formula="of:=[Global.E42]" office:value-type="float" office:value="0" calcext:value-type="float">
            <text:p>0</text:p>
          </table:table-cell>
          <table:table-cell table:formula="of:=[Global.F42]" office:value-type="float" office:value="-2.210211" calcext:value-type="float">
            <text:p>-2,21</text:p>
          </table:table-cell>
          <table:table-cell table:formula="of:=[Global.G42]" office:value-type="float" office:value="1.813614" calcext:value-type="float">
            <text:p>1,81</text:p>
          </table:table-cell>
          <table:table-cell table:formula="of:=[RA.J42]" office:value-type="float" office:value="2" calcext:value-type="float">
            <text:p>2</text:p>
          </table:table-cell>
          <table:table-cell table:formula="of:=[VNS.H42]" office:value-type="float" office:value="2" calcext:value-type="float">
            <text:p>2</text:p>
          </table:table-cell>
          <table:table-cell table:formula="of:=[.G42]-[.C42]" office:value-type="float" office:value="2" calcext:value-type="float">
            <text:p>2</text:p>
          </table:table-cell>
          <table:table-cell table:formula="of:=IF([.H42]&lt;1;1;0)" office:value-type="float" office:value="0" calcext:value-type="float">
            <text:p>0</text:p>
          </table:table-cell>
          <table:table-cell/>
          <table:table-cell table:formula="of:=IF([.D42]&lt;0; IF([.D42]&lt;0; [.F42]-[.D42]; [.F42]+[.D42]); IF([.D42]&lt;0; [.F42]-[.D42]; [.F42]+[.D42]))" office:value-type="float" office:value="4.210211" calcext:value-type="float">
            <text:p>4,21</text:p>
          </table:table-cell>
          <table:table-cell table:formula="of:=IF([.F42]&lt;0; IF([.B42]&lt;0; [.F42]-[.B42]; [.F42]+[.B42]); IF([.B42]&lt;0; [.F42]-[.B42]; [.F42]+[.B42]))" office:value-type="float" office:value="4.309301" calcext:value-type="float">
            <text:p>4,31</text:p>
          </table:table-cell>
          <table:table-cell table:formula="of:=IF([.G42]&lt;0; IF([.B42]&lt;0; [.G42]-[.B42]; [.G42]+[.B42]); IF([.B42]&lt;0; [.G42]-[.B42]; [.G42]+[.B42]))" office:value-type="float" office:value="4.309301" calcext:value-type="float">
            <text:p>4,31</text:p>
          </table:table-cell>
          <table:table-cell/>
          <table:table-cell table:formula="of:=IF([.L42]=[.M42]; &quot;IGUAL&quot;; IF([.L42]&lt;[.M42]; &quot;RA&quot;; &quot;VNS&quot;))" office:value-type="string" office:string-value="IGUAL" calcext:value-type="string">
            <text:p>IGUAL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T41]" office:value-type="float" office:value="1.941168" calcext:value-type="float">
            <text:p>1,94</text:p>
          </table:table-cell>
          <table:table-cell table:formula="of:=([.L42]-[.T42])*([.L42]-[.T42])" office:value-type="float" office:value="5.608053905689" calcext:value-type="float">
            <text:p>5,61</text:p>
          </table:table-cell>
          <table:table-cell table:formula="of:=[.V41]" office:value-type="float" office:value="1.261168" calcext:value-type="float">
            <text:p>1,26</text:p>
          </table:table-cell>
          <table:table-cell table:formula="of:=([.M42]-[.V42])*([.M42]-[.V42])" office:value-type="float" office:value="9.291114785689" calcext:value-type="float">
            <text:p>9,29</text:p>
          </table:table-cell>
          <table:table-cell table:number-columns-repeated="2"/>
          <table:table-cell table:formula="of:=[Global.A42]" office:value-type="float" office:value="66" calcext:value-type="float">
            <text:p>66</text:p>
          </table:table-cell>
          <table:table-cell table:formula="of:=[Global.B42]" office:value-type="float" office:value="61" calcext:value-type="float">
            <text:p>61</text:p>
          </table:table-cell>
          <table:table-cell table:formula="of:=[.Z42]+[.AA42]" office:value-type="float" office:value="127" calcext:value-type="float">
            <text:p>127</text:p>
          </table:table-cell>
          <table:table-cell table:formula="of:=[.Z42]*100/[.AB42]" office:value-type="float" office:value="51.9685039370079" calcext:value-type="float">
            <text:p>51,97</text:p>
          </table:table-cell>
          <table:table-cell table:number-columns-repeated="2"/>
          <table:table-cell table:formula="of:=[.C42]-[.D42]" office:value-type="float" office:value="2.210211" calcext:value-type="float">
            <text:p>2,21</text:p>
          </table:table-cell>
          <table:table-cell table:number-columns-repeated="2"/>
        </table:table-row>
        <table:table-row table:style-name="ro3">
          <table:table-cell table:formula="of:=[Global.C43]" office:value-type="string" office:string-value="rand0-2-25-25-50-2,dssp" calcext:value-type="string">
            <text:p>rand0-2-25-25-50-2,dssp</text:p>
          </table:table-cell>
          <table:table-cell table:formula="of:=[VNS.C43]" office:value-type="float" office:value="-1.801292" calcext:value-type="float">
            <text:p>-1,8</text:p>
          </table:table-cell>
          <table:table-cell table:formula="of:=[Global.E43]" office:value-type="float" office:value="0" calcext:value-type="float">
            <text:p>0</text:p>
          </table:table-cell>
          <table:table-cell table:formula="of:=[Global.F43]" office:value-type="float" office:value="-1.63568" calcext:value-type="float">
            <text:p>-1,64</text:p>
          </table:table-cell>
          <table:table-cell table:formula="of:=[Global.G43]" office:value-type="float" office:value="0.934901" calcext:value-type="float">
            <text:p>0,93</text:p>
          </table:table-cell>
          <table:table-cell table:formula="of:=[RA.J43]" office:value-type="float" office:value="4" calcext:value-type="float">
            <text:p>4</text:p>
          </table:table-cell>
          <table:table-cell table:formula="of:=[VNS.H43]" office:value-type="float" office:value="1" calcext:value-type="float">
            <text:p>1</text:p>
          </table:table-cell>
          <table:table-cell table:formula="of:=[.G43]-[.C43]" office:value-type="float" office:value="1" calcext:value-type="float">
            <text:p>1</text:p>
          </table:table-cell>
          <table:table-cell table:formula="of:=IF([.H43]&lt;1;1;0)" office:value-type="float" office:value="0" calcext:value-type="float">
            <text:p>0</text:p>
          </table:table-cell>
          <table:table-cell/>
          <table:table-cell table:formula="of:=IF([.D43]&lt;0; IF([.D43]&lt;0; [.F43]-[.D43]; [.F43]+[.D43]); IF([.D43]&lt;0; [.F43]-[.D43]; [.F43]+[.D43]))" office:value-type="float" office:value="5.63568" calcext:value-type="float">
            <text:p>5,64</text:p>
          </table:table-cell>
          <table:table-cell table:formula="of:=IF([.F43]&lt;0; IF([.B43]&lt;0; [.F43]-[.B43]; [.F43]+[.B43]); IF([.B43]&lt;0; [.F43]-[.B43]; [.F43]+[.B43]))" office:value-type="float" office:value="5.801292" calcext:value-type="float">
            <text:p>5,8</text:p>
          </table:table-cell>
          <table:table-cell table:formula="of:=IF([.G43]&lt;0; IF([.B43]&lt;0; [.G43]-[.B43]; [.G43]+[.B43]); IF([.B43]&lt;0; [.G43]-[.B43]; [.G43]+[.B43]))" office:value-type="float" office:value="2.801292" calcext:value-type="float">
            <text:p>2,8</text:p>
          </table:table-cell>
          <table:table-cell/>
          <table:table-cell table:formula="of:=IF([.L43]=[.M43]; &quot;IGUAL&quot;; IF([.L43]&lt;[.M43]; &quot;RA&quot;; &quot;VNS&quot;))" office:value-type="string" office:string-value="VNS" calcext:value-type="string">
            <text:p>VNS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T42]" office:value-type="float" office:value="1.941168" calcext:value-type="float">
            <text:p>1,94</text:p>
          </table:table-cell>
          <table:table-cell table:formula="of:=([.L43]-[.T43])*([.L43]-[.T43])" office:value-type="float" office:value="14.900557295376" calcext:value-type="float">
            <text:p>14,9</text:p>
          </table:table-cell>
          <table:table-cell table:formula="of:=[.V42]" office:value-type="float" office:value="1.261168" calcext:value-type="float">
            <text:p>1,26</text:p>
          </table:table-cell>
          <table:table-cell table:formula="of:=([.M43]-[.V43])*([.M43]-[.V43])" office:value-type="float" office:value="2.371981935376" calcext:value-type="float">
            <text:p>2,37</text:p>
          </table:table-cell>
          <table:table-cell table:number-columns-repeated="2"/>
          <table:table-cell table:formula="of:=[Global.A43]" office:value-type="float" office:value="62" calcext:value-type="float">
            <text:p>62</text:p>
          </table:table-cell>
          <table:table-cell table:formula="of:=[Global.B43]" office:value-type="float" office:value="65" calcext:value-type="float">
            <text:p>65</text:p>
          </table:table-cell>
          <table:table-cell table:formula="of:=[.Z43]+[.AA43]" office:value-type="float" office:value="127" calcext:value-type="float">
            <text:p>127</text:p>
          </table:table-cell>
          <table:table-cell table:formula="of:=[.Z43]*100/[.AB43]" office:value-type="float" office:value="48.8188976377953" calcext:value-type="float">
            <text:p>48,82</text:p>
          </table:table-cell>
          <table:table-cell table:number-columns-repeated="2"/>
          <table:table-cell table:formula="of:=[.C43]-[.D43]" office:value-type="float" office:value="1.63568" calcext:value-type="float">
            <text:p>1,64</text:p>
          </table:table-cell>
          <table:table-cell table:number-columns-repeated="2"/>
        </table:table-row>
        <table:table-row table:style-name="ro3">
          <table:table-cell table:formula="of:=[Global.C44]" office:value-type="string" office:string-value="rand0-2-25-25-50-3,dssp" calcext:value-type="string">
            <text:p>rand0-2-25-25-50-3,dssp</text:p>
          </table:table-cell>
          <table:table-cell table:formula="of:=[VNS.C44]" office:value-type="float" office:value="-1.415375" calcext:value-type="float">
            <text:p>-1,42</text:p>
          </table:table-cell>
          <table:table-cell table:formula="of:=[Global.E44]" office:value-type="float" office:value="1" calcext:value-type="float">
            <text:p>1</text:p>
          </table:table-cell>
          <table:table-cell table:formula="of:=[Global.F44]" office:value-type="float" office:value="-1.279783" calcext:value-type="float">
            <text:p>-1,28</text:p>
          </table:table-cell>
          <table:table-cell table:formula="of:=[Global.G44]" office:value-type="float" office:value="3.769413" calcext:value-type="float">
            <text:p>3,77</text:p>
          </table:table-cell>
          <table:table-cell table:formula="of:=[RA.J44]" office:value-type="float" office:value="3" calcext:value-type="float">
            <text:p>3</text:p>
          </table:table-cell>
          <table:table-cell table:formula="of:=[VNS.H44]" office:value-type="float" office:value="1" calcext:value-type="float">
            <text:p>1</text:p>
          </table:table-cell>
          <table:table-cell table:formula="of:=[.G44]-[.C44]" office:value-type="float" office:value="0" calcext:value-type="float">
            <text:p>0</text:p>
          </table:table-cell>
          <table:table-cell table:formula="of:=IF([.H44]&lt;1;1;0)" office:value-type="float" office:value="1" calcext:value-type="float">
            <text:p>1</text:p>
          </table:table-cell>
          <table:table-cell/>
          <table:table-cell table:formula="of:=IF([.D44]&lt;0; IF([.D44]&lt;0; [.F44]-[.D44]; [.F44]+[.D44]); IF([.D44]&lt;0; [.F44]-[.D44]; [.F44]+[.D44]))" office:value-type="float" office:value="4.279783" calcext:value-type="float">
            <text:p>4,28</text:p>
          </table:table-cell>
          <table:table-cell table:formula="of:=IF([.F44]&lt;0; IF([.B44]&lt;0; [.F44]-[.B44]; [.F44]+[.B44]); IF([.B44]&lt;0; [.F44]-[.B44]; [.F44]+[.B44]))" office:value-type="float" office:value="4.415375" calcext:value-type="float">
            <text:p>4,42</text:p>
          </table:table-cell>
          <table:table-cell table:formula="of:=IF([.G44]&lt;0; IF([.B44]&lt;0; [.G44]-[.B44]; [.G44]+[.B44]); IF([.B44]&lt;0; [.G44]-[.B44]; [.G44]+[.B44]))" office:value-type="float" office:value="2.415375" calcext:value-type="float">
            <text:p>2,42</text:p>
          </table:table-cell>
          <table:table-cell/>
          <table:table-cell table:formula="of:=IF([.L44]=[.M44]; &quot;IGUAL&quot;; IF([.L44]&lt;[.M44]; &quot;RA&quot;; &quot;VNS&quot;))" office:value-type="string" office:string-value="VNS" calcext:value-type="string">
            <text:p>VNS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T43]" office:value-type="float" office:value="1.941168" calcext:value-type="float">
            <text:p>1,94</text:p>
          </table:table-cell>
          <table:table-cell table:formula="of:=([.L44]-[.T44])*([.L44]-[.T44])" office:value-type="float" office:value="6.121700278849" calcext:value-type="float">
            <text:p>6,12</text:p>
          </table:table-cell>
          <table:table-cell table:formula="of:=[.V43]" office:value-type="float" office:value="1.261168" calcext:value-type="float">
            <text:p>1,26</text:p>
          </table:table-cell>
          <table:table-cell table:formula="of:=([.M44]-[.V44])*([.M44]-[.V44])" office:value-type="float" office:value="1.332193798849" calcext:value-type="float">
            <text:p>1,33</text:p>
          </table:table-cell>
          <table:table-cell table:number-columns-repeated="2"/>
          <table:table-cell table:formula="of:=[Global.A44]" office:value-type="float" office:value="64" calcext:value-type="float">
            <text:p>64</text:p>
          </table:table-cell>
          <table:table-cell table:formula="of:=[Global.B44]" office:value-type="float" office:value="63" calcext:value-type="float">
            <text:p>63</text:p>
          </table:table-cell>
          <table:table-cell table:formula="of:=[.Z44]+[.AA44]" office:value-type="float" office:value="127" calcext:value-type="float">
            <text:p>127</text:p>
          </table:table-cell>
          <table:table-cell table:formula="of:=[.Z44]*100/[.AB44]" office:value-type="float" office:value="50.3937007874016" calcext:value-type="float">
            <text:p>50,39</text:p>
          </table:table-cell>
          <table:table-cell table:number-columns-repeated="2"/>
          <table:table-cell table:formula="of:=[.C44]-[.D44]" office:value-type="float" office:value="2.279783" calcext:value-type="float">
            <text:p>2,28</text:p>
          </table:table-cell>
          <table:table-cell table:number-columns-repeated="2"/>
        </table:table-row>
        <table:table-row table:style-name="ro3">
          <table:table-cell table:formula="of:=[Global.C45]" office:value-type="string" office:string-value="rand0-2-25-25-50-4,dssp" calcext:value-type="string">
            <text:p>rand0-2-25-25-50-4,dssp</text:p>
          </table:table-cell>
          <table:table-cell table:formula="of:=[VNS.C45]" office:value-type="float" office:value="-1.404154" calcext:value-type="float">
            <text:p>-1,4</text:p>
          </table:table-cell>
          <table:table-cell table:formula="of:=[Global.E45]" office:value-type="float" office:value="0" calcext:value-type="float">
            <text:p>0</text:p>
          </table:table-cell>
          <table:table-cell table:formula="of:=[Global.F45]" office:value-type="float" office:value="-1.292124" calcext:value-type="float">
            <text:p>-1,29</text:p>
          </table:table-cell>
          <table:table-cell table:formula="of:=[Global.G45]" office:value-type="float" office:value="1.278406" calcext:value-type="float">
            <text:p>1,28</text:p>
          </table:table-cell>
          <table:table-cell table:formula="of:=[RA.J45]" office:value-type="float" office:value="3" calcext:value-type="float">
            <text:p>3</text:p>
          </table:table-cell>
          <table:table-cell table:formula="of:=[VNS.H45]" office:value-type="float" office:value="1" calcext:value-type="float">
            <text:p>1</text:p>
          </table:table-cell>
          <table:table-cell table:formula="of:=[.G45]-[.C45]" office:value-type="float" office:value="1" calcext:value-type="float">
            <text:p>1</text:p>
          </table:table-cell>
          <table:table-cell table:formula="of:=IF([.H45]&lt;1;1;0)" office:value-type="float" office:value="0" calcext:value-type="float">
            <text:p>0</text:p>
          </table:table-cell>
          <table:table-cell/>
          <table:table-cell table:formula="of:=IF([.D45]&lt;0; IF([.D45]&lt;0; [.F45]-[.D45]; [.F45]+[.D45]); IF([.D45]&lt;0; [.F45]-[.D45]; [.F45]+[.D45]))" office:value-type="float" office:value="4.292124" calcext:value-type="float">
            <text:p>4,29</text:p>
          </table:table-cell>
          <table:table-cell table:formula="of:=IF([.F45]&lt;0; IF([.B45]&lt;0; [.F45]-[.B45]; [.F45]+[.B45]); IF([.B45]&lt;0; [.F45]-[.B45]; [.F45]+[.B45]))" office:value-type="float" office:value="4.404154" calcext:value-type="float">
            <text:p>4,4</text:p>
          </table:table-cell>
          <table:table-cell table:formula="of:=IF([.G45]&lt;0; IF([.B45]&lt;0; [.G45]-[.B45]; [.G45]+[.B45]); IF([.B45]&lt;0; [.G45]-[.B45]; [.G45]+[.B45]))" office:value-type="float" office:value="2.404154" calcext:value-type="float">
            <text:p>2,4</text:p>
          </table:table-cell>
          <table:table-cell/>
          <table:table-cell table:formula="of:=IF([.L45]=[.M45]; &quot;IGUAL&quot;; IF([.L45]&lt;[.M45]; &quot;RA&quot;; &quot;VNS&quot;))" office:value-type="string" office:string-value="VNS" calcext:value-type="string">
            <text:p>VNS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[.T44]" office:value-type="float" office:value="1.941168" calcext:value-type="float">
            <text:p>1,94</text:p>
          </table:table-cell>
          <table:table-cell table:formula="of:=([.L45]-[.T45])*([.L45]-[.T45])" office:value-type="float" office:value="6.066300036196" calcext:value-type="float">
            <text:p>6,07</text:p>
          </table:table-cell>
          <table:table-cell table:formula="of:=[.V44]" office:value-type="float" office:value="1.261168" calcext:value-type="float">
            <text:p>1,26</text:p>
          </table:table-cell>
          <table:table-cell table:formula="of:=([.M45]-[.V45])*([.M45]-[.V45])" office:value-type="float" office:value="1.306416996196" calcext:value-type="float">
            <text:p>1,31</text:p>
          </table:table-cell>
          <table:table-cell table:number-columns-repeated="2"/>
          <table:table-cell table:formula="of:=[Global.A45]" office:value-type="float" office:value="70" calcext:value-type="float">
            <text:p>70</text:p>
          </table:table-cell>
          <table:table-cell table:formula="of:=[Global.B45]" office:value-type="float" office:value="57" calcext:value-type="float">
            <text:p>57</text:p>
          </table:table-cell>
          <table:table-cell table:formula="of:=[.Z45]+[.AA45]" office:value-type="float" office:value="127" calcext:value-type="float">
            <text:p>127</text:p>
          </table:table-cell>
          <table:table-cell table:formula="of:=[.Z45]*100/[.AB45]" office:value-type="float" office:value="55.1181102362205" calcext:value-type="float">
            <text:p>55,12</text:p>
          </table:table-cell>
          <table:table-cell table:number-columns-repeated="2"/>
          <table:table-cell table:formula="of:=[.C45]-[.D45]" office:value-type="float" office:value="1.292124" calcext:value-type="float">
            <text:p>1,29</text:p>
          </table:table-cell>
          <table:table-cell table:number-columns-repeated="2"/>
        </table:table-row>
        <table:table-row table:style-name="ro3">
          <table:table-cell table:formula="of:=[Global.C46]" office:value-type="string" office:string-value="rand0-2-25-25-50-5,dssp" calcext:value-type="string">
            <text:p>rand0-2-25-25-50-5,dssp</text:p>
          </table:table-cell>
          <table:table-cell table:formula="of:=[VNS.C46]" office:value-type="float" office:value="-0.773793" calcext:value-type="float">
            <text:p>-0,77</text:p>
          </table:table-cell>
          <table:table-cell table:formula="of:=[Global.E46]" office:value-type="float" office:value="1" calcext:value-type="float">
            <text:p>1</text:p>
          </table:table-cell>
          <table:table-cell table:formula="of:=[Global.F46]" office:value-type="float" office:value="-0.59754" calcext:value-type="float">
            <text:p>-0,6</text:p>
          </table:table-cell>
          <table:table-cell table:formula="of:=[Global.G46]" office:value-type="float" office:value="1.200843" calcext:value-type="float">
            <text:p>1,2</text:p>
          </table:table-cell>
          <table:table-cell table:formula="of:=[RA.J46]" office:value-type="float" office:value="3" calcext:value-type="float">
            <text:p>3</text:p>
          </table:table-cell>
          <table:table-cell table:formula="of:=[VNS.H46]" office:value-type="float" office:value="1" calcext:value-type="float">
            <text:p>1</text:p>
          </table:table-cell>
          <table:table-cell table:formula="of:=[.G46]-[.C46]" office:value-type="float" office:value="0" calcext:value-type="float">
            <text:p>0</text:p>
          </table:table-cell>
          <table:table-cell table:formula="of:=IF([.H46]&lt;1;1;0)" office:value-type="float" office:value="1" calcext:value-type="float">
            <text:p>1</text:p>
          </table:table-cell>
          <table:table-cell/>
          <table:table-cell table:formula="of:=IF([.D46]&lt;0; IF([.D46]&lt;0; [.F46]-[.D46]; [.F46]+[.D46]); IF([.D46]&lt;0; [.F46]-[.D46]; [.F46]+[.D46]))" office:value-type="float" office:value="3.59754" calcext:value-type="float">
            <text:p>3,6</text:p>
          </table:table-cell>
          <table:table-cell table:formula="of:=IF([.F46]&lt;0; IF([.B46]&lt;0; [.F46]-[.B46]; [.F46]+[.B46]); IF([.B46]&lt;0; [.F46]-[.B46]; [.F46]+[.B46]))" office:value-type="float" office:value="3.773793" calcext:value-type="float">
            <text:p>3,77</text:p>
          </table:table-cell>
          <table:table-cell table:formula="of:=IF([.G46]&lt;0; IF([.B46]&lt;0; [.G46]-[.B46]; [.G46]+[.B46]); IF([.B46]&lt;0; [.G46]-[.B46]; [.G46]+[.B46]))" office:value-type="float" office:value="1.773793" calcext:value-type="float">
            <text:p>1,77</text:p>
          </table:table-cell>
          <table:table-cell/>
          <table:table-cell table:formula="of:=IF([.L46]=[.M46]; &quot;IGUAL&quot;; IF([.L46]&lt;[.M46]; &quot;RA&quot;; &quot;VNS&quot;))" office:value-type="string" office:string-value="VNS" calcext:value-type="string">
            <text:p>VNS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T45]" office:value-type="float" office:value="1.941168" calcext:value-type="float">
            <text:p>1,94</text:p>
          </table:table-cell>
          <table:table-cell table:formula="of:=([.L46]-[.T46])*([.L46]-[.T46])" office:value-type="float" office:value="3.358514390625" calcext:value-type="float">
            <text:p>3,36</text:p>
          </table:table-cell>
          <table:table-cell table:formula="of:=[.V45]" office:value-type="float" office:value="1.261168" calcext:value-type="float">
            <text:p>1,26</text:p>
          </table:table-cell>
          <table:table-cell table:formula="of:=([.M46]-[.V46])*([.M46]-[.V46])" office:value-type="float" office:value="0.262784390625" calcext:value-type="float">
            <text:p>0,26</text:p>
          </table:table-cell>
          <table:table-cell table:number-columns-repeated="2"/>
          <table:table-cell table:formula="of:=[Global.A46]" office:value-type="float" office:value="72" calcext:value-type="float">
            <text:p>72</text:p>
          </table:table-cell>
          <table:table-cell table:formula="of:=[Global.B46]" office:value-type="float" office:value="55" calcext:value-type="float">
            <text:p>55</text:p>
          </table:table-cell>
          <table:table-cell table:formula="of:=[.Z46]+[.AA46]" office:value-type="float" office:value="127" calcext:value-type="float">
            <text:p>127</text:p>
          </table:table-cell>
          <table:table-cell table:formula="of:=[.Z46]*100/[.AB46]" office:value-type="float" office:value="56.6929133858268" calcext:value-type="float">
            <text:p>56,69</text:p>
          </table:table-cell>
          <table:table-cell table:number-columns-repeated="2"/>
          <table:table-cell table:formula="of:=[.C46]-[.D46]" office:value-type="float" office:value="1.59754" calcext:value-type="float">
            <text:p>1,6</text:p>
          </table:table-cell>
          <table:table-cell table:number-columns-repeated="2"/>
        </table:table-row>
        <table:table-row table:style-name="ro3">
          <table:table-cell table:formula="of:=[Global.C47]" office:value-type="string" office:string-value="rand0-2-5-5-10-1,dssp" calcext:value-type="string">
            <text:p>rand0-2-5-5-10-1,dssp</text:p>
          </table:table-cell>
          <table:table-cell table:formula="of:=[VNS.C47]" office:value-type="float" office:value="-1" calcext:value-type="float">
            <text:p>-1</text:p>
          </table:table-cell>
          <table:table-cell table:formula="of:=[Global.E47]" office:value-type="float" office:value="-1" calcext:value-type="float">
            <text:p>-1</text:p>
          </table:table-cell>
          <table:table-cell table:formula="of:=[Global.F47]" office:value-type="float" office:value="-1" calcext:value-type="float">
            <text:p>-1</text:p>
          </table:table-cell>
          <table:table-cell table:formula="of:=[Global.G47]" office:value-type="float" office:value="0.01035" calcext:value-type="float">
            <text:p>0,01</text:p>
          </table:table-cell>
          <table:table-cell table:formula="of:=[RA.J47]" office:value-type="float" office:value="-1" calcext:value-type="float">
            <text:p>-1</text:p>
          </table:table-cell>
          <table:table-cell table:formula="of:=[VNS.H47]" office:value-type="float" office:value="-1" calcext:value-type="float">
            <text:p>-1</text:p>
          </table:table-cell>
          <table:table-cell table:formula="of:=[.G47]-[.C47]" office:value-type="float" office:value="0" calcext:value-type="float">
            <text:p>0</text:p>
          </table:table-cell>
          <table:table-cell table:formula="of:=IF([.H47]&lt;1;1;0)" office:value-type="float" office:value="1" calcext:value-type="float">
            <text:p>1</text:p>
          </table:table-cell>
          <table:table-cell/>
          <table:table-cell table:formula="of:=IF([.D47]&lt;0; IF([.D47]&lt;0; [.F47]-[.D47]; [.F47]+[.D47]); IF([.D47]&lt;0; [.F47]-[.D47]; [.F47]+[.D47]))" office:value-type="float" office:value="0" calcext:value-type="float">
            <text:p>0</text:p>
          </table:table-cell>
          <table:table-cell table:formula="of:=IF([.F47]&lt;0; IF([.B47]&lt;0; [.F47]-[.B47]; [.F47]+[.B47]); IF([.B47]&lt;0; [.F47]-[.B47]; [.F47]+[.B47]))" office:value-type="float" office:value="0" calcext:value-type="float">
            <text:p>0</text:p>
          </table:table-cell>
          <table:table-cell table:formula="of:=IF([.G47]&lt;0; IF([.B47]&lt;0; [.G47]-[.B47]; [.G47]+[.B47]); IF([.B47]&lt;0; [.G47]-[.B47]; [.G47]+[.B47]))" office:value-type="float" office:value="0" calcext:value-type="float">
            <text:p>0</text:p>
          </table:table-cell>
          <table:table-cell/>
          <table:table-cell table:formula="of:=IF([.L47]=[.M47]; &quot;IGUAL&quot;; IF([.L47]&lt;[.M47]; &quot;RA&quot;; &quot;VNS&quot;))" office:value-type="string" office:string-value="IGUAL" calcext:value-type="string">
            <text:p>IGUAL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T46]" office:value-type="float" office:value="1.941168" calcext:value-type="float">
            <text:p>1,94</text:p>
          </table:table-cell>
          <table:table-cell table:formula="of:=([.L47]-[.T47])*([.L47]-[.T47])" office:value-type="float" office:value="3.768133204224" calcext:value-type="float">
            <text:p>3,77</text:p>
          </table:table-cell>
          <table:table-cell table:formula="of:=[.V46]" office:value-type="float" office:value="1.261168" calcext:value-type="float">
            <text:p>1,26</text:p>
          </table:table-cell>
          <table:table-cell table:formula="of:=([.M47]-[.V47])*([.M47]-[.V47])" office:value-type="float" office:value="1.590544724224" calcext:value-type="float">
            <text:p>1,59</text:p>
          </table:table-cell>
          <table:table-cell table:number-columns-repeated="2"/>
          <table:table-cell table:formula="of:=[Global.A47]" office:value-type="float" office:value="12" calcext:value-type="float">
            <text:p>12</text:p>
          </table:table-cell>
          <table:table-cell table:formula="of:=[Global.B47]" office:value-type="float" office:value="15" calcext:value-type="float">
            <text:p>15</text:p>
          </table:table-cell>
          <table:table-cell table:formula="of:=[.Z47]+[.AA47]" office:value-type="float" office:value="27" calcext:value-type="float">
            <text:p>27</text:p>
          </table:table-cell>
          <table:table-cell table:formula="of:=[.Z47]*100/[.AB47]" office:value-type="float" office:value="44.4444444444444" calcext:value-type="float">
            <text:p>44,44</text:p>
          </table:table-cell>
          <table:table-cell table:number-columns-repeated="2"/>
          <table:table-cell table:formula="of:=[.C47]-[.D4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48]" office:value-type="string" office:string-value="rand0-2-5-5-10-2,dssp" calcext:value-type="string">
            <text:p>rand0-2-5-5-10-2,dssp</text:p>
          </table:table-cell>
          <table:table-cell table:formula="of:=[VNS.C48]" office:value-type="float" office:value="-0.333333" calcext:value-type="float">
            <text:p>-0,33</text:p>
          </table:table-cell>
          <table:table-cell table:formula="of:=[Global.E48]" office:value-type="float" office:value="0" calcext:value-type="float">
            <text:p>0</text:p>
          </table:table-cell>
          <table:table-cell table:formula="of:=[Global.F48]" office:value-type="float" office:value="0" calcext:value-type="float">
            <text:p>0</text:p>
          </table:table-cell>
          <table:table-cell table:formula="of:=[Global.G48]" office:value-type="float" office:value="0.009881" calcext:value-type="float">
            <text:p>0,01</text:p>
          </table:table-cell>
          <table:table-cell table:formula="of:=[RA.J48]" office:value-type="float" office:value="0" calcext:value-type="float">
            <text:p>0</text:p>
          </table:table-cell>
          <table:table-cell table:formula="of:=[VNS.H48]" office:value-type="float" office:value="0" calcext:value-type="float">
            <text:p>0</text:p>
          </table:table-cell>
          <table:table-cell table:formula="of:=[.G48]-[.C48]" office:value-type="float" office:value="0" calcext:value-type="float">
            <text:p>0</text:p>
          </table:table-cell>
          <table:table-cell table:formula="of:=IF([.H48]&lt;1;1;0)" office:value-type="float" office:value="1" calcext:value-type="float">
            <text:p>1</text:p>
          </table:table-cell>
          <table:table-cell/>
          <table:table-cell table:formula="of:=IF([.D48]&lt;0; IF([.D48]&lt;0; [.F48]-[.D48]; [.F48]+[.D48]); IF([.D48]&lt;0; [.F48]-[.D48]; [.F48]+[.D48]))" office:value-type="float" office:value="0" calcext:value-type="float">
            <text:p>0</text:p>
          </table:table-cell>
          <table:table-cell table:formula="of:=IF([.F48]&lt;0; IF([.B48]&lt;0; [.F48]-[.B48]; [.F48]+[.B48]); IF([.B48]&lt;0; [.F48]-[.B48]; [.F48]+[.B48]))" office:value-type="float" office:value="0.333333" calcext:value-type="float">
            <text:p>0,33</text:p>
          </table:table-cell>
          <table:table-cell table:formula="of:=IF([.G48]&lt;0; IF([.B48]&lt;0; [.G48]-[.B48]; [.G48]+[.B48]); IF([.B48]&lt;0; [.G48]-[.B48]; [.G48]+[.B48]))" office:value-type="float" office:value="0.333333" calcext:value-type="float">
            <text:p>0,33</text:p>
          </table:table-cell>
          <table:table-cell/>
          <table:table-cell table:formula="of:=IF([.L48]=[.M48]; &quot;IGUAL&quot;; IF([.L48]&lt;[.M48]; &quot;RA&quot;; &quot;VNS&quot;))" office:value-type="string" office:string-value="IGUAL" calcext:value-type="string">
            <text:p>IGUAL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T47]" office:value-type="float" office:value="1.941168" calcext:value-type="float">
            <text:p>1,94</text:p>
          </table:table-cell>
          <table:table-cell table:formula="of:=([.L48]-[.T48])*([.L48]-[.T48])" office:value-type="float" office:value="2.585133387225" calcext:value-type="float">
            <text:p>2,59</text:p>
          </table:table-cell>
          <table:table-cell table:formula="of:=[.V47]" office:value-type="float" office:value="1.261168" calcext:value-type="float">
            <text:p>1,26</text:p>
          </table:table-cell>
          <table:table-cell table:formula="of:=([.M48]-[.V48])*([.M48]-[.V48])" office:value-type="float" office:value="0.860877787225" calcext:value-type="float">
            <text:p>0,86</text:p>
          </table:table-cell>
          <table:table-cell table:number-columns-repeated="2"/>
          <table:table-cell table:formula="of:=[Global.A48]" office:value-type="float" office:value="14" calcext:value-type="float">
            <text:p>14</text:p>
          </table:table-cell>
          <table:table-cell table:formula="of:=[Global.B48]" office:value-type="float" office:value="13" calcext:value-type="float">
            <text:p>13</text:p>
          </table:table-cell>
          <table:table-cell table:formula="of:=[.Z48]+[.AA48]" office:value-type="float" office:value="27" calcext:value-type="float">
            <text:p>27</text:p>
          </table:table-cell>
          <table:table-cell table:formula="of:=[.Z48]*100/[.AB48]" office:value-type="float" office:value="51.8518518518519" calcext:value-type="float">
            <text:p>51,85</text:p>
          </table:table-cell>
          <table:table-cell table:number-columns-repeated="2"/>
          <table:table-cell table:formula="of:=[.C48]-[.D4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49]" office:value-type="string" office:string-value="rand0-2-5-5-10-3,dssp" calcext:value-type="string">
            <text:p>rand0-2-5-5-10-3,dssp</text:p>
          </table:table-cell>
          <table:table-cell table:formula="of:=[VNS.C49]" office:value-type="float" office:value="0" calcext:value-type="float">
            <text:p>0</text:p>
          </table:table-cell>
          <table:table-cell table:formula="of:=[Global.E49]" office:value-type="float" office:value="0" calcext:value-type="float">
            <text:p>0</text:p>
          </table:table-cell>
          <table:table-cell table:formula="of:=[Global.F49]" office:value-type="float" office:value="0" calcext:value-type="float">
            <text:p>0</text:p>
          </table:table-cell>
          <table:table-cell table:formula="of:=[Global.G49]" office:value-type="float" office:value="0.00594" calcext:value-type="float">
            <text:p>0,01</text:p>
          </table:table-cell>
          <table:table-cell table:formula="of:=[RA.J49]" office:value-type="float" office:value="0" calcext:value-type="float">
            <text:p>0</text:p>
          </table:table-cell>
          <table:table-cell table:formula="of:=[VNS.H49]" office:value-type="float" office:value="0" calcext:value-type="float">
            <text:p>0</text:p>
          </table:table-cell>
          <table:table-cell table:formula="of:=[.G49]-[.C49]" office:value-type="float" office:value="0" calcext:value-type="float">
            <text:p>0</text:p>
          </table:table-cell>
          <table:table-cell table:formula="of:=IF([.H49]&lt;1;1;0)" office:value-type="float" office:value="1" calcext:value-type="float">
            <text:p>1</text:p>
          </table:table-cell>
          <table:table-cell/>
          <table:table-cell table:formula="of:=IF([.D49]&lt;0; IF([.D49]&lt;0; [.F49]-[.D49]; [.F49]+[.D49]); IF([.D49]&lt;0; [.F49]-[.D49]; [.F49]+[.D49]))" office:value-type="float" office:value="0" calcext:value-type="float">
            <text:p>0</text:p>
          </table:table-cell>
          <table:table-cell table:formula="of:=IF([.F49]&lt;0; IF([.B49]&lt;0; [.F49]-[.B49]; [.F49]+[.B49]); IF([.B49]&lt;0; [.F49]-[.B49]; [.F49]+[.B49]))" office:value-type="float" office:value="0" calcext:value-type="float">
            <text:p>0</text:p>
          </table:table-cell>
          <table:table-cell table:formula="of:=IF([.G49]&lt;0; IF([.B49]&lt;0; [.G49]-[.B49]; [.G49]+[.B49]); IF([.B49]&lt;0; [.G49]-[.B49]; [.G49]+[.B49]))" office:value-type="float" office:value="0" calcext:value-type="float">
            <text:p>0</text:p>
          </table:table-cell>
          <table:table-cell/>
          <table:table-cell table:formula="of:=IF([.L49]=[.M49]; &quot;IGUAL&quot;; IF([.L49]&lt;[.M49]; &quot;RA&quot;; &quot;VNS&quot;))" office:value-type="string" office:string-value="IGUAL" calcext:value-type="string">
            <text:p>IGUAL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T48]" office:value-type="float" office:value="1.941168" calcext:value-type="float">
            <text:p>1,94</text:p>
          </table:table-cell>
          <table:table-cell table:formula="of:=([.L49]-[.T49])*([.L49]-[.T49])" office:value-type="float" office:value="3.768133204224" calcext:value-type="float">
            <text:p>3,77</text:p>
          </table:table-cell>
          <table:table-cell table:formula="of:=[.V48]" office:value-type="float" office:value="1.261168" calcext:value-type="float">
            <text:p>1,26</text:p>
          </table:table-cell>
          <table:table-cell table:formula="of:=([.M49]-[.V49])*([.M49]-[.V49])" office:value-type="float" office:value="1.590544724224" calcext:value-type="float">
            <text:p>1,59</text:p>
          </table:table-cell>
          <table:table-cell table:number-columns-repeated="2"/>
          <table:table-cell table:formula="of:=[Global.A49]" office:value-type="float" office:value="12" calcext:value-type="float">
            <text:p>12</text:p>
          </table:table-cell>
          <table:table-cell table:formula="of:=[Global.B49]" office:value-type="float" office:value="15" calcext:value-type="float">
            <text:p>15</text:p>
          </table:table-cell>
          <table:table-cell table:formula="of:=[.Z49]+[.AA49]" office:value-type="float" office:value="27" calcext:value-type="float">
            <text:p>27</text:p>
          </table:table-cell>
          <table:table-cell table:formula="of:=[.Z49]*100/[.AB49]" office:value-type="float" office:value="44.4444444444444" calcext:value-type="float">
            <text:p>44,44</text:p>
          </table:table-cell>
          <table:table-cell table:number-columns-repeated="2"/>
          <table:table-cell table:formula="of:=[.C49]-[.D4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50]" office:value-type="string" office:string-value="rand0-2-5-5-10-4,dssp" calcext:value-type="string">
            <text:p>rand0-2-5-5-10-4,dssp</text:p>
          </table:table-cell>
          <table:table-cell table:formula="of:=[VNS.C50]" office:value-type="float" office:value="0" calcext:value-type="float">
            <text:p>0</text:p>
          </table:table-cell>
          <table:table-cell table:formula="of:=[Global.E50]" office:value-type="float" office:value="0" calcext:value-type="float">
            <text:p>0</text:p>
          </table:table-cell>
          <table:table-cell table:formula="of:=[Global.F50]" office:value-type="float" office:value="0" calcext:value-type="float">
            <text:p>0</text:p>
          </table:table-cell>
          <table:table-cell table:formula="of:=[Global.G50]" office:value-type="float" office:value="0.005337" calcext:value-type="float">
            <text:p>0,01</text:p>
          </table:table-cell>
          <table:table-cell table:formula="of:=[RA.J50]" office:value-type="float" office:value="0" calcext:value-type="float">
            <text:p>0</text:p>
          </table:table-cell>
          <table:table-cell table:formula="of:=[VNS.H50]" office:value-type="float" office:value="0" calcext:value-type="float">
            <text:p>0</text:p>
          </table:table-cell>
          <table:table-cell table:formula="of:=[.G50]-[.C50]" office:value-type="float" office:value="0" calcext:value-type="float">
            <text:p>0</text:p>
          </table:table-cell>
          <table:table-cell table:formula="of:=IF([.H50]&lt;1;1;0)" office:value-type="float" office:value="1" calcext:value-type="float">
            <text:p>1</text:p>
          </table:table-cell>
          <table:table-cell/>
          <table:table-cell table:formula="of:=IF([.D50]&lt;0; IF([.D50]&lt;0; [.F50]-[.D50]; [.F50]+[.D50]); IF([.D50]&lt;0; [.F50]-[.D50]; [.F50]+[.D50]))" office:value-type="float" office:value="0" calcext:value-type="float">
            <text:p>0</text:p>
          </table:table-cell>
          <table:table-cell table:formula="of:=IF([.F50]&lt;0; IF([.B50]&lt;0; [.F50]-[.B50]; [.F50]+[.B50]); IF([.B50]&lt;0; [.F50]-[.B50]; [.F50]+[.B50]))" office:value-type="float" office:value="0" calcext:value-type="float">
            <text:p>0</text:p>
          </table:table-cell>
          <table:table-cell table:formula="of:=IF([.G50]&lt;0; IF([.B50]&lt;0; [.G50]-[.B50]; [.G50]+[.B50]); IF([.B50]&lt;0; [.G50]-[.B50]; [.G50]+[.B50]))" office:value-type="float" office:value="0" calcext:value-type="float">
            <text:p>0</text:p>
          </table:table-cell>
          <table:table-cell/>
          <table:table-cell table:formula="of:=IF([.L50]=[.M50]; &quot;IGUAL&quot;; IF([.L50]&lt;[.M50]; &quot;RA&quot;; &quot;VNS&quot;))" office:value-type="string" office:string-value="IGUAL" calcext:value-type="string">
            <text:p>IGUAL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T49]" office:value-type="float" office:value="1.941168" calcext:value-type="float">
            <text:p>1,94</text:p>
          </table:table-cell>
          <table:table-cell table:formula="of:=([.L50]-[.T50])*([.L50]-[.T50])" office:value-type="float" office:value="3.768133204224" calcext:value-type="float">
            <text:p>3,77</text:p>
          </table:table-cell>
          <table:table-cell table:formula="of:=[.V49]" office:value-type="float" office:value="1.261168" calcext:value-type="float">
            <text:p>1,26</text:p>
          </table:table-cell>
          <table:table-cell table:formula="of:=([.M50]-[.V50])*([.M50]-[.V50])" office:value-type="float" office:value="1.590544724224" calcext:value-type="float">
            <text:p>1,59</text:p>
          </table:table-cell>
          <table:table-cell table:number-columns-repeated="2"/>
          <table:table-cell table:formula="of:=[Global.A50]" office:value-type="float" office:value="4" calcext:value-type="float">
            <text:p>4</text:p>
          </table:table-cell>
          <table:table-cell table:formula="of:=[Global.B50]" office:value-type="float" office:value="23" calcext:value-type="float">
            <text:p>23</text:p>
          </table:table-cell>
          <table:table-cell table:formula="of:=[.Z50]+[.AA50]" office:value-type="float" office:value="27" calcext:value-type="float">
            <text:p>27</text:p>
          </table:table-cell>
          <table:table-cell table:formula="of:=[.Z50]*100/[.AB50]" office:value-type="float" office:value="14.8148148148148" calcext:value-type="float">
            <text:p>14,81</text:p>
          </table:table-cell>
          <table:table-cell table:number-columns-repeated="2"/>
          <table:table-cell table:formula="of:=[.C50]-[.D5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51]" office:value-type="string" office:string-value="rand0-2-5-5-10-5,dssp" calcext:value-type="string">
            <text:p>rand0-2-5-5-10-5,dssp</text:p>
          </table:table-cell>
          <table:table-cell table:formula="of:=[VNS.C51]" office:value-type="float" office:value="-1" calcext:value-type="float">
            <text:p>-1</text:p>
          </table:table-cell>
          <table:table-cell table:formula="of:=[Global.E51]" office:value-type="float" office:value="0" calcext:value-type="float">
            <text:p>0</text:p>
          </table:table-cell>
          <table:table-cell table:formula="of:=[Global.F51]" office:value-type="float" office:value="0" calcext:value-type="float">
            <text:p>0</text:p>
          </table:table-cell>
          <table:table-cell table:formula="of:=[Global.G51]" office:value-type="float" office:value="0.00621" calcext:value-type="float">
            <text:p>0,01</text:p>
          </table:table-cell>
          <table:table-cell table:formula="of:=[RA.J51]" office:value-type="float" office:value="1" calcext:value-type="float">
            <text:p>1</text:p>
          </table:table-cell>
          <table:table-cell table:formula="of:=[VNS.H51]" office:value-type="float" office:value="0" calcext:value-type="float">
            <text:p>0</text:p>
          </table:table-cell>
          <table:table-cell table:formula="of:=[.G51]-[.C51]" office:value-type="float" office:value="0" calcext:value-type="float">
            <text:p>0</text:p>
          </table:table-cell>
          <table:table-cell table:formula="of:=IF([.H51]&lt;1;1;0)" office:value-type="float" office:value="1" calcext:value-type="float">
            <text:p>1</text:p>
          </table:table-cell>
          <table:table-cell/>
          <table:table-cell table:formula="of:=IF([.D51]&lt;0; IF([.D51]&lt;0; [.F51]-[.D51]; [.F51]+[.D51]); IF([.D51]&lt;0; [.F51]-[.D51]; [.F51]+[.D51]))" office:value-type="float" office:value="1" calcext:value-type="float">
            <text:p>1</text:p>
          </table:table-cell>
          <table:table-cell table:formula="of:=IF([.F51]&lt;0; IF([.B51]&lt;0; [.F51]-[.B51]; [.F51]+[.B51]); IF([.B51]&lt;0; [.F51]-[.B51]; [.F51]+[.B51]))" office:value-type="float" office:value="2" calcext:value-type="float">
            <text:p>2</text:p>
          </table:table-cell>
          <table:table-cell table:formula="of:=IF([.G51]&lt;0; IF([.B51]&lt;0; [.G51]-[.B51]; [.G51]+[.B51]); IF([.B51]&lt;0; [.G51]-[.B51]; [.G51]+[.B51]))" office:value-type="float" office:value="1" calcext:value-type="float">
            <text:p>1</text:p>
          </table:table-cell>
          <table:table-cell/>
          <table:table-cell table:formula="of:=IF([.L51]=[.M51]; &quot;IGUAL&quot;; IF([.L51]&lt;[.M51]; &quot;RA&quot;; &quot;VNS&quot;))" office:value-type="string" office:string-value="VNS" calcext:value-type="string">
            <text:p>V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T50]" office:value-type="float" office:value="1.941168" calcext:value-type="float">
            <text:p>1,94</text:p>
          </table:table-cell>
          <table:table-cell table:formula="of:=([.L51]-[.T51])*([.L51]-[.T51])" office:value-type="float" office:value="0.00346120422399997" calcext:value-type="float">
            <text:p>0</text:p>
          </table:table-cell>
          <table:table-cell table:formula="of:=[.V50]" office:value-type="float" office:value="1.261168" calcext:value-type="float">
            <text:p>1,26</text:p>
          </table:table-cell>
          <table:table-cell table:formula="of:=([.M51]-[.V51])*([.M51]-[.V51])" office:value-type="float" office:value="0.0682087242239999" calcext:value-type="float">
            <text:p>0,07</text:p>
          </table:table-cell>
          <table:table-cell table:number-columns-repeated="2"/>
          <table:table-cell table:formula="of:=[Global.A51]" office:value-type="float" office:value="4" calcext:value-type="float">
            <text:p>4</text:p>
          </table:table-cell>
          <table:table-cell table:formula="of:=[Global.B51]" office:value-type="float" office:value="23" calcext:value-type="float">
            <text:p>23</text:p>
          </table:table-cell>
          <table:table-cell table:formula="of:=[.Z51]+[.AA51]" office:value-type="float" office:value="27" calcext:value-type="float">
            <text:p>27</text:p>
          </table:table-cell>
          <table:table-cell table:formula="of:=[.Z51]*100/[.AB51]" office:value-type="float" office:value="14.8148148148148" calcext:value-type="float">
            <text:p>14,81</text:p>
          </table:table-cell>
          <table:table-cell table:number-columns-repeated="2"/>
          <table:table-cell table:formula="of:=[.C51]-[.D5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52]" office:value-type="string" office:string-value="rand0-4-10-10-20-1,dssp" calcext:value-type="string">
            <text:p>rand0-4-10-10-20-1,dssp</text:p>
          </table:table-cell>
          <table:table-cell table:formula="of:=[VNS.C52]" office:value-type="float" office:value="-2.970917" calcext:value-type="float">
            <text:p>-2,97</text:p>
          </table:table-cell>
          <table:table-cell table:formula="of:=[Global.E52]" office:value-type="float" office:value="-2" calcext:value-type="float">
            <text:p>-2</text:p>
          </table:table-cell>
          <table:table-cell table:formula="of:=[Global.F52]" office:value-type="float" office:value="-2.877192" calcext:value-type="float">
            <text:p>-2,88</text:p>
          </table:table-cell>
          <table:table-cell table:formula="of:=[Global.G52]" office:value-type="float" office:value="0.074473" calcext:value-type="float">
            <text:p>0,07</text:p>
          </table:table-cell>
          <table:table-cell table:formula="of:=[RA.J52]" office:value-type="float" office:value="-1" calcext:value-type="float">
            <text:p>-1</text:p>
          </table:table-cell>
          <table:table-cell table:formula="of:=[VNS.H52]" office:value-type="float" office:value="-2" calcext:value-type="float">
            <text:p>-2</text:p>
          </table:table-cell>
          <table:table-cell table:formula="of:=[.G52]-[.C52]" office:value-type="float" office:value="0" calcext:value-type="float">
            <text:p>0</text:p>
          </table:table-cell>
          <table:table-cell table:formula="of:=IF([.H52]&lt;1;1;0)" office:value-type="float" office:value="1" calcext:value-type="float">
            <text:p>1</text:p>
          </table:table-cell>
          <table:table-cell/>
          <table:table-cell table:formula="of:=IF([.D52]&lt;0; IF([.D52]&lt;0; [.F52]-[.D52]; [.F52]+[.D52]); IF([.D52]&lt;0; [.F52]-[.D52]; [.F52]+[.D52]))" office:value-type="float" office:value="1.877192" calcext:value-type="float">
            <text:p>1,88</text:p>
          </table:table-cell>
          <table:table-cell table:formula="of:=IF([.F52]&lt;0; IF([.B52]&lt;0; [.F52]-[.B52]; [.F52]+[.B52]); IF([.B52]&lt;0; [.F52]-[.B52]; [.F52]+[.B52]))" office:value-type="float" office:value="1.970917" calcext:value-type="float">
            <text:p>1,97</text:p>
          </table:table-cell>
          <table:table-cell table:formula="of:=IF([.G52]&lt;0; IF([.B52]&lt;0; [.G52]-[.B52]; [.G52]+[.B52]); IF([.B52]&lt;0; [.G52]-[.B52]; [.G52]+[.B52]))" office:value-type="float" office:value="0.970917" calcext:value-type="float">
            <text:p>0,97</text:p>
          </table:table-cell>
          <table:table-cell/>
          <table:table-cell table:formula="of:=IF([.L52]=[.M52]; &quot;IGUAL&quot;; IF([.L52]&lt;[.M52]; &quot;RA&quot;; &quot;VNS&quot;))" office:value-type="string" office:string-value="VNS" calcext:value-type="string">
            <text:p>VN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T51]" office:value-type="float" office:value="1.941168" calcext:value-type="float">
            <text:p>1,94</text:p>
          </table:table-cell>
          <table:table-cell table:formula="of:=([.L52]-[.T52])*([.L52]-[.T52])" office:value-type="float" office:value="0.000885003000999988" calcext:value-type="float">
            <text:p>0</text:p>
          </table:table-cell>
          <table:table-cell table:formula="of:=[.V51]" office:value-type="float" office:value="1.261168" calcext:value-type="float">
            <text:p>1,26</text:p>
          </table:table-cell>
          <table:table-cell table:formula="of:=([.M52]-[.V52])*([.M52]-[.V52])" office:value-type="float" office:value="0.0842456430009999" calcext:value-type="float">
            <text:p>0,08</text:p>
          </table:table-cell>
          <table:table-cell table:number-columns-repeated="2"/>
          <table:table-cell table:formula="of:=[Global.A52]" office:value-type="float" office:value="29" calcext:value-type="float">
            <text:p>29</text:p>
          </table:table-cell>
          <table:table-cell table:formula="of:=[Global.B52]" office:value-type="float" office:value="63" calcext:value-type="float">
            <text:p>63</text:p>
          </table:table-cell>
          <table:table-cell table:formula="of:=[.Z52]+[.AA52]" office:value-type="float" office:value="92" calcext:value-type="float">
            <text:p>92</text:p>
          </table:table-cell>
          <table:table-cell table:formula="of:=[.Z52]*100/[.AB52]" office:value-type="float" office:value="31.5217391304348" calcext:value-type="float">
            <text:p>31,52</text:p>
          </table:table-cell>
          <table:table-cell table:number-columns-repeated="2"/>
          <table:table-cell table:formula="of:=[.C52]-[.D52]" office:value-type="float" office:value="0.877192" calcext:value-type="float">
            <text:p>0,88</text:p>
          </table:table-cell>
          <table:table-cell table:number-columns-repeated="2"/>
        </table:table-row>
        <table:table-row table:style-name="ro3">
          <table:table-cell table:formula="of:=[Global.C53]" office:value-type="string" office:string-value="rand0-4-10-10-20-2,dssp" calcext:value-type="string">
            <text:p>rand0-4-10-10-20-2,dssp</text:p>
          </table:table-cell>
          <table:table-cell table:formula="of:=[VNS.C53]" office:value-type="float" office:value="-2.087762" calcext:value-type="float">
            <text:p>-2,09</text:p>
          </table:table-cell>
          <table:table-cell table:formula="of:=[Global.E53]" office:value-type="float" office:value="-1" calcext:value-type="float">
            <text:p>-1</text:p>
          </table:table-cell>
          <table:table-cell table:formula="of:=[Global.F53]" office:value-type="float" office:value="-2.041506" calcext:value-type="float">
            <text:p>-2,04</text:p>
          </table:table-cell>
          <table:table-cell table:formula="of:=[Global.G53]" office:value-type="float" office:value="0.119192" calcext:value-type="float">
            <text:p>0,12</text:p>
          </table:table-cell>
          <table:table-cell table:formula="of:=[RA.J53]" office:value-type="float" office:value="1" calcext:value-type="float">
            <text:p>1</text:p>
          </table:table-cell>
          <table:table-cell table:formula="of:=[VNS.H53]" office:value-type="float" office:value="-1" calcext:value-type="float">
            <text:p>-1</text:p>
          </table:table-cell>
          <table:table-cell table:formula="of:=[.G53]-[.C53]" office:value-type="float" office:value="0" calcext:value-type="float">
            <text:p>0</text:p>
          </table:table-cell>
          <table:table-cell table:formula="of:=IF([.H53]&lt;1;1;0)" office:value-type="float" office:value="1" calcext:value-type="float">
            <text:p>1</text:p>
          </table:table-cell>
          <table:table-cell/>
          <table:table-cell table:formula="of:=IF([.D53]&lt;0; IF([.D53]&lt;0; [.F53]-[.D53]; [.F53]+[.D53]); IF([.D53]&lt;0; [.F53]-[.D53]; [.F53]+[.D53]))" office:value-type="float" office:value="3.041506" calcext:value-type="float">
            <text:p>3,04</text:p>
          </table:table-cell>
          <table:table-cell table:formula="of:=IF([.F53]&lt;0; IF([.B53]&lt;0; [.F53]-[.B53]; [.F53]+[.B53]); IF([.B53]&lt;0; [.F53]-[.B53]; [.F53]+[.B53]))" office:value-type="float" office:value="3.087762" calcext:value-type="float">
            <text:p>3,09</text:p>
          </table:table-cell>
          <table:table-cell table:formula="of:=IF([.G53]&lt;0; IF([.B53]&lt;0; [.G53]-[.B53]; [.G53]+[.B53]); IF([.B53]&lt;0; [.G53]-[.B53]; [.G53]+[.B53]))" office:value-type="float" office:value="1.087762" calcext:value-type="float">
            <text:p>1,09</text:p>
          </table:table-cell>
          <table:table-cell/>
          <table:table-cell table:formula="of:=IF([.L53]=[.M53]; &quot;IGUAL&quot;; IF([.L53]&lt;[.M53]; &quot;RA&quot;; &quot;VNS&quot;))" office:value-type="string" office:string-value="VNS" calcext:value-type="string">
            <text:p>VNS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T52]" office:value-type="float" office:value="1.941168" calcext:value-type="float">
            <text:p>1,94</text:p>
          </table:table-cell>
          <table:table-cell table:formula="of:=([.L53]-[.T53])*([.L53]-[.T53])" office:value-type="float" office:value="1.314677800836" calcext:value-type="float">
            <text:p>1,31</text:p>
          </table:table-cell>
          <table:table-cell table:formula="of:=[.V52]" office:value-type="float" office:value="1.261168" calcext:value-type="float">
            <text:p>1,26</text:p>
          </table:table-cell>
          <table:table-cell table:formula="of:=([.M53]-[.V53])*([.M53]-[.V53])" office:value-type="float" office:value="0.0300696408359999" calcext:value-type="float">
            <text:p>0,03</text:p>
          </table:table-cell>
          <table:table-cell table:number-columns-repeated="2"/>
          <table:table-cell table:formula="of:=[Global.A53]" office:value-type="float" office:value="35" calcext:value-type="float">
            <text:p>35</text:p>
          </table:table-cell>
          <table:table-cell table:formula="of:=[Global.B53]" office:value-type="float" office:value="57" calcext:value-type="float">
            <text:p>57</text:p>
          </table:table-cell>
          <table:table-cell table:formula="of:=[.Z53]+[.AA53]" office:value-type="float" office:value="92" calcext:value-type="float">
            <text:p>92</text:p>
          </table:table-cell>
          <table:table-cell table:formula="of:=[.Z53]*100/[.AB53]" office:value-type="float" office:value="38.0434782608696" calcext:value-type="float">
            <text:p>38,04</text:p>
          </table:table-cell>
          <table:table-cell table:number-columns-repeated="2"/>
          <table:table-cell table:formula="of:=[.C53]-[.D53]" office:value-type="float" office:value="1.041506" calcext:value-type="float">
            <text:p>1,04</text:p>
          </table:table-cell>
          <table:table-cell table:number-columns-repeated="2"/>
        </table:table-row>
        <table:table-row table:style-name="ro3">
          <table:table-cell table:formula="of:=[Global.C54]" office:value-type="string" office:string-value="rand0-4-10-10-20-3,dssp" calcext:value-type="string">
            <text:p>rand0-4-10-10-20-3,dssp</text:p>
          </table:table-cell>
          <table:table-cell table:formula="of:=[VNS.C54]" office:value-type="float" office:value="-1.612431" calcext:value-type="float">
            <text:p>-1,61</text:p>
          </table:table-cell>
          <table:table-cell table:formula="of:=[Global.E54]" office:value-type="float" office:value="-1" calcext:value-type="float">
            <text:p>-1</text:p>
          </table:table-cell>
          <table:table-cell table:formula="of:=[Global.F54]" office:value-type="float" office:value="-1.488889" calcext:value-type="float">
            <text:p>-1,49</text:p>
          </table:table-cell>
          <table:table-cell table:formula="of:=[Global.G54]" office:value-type="float" office:value="0.059943" calcext:value-type="float">
            <text:p>0,06</text:p>
          </table:table-cell>
          <table:table-cell table:formula="of:=[RA.J54]" office:value-type="float" office:value="0" calcext:value-type="float">
            <text:p>0</text:p>
          </table:table-cell>
          <table:table-cell table:formula="of:=[VNS.H54]" office:value-type="float" office:value="0" calcext:value-type="float">
            <text:p>0</text:p>
          </table:table-cell>
          <table:table-cell table:formula="of:=[.G54]-[.C54]" office:value-type="float" office:value="1" calcext:value-type="float">
            <text:p>1</text:p>
          </table:table-cell>
          <table:table-cell table:formula="of:=IF([.H54]&lt;1;1;0)" office:value-type="float" office:value="0" calcext:value-type="float">
            <text:p>0</text:p>
          </table:table-cell>
          <table:table-cell/>
          <table:table-cell table:formula="of:=IF([.D54]&lt;0; IF([.D54]&lt;0; [.F54]-[.D54]; [.F54]+[.D54]); IF([.D54]&lt;0; [.F54]-[.D54]; [.F54]+[.D54]))" office:value-type="float" office:value="1.488889" calcext:value-type="float">
            <text:p>1,49</text:p>
          </table:table-cell>
          <table:table-cell table:formula="of:=IF([.F54]&lt;0; IF([.B54]&lt;0; [.F54]-[.B54]; [.F54]+[.B54]); IF([.B54]&lt;0; [.F54]-[.B54]; [.F54]+[.B54]))" office:value-type="float" office:value="1.612431" calcext:value-type="float">
            <text:p>1,61</text:p>
          </table:table-cell>
          <table:table-cell table:formula="of:=IF([.G54]&lt;0; IF([.B54]&lt;0; [.G54]-[.B54]; [.G54]+[.B54]); IF([.B54]&lt;0; [.G54]-[.B54]; [.G54]+[.B54]))" office:value-type="float" office:value="1.612431" calcext:value-type="float">
            <text:p>1,61</text:p>
          </table:table-cell>
          <table:table-cell/>
          <table:table-cell table:formula="of:=IF([.L54]=[.M54]; &quot;IGUAL&quot;; IF([.L54]&lt;[.M54]; &quot;RA&quot;; &quot;VNS&quot;))" office:value-type="string" office:string-value="IGUAL" calcext:value-type="string">
            <text:p>IGUAL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T53]" office:value-type="float" office:value="1.941168" calcext:value-type="float">
            <text:p>1,94</text:p>
          </table:table-cell>
          <table:table-cell table:formula="of:=([.L54]-[.T54])*([.L54]-[.T54])" office:value-type="float" office:value="0.108068015169" calcext:value-type="float">
            <text:p>0,11</text:p>
          </table:table-cell>
          <table:table-cell table:formula="of:=[.V53]" office:value-type="float" office:value="1.261168" calcext:value-type="float">
            <text:p>1,26</text:p>
          </table:table-cell>
          <table:table-cell table:formula="of:=([.M54]-[.V54])*([.M54]-[.V54])" office:value-type="float" office:value="0.123385695169" calcext:value-type="float">
            <text:p>0,12</text:p>
          </table:table-cell>
          <table:table-cell table:number-columns-repeated="2"/>
          <table:table-cell table:formula="of:=[Global.A54]" office:value-type="float" office:value="30" calcext:value-type="float">
            <text:p>30</text:p>
          </table:table-cell>
          <table:table-cell table:formula="of:=[Global.B54]" office:value-type="float" office:value="62" calcext:value-type="float">
            <text:p>62</text:p>
          </table:table-cell>
          <table:table-cell table:formula="of:=[.Z54]+[.AA54]" office:value-type="float" office:value="92" calcext:value-type="float">
            <text:p>92</text:p>
          </table:table-cell>
          <table:table-cell table:formula="of:=[.Z54]*100/[.AB54]" office:value-type="float" office:value="32.6086956521739" calcext:value-type="float">
            <text:p>32,61</text:p>
          </table:table-cell>
          <table:table-cell table:number-columns-repeated="2"/>
          <table:table-cell table:formula="of:=[.C54]-[.D54]" office:value-type="float" office:value="0.488889" calcext:value-type="float">
            <text:p>0,49</text:p>
          </table:table-cell>
          <table:table-cell table:number-columns-repeated="2"/>
        </table:table-row>
        <table:table-row table:style-name="ro3">
          <table:table-cell table:formula="of:=[Global.C55]" office:value-type="string" office:string-value="rand0-4-10-10-20-4,dssp" calcext:value-type="string">
            <text:p>rand0-4-10-10-20-4,dssp</text:p>
          </table:table-cell>
          <table:table-cell table:formula="of:=[VNS.C55]" office:value-type="float" office:value="-1" calcext:value-type="float">
            <text:p>-1</text:p>
          </table:table-cell>
          <table:table-cell table:formula="of:=[Global.E55]" office:value-type="float" office:value="-1" calcext:value-type="float">
            <text:p>-1</text:p>
          </table:table-cell>
          <table:table-cell table:formula="of:=[Global.F55]" office:value-type="float" office:value="-1.4" calcext:value-type="float">
            <text:p>-1,4</text:p>
          </table:table-cell>
          <table:table-cell table:formula="of:=[Global.G55]" office:value-type="float" office:value="0.031044" calcext:value-type="float">
            <text:p>0,03</text:p>
          </table:table-cell>
          <table:table-cell table:formula="of:=[RA.J55]" office:value-type="float" office:value="-1" calcext:value-type="float">
            <text:p>-1</text:p>
          </table:table-cell>
          <table:table-cell table:formula="of:=[VNS.H55]" office:value-type="float" office:value="-1" calcext:value-type="float">
            <text:p>-1</text:p>
          </table:table-cell>
          <table:table-cell table:formula="of:=[.G55]-[.C55]" office:value-type="float" office:value="0" calcext:value-type="float">
            <text:p>0</text:p>
          </table:table-cell>
          <table:table-cell table:formula="of:=IF([.H55]&lt;1;1;0)" office:value-type="float" office:value="1" calcext:value-type="float">
            <text:p>1</text:p>
          </table:table-cell>
          <table:table-cell/>
          <table:table-cell table:formula="of:=IF([.D55]&lt;0; IF([.D55]&lt;0; [.F55]-[.D55]; [.F55]+[.D55]); IF([.D55]&lt;0; [.F55]-[.D55]; [.F55]+[.D55]))" office:value-type="float" office:value="0.4" calcext:value-type="float">
            <text:p>0,4</text:p>
          </table:table-cell>
          <table:table-cell table:formula="of:=IF([.F55]&lt;0; IF([.B55]&lt;0; [.F55]-[.B55]; [.F55]+[.B55]); IF([.B55]&lt;0; [.F55]-[.B55]; [.F55]+[.B55]))" office:value-type="float" office:value="0" calcext:value-type="float">
            <text:p>0</text:p>
          </table:table-cell>
          <table:table-cell table:formula="of:=IF([.G55]&lt;0; IF([.B55]&lt;0; [.G55]-[.B55]; [.G55]+[.B55]); IF([.B55]&lt;0; [.G55]-[.B55]; [.G55]+[.B55]))" office:value-type="float" office:value="0" calcext:value-type="float">
            <text:p>0</text:p>
          </table:table-cell>
          <table:table-cell/>
          <table:table-cell table:formula="of:=IF([.L55]=[.M55]; &quot;IGUAL&quot;; IF([.L55]&lt;[.M55]; &quot;RA&quot;; &quot;VNS&quot;))" office:value-type="string" office:string-value="IGUAL" calcext:value-type="string">
            <text:p>IGUAL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T54]" office:value-type="float" office:value="1.941168" calcext:value-type="float">
            <text:p>1,94</text:p>
          </table:table-cell>
          <table:table-cell table:formula="of:=([.L55]-[.T55])*([.L55]-[.T55])" office:value-type="float" office:value="3.768133204224" calcext:value-type="float">
            <text:p>3,77</text:p>
          </table:table-cell>
          <table:table-cell table:formula="of:=[.V54]" office:value-type="float" office:value="1.261168" calcext:value-type="float">
            <text:p>1,26</text:p>
          </table:table-cell>
          <table:table-cell table:formula="of:=([.M55]-[.V55])*([.M55]-[.V55])" office:value-type="float" office:value="1.590544724224" calcext:value-type="float">
            <text:p>1,59</text:p>
          </table:table-cell>
          <table:table-cell table:number-columns-repeated="2"/>
          <table:table-cell table:formula="of:=[Global.A55]" office:value-type="float" office:value="26" calcext:value-type="float">
            <text:p>26</text:p>
          </table:table-cell>
          <table:table-cell table:formula="of:=[Global.B55]" office:value-type="float" office:value="66" calcext:value-type="float">
            <text:p>66</text:p>
          </table:table-cell>
          <table:table-cell table:formula="of:=[.Z55]+[.AA55]" office:value-type="float" office:value="92" calcext:value-type="float">
            <text:p>92</text:p>
          </table:table-cell>
          <table:table-cell table:formula="of:=[.Z55]*100/[.AB55]" office:value-type="float" office:value="28.2608695652174" calcext:value-type="float">
            <text:p>28,26</text:p>
          </table:table-cell>
          <table:table-cell table:number-columns-repeated="2"/>
          <table:table-cell table:formula="of:=[.C55]-[.D55]" office:value-type="float" office:value="0.4" calcext:value-type="float">
            <text:p>0,4</text:p>
          </table:table-cell>
          <table:table-cell table:number-columns-repeated="2"/>
        </table:table-row>
        <table:table-row table:style-name="ro3">
          <table:table-cell table:formula="of:=[Global.C56]" office:value-type="string" office:string-value="rand0-4-10-10-20-5,dssp" calcext:value-type="string">
            <text:p>rand0-4-10-10-20-5,dssp</text:p>
          </table:table-cell>
          <table:table-cell table:formula="of:=[VNS.C56]" office:value-type="float" office:value="-1" calcext:value-type="float">
            <text:p>-1</text:p>
          </table:table-cell>
          <table:table-cell table:formula="of:=[Global.E56]" office:value-type="float" office:value="-1" calcext:value-type="float">
            <text:p>-1</text:p>
          </table:table-cell>
          <table:table-cell table:formula="of:=[Global.F56]" office:value-type="float" office:value="-1" calcext:value-type="float">
            <text:p>-1</text:p>
          </table:table-cell>
          <table:table-cell table:formula="of:=[Global.G56]" office:value-type="float" office:value="0.009584" calcext:value-type="float">
            <text:p>0,01</text:p>
          </table:table-cell>
          <table:table-cell table:formula="of:=[RA.J56]" office:value-type="float" office:value="-1" calcext:value-type="float">
            <text:p>-1</text:p>
          </table:table-cell>
          <table:table-cell table:formula="of:=[VNS.H56]" office:value-type="float" office:value="-1" calcext:value-type="float">
            <text:p>-1</text:p>
          </table:table-cell>
          <table:table-cell table:formula="of:=[.G56]-[.C56]" office:value-type="float" office:value="0" calcext:value-type="float">
            <text:p>0</text:p>
          </table:table-cell>
          <table:table-cell table:formula="of:=IF([.H56]&lt;1;1;0)" office:value-type="float" office:value="1" calcext:value-type="float">
            <text:p>1</text:p>
          </table:table-cell>
          <table:table-cell/>
          <table:table-cell table:formula="of:=IF([.D56]&lt;0; IF([.D56]&lt;0; [.F56]-[.D56]; [.F56]+[.D56]); IF([.D56]&lt;0; [.F56]-[.D56]; [.F56]+[.D56]))" office:value-type="float" office:value="0" calcext:value-type="float">
            <text:p>0</text:p>
          </table:table-cell>
          <table:table-cell table:formula="of:=IF([.F56]&lt;0; IF([.B56]&lt;0; [.F56]-[.B56]; [.F56]+[.B56]); IF([.B56]&lt;0; [.F56]-[.B56]; [.F56]+[.B56]))" office:value-type="float" office:value="0" calcext:value-type="float">
            <text:p>0</text:p>
          </table:table-cell>
          <table:table-cell table:formula="of:=IF([.G56]&lt;0; IF([.B56]&lt;0; [.G56]-[.B56]; [.G56]+[.B56]); IF([.B56]&lt;0; [.G56]-[.B56]; [.G56]+[.B56]))" office:value-type="float" office:value="0" calcext:value-type="float">
            <text:p>0</text:p>
          </table:table-cell>
          <table:table-cell/>
          <table:table-cell table:formula="of:=IF([.L56]=[.M56]; &quot;IGUAL&quot;; IF([.L56]&lt;[.M56]; &quot;RA&quot;; &quot;VNS&quot;))" office:value-type="string" office:string-value="IGUAL" calcext:value-type="string">
            <text:p>IGUAL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T55]" office:value-type="float" office:value="1.941168" calcext:value-type="float">
            <text:p>1,94</text:p>
          </table:table-cell>
          <table:table-cell table:formula="of:=([.L56]-[.T56])*([.L56]-[.T56])" office:value-type="float" office:value="3.768133204224" calcext:value-type="float">
            <text:p>3,77</text:p>
          </table:table-cell>
          <table:table-cell table:formula="of:=[.V55]" office:value-type="float" office:value="1.261168" calcext:value-type="float">
            <text:p>1,26</text:p>
          </table:table-cell>
          <table:table-cell table:formula="of:=([.M56]-[.V56])*([.M56]-[.V56])" office:value-type="float" office:value="1.590544724224" calcext:value-type="float">
            <text:p>1,59</text:p>
          </table:table-cell>
          <table:table-cell table:number-columns-repeated="2"/>
          <table:table-cell table:formula="of:=[Global.A56]" office:value-type="float" office:value="26" calcext:value-type="float">
            <text:p>26</text:p>
          </table:table-cell>
          <table:table-cell table:formula="of:=[Global.B56]" office:value-type="float" office:value="66" calcext:value-type="float">
            <text:p>66</text:p>
          </table:table-cell>
          <table:table-cell table:formula="of:=[.Z56]+[.AA56]" office:value-type="float" office:value="92" calcext:value-type="float">
            <text:p>92</text:p>
          </table:table-cell>
          <table:table-cell table:formula="of:=[.Z56]*100/[.AB56]" office:value-type="float" office:value="28.2608695652174" calcext:value-type="float">
            <text:p>28,26</text:p>
          </table:table-cell>
          <table:table-cell table:number-columns-repeated="2"/>
          <table:table-cell table:formula="of:=[.C56]-[.D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57]" office:value-type="string" office:string-value="rand0-4-15-15-30-1,dssp" calcext:value-type="string">
            <text:p>rand0-4-15-15-30-1,dssp</text:p>
          </table:table-cell>
          <table:table-cell table:formula="of:=[VNS.C57]" office:value-type="float" office:value="-2.71901" calcext:value-type="float">
            <text:p>-2,72</text:p>
          </table:table-cell>
          <table:table-cell table:formula="of:=[Global.E57]" office:value-type="float" office:value="-2" calcext:value-type="float">
            <text:p>-2</text:p>
          </table:table-cell>
          <table:table-cell table:formula="of:=[Global.F57]" office:value-type="float" office:value="-2.667658" calcext:value-type="float">
            <text:p>-2,67</text:p>
          </table:table-cell>
          <table:table-cell table:formula="of:=[Global.G57]" office:value-type="float" office:value="0.49147" calcext:value-type="float">
            <text:p>0,49</text:p>
          </table:table-cell>
          <table:table-cell table:formula="of:=[RA.J57]" office:value-type="float" office:value="-1" calcext:value-type="float">
            <text:p>-1</text:p>
          </table:table-cell>
          <table:table-cell table:formula="of:=[VNS.H57]" office:value-type="float" office:value="-1" calcext:value-type="float">
            <text:p>-1</text:p>
          </table:table-cell>
          <table:table-cell table:formula="of:=[.G57]-[.C57]" office:value-type="float" office:value="1" calcext:value-type="float">
            <text:p>1</text:p>
          </table:table-cell>
          <table:table-cell table:formula="of:=IF([.H57]&lt;1;1;0)" office:value-type="float" office:value="0" calcext:value-type="float">
            <text:p>0</text:p>
          </table:table-cell>
          <table:table-cell/>
          <table:table-cell table:formula="of:=IF([.D57]&lt;0; IF([.D57]&lt;0; [.F57]-[.D57]; [.F57]+[.D57]); IF([.D57]&lt;0; [.F57]-[.D57]; [.F57]+[.D57]))" office:value-type="float" office:value="1.667658" calcext:value-type="float">
            <text:p>1,67</text:p>
          </table:table-cell>
          <table:table-cell table:formula="of:=IF([.F57]&lt;0; IF([.B57]&lt;0; [.F57]-[.B57]; [.F57]+[.B57]); IF([.B57]&lt;0; [.F57]-[.B57]; [.F57]+[.B57]))" office:value-type="float" office:value="1.71901" calcext:value-type="float">
            <text:p>1,72</text:p>
          </table:table-cell>
          <table:table-cell table:formula="of:=IF([.G57]&lt;0; IF([.B57]&lt;0; [.G57]-[.B57]; [.G57]+[.B57]); IF([.B57]&lt;0; [.G57]-[.B57]; [.G57]+[.B57]))" office:value-type="float" office:value="1.71901" calcext:value-type="float">
            <text:p>1,72</text:p>
          </table:table-cell>
          <table:table-cell/>
          <table:table-cell table:formula="of:=IF([.L57]=[.M57]; &quot;IGUAL&quot;; IF([.L57]&lt;[.M57]; &quot;RA&quot;; &quot;VNS&quot;))" office:value-type="string" office:string-value="IGUAL" calcext:value-type="string">
            <text:p>IGUAL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T56]" office:value-type="float" office:value="1.941168" calcext:value-type="float">
            <text:p>1,94</text:p>
          </table:table-cell>
          <table:table-cell table:formula="of:=([.L57]-[.T57])*([.L57]-[.T57])" office:value-type="float" office:value="0.0493541769640001" calcext:value-type="float">
            <text:p>0,05</text:p>
          </table:table-cell>
          <table:table-cell table:formula="of:=[.V56]" office:value-type="float" office:value="1.261168" calcext:value-type="float">
            <text:p>1,26</text:p>
          </table:table-cell>
          <table:table-cell table:formula="of:=([.M57]-[.V57])*([.M57]-[.V57])" office:value-type="float" office:value="0.209619296964" calcext:value-type="float">
            <text:p>0,21</text:p>
          </table:table-cell>
          <table:table-cell table:number-columns-repeated="2"/>
          <table:table-cell table:formula="of:=[Global.A57]" office:value-type="float" office:value="48" calcext:value-type="float">
            <text:p>48</text:p>
          </table:table-cell>
          <table:table-cell table:formula="of:=[Global.B57]" office:value-type="float" office:value="89" calcext:value-type="float">
            <text:p>89</text:p>
          </table:table-cell>
          <table:table-cell table:formula="of:=[.Z57]+[.AA57]" office:value-type="float" office:value="137" calcext:value-type="float">
            <text:p>137</text:p>
          </table:table-cell>
          <table:table-cell table:formula="of:=[.Z57]*100/[.AB57]" office:value-type="float" office:value="35.036496350365" calcext:value-type="float">
            <text:p>35,04</text:p>
          </table:table-cell>
          <table:table-cell table:number-columns-repeated="2"/>
          <table:table-cell table:formula="of:=[.C57]-[.D57]" office:value-type="float" office:value="0.667658" calcext:value-type="float">
            <text:p>0,67</text:p>
          </table:table-cell>
          <table:table-cell table:number-columns-repeated="2"/>
        </table:table-row>
        <table:table-row table:style-name="ro3">
          <table:table-cell table:formula="of:=[Global.C58]" office:value-type="string" office:string-value="rand0-4-15-15-30-2,dssp" calcext:value-type="string">
            <text:p>rand0-4-15-15-30-2,dssp</text:p>
          </table:table-cell>
          <table:table-cell table:formula="of:=[VNS.C58]" office:value-type="float" office:value="-2.479795" calcext:value-type="float">
            <text:p>-2,48</text:p>
          </table:table-cell>
          <table:table-cell table:formula="of:=[Global.E58]" office:value-type="float" office:value="-2" calcext:value-type="float">
            <text:p>-2</text:p>
          </table:table-cell>
          <table:table-cell table:formula="of:=[Global.F58]" office:value-type="float" office:value="-2.423324" calcext:value-type="float">
            <text:p>-2,42</text:p>
          </table:table-cell>
          <table:table-cell table:formula="of:=[Global.G58]" office:value-type="float" office:value="0.19089" calcext:value-type="float">
            <text:p>0,19</text:p>
          </table:table-cell>
          <table:table-cell table:formula="of:=[RA.J58]" office:value-type="float" office:value="-1" calcext:value-type="float">
            <text:p>-1</text:p>
          </table:table-cell>
          <table:table-cell table:formula="of:=[VNS.H58]" office:value-type="float" office:value="-1" calcext:value-type="float">
            <text:p>-1</text:p>
          </table:table-cell>
          <table:table-cell table:formula="of:=[.G58]-[.C58]" office:value-type="float" office:value="1" calcext:value-type="float">
            <text:p>1</text:p>
          </table:table-cell>
          <table:table-cell table:formula="of:=IF([.H58]&lt;1;1;0)" office:value-type="float" office:value="0" calcext:value-type="float">
            <text:p>0</text:p>
          </table:table-cell>
          <table:table-cell/>
          <table:table-cell table:formula="of:=IF([.D58]&lt;0; IF([.D58]&lt;0; [.F58]-[.D58]; [.F58]+[.D58]); IF([.D58]&lt;0; [.F58]-[.D58]; [.F58]+[.D58]))" office:value-type="float" office:value="1.423324" calcext:value-type="float">
            <text:p>1,42</text:p>
          </table:table-cell>
          <table:table-cell table:formula="of:=IF([.F58]&lt;0; IF([.B58]&lt;0; [.F58]-[.B58]; [.F58]+[.B58]); IF([.B58]&lt;0; [.F58]-[.B58]; [.F58]+[.B58]))" office:value-type="float" office:value="1.479795" calcext:value-type="float">
            <text:p>1,48</text:p>
          </table:table-cell>
          <table:table-cell table:formula="of:=IF([.G58]&lt;0; IF([.B58]&lt;0; [.G58]-[.B58]; [.G58]+[.B58]); IF([.B58]&lt;0; [.G58]-[.B58]; [.G58]+[.B58]))" office:value-type="float" office:value="1.479795" calcext:value-type="float">
            <text:p>1,48</text:p>
          </table:table-cell>
          <table:table-cell/>
          <table:table-cell table:formula="of:=IF([.L58]=[.M58]; &quot;IGUAL&quot;; IF([.L58]&lt;[.M58]; &quot;RA&quot;; &quot;VNS&quot;))" office:value-type="string" office:string-value="IGUAL" calcext:value-type="string">
            <text:p>IGUAL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[.T57]" office:value-type="float" office:value="1.941168" calcext:value-type="float">
            <text:p>1,94</text:p>
          </table:table-cell>
          <table:table-cell table:formula="of:=([.L58]-[.T58])*([.L58]-[.T58])" office:value-type="float" office:value="0.212865045129" calcext:value-type="float">
            <text:p>0,21</text:p>
          </table:table-cell>
          <table:table-cell table:formula="of:=[.V57]" office:value-type="float" office:value="1.261168" calcext:value-type="float">
            <text:p>1,26</text:p>
          </table:table-cell>
          <table:table-cell table:formula="of:=([.M58]-[.V58])*([.M58]-[.V58])" office:value-type="float" office:value="0.0477977651290002" calcext:value-type="float">
            <text:p>0,05</text:p>
          </table:table-cell>
          <table:table-cell table:number-columns-repeated="2"/>
          <table:table-cell table:formula="of:=[Global.A58]" office:value-type="float" office:value="45" calcext:value-type="float">
            <text:p>45</text:p>
          </table:table-cell>
          <table:table-cell table:formula="of:=[Global.B58]" office:value-type="float" office:value="92" calcext:value-type="float">
            <text:p>92</text:p>
          </table:table-cell>
          <table:table-cell table:formula="of:=[.Z58]+[.AA58]" office:value-type="float" office:value="137" calcext:value-type="float">
            <text:p>137</text:p>
          </table:table-cell>
          <table:table-cell table:formula="of:=[.Z58]*100/[.AB58]" office:value-type="float" office:value="32.8467153284672" calcext:value-type="float">
            <text:p>32,85</text:p>
          </table:table-cell>
          <table:table-cell table:number-columns-repeated="2"/>
          <table:table-cell table:formula="of:=[.C58]-[.D58]" office:value-type="float" office:value="0.423324" calcext:value-type="float">
            <text:p>0,42</text:p>
          </table:table-cell>
          <table:table-cell table:number-columns-repeated="2"/>
        </table:table-row>
        <table:table-row table:style-name="ro3">
          <table:table-cell table:formula="of:=[Global.C59]" office:value-type="string" office:string-value="rand0-4-15-15-30-3,dssp" calcext:value-type="string">
            <text:p>rand0-4-15-15-30-3,dssp</text:p>
          </table:table-cell>
          <table:table-cell table:formula="of:=[VNS.C59]" office:value-type="float" office:value="-2.834081" calcext:value-type="float">
            <text:p>-2,83</text:p>
          </table:table-cell>
          <table:table-cell table:formula="of:=[Global.E59]" office:value-type="float" office:value="-2" calcext:value-type="float">
            <text:p>-2</text:p>
          </table:table-cell>
          <table:table-cell table:formula="of:=[Global.F59]" office:value-type="float" office:value="-2.759171" calcext:value-type="float">
            <text:p>-2,76</text:p>
          </table:table-cell>
          <table:table-cell table:formula="of:=[Global.G59]" office:value-type="float" office:value="0.274699" calcext:value-type="float">
            <text:p>0,27</text:p>
          </table:table-cell>
          <table:table-cell table:formula="of:=[RA.J59]" office:value-type="float" office:value="-1" calcext:value-type="float">
            <text:p>-1</text:p>
          </table:table-cell>
          <table:table-cell table:formula="of:=[VNS.H59]" office:value-type="float" office:value="-2" calcext:value-type="float">
            <text:p>-2</text:p>
          </table:table-cell>
          <table:table-cell table:formula="of:=[.G59]-[.C59]" office:value-type="float" office:value="0" calcext:value-type="float">
            <text:p>0</text:p>
          </table:table-cell>
          <table:table-cell table:formula="of:=IF([.H59]&lt;1;1;0)" office:value-type="float" office:value="1" calcext:value-type="float">
            <text:p>1</text:p>
          </table:table-cell>
          <table:table-cell/>
          <table:table-cell table:formula="of:=IF([.D59]&lt;0; IF([.D59]&lt;0; [.F59]-[.D59]; [.F59]+[.D59]); IF([.D59]&lt;0; [.F59]-[.D59]; [.F59]+[.D59]))" office:value-type="float" office:value="1.759171" calcext:value-type="float">
            <text:p>1,76</text:p>
          </table:table-cell>
          <table:table-cell table:formula="of:=IF([.F59]&lt;0; IF([.B59]&lt;0; [.F59]-[.B59]; [.F59]+[.B59]); IF([.B59]&lt;0; [.F59]-[.B59]; [.F59]+[.B59]))" office:value-type="float" office:value="1.834081" calcext:value-type="float">
            <text:p>1,83</text:p>
          </table:table-cell>
          <table:table-cell table:formula="of:=IF([.G59]&lt;0; IF([.B59]&lt;0; [.G59]-[.B59]; [.G59]+[.B59]); IF([.B59]&lt;0; [.G59]-[.B59]; [.G59]+[.B59]))" office:value-type="float" office:value="0.834081" calcext:value-type="float">
            <text:p>0,83</text:p>
          </table:table-cell>
          <table:table-cell/>
          <table:table-cell table:formula="of:=IF([.L59]=[.M59]; &quot;IGUAL&quot;; IF([.L59]&lt;[.M59]; &quot;RA&quot;; &quot;VNS&quot;))" office:value-type="string" office:string-value="VNS" calcext:value-type="string">
            <text:p>VNS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T58]" office:value-type="float" office:value="1.941168" calcext:value-type="float">
            <text:p>1,94</text:p>
          </table:table-cell>
          <table:table-cell table:formula="of:=([.L59]-[.T59])*([.L59]-[.T59])" office:value-type="float" office:value="0.0114676255690001" calcext:value-type="float">
            <text:p>0,01</text:p>
          </table:table-cell>
          <table:table-cell table:formula="of:=[.V58]" office:value-type="float" office:value="1.261168" calcext:value-type="float">
            <text:p>1,26</text:p>
          </table:table-cell>
          <table:table-cell table:formula="of:=([.M59]-[.V59])*([.M59]-[.V59])" office:value-type="float" office:value="0.182403305569" calcext:value-type="float">
            <text:p>0,18</text:p>
          </table:table-cell>
          <table:table-cell table:number-columns-repeated="2"/>
          <table:table-cell table:formula="of:=[Global.A59]" office:value-type="float" office:value="42" calcext:value-type="float">
            <text:p>42</text:p>
          </table:table-cell>
          <table:table-cell table:formula="of:=[Global.B59]" office:value-type="float" office:value="95" calcext:value-type="float">
            <text:p>95</text:p>
          </table:table-cell>
          <table:table-cell table:formula="of:=[.Z59]+[.AA59]" office:value-type="float" office:value="137" calcext:value-type="float">
            <text:p>137</text:p>
          </table:table-cell>
          <table:table-cell table:formula="of:=[.Z59]*100/[.AB59]" office:value-type="float" office:value="30.6569343065693" calcext:value-type="float">
            <text:p>30,66</text:p>
          </table:table-cell>
          <table:table-cell table:number-columns-repeated="2"/>
          <table:table-cell table:formula="of:=[.C59]-[.D59]" office:value-type="float" office:value="0.759171" calcext:value-type="float">
            <text:p>0,76</text:p>
          </table:table-cell>
          <table:table-cell table:number-columns-repeated="2"/>
        </table:table-row>
        <table:table-row table:style-name="ro3">
          <table:table-cell table:formula="of:=[Global.C60]" office:value-type="string" office:string-value="rand0-4-15-15-30-4,dssp" calcext:value-type="string">
            <text:p>rand0-4-15-15-30-4,dssp</text:p>
          </table:table-cell>
          <table:table-cell table:formula="of:=[VNS.C60]" office:value-type="float" office:value="-1.638196" calcext:value-type="float">
            <text:p>-1,64</text:p>
          </table:table-cell>
          <table:table-cell table:formula="of:=[Global.E60]" office:value-type="float" office:value="-1" calcext:value-type="float">
            <text:p>-1</text:p>
          </table:table-cell>
          <table:table-cell table:formula="of:=[Global.F60]" office:value-type="float" office:value="-1.534603" calcext:value-type="float">
            <text:p>-1,53</text:p>
          </table:table-cell>
          <table:table-cell table:formula="of:=[Global.G60]" office:value-type="float" office:value="0.160046" calcext:value-type="float">
            <text:p>0,16</text:p>
          </table:table-cell>
          <table:table-cell table:formula="of:=[RA.J60]" office:value-type="float" office:value="0" calcext:value-type="float">
            <text:p>0</text:p>
          </table:table-cell>
          <table:table-cell table:formula="of:=[VNS.H60]" office:value-type="float" office:value="0" calcext:value-type="float">
            <text:p>0</text:p>
          </table:table-cell>
          <table:table-cell table:formula="of:=[.G60]-[.C60]" office:value-type="float" office:value="1" calcext:value-type="float">
            <text:p>1</text:p>
          </table:table-cell>
          <table:table-cell table:formula="of:=IF([.H60]&lt;1;1;0)" office:value-type="float" office:value="0" calcext:value-type="float">
            <text:p>0</text:p>
          </table:table-cell>
          <table:table-cell/>
          <table:table-cell table:formula="of:=IF([.D60]&lt;0; IF([.D60]&lt;0; [.F60]-[.D60]; [.F60]+[.D60]); IF([.D60]&lt;0; [.F60]-[.D60]; [.F60]+[.D60]))" office:value-type="float" office:value="1.534603" calcext:value-type="float">
            <text:p>1,53</text:p>
          </table:table-cell>
          <table:table-cell table:formula="of:=IF([.F60]&lt;0; IF([.B60]&lt;0; [.F60]-[.B60]; [.F60]+[.B60]); IF([.B60]&lt;0; [.F60]-[.B60]; [.F60]+[.B60]))" office:value-type="float" office:value="1.638196" calcext:value-type="float">
            <text:p>1,64</text:p>
          </table:table-cell>
          <table:table-cell table:formula="of:=IF([.G60]&lt;0; IF([.B60]&lt;0; [.G60]-[.B60]; [.G60]+[.B60]); IF([.B60]&lt;0; [.G60]-[.B60]; [.G60]+[.B60]))" office:value-type="float" office:value="1.638196" calcext:value-type="float">
            <text:p>1,64</text:p>
          </table:table-cell>
          <table:table-cell/>
          <table:table-cell table:formula="of:=IF([.L60]=[.M60]; &quot;IGUAL&quot;; IF([.L60]&lt;[.M60]; &quot;RA&quot;; &quot;VNS&quot;))" office:value-type="string" office:string-value="IGUAL" calcext:value-type="string">
            <text:p>IGUAL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T59]" office:value-type="float" office:value="1.941168" calcext:value-type="float">
            <text:p>1,94</text:p>
          </table:table-cell>
          <table:table-cell table:formula="of:=([.L60]-[.T60])*([.L60]-[.T60])" office:value-type="float" office:value="0.0917920327840002" calcext:value-type="float">
            <text:p>0,09</text:p>
          </table:table-cell>
          <table:table-cell table:formula="of:=[.V59]" office:value-type="float" office:value="1.261168" calcext:value-type="float">
            <text:p>1,26</text:p>
          </table:table-cell>
          <table:table-cell table:formula="of:=([.M60]-[.V60])*([.M60]-[.V60])" office:value-type="float" office:value="0.142150112784" calcext:value-type="float">
            <text:p>0,14</text:p>
          </table:table-cell>
          <table:table-cell table:number-columns-repeated="2"/>
          <table:table-cell table:formula="of:=[Global.A60]" office:value-type="float" office:value="46" calcext:value-type="float">
            <text:p>46</text:p>
          </table:table-cell>
          <table:table-cell table:formula="of:=[Global.B60]" office:value-type="float" office:value="91" calcext:value-type="float">
            <text:p>91</text:p>
          </table:table-cell>
          <table:table-cell table:formula="of:=[.Z60]+[.AA60]" office:value-type="float" office:value="137" calcext:value-type="float">
            <text:p>137</text:p>
          </table:table-cell>
          <table:table-cell table:formula="of:=[.Z60]*100/[.AB60]" office:value-type="float" office:value="33.5766423357664" calcext:value-type="float">
            <text:p>33,58</text:p>
          </table:table-cell>
          <table:table-cell table:number-columns-repeated="2"/>
          <table:table-cell table:formula="of:=[.C60]-[.D60]" office:value-type="float" office:value="0.534603" calcext:value-type="float">
            <text:p>0,53</text:p>
          </table:table-cell>
          <table:table-cell table:number-columns-repeated="2"/>
        </table:table-row>
        <table:table-row table:style-name="ro3">
          <table:table-cell table:formula="of:=[Global.C61]" office:value-type="string" office:string-value="rand0-4-15-15-30-5,dssp" calcext:value-type="string">
            <text:p>rand0-4-15-15-30-5,dssp</text:p>
          </table:table-cell>
          <table:table-cell table:formula="of:=[VNS.C61]" office:value-type="float" office:value="-1.868812" calcext:value-type="float">
            <text:p>-1,87</text:p>
          </table:table-cell>
          <table:table-cell table:formula="of:=[Global.E61]" office:value-type="float" office:value="-1" calcext:value-type="float">
            <text:p>-1</text:p>
          </table:table-cell>
          <table:table-cell table:formula="of:=[Global.F61]" office:value-type="float" office:value="-1.782258" calcext:value-type="float">
            <text:p>-1,78</text:p>
          </table:table-cell>
          <table:table-cell table:formula="of:=[Global.G61]" office:value-type="float" office:value="0.128207" calcext:value-type="float">
            <text:p>0,13</text:p>
          </table:table-cell>
          <table:table-cell table:formula="of:=[RA.J61]" office:value-type="float" office:value="0" calcext:value-type="float">
            <text:p>0</text:p>
          </table:table-cell>
          <table:table-cell table:formula="of:=[VNS.H61]" office:value-type="float" office:value="-1" calcext:value-type="float">
            <text:p>-1</text:p>
          </table:table-cell>
          <table:table-cell table:formula="of:=[.G61]-[.C61]" office:value-type="float" office:value="0" calcext:value-type="float">
            <text:p>0</text:p>
          </table:table-cell>
          <table:table-cell table:formula="of:=IF([.H61]&lt;1;1;0)" office:value-type="float" office:value="1" calcext:value-type="float">
            <text:p>1</text:p>
          </table:table-cell>
          <table:table-cell/>
          <table:table-cell table:formula="of:=IF([.D61]&lt;0; IF([.D61]&lt;0; [.F61]-[.D61]; [.F61]+[.D61]); IF([.D61]&lt;0; [.F61]-[.D61]; [.F61]+[.D61]))" office:value-type="float" office:value="1.782258" calcext:value-type="float">
            <text:p>1,78</text:p>
          </table:table-cell>
          <table:table-cell table:formula="of:=IF([.F61]&lt;0; IF([.B61]&lt;0; [.F61]-[.B61]; [.F61]+[.B61]); IF([.B61]&lt;0; [.F61]-[.B61]; [.F61]+[.B61]))" office:value-type="float" office:value="1.868812" calcext:value-type="float">
            <text:p>1,87</text:p>
          </table:table-cell>
          <table:table-cell table:formula="of:=IF([.G61]&lt;0; IF([.B61]&lt;0; [.G61]-[.B61]; [.G61]+[.B61]); IF([.B61]&lt;0; [.G61]-[.B61]; [.G61]+[.B61]))" office:value-type="float" office:value="0.868812" calcext:value-type="float">
            <text:p>0,87</text:p>
          </table:table-cell>
          <table:table-cell/>
          <table:table-cell table:formula="of:=IF([.L61]=[.M61]; &quot;IGUAL&quot;; IF([.L61]&lt;[.M61]; &quot;RA&quot;; &quot;VNS&quot;))" office:value-type="string" office:string-value="VNS" calcext:value-type="string">
            <text:p>VNS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T60]" office:value-type="float" office:value="1.941168" calcext:value-type="float">
            <text:p>1,94</text:p>
          </table:table-cell>
          <table:table-cell table:formula="of:=([.L61]-[.T61])*([.L61]-[.T61])" office:value-type="float" office:value="0.00523539073600005" calcext:value-type="float">
            <text:p>0,01</text:p>
          </table:table-cell>
          <table:table-cell table:formula="of:=[.V60]" office:value-type="float" office:value="1.261168" calcext:value-type="float">
            <text:p>1,26</text:p>
          </table:table-cell>
          <table:table-cell table:formula="of:=([.M61]-[.V61])*([.M61]-[.V61])" office:value-type="float" office:value="0.153943230736" calcext:value-type="float">
            <text:p>0,15</text:p>
          </table:table-cell>
          <table:table-cell table:number-columns-repeated="2"/>
          <table:table-cell table:formula="of:=[Global.A61]" office:value-type="float" office:value="46" calcext:value-type="float">
            <text:p>46</text:p>
          </table:table-cell>
          <table:table-cell table:formula="of:=[Global.B61]" office:value-type="float" office:value="91" calcext:value-type="float">
            <text:p>91</text:p>
          </table:table-cell>
          <table:table-cell table:formula="of:=[.Z61]+[.AA61]" office:value-type="float" office:value="137" calcext:value-type="float">
            <text:p>137</text:p>
          </table:table-cell>
          <table:table-cell table:formula="of:=[.Z61]*100/[.AB61]" office:value-type="float" office:value="33.5766423357664" calcext:value-type="float">
            <text:p>33,58</text:p>
          </table:table-cell>
          <table:table-cell table:number-columns-repeated="2"/>
          <table:table-cell table:formula="of:=[.C61]-[.D61]" office:value-type="float" office:value="0.782258" calcext:value-type="float">
            <text:p>0,78</text:p>
          </table:table-cell>
          <table:table-cell table:number-columns-repeated="2"/>
        </table:table-row>
        <table:table-row table:style-name="ro3">
          <table:table-cell table:formula="of:=[Global.C62]" office:value-type="string" office:string-value="rand0-4-20-20-40-1,dssp" calcext:value-type="string">
            <text:p>rand0-4-20-20-40-1,dssp</text:p>
          </table:table-cell>
          <table:table-cell table:formula="of:=[VNS.C62]" office:value-type="float" office:value="-4.330308" calcext:value-type="float">
            <text:p>-4,33</text:p>
          </table:table-cell>
          <table:table-cell table:formula="of:=[Global.E62]" office:value-type="float" office:value="-3" calcext:value-type="float">
            <text:p>-3</text:p>
          </table:table-cell>
          <table:table-cell table:formula="of:=[Global.F62]" office:value-type="float" office:value="-4.249345" calcext:value-type="float">
            <text:p>-4,25</text:p>
          </table:table-cell>
          <table:table-cell table:formula="of:=[Global.G62]" office:value-type="float" office:value="2.513348" calcext:value-type="float">
            <text:p>2,51</text:p>
          </table:table-cell>
          <table:table-cell table:formula="of:=[RA.J62]" office:value-type="float" office:value="-3" calcext:value-type="float">
            <text:p>-3</text:p>
          </table:table-cell>
          <table:table-cell table:formula="of:=[VNS.H62]" office:value-type="float" office:value="-3" calcext:value-type="float">
            <text:p>-3</text:p>
          </table:table-cell>
          <table:table-cell table:formula="of:=[.G62]-[.C62]" office:value-type="float" office:value="0" calcext:value-type="float">
            <text:p>0</text:p>
          </table:table-cell>
          <table:table-cell table:formula="of:=IF([.H62]&lt;1;1;0)" office:value-type="float" office:value="1" calcext:value-type="float">
            <text:p>1</text:p>
          </table:table-cell>
          <table:table-cell/>
          <table:table-cell table:formula="of:=IF([.D62]&lt;0; IF([.D62]&lt;0; [.F62]-[.D62]; [.F62]+[.D62]); IF([.D62]&lt;0; [.F62]-[.D62]; [.F62]+[.D62]))" office:value-type="float" office:value="1.249345" calcext:value-type="float">
            <text:p>1,25</text:p>
          </table:table-cell>
          <table:table-cell table:formula="of:=IF([.F62]&lt;0; IF([.B62]&lt;0; [.F62]-[.B62]; [.F62]+[.B62]); IF([.B62]&lt;0; [.F62]-[.B62]; [.F62]+[.B62]))" office:value-type="float" office:value="1.330308" calcext:value-type="float">
            <text:p>1,33</text:p>
          </table:table-cell>
          <table:table-cell table:formula="of:=IF([.G62]&lt;0; IF([.B62]&lt;0; [.G62]-[.B62]; [.G62]+[.B62]); IF([.B62]&lt;0; [.G62]-[.B62]; [.G62]+[.B62]))" office:value-type="float" office:value="1.330308" calcext:value-type="float">
            <text:p>1,33</text:p>
          </table:table-cell>
          <table:table-cell/>
          <table:table-cell table:formula="of:=IF([.L62]=[.M62]; &quot;IGUAL&quot;; IF([.L62]&lt;[.M62]; &quot;RA&quot;; &quot;VNS&quot;))" office:value-type="string" office:string-value="IGUAL" calcext:value-type="string">
            <text:p>IGUAL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T61]" office:value-type="float" office:value="1.941168" calcext:value-type="float">
            <text:p>1,94</text:p>
          </table:table-cell>
          <table:table-cell table:formula="of:=([.L62]-[.T62])*([.L62]-[.T62])" office:value-type="float" office:value="0.373149939600001" calcext:value-type="float">
            <text:p>0,37</text:p>
          </table:table-cell>
          <table:table-cell table:formula="of:=[.V61]" office:value-type="float" office:value="1.261168" calcext:value-type="float">
            <text:p>1,26</text:p>
          </table:table-cell>
          <table:table-cell table:formula="of:=([.M62]-[.V62])*([.M62]-[.V62])" office:value-type="float" office:value="0.00478033959999997" calcext:value-type="float">
            <text:p>0</text:p>
          </table:table-cell>
          <table:table-cell table:number-columns-repeated="2"/>
          <table:table-cell table:formula="of:=[Global.A62]" office:value-type="float" office:value="52" calcext:value-type="float">
            <text:p>52</text:p>
          </table:table-cell>
          <table:table-cell table:formula="of:=[Global.B62]" office:value-type="float" office:value="130" calcext:value-type="float">
            <text:p>130</text:p>
          </table:table-cell>
          <table:table-cell table:formula="of:=[.Z62]+[.AA62]" office:value-type="float" office:value="182" calcext:value-type="float">
            <text:p>182</text:p>
          </table:table-cell>
          <table:table-cell table:formula="of:=[.Z62]*100/[.AB62]" office:value-type="float" office:value="28.5714285714286" calcext:value-type="float">
            <text:p>28,57</text:p>
          </table:table-cell>
          <table:table-cell table:number-columns-repeated="2"/>
          <table:table-cell table:formula="of:=[.C62]-[.D62]" office:value-type="float" office:value="1.249345" calcext:value-type="float">
            <text:p>1,25</text:p>
          </table:table-cell>
          <table:table-cell table:number-columns-repeated="2"/>
        </table:table-row>
        <table:table-row table:style-name="ro3">
          <table:table-cell table:formula="of:=[Global.C63]" office:value-type="string" office:string-value="rand0-4-20-20-40-2,dssp" calcext:value-type="string">
            <text:p>rand0-4-20-20-40-2,dssp</text:p>
          </table:table-cell>
          <table:table-cell table:formula="of:=[VNS.C63]" office:value-type="float" office:value="-3.499769" calcext:value-type="float">
            <text:p>-3,5</text:p>
          </table:table-cell>
          <table:table-cell table:formula="of:=[Global.E63]" office:value-type="float" office:value="-2" calcext:value-type="float">
            <text:p>-2</text:p>
          </table:table-cell>
          <table:table-cell table:formula="of:=[Global.F63]" office:value-type="float" office:value="-3.444223" calcext:value-type="float">
            <text:p>-3,44</text:p>
          </table:table-cell>
          <table:table-cell table:formula="of:=[Global.G63]" office:value-type="float" office:value="1.351746" calcext:value-type="float">
            <text:p>1,35</text:p>
          </table:table-cell>
          <table:table-cell table:formula="of:=[RA.J63]" office:value-type="float" office:value="1" calcext:value-type="float">
            <text:p>1</text:p>
          </table:table-cell>
          <table:table-cell table:formula="of:=[VNS.H63]" office:value-type="float" office:value="-1" calcext:value-type="float">
            <text:p>-1</text:p>
          </table:table-cell>
          <table:table-cell table:formula="of:=[.G63]-[.C63]" office:value-type="float" office:value="1" calcext:value-type="float">
            <text:p>1</text:p>
          </table:table-cell>
          <table:table-cell table:formula="of:=IF([.H63]&lt;1;1;0)" office:value-type="float" office:value="0" calcext:value-type="float">
            <text:p>0</text:p>
          </table:table-cell>
          <table:table-cell/>
          <table:table-cell table:formula="of:=IF([.D63]&lt;0; IF([.D63]&lt;0; [.F63]-[.D63]; [.F63]+[.D63]); IF([.D63]&lt;0; [.F63]-[.D63]; [.F63]+[.D63]))" office:value-type="float" office:value="4.444223" calcext:value-type="float">
            <text:p>4,44</text:p>
          </table:table-cell>
          <table:table-cell table:formula="of:=IF([.F63]&lt;0; IF([.B63]&lt;0; [.F63]-[.B63]; [.F63]+[.B63]); IF([.B63]&lt;0; [.F63]-[.B63]; [.F63]+[.B63]))" office:value-type="float" office:value="4.499769" calcext:value-type="float">
            <text:p>4,5</text:p>
          </table:table-cell>
          <table:table-cell table:formula="of:=IF([.G63]&lt;0; IF([.B63]&lt;0; [.G63]-[.B63]; [.G63]+[.B63]); IF([.B63]&lt;0; [.G63]-[.B63]; [.G63]+[.B63]))" office:value-type="float" office:value="2.499769" calcext:value-type="float">
            <text:p>2,5</text:p>
          </table:table-cell>
          <table:table-cell/>
          <table:table-cell table:formula="of:=IF([.L63]=[.M63]; &quot;IGUAL&quot;; IF([.L63]&lt;[.M63]; &quot;RA&quot;; &quot;VNS&quot;))" office:value-type="string" office:string-value="VNS" calcext:value-type="string">
            <text:p>VNS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T62]" office:value-type="float" office:value="1.941168" calcext:value-type="float">
            <text:p>1,94</text:p>
          </table:table-cell>
          <table:table-cell table:formula="of:=([.L63]-[.T63])*([.L63]-[.T63])" office:value-type="float" office:value="6.546439077201" calcext:value-type="float">
            <text:p>6,55</text:p>
          </table:table-cell>
          <table:table-cell table:formula="of:=[.V62]" office:value-type="float" office:value="1.261168" calcext:value-type="float">
            <text:p>1,26</text:p>
          </table:table-cell>
          <table:table-cell table:formula="of:=([.M63]-[.V63])*([.M63]-[.V63])" office:value-type="float" office:value="1.534132437201" calcext:value-type="float">
            <text:p>1,53</text:p>
          </table:table-cell>
          <table:table-cell table:number-columns-repeated="2"/>
          <table:table-cell table:formula="of:=[Global.A63]" office:value-type="float" office:value="60" calcext:value-type="float">
            <text:p>60</text:p>
          </table:table-cell>
          <table:table-cell table:formula="of:=[Global.B63]" office:value-type="float" office:value="122" calcext:value-type="float">
            <text:p>122</text:p>
          </table:table-cell>
          <table:table-cell table:formula="of:=[.Z63]+[.AA63]" office:value-type="float" office:value="182" calcext:value-type="float">
            <text:p>182</text:p>
          </table:table-cell>
          <table:table-cell table:formula="of:=[.Z63]*100/[.AB63]" office:value-type="float" office:value="32.967032967033" calcext:value-type="float">
            <text:p>32,97</text:p>
          </table:table-cell>
          <table:table-cell table:number-columns-repeated="2"/>
          <table:table-cell table:formula="of:=[.C63]-[.D63]" office:value-type="float" office:value="1.444223" calcext:value-type="float">
            <text:p>1,44</text:p>
          </table:table-cell>
          <table:table-cell table:number-columns-repeated="2"/>
        </table:table-row>
        <table:table-row table:style-name="ro3">
          <table:table-cell table:formula="of:=[Global.C64]" office:value-type="string" office:string-value="rand0-4-20-20-40-3,dssp" calcext:value-type="string">
            <text:p>rand0-4-20-20-40-3,dssp</text:p>
          </table:table-cell>
          <table:table-cell table:formula="of:=[VNS.C64]" office:value-type="float" office:value="-2.914478" calcext:value-type="float">
            <text:p>-2,91</text:p>
          </table:table-cell>
          <table:table-cell table:formula="of:=[Global.E64]" office:value-type="float" office:value="-2" calcext:value-type="float">
            <text:p>-2</text:p>
          </table:table-cell>
          <table:table-cell table:formula="of:=[Global.F64]" office:value-type="float" office:value="-2.855077" calcext:value-type="float">
            <text:p>-2,86</text:p>
          </table:table-cell>
          <table:table-cell table:formula="of:=[Global.G64]" office:value-type="float" office:value="0.458075" calcext:value-type="float">
            <text:p>0,46</text:p>
          </table:table-cell>
          <table:table-cell table:formula="of:=[RA.J64]" office:value-type="float" office:value="-1" calcext:value-type="float">
            <text:p>-1</text:p>
          </table:table-cell>
          <table:table-cell table:formula="of:=[VNS.H64]" office:value-type="float" office:value="-1" calcext:value-type="float">
            <text:p>-1</text:p>
          </table:table-cell>
          <table:table-cell table:formula="of:=[.G64]-[.C64]" office:value-type="float" office:value="1" calcext:value-type="float">
            <text:p>1</text:p>
          </table:table-cell>
          <table:table-cell table:formula="of:=IF([.H64]&lt;1;1;0)" office:value-type="float" office:value="0" calcext:value-type="float">
            <text:p>0</text:p>
          </table:table-cell>
          <table:table-cell/>
          <table:table-cell table:formula="of:=IF([.D64]&lt;0; IF([.D64]&lt;0; [.F64]-[.D64]; [.F64]+[.D64]); IF([.D64]&lt;0; [.F64]-[.D64]; [.F64]+[.D64]))" office:value-type="float" office:value="1.855077" calcext:value-type="float">
            <text:p>1,86</text:p>
          </table:table-cell>
          <table:table-cell table:formula="of:=IF([.F64]&lt;0; IF([.B64]&lt;0; [.F64]-[.B64]; [.F64]+[.B64]); IF([.B64]&lt;0; [.F64]-[.B64]; [.F64]+[.B64]))" office:value-type="float" office:value="1.914478" calcext:value-type="float">
            <text:p>1,91</text:p>
          </table:table-cell>
          <table:table-cell table:formula="of:=IF([.G64]&lt;0; IF([.B64]&lt;0; [.G64]-[.B64]; [.G64]+[.B64]); IF([.B64]&lt;0; [.G64]-[.B64]; [.G64]+[.B64]))" office:value-type="float" office:value="1.914478" calcext:value-type="float">
            <text:p>1,91</text:p>
          </table:table-cell>
          <table:table-cell/>
          <table:table-cell table:formula="of:=IF([.L64]=[.M64]; &quot;IGUAL&quot;; IF([.L64]&lt;[.M64]; &quot;RA&quot;; &quot;VNS&quot;))" office:value-type="string" office:string-value="IGUAL" calcext:value-type="string">
            <text:p>IGUAL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[.T63]" office:value-type="float" office:value="1.941168" calcext:value-type="float">
            <text:p>1,94</text:p>
          </table:table-cell>
          <table:table-cell table:formula="of:=([.L64]-[.T64])*([.L64]-[.T64])" office:value-type="float" office:value="0.000712356100000017" calcext:value-type="float">
            <text:p>0</text:p>
          </table:table-cell>
          <table:table-cell table:formula="of:=[.V63]" office:value-type="float" office:value="1.261168" calcext:value-type="float">
            <text:p>1,26</text:p>
          </table:table-cell>
          <table:table-cell table:formula="of:=([.M64]-[.V64])*([.M64]-[.V64])" office:value-type="float" office:value="0.4268139561" calcext:value-type="float">
            <text:p>0,43</text:p>
          </table:table-cell>
          <table:table-cell table:number-columns-repeated="2"/>
          <table:table-cell table:formula="of:=[Global.A64]" office:value-type="float" office:value="57" calcext:value-type="float">
            <text:p>57</text:p>
          </table:table-cell>
          <table:table-cell table:formula="of:=[Global.B64]" office:value-type="float" office:value="125" calcext:value-type="float">
            <text:p>125</text:p>
          </table:table-cell>
          <table:table-cell table:formula="of:=[.Z64]+[.AA64]" office:value-type="float" office:value="182" calcext:value-type="float">
            <text:p>182</text:p>
          </table:table-cell>
          <table:table-cell table:formula="of:=[.Z64]*100/[.AB64]" office:value-type="float" office:value="31.3186813186813" calcext:value-type="float">
            <text:p>31,32</text:p>
          </table:table-cell>
          <table:table-cell table:number-columns-repeated="2"/>
          <table:table-cell table:formula="of:=[.C64]-[.D64]" office:value-type="float" office:value="0.855077" calcext:value-type="float">
            <text:p>0,86</text:p>
          </table:table-cell>
          <table:table-cell table:number-columns-repeated="2"/>
        </table:table-row>
        <table:table-row table:style-name="ro3">
          <table:table-cell table:formula="of:=[Global.C65]" office:value-type="string" office:string-value="rand0-4-20-20-40-4,dssp" calcext:value-type="string">
            <text:p>rand0-4-20-20-40-4,dssp</text:p>
          </table:table-cell>
          <table:table-cell table:formula="of:=[VNS.C65]" office:value-type="float" office:value="-2.740054" calcext:value-type="float">
            <text:p>-2,74</text:p>
          </table:table-cell>
          <table:table-cell table:formula="of:=[Global.E65]" office:value-type="float" office:value="-2" calcext:value-type="float">
            <text:p>-2</text:p>
          </table:table-cell>
          <table:table-cell table:formula="of:=[Global.F65]" office:value-type="float" office:value="-2.628279" calcext:value-type="float">
            <text:p>-2,63</text:p>
          </table:table-cell>
          <table:table-cell table:formula="of:=[Global.G65]" office:value-type="float" office:value="1.077891" calcext:value-type="float">
            <text:p>1,08</text:p>
          </table:table-cell>
          <table:table-cell table:formula="of:=[RA.J65]" office:value-type="float" office:value="-1" calcext:value-type="float">
            <text:p>-1</text:p>
          </table:table-cell>
          <table:table-cell table:formula="of:=[VNS.H65]" office:value-type="float" office:value="-1" calcext:value-type="float">
            <text:p>-1</text:p>
          </table:table-cell>
          <table:table-cell table:formula="of:=[.G65]-[.C65]" office:value-type="float" office:value="1" calcext:value-type="float">
            <text:p>1</text:p>
          </table:table-cell>
          <table:table-cell table:formula="of:=IF([.H65]&lt;1;1;0)" office:value-type="float" office:value="0" calcext:value-type="float">
            <text:p>0</text:p>
          </table:table-cell>
          <table:table-cell/>
          <table:table-cell table:formula="of:=IF([.D65]&lt;0; IF([.D65]&lt;0; [.F65]-[.D65]; [.F65]+[.D65]); IF([.D65]&lt;0; [.F65]-[.D65]; [.F65]+[.D65]))" office:value-type="float" office:value="1.628279" calcext:value-type="float">
            <text:p>1,63</text:p>
          </table:table-cell>
          <table:table-cell table:formula="of:=IF([.F65]&lt;0; IF([.B65]&lt;0; [.F65]-[.B65]; [.F65]+[.B65]); IF([.B65]&lt;0; [.F65]-[.B65]; [.F65]+[.B65]))" office:value-type="float" office:value="1.740054" calcext:value-type="float">
            <text:p>1,74</text:p>
          </table:table-cell>
          <table:table-cell table:formula="of:=IF([.G65]&lt;0; IF([.B65]&lt;0; [.G65]-[.B65]; [.G65]+[.B65]); IF([.B65]&lt;0; [.G65]-[.B65]; [.G65]+[.B65]))" office:value-type="float" office:value="1.740054" calcext:value-type="float">
            <text:p>1,74</text:p>
          </table:table-cell>
          <table:table-cell/>
          <table:table-cell table:formula="of:=IF([.L65]=[.M65]; &quot;IGUAL&quot;; IF([.L65]&lt;[.M65]; &quot;RA&quot;; &quot;VNS&quot;))" office:value-type="string" office:string-value="IGUAL" calcext:value-type="string">
            <text:p>IGUAL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T64]" office:value-type="float" office:value="1.941168" calcext:value-type="float">
            <text:p>1,94</text:p>
          </table:table-cell>
          <table:table-cell table:formula="of:=([.L65]-[.T65])*([.L65]-[.T65])" office:value-type="float" office:value="0.0404468409960002" calcext:value-type="float">
            <text:p>0,04</text:p>
          </table:table-cell>
          <table:table-cell table:formula="of:=[.V64]" office:value-type="float" office:value="1.261168" calcext:value-type="float">
            <text:p>1,26</text:p>
          </table:table-cell>
          <table:table-cell table:formula="of:=([.M65]-[.V65])*([.M65]-[.V65])" office:value-type="float" office:value="0.229331800996" calcext:value-type="float">
            <text:p>0,23</text:p>
          </table:table-cell>
          <table:table-cell table:number-columns-repeated="2"/>
          <table:table-cell table:formula="of:=[Global.A65]" office:value-type="float" office:value="64" calcext:value-type="float">
            <text:p>64</text:p>
          </table:table-cell>
          <table:table-cell table:formula="of:=[Global.B65]" office:value-type="float" office:value="118" calcext:value-type="float">
            <text:p>118</text:p>
          </table:table-cell>
          <table:table-cell table:formula="of:=[.Z65]+[.AA65]" office:value-type="float" office:value="182" calcext:value-type="float">
            <text:p>182</text:p>
          </table:table-cell>
          <table:table-cell table:formula="of:=[.Z65]*100/[.AB65]" office:value-type="float" office:value="35.1648351648352" calcext:value-type="float">
            <text:p>35,16</text:p>
          </table:table-cell>
          <table:table-cell table:number-columns-repeated="2"/>
          <table:table-cell table:formula="of:=[.C65]-[.D65]" office:value-type="float" office:value="0.628279" calcext:value-type="float">
            <text:p>0,63</text:p>
          </table:table-cell>
          <table:table-cell table:number-columns-repeated="2"/>
        </table:table-row>
        <table:table-row table:style-name="ro3">
          <table:table-cell table:formula="of:=[Global.C66]" office:value-type="string" office:string-value="rand0-4-20-20-40-5,dssp" calcext:value-type="string">
            <text:p>rand0-4-20-20-40-5,dssp</text:p>
          </table:table-cell>
          <table:table-cell table:formula="of:=[VNS.C66]" office:value-type="float" office:value="-2.104613" calcext:value-type="float">
            <text:p>-2,1</text:p>
          </table:table-cell>
          <table:table-cell table:formula="of:=[Global.E66]" office:value-type="float" office:value="-1" calcext:value-type="float">
            <text:p>-1</text:p>
          </table:table-cell>
          <table:table-cell table:formula="of:=[Global.F66]" office:value-type="float" office:value="-2.036043" calcext:value-type="float">
            <text:p>-2,04</text:p>
          </table:table-cell>
          <table:table-cell table:formula="of:=[Global.G66]" office:value-type="float" office:value="0.485653" calcext:value-type="float">
            <text:p>0,49</text:p>
          </table:table-cell>
          <table:table-cell table:formula="of:=[RA.J66]" office:value-type="float" office:value="0" calcext:value-type="float">
            <text:p>0</text:p>
          </table:table-cell>
          <table:table-cell table:formula="of:=[VNS.H66]" office:value-type="float" office:value="-1" calcext:value-type="float">
            <text:p>-1</text:p>
          </table:table-cell>
          <table:table-cell table:formula="of:=[.G66]-[.C66]" office:value-type="float" office:value="0" calcext:value-type="float">
            <text:p>0</text:p>
          </table:table-cell>
          <table:table-cell table:formula="of:=IF([.H66]&lt;1;1;0)" office:value-type="float" office:value="1" calcext:value-type="float">
            <text:p>1</text:p>
          </table:table-cell>
          <table:table-cell/>
          <table:table-cell table:formula="of:=IF([.D66]&lt;0; IF([.D66]&lt;0; [.F66]-[.D66]; [.F66]+[.D66]); IF([.D66]&lt;0; [.F66]-[.D66]; [.F66]+[.D66]))" office:value-type="float" office:value="2.036043" calcext:value-type="float">
            <text:p>2,04</text:p>
          </table:table-cell>
          <table:table-cell table:formula="of:=IF([.F66]&lt;0; IF([.B66]&lt;0; [.F66]-[.B66]; [.F66]+[.B66]); IF([.B66]&lt;0; [.F66]-[.B66]; [.F66]+[.B66]))" office:value-type="float" office:value="2.104613" calcext:value-type="float">
            <text:p>2,1</text:p>
          </table:table-cell>
          <table:table-cell table:formula="of:=IF([.G66]&lt;0; IF([.B66]&lt;0; [.G66]-[.B66]; [.G66]+[.B66]); IF([.B66]&lt;0; [.G66]-[.B66]; [.G66]+[.B66]))" office:value-type="float" office:value="1.104613" calcext:value-type="float">
            <text:p>1,1</text:p>
          </table:table-cell>
          <table:table-cell/>
          <table:table-cell table:formula="of:=IF([.L66]=[.M66]; &quot;IGUAL&quot;; IF([.L66]&lt;[.M66]; &quot;RA&quot;; &quot;VNS&quot;))" office:value-type="string" office:string-value="VNS" calcext:value-type="string">
            <text:p>VNS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[.T65]" office:value-type="float" office:value="1.941168" calcext:value-type="float">
            <text:p>1,94</text:p>
          </table:table-cell>
          <table:table-cell table:formula="of:=([.L66]-[.T66])*([.L66]-[.T66])" office:value-type="float" office:value="0.0267142680249999" calcext:value-type="float">
            <text:p>0,03</text:p>
          </table:table-cell>
          <table:table-cell table:formula="of:=[.V65]" office:value-type="float" office:value="1.261168" calcext:value-type="float">
            <text:p>1,26</text:p>
          </table:table-cell>
          <table:table-cell table:formula="of:=([.M66]-[.V66])*([.M66]-[.V66])" office:value-type="float" office:value="0.0245094680249999" calcext:value-type="float">
            <text:p>0,02</text:p>
          </table:table-cell>
          <table:table-cell table:number-columns-repeated="2"/>
          <table:table-cell table:formula="of:=[Global.A66]" office:value-type="float" office:value="60" calcext:value-type="float">
            <text:p>60</text:p>
          </table:table-cell>
          <table:table-cell table:formula="of:=[Global.B66]" office:value-type="float" office:value="122" calcext:value-type="float">
            <text:p>122</text:p>
          </table:table-cell>
          <table:table-cell table:formula="of:=[.Z66]+[.AA66]" office:value-type="float" office:value="182" calcext:value-type="float">
            <text:p>182</text:p>
          </table:table-cell>
          <table:table-cell table:formula="of:=[.Z66]*100/[.AB66]" office:value-type="float" office:value="32.967032967033" calcext:value-type="float">
            <text:p>32,97</text:p>
          </table:table-cell>
          <table:table-cell table:number-columns-repeated="2"/>
          <table:table-cell table:formula="of:=[.C66]-[.D66]" office:value-type="float" office:value="1.036043" calcext:value-type="float">
            <text:p>1,04</text:p>
          </table:table-cell>
          <table:table-cell table:number-columns-repeated="2"/>
        </table:table-row>
        <table:table-row table:style-name="ro3">
          <table:table-cell table:formula="of:=[Global.C67]" office:value-type="string" office:string-value="rand0-4-25-25-50-1,dssp" calcext:value-type="string">
            <text:p>rand0-4-25-25-50-1,dssp</text:p>
          </table:table-cell>
          <table:table-cell table:formula="of:=[VNS.C67]" office:value-type="float" office:value="-4.719633" calcext:value-type="float">
            <text:p>-4,72</text:p>
          </table:table-cell>
          <table:table-cell table:formula="of:=[Global.E67]" office:value-type="float" office:value="-3" calcext:value-type="float">
            <text:p>-3</text:p>
          </table:table-cell>
          <table:table-cell table:formula="of:=[Global.F67]" office:value-type="float" office:value="-4.672346" calcext:value-type="float">
            <text:p>-4,67</text:p>
          </table:table-cell>
          <table:table-cell table:formula="of:=[Global.G67]" office:value-type="float" office:value="17.069945" calcext:value-type="float">
            <text:p>17,07</text:p>
          </table:table-cell>
          <table:table-cell table:formula="of:=[RA.J67]" office:value-type="float" office:value="0" calcext:value-type="float">
            <text:p>0</text:p>
          </table:table-cell>
          <table:table-cell table:formula="of:=[VNS.H67]" office:value-type="float" office:value="-1" calcext:value-type="float">
            <text:p>-1</text:p>
          </table:table-cell>
          <table:table-cell table:formula="of:=[.G67]-[.C67]" office:value-type="float" office:value="2" calcext:value-type="float">
            <text:p>2</text:p>
          </table:table-cell>
          <table:table-cell table:formula="of:=IF([.H67]&lt;1;1;0)" office:value-type="float" office:value="0" calcext:value-type="float">
            <text:p>0</text:p>
          </table:table-cell>
          <table:table-cell/>
          <table:table-cell table:formula="of:=IF([.D67]&lt;0; IF([.D67]&lt;0; [.F67]-[.D67]; [.F67]+[.D67]); IF([.D67]&lt;0; [.F67]-[.D67]; [.F67]+[.D67]))" office:value-type="float" office:value="4.672346" calcext:value-type="float">
            <text:p>4,67</text:p>
          </table:table-cell>
          <table:table-cell table:formula="of:=IF([.F67]&lt;0; IF([.B67]&lt;0; [.F67]-[.B67]; [.F67]+[.B67]); IF([.B67]&lt;0; [.F67]-[.B67]; [.F67]+[.B67]))" office:value-type="float" office:value="4.719633" calcext:value-type="float">
            <text:p>4,72</text:p>
          </table:table-cell>
          <table:table-cell table:formula="of:=IF([.G67]&lt;0; IF([.B67]&lt;0; [.G67]-[.B67]; [.G67]+[.B67]); IF([.B67]&lt;0; [.G67]-[.B67]; [.G67]+[.B67]))" office:value-type="float" office:value="3.719633" calcext:value-type="float">
            <text:p>3,72</text:p>
          </table:table-cell>
          <table:table-cell/>
          <table:table-cell table:formula="of:=IF([.L67]=[.M67]; &quot;IGUAL&quot;; IF([.L67]&lt;[.M67]; &quot;RA&quot;; &quot;VNS&quot;))" office:value-type="string" office:string-value="VNS" calcext:value-type="string">
            <text:p>VNS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T66]" office:value-type="float" office:value="1.941168" calcext:value-type="float">
            <text:p>1,94</text:p>
          </table:table-cell>
          <table:table-cell table:formula="of:=([.L67]-[.T67])*([.L67]-[.T67])" office:value-type="float" office:value="7.719867756225" calcext:value-type="float">
            <text:p>7,72</text:p>
          </table:table-cell>
          <table:table-cell table:formula="of:=[.V66]" office:value-type="float" office:value="1.261168" calcext:value-type="float">
            <text:p>1,26</text:p>
          </table:table-cell>
          <table:table-cell table:formula="of:=([.M67]-[.V67])*([.M67]-[.V67])" office:value-type="float" office:value="6.044050156225" calcext:value-type="float">
            <text:p>6,04</text:p>
          </table:table-cell>
          <table:table-cell table:number-columns-repeated="2"/>
          <table:table-cell table:formula="of:=[Global.A67]" office:value-type="float" office:value="78" calcext:value-type="float">
            <text:p>78</text:p>
          </table:table-cell>
          <table:table-cell table:formula="of:=[Global.B67]" office:value-type="float" office:value="149" calcext:value-type="float">
            <text:p>149</text:p>
          </table:table-cell>
          <table:table-cell table:formula="of:=[.Z67]+[.AA67]" office:value-type="float" office:value="227" calcext:value-type="float">
            <text:p>227</text:p>
          </table:table-cell>
          <table:table-cell table:formula="of:=[.Z67]*100/[.AB67]" office:value-type="float" office:value="34.3612334801762" calcext:value-type="float">
            <text:p>34,36</text:p>
          </table:table-cell>
          <table:table-cell table:number-columns-repeated="2"/>
          <table:table-cell table:formula="of:=[.C67]-[.D67]" office:value-type="float" office:value="1.672346" calcext:value-type="float">
            <text:p>1,67</text:p>
          </table:table-cell>
          <table:table-cell table:number-columns-repeated="2"/>
        </table:table-row>
        <table:table-row table:style-name="ro3">
          <table:table-cell table:formula="of:=[Global.C68]" office:value-type="string" office:string-value="rand0-4-25-25-50-2,dssp" calcext:value-type="string">
            <text:p>rand0-4-25-25-50-2,dssp</text:p>
          </table:table-cell>
          <table:table-cell table:formula="of:=[VNS.C68]" office:value-type="float" office:value="-3.741614" calcext:value-type="float">
            <text:p>-3,74</text:p>
          </table:table-cell>
          <table:table-cell table:formula="of:=[Global.E68]" office:value-type="float" office:value="-2" calcext:value-type="float">
            <text:p>-2</text:p>
          </table:table-cell>
          <table:table-cell table:formula="of:=[Global.F68]" office:value-type="float" office:value="-3.687975" calcext:value-type="float">
            <text:p>-3,69</text:p>
          </table:table-cell>
          <table:table-cell table:formula="of:=[Global.G68]" office:value-type="float" office:value="11.199604" calcext:value-type="float">
            <text:p>11,2</text:p>
          </table:table-cell>
          <table:table-cell table:formula="of:=[RA.J68]" office:value-type="float" office:value="0" calcext:value-type="float">
            <text:p>0</text:p>
          </table:table-cell>
          <table:table-cell table:formula="of:=[VNS.H68]" office:value-type="float" office:value="-1" calcext:value-type="float">
            <text:p>-1</text:p>
          </table:table-cell>
          <table:table-cell table:formula="of:=[.G68]-[.C68]" office:value-type="float" office:value="1" calcext:value-type="float">
            <text:p>1</text:p>
          </table:table-cell>
          <table:table-cell table:formula="of:=IF([.H68]&lt;1;1;0)" office:value-type="float" office:value="0" calcext:value-type="float">
            <text:p>0</text:p>
          </table:table-cell>
          <table:table-cell/>
          <table:table-cell table:formula="of:=IF([.D68]&lt;0; IF([.D68]&lt;0; [.F68]-[.D68]; [.F68]+[.D68]); IF([.D68]&lt;0; [.F68]-[.D68]; [.F68]+[.D68]))" office:value-type="float" office:value="3.687975" calcext:value-type="float">
            <text:p>3,69</text:p>
          </table:table-cell>
          <table:table-cell table:formula="of:=IF([.F68]&lt;0; IF([.B68]&lt;0; [.F68]-[.B68]; [.F68]+[.B68]); IF([.B68]&lt;0; [.F68]-[.B68]; [.F68]+[.B68]))" office:value-type="float" office:value="3.741614" calcext:value-type="float">
            <text:p>3,74</text:p>
          </table:table-cell>
          <table:table-cell table:formula="of:=IF([.G68]&lt;0; IF([.B68]&lt;0; [.G68]-[.B68]; [.G68]+[.B68]); IF([.B68]&lt;0; [.G68]-[.B68]; [.G68]+[.B68]))" office:value-type="float" office:value="2.741614" calcext:value-type="float">
            <text:p>2,74</text:p>
          </table:table-cell>
          <table:table-cell/>
          <table:table-cell table:formula="of:=IF([.L68]=[.M68]; &quot;IGUAL&quot;; IF([.L68]&lt;[.M68]; &quot;RA&quot;; &quot;VNS&quot;))" office:value-type="string" office:string-value="VNS" calcext:value-type="string">
            <text:p>VNS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[.T67]" office:value-type="float" office:value="1.941168" calcext:value-type="float">
            <text:p>1,94</text:p>
          </table:table-cell>
          <table:table-cell table:formula="of:=([.L68]-[.T68])*([.L68]-[.T68])" office:value-type="float" office:value="3.241605798916" calcext:value-type="float">
            <text:p>3,24</text:p>
          </table:table-cell>
          <table:table-cell table:formula="of:=[.V67]" office:value-type="float" office:value="1.261168" calcext:value-type="float">
            <text:p>1,26</text:p>
          </table:table-cell>
          <table:table-cell table:formula="of:=([.M68]-[.V68])*([.M68]-[.V68])" office:value-type="float" office:value="2.191720358916" calcext:value-type="float">
            <text:p>2,19</text:p>
          </table:table-cell>
          <table:table-cell table:number-columns-repeated="2"/>
          <table:table-cell table:formula="of:=[Global.A68]" office:value-type="float" office:value="75" calcext:value-type="float">
            <text:p>75</text:p>
          </table:table-cell>
          <table:table-cell table:formula="of:=[Global.B68]" office:value-type="float" office:value="152" calcext:value-type="float">
            <text:p>152</text:p>
          </table:table-cell>
          <table:table-cell table:formula="of:=[.Z68]+[.AA68]" office:value-type="float" office:value="227" calcext:value-type="float">
            <text:p>227</text:p>
          </table:table-cell>
          <table:table-cell table:formula="of:=[.Z68]*100/[.AB68]" office:value-type="float" office:value="33.0396475770925" calcext:value-type="float">
            <text:p>33,04</text:p>
          </table:table-cell>
          <table:table-cell table:number-columns-repeated="2"/>
          <table:table-cell table:formula="of:=[.C68]-[.D68]" office:value-type="float" office:value="1.687975" calcext:value-type="float">
            <text:p>1,69</text:p>
          </table:table-cell>
          <table:table-cell table:number-columns-repeated="2"/>
        </table:table-row>
        <table:table-row table:style-name="ro3">
          <table:table-cell table:formula="of:=[Global.C69]" office:value-type="string" office:string-value="rand0-4-25-25-50-3,dssp" calcext:value-type="string">
            <text:p>rand0-4-25-25-50-3,dssp</text:p>
          </table:table-cell>
          <table:table-cell table:formula="of:=[VNS.C69]" office:value-type="float" office:value="-3.405584" calcext:value-type="float">
            <text:p>-3,41</text:p>
          </table:table-cell>
          <table:table-cell table:formula="of:=[Global.E69]" office:value-type="float" office:value="-2" calcext:value-type="float">
            <text:p>-2</text:p>
          </table:table-cell>
          <table:table-cell table:formula="of:=[Global.F69]" office:value-type="float" office:value="-3.363808" calcext:value-type="float">
            <text:p>-3,36</text:p>
          </table:table-cell>
          <table:table-cell table:formula="of:=[Global.G69]" office:value-type="float" office:value="3.906089" calcext:value-type="float">
            <text:p>3,91</text:p>
          </table:table-cell>
          <table:table-cell table:formula="of:=[RA.J69]" office:value-type="float" office:value="-1" calcext:value-type="float">
            <text:p>-1</text:p>
          </table:table-cell>
          <table:table-cell table:formula="of:=[VNS.H69]" office:value-type="float" office:value="-2" calcext:value-type="float">
            <text:p>-2</text:p>
          </table:table-cell>
          <table:table-cell table:formula="of:=[.G69]-[.C69]" office:value-type="float" office:value="0" calcext:value-type="float">
            <text:p>0</text:p>
          </table:table-cell>
          <table:table-cell table:formula="of:=IF([.H69]&lt;1;1;0)" office:value-type="float" office:value="1" calcext:value-type="float">
            <text:p>1</text:p>
          </table:table-cell>
          <table:table-cell/>
          <table:table-cell table:formula="of:=IF([.D69]&lt;0; IF([.D69]&lt;0; [.F69]-[.D69]; [.F69]+[.D69]); IF([.D69]&lt;0; [.F69]-[.D69]; [.F69]+[.D69]))" office:value-type="float" office:value="2.363808" calcext:value-type="float">
            <text:p>2,36</text:p>
          </table:table-cell>
          <table:table-cell table:formula="of:=IF([.F69]&lt;0; IF([.B69]&lt;0; [.F69]-[.B69]; [.F69]+[.B69]); IF([.B69]&lt;0; [.F69]-[.B69]; [.F69]+[.B69]))" office:value-type="float" office:value="2.405584" calcext:value-type="float">
            <text:p>2,41</text:p>
          </table:table-cell>
          <table:table-cell table:formula="of:=IF([.G69]&lt;0; IF([.B69]&lt;0; [.G69]-[.B69]; [.G69]+[.B69]); IF([.B69]&lt;0; [.G69]-[.B69]; [.G69]+[.B69]))" office:value-type="float" office:value="1.405584" calcext:value-type="float">
            <text:p>1,41</text:p>
          </table:table-cell>
          <table:table-cell/>
          <table:table-cell table:formula="of:=IF([.L69]=[.M69]; &quot;IGUAL&quot;; IF([.L69]&lt;[.M69]; &quot;RA&quot;; &quot;VNS&quot;))" office:value-type="string" office:string-value="VNS" calcext:value-type="string">
            <text:p>VNS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T68]" office:value-type="float" office:value="1.941168" calcext:value-type="float">
            <text:p>1,94</text:p>
          </table:table-cell>
          <table:table-cell table:formula="of:=([.L69]-[.T69])*([.L69]-[.T69])" office:value-type="float" office:value="0.215682221056" calcext:value-type="float">
            <text:p>0,22</text:p>
          </table:table-cell>
          <table:table-cell table:formula="of:=[.V68]" office:value-type="float" office:value="1.261168" calcext:value-type="float">
            <text:p>1,26</text:p>
          </table:table-cell>
          <table:table-cell table:formula="of:=([.M69]-[.V69])*([.M69]-[.V69])" office:value-type="float" office:value="0.0208559810560001" calcext:value-type="float">
            <text:p>0,02</text:p>
          </table:table-cell>
          <table:table-cell table:number-columns-repeated="2"/>
          <table:table-cell table:formula="of:=[Global.A69]" office:value-type="float" office:value="70" calcext:value-type="float">
            <text:p>70</text:p>
          </table:table-cell>
          <table:table-cell table:formula="of:=[Global.B69]" office:value-type="float" office:value="157" calcext:value-type="float">
            <text:p>157</text:p>
          </table:table-cell>
          <table:table-cell table:formula="of:=[.Z69]+[.AA69]" office:value-type="float" office:value="227" calcext:value-type="float">
            <text:p>227</text:p>
          </table:table-cell>
          <table:table-cell table:formula="of:=[.Z69]*100/[.AB69]" office:value-type="float" office:value="30.8370044052863" calcext:value-type="float">
            <text:p>30,84</text:p>
          </table:table-cell>
          <table:table-cell table:number-columns-repeated="2"/>
          <table:table-cell table:formula="of:=[.C69]-[.D69]" office:value-type="float" office:value="1.363808" calcext:value-type="float">
            <text:p>1,36</text:p>
          </table:table-cell>
          <table:table-cell table:number-columns-repeated="2"/>
        </table:table-row>
        <table:table-row table:style-name="ro3">
          <table:table-cell table:formula="of:=[Global.C70]" office:value-type="string" office:string-value="rand0-4-25-25-50-4,dssp" calcext:value-type="string">
            <text:p>rand0-4-25-25-50-4,dssp</text:p>
          </table:table-cell>
          <table:table-cell table:formula="of:=[VNS.C70]" office:value-type="float" office:value="-3.281196" calcext:value-type="float">
            <text:p>-3,28</text:p>
          </table:table-cell>
          <table:table-cell table:formula="of:=[Global.E70]" office:value-type="float" office:value="-2" calcext:value-type="float">
            <text:p>-2</text:p>
          </table:table-cell>
          <table:table-cell table:formula="of:=[Global.F70]" office:value-type="float" office:value="-3.197958" calcext:value-type="float">
            <text:p>-3,2</text:p>
          </table:table-cell>
          <table:table-cell table:formula="of:=[Global.G70]" office:value-type="float" office:value="2.593872" calcext:value-type="float">
            <text:p>2,59</text:p>
          </table:table-cell>
          <table:table-cell table:formula="of:=[RA.J70]" office:value-type="float" office:value="0" calcext:value-type="float">
            <text:p>0</text:p>
          </table:table-cell>
          <table:table-cell table:formula="of:=[VNS.H70]" office:value-type="float" office:value="-1" calcext:value-type="float">
            <text:p>-1</text:p>
          </table:table-cell>
          <table:table-cell table:formula="of:=[.G70]-[.C70]" office:value-type="float" office:value="1" calcext:value-type="float">
            <text:p>1</text:p>
          </table:table-cell>
          <table:table-cell table:formula="of:=IF([.H70]&lt;1;1;0)" office:value-type="float" office:value="0" calcext:value-type="float">
            <text:p>0</text:p>
          </table:table-cell>
          <table:table-cell/>
          <table:table-cell table:formula="of:=IF([.D70]&lt;0; IF([.D70]&lt;0; [.F70]-[.D70]; [.F70]+[.D70]); IF([.D70]&lt;0; [.F70]-[.D70]; [.F70]+[.D70]))" office:value-type="float" office:value="3.197958" calcext:value-type="float">
            <text:p>3,2</text:p>
          </table:table-cell>
          <table:table-cell table:formula="of:=IF([.F70]&lt;0; IF([.B70]&lt;0; [.F70]-[.B70]; [.F70]+[.B70]); IF([.B70]&lt;0; [.F70]-[.B70]; [.F70]+[.B70]))" office:value-type="float" office:value="3.281196" calcext:value-type="float">
            <text:p>3,28</text:p>
          </table:table-cell>
          <table:table-cell table:formula="of:=IF([.G70]&lt;0; IF([.B70]&lt;0; [.G70]-[.B70]; [.G70]+[.B70]); IF([.B70]&lt;0; [.G70]-[.B70]; [.G70]+[.B70]))" office:value-type="float" office:value="2.281196" calcext:value-type="float">
            <text:p>2,28</text:p>
          </table:table-cell>
          <table:table-cell/>
          <table:table-cell table:formula="of:=IF([.L70]=[.M70]; &quot;IGUAL&quot;; IF([.L70]&lt;[.M70]; &quot;RA&quot;; &quot;VNS&quot;))" office:value-type="string" office:string-value="VNS" calcext:value-type="string">
            <text:p>VNS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[.T69]" office:value-type="float" office:value="1.941168" calcext:value-type="float">
            <text:p>1,94</text:p>
          </table:table-cell>
          <table:table-cell table:formula="of:=([.L70]-[.T70])*([.L70]-[.T70])" office:value-type="float" office:value="1.795675040784" calcext:value-type="float">
            <text:p>1,8</text:p>
          </table:table-cell>
          <table:table-cell table:formula="of:=[.V69]" office:value-type="float" office:value="1.261168" calcext:value-type="float">
            <text:p>1,26</text:p>
          </table:table-cell>
          <table:table-cell table:formula="of:=([.M70]-[.V70])*([.M70]-[.V70])" office:value-type="float" office:value="1.040457120784" calcext:value-type="float">
            <text:p>1,04</text:p>
          </table:table-cell>
          <table:table-cell table:number-columns-repeated="2"/>
          <table:table-cell table:formula="of:=[Global.A70]" office:value-type="float" office:value="74" calcext:value-type="float">
            <text:p>74</text:p>
          </table:table-cell>
          <table:table-cell table:formula="of:=[Global.B70]" office:value-type="float" office:value="153" calcext:value-type="float">
            <text:p>153</text:p>
          </table:table-cell>
          <table:table-cell table:formula="of:=[.Z70]+[.AA70]" office:value-type="float" office:value="227" calcext:value-type="float">
            <text:p>227</text:p>
          </table:table-cell>
          <table:table-cell table:formula="of:=[.Z70]*100/[.AB70]" office:value-type="float" office:value="32.5991189427313" calcext:value-type="float">
            <text:p>32,6</text:p>
          </table:table-cell>
          <table:table-cell table:number-columns-repeated="2"/>
          <table:table-cell table:formula="of:=[.C70]-[.D70]" office:value-type="float" office:value="1.197958" calcext:value-type="float">
            <text:p>1,2</text:p>
          </table:table-cell>
          <table:table-cell table:number-columns-repeated="2"/>
        </table:table-row>
        <table:table-row table:style-name="ro3">
          <table:table-cell table:formula="of:=[Global.C71]" office:value-type="string" office:string-value="rand0-4-25-25-50-5,dssp" calcext:value-type="string">
            <text:p>rand0-4-25-25-50-5,dssp</text:p>
          </table:table-cell>
          <table:table-cell table:formula="of:=[VNS.C71]" office:value-type="float" office:value="-2.644282" calcext:value-type="float">
            <text:p>-2,64</text:p>
          </table:table-cell>
          <table:table-cell table:formula="of:=[Global.E71]" office:value-type="float" office:value="-2" calcext:value-type="float">
            <text:p>-2</text:p>
          </table:table-cell>
          <table:table-cell table:formula="of:=[Global.F71]" office:value-type="float" office:value="-2.585142" calcext:value-type="float">
            <text:p>-2,59</text:p>
          </table:table-cell>
          <table:table-cell table:formula="of:=[Global.G71]" office:value-type="float" office:value="1.10767" calcext:value-type="float">
            <text:p>1,11</text:p>
          </table:table-cell>
          <table:table-cell table:formula="of:=[RA.J71]" office:value-type="float" office:value="1" calcext:value-type="float">
            <text:p>1</text:p>
          </table:table-cell>
          <table:table-cell table:formula="of:=[VNS.H71]" office:value-type="float" office:value="-1" calcext:value-type="float">
            <text:p>-1</text:p>
          </table:table-cell>
          <table:table-cell table:formula="of:=[.G71]-[.C71]" office:value-type="float" office:value="1" calcext:value-type="float">
            <text:p>1</text:p>
          </table:table-cell>
          <table:table-cell table:formula="of:=IF([.H71]&lt;1;1;0)" office:value-type="float" office:value="0" calcext:value-type="float">
            <text:p>0</text:p>
          </table:table-cell>
          <table:table-cell/>
          <table:table-cell table:formula="of:=IF([.D71]&lt;0; IF([.D71]&lt;0; [.F71]-[.D71]; [.F71]+[.D71]); IF([.D71]&lt;0; [.F71]-[.D71]; [.F71]+[.D71]))" office:value-type="float" office:value="3.585142" calcext:value-type="float">
            <text:p>3,59</text:p>
          </table:table-cell>
          <table:table-cell table:formula="of:=IF([.F71]&lt;0; IF([.B71]&lt;0; [.F71]-[.B71]; [.F71]+[.B71]); IF([.B71]&lt;0; [.F71]-[.B71]; [.F71]+[.B71]))" office:value-type="float" office:value="3.644282" calcext:value-type="float">
            <text:p>3,64</text:p>
          </table:table-cell>
          <table:table-cell table:formula="of:=IF([.G71]&lt;0; IF([.B71]&lt;0; [.G71]-[.B71]; [.G71]+[.B71]); IF([.B71]&lt;0; [.G71]-[.B71]; [.G71]+[.B71]))" office:value-type="float" office:value="1.644282" calcext:value-type="float">
            <text:p>1,64</text:p>
          </table:table-cell>
          <table:table-cell/>
          <table:table-cell table:formula="of:=IF([.L71]=[.M71]; &quot;IGUAL&quot;; IF([.L71]&lt;[.M71]; &quot;RA&quot;; &quot;VNS&quot;))" office:value-type="string" office:string-value="VNS" calcext:value-type="string">
            <text:p>VNS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[.T70]" office:value-type="float" office:value="1.941168" calcext:value-type="float">
            <text:p>1,94</text:p>
          </table:table-cell>
          <table:table-cell table:formula="of:=([.L71]-[.T71])*([.L71]-[.T71])" office:value-type="float" office:value="2.900597296996" calcext:value-type="float">
            <text:p>2,9</text:p>
          </table:table-cell>
          <table:table-cell table:formula="of:=[.V70]" office:value-type="float" office:value="1.261168" calcext:value-type="float">
            <text:p>1,26</text:p>
          </table:table-cell>
          <table:table-cell table:formula="of:=([.M71]-[.V71])*([.M71]-[.V71])" office:value-type="float" office:value="0.146776336996" calcext:value-type="float">
            <text:p>0,15</text:p>
          </table:table-cell>
          <table:table-cell table:number-columns-repeated="2"/>
          <table:table-cell table:formula="of:=[Global.A71]" office:value-type="float" office:value="72" calcext:value-type="float">
            <text:p>72</text:p>
          </table:table-cell>
          <table:table-cell table:formula="of:=[Global.B71]" office:value-type="float" office:value="155" calcext:value-type="float">
            <text:p>155</text:p>
          </table:table-cell>
          <table:table-cell table:formula="of:=[.Z71]+[.AA71]" office:value-type="float" office:value="227" calcext:value-type="float">
            <text:p>227</text:p>
          </table:table-cell>
          <table:table-cell table:formula="of:=[.Z71]*100/[.AB71]" office:value-type="float" office:value="31.7180616740088" calcext:value-type="float">
            <text:p>31,72</text:p>
          </table:table-cell>
          <table:table-cell table:number-columns-repeated="2"/>
          <table:table-cell table:formula="of:=[.C71]-[.D71]" office:value-type="float" office:value="0.585142" calcext:value-type="float">
            <text:p>0,59</text:p>
          </table:table-cell>
          <table:table-cell table:number-columns-repeated="2"/>
        </table:table-row>
        <table:table-row table:style-name="ro3">
          <table:table-cell table:formula="of:=[Global.C72]" office:value-type="string" office:string-value="rand0-4-5-5-10-1,dssp" calcext:value-type="string">
            <text:p>rand0-4-5-5-10-1,dssp</text:p>
          </table:table-cell>
          <table:table-cell table:formula="of:=[VNS.C72]" office:value-type="float" office:value="-2" calcext:value-type="float">
            <text:p>-2</text:p>
          </table:table-cell>
          <table:table-cell table:formula="of:=[Global.E72]" office:value-type="float" office:value="-2" calcext:value-type="float">
            <text:p>-2</text:p>
          </table:table-cell>
          <table:table-cell table:formula="of:=[Global.F72]" office:value-type="float" office:value="-2" calcext:value-type="float">
            <text:p>-2</text:p>
          </table:table-cell>
          <table:table-cell table:formula="of:=[Global.G72]" office:value-type="float" office:value="0.004727" calcext:value-type="float">
            <text:p>0</text:p>
          </table:table-cell>
          <table:table-cell table:formula="of:=[RA.J72]" office:value-type="float" office:value="-2" calcext:value-type="float">
            <text:p>-2</text:p>
          </table:table-cell>
          <table:table-cell table:formula="of:=[VNS.H72]" office:value-type="float" office:value="-2" calcext:value-type="float">
            <text:p>-2</text:p>
          </table:table-cell>
          <table:table-cell table:formula="of:=[.G72]-[.C72]" office:value-type="float" office:value="0" calcext:value-type="float">
            <text:p>0</text:p>
          </table:table-cell>
          <table:table-cell table:formula="of:=IF([.H72]&lt;1;1;0)" office:value-type="float" office:value="1" calcext:value-type="float">
            <text:p>1</text:p>
          </table:table-cell>
          <table:table-cell/>
          <table:table-cell table:formula="of:=IF([.D72]&lt;0; IF([.D72]&lt;0; [.F72]-[.D72]; [.F72]+[.D72]); IF([.D72]&lt;0; [.F72]-[.D72]; [.F72]+[.D72]))" office:value-type="float" office:value="0" calcext:value-type="float">
            <text:p>0</text:p>
          </table:table-cell>
          <table:table-cell table:formula="of:=IF([.F72]&lt;0; IF([.B72]&lt;0; [.F72]-[.B72]; [.F72]+[.B72]); IF([.B72]&lt;0; [.F72]-[.B72]; [.F72]+[.B72]))" office:value-type="float" office:value="0" calcext:value-type="float">
            <text:p>0</text:p>
          </table:table-cell>
          <table:table-cell table:formula="of:=IF([.G72]&lt;0; IF([.B72]&lt;0; [.G72]-[.B72]; [.G72]+[.B72]); IF([.B72]&lt;0; [.G72]-[.B72]; [.G72]+[.B72]))" office:value-type="float" office:value="0" calcext:value-type="float">
            <text:p>0</text:p>
          </table:table-cell>
          <table:table-cell/>
          <table:table-cell table:formula="of:=IF([.L72]=[.M72]; &quot;IGUAL&quot;; IF([.L72]&lt;[.M72]; &quot;RA&quot;; &quot;VNS&quot;))" office:value-type="string" office:string-value="IGUAL" calcext:value-type="string">
            <text:p>IGUAL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T71]" office:value-type="float" office:value="1.941168" calcext:value-type="float">
            <text:p>1,94</text:p>
          </table:table-cell>
          <table:table-cell table:formula="of:=([.L72]-[.T72])*([.L72]-[.T72])" office:value-type="float" office:value="3.768133204224" calcext:value-type="float">
            <text:p>3,77</text:p>
          </table:table-cell>
          <table:table-cell table:formula="of:=[.V71]" office:value-type="float" office:value="1.261168" calcext:value-type="float">
            <text:p>1,26</text:p>
          </table:table-cell>
          <table:table-cell table:formula="of:=([.M72]-[.V72])*([.M72]-[.V72])" office:value-type="float" office:value="1.590544724224" calcext:value-type="float">
            <text:p>1,59</text:p>
          </table:table-cell>
          <table:table-cell table:number-columns-repeated="2"/>
          <table:table-cell table:formula="of:=[Global.A73]" office:value-type="float" office:value="13" calcext:value-type="float">
            <text:p>13</text:p>
          </table:table-cell>
          <table:table-cell table:formula="of:=[Global.B73]" office:value-type="float" office:value="34" calcext:value-type="float">
            <text:p>34</text:p>
          </table:table-cell>
          <table:table-cell table:formula="of:=[.Z72]+[.AA72]" office:value-type="float" office:value="47" calcext:value-type="float">
            <text:p>47</text:p>
          </table:table-cell>
          <table:table-cell table:formula="of:=[.Z72]*100/[.AB72]" office:value-type="float" office:value="27.6595744680851" calcext:value-type="float">
            <text:p>27,66</text:p>
          </table:table-cell>
          <table:table-cell table:number-columns-repeated="2"/>
          <table:table-cell table:formula="of:=[.C72]-[.D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73]" office:value-type="string" office:string-value="rand0-4-5-5-10-2,dssp" calcext:value-type="string">
            <text:p>rand0-4-5-5-10-2,dssp</text:p>
          </table:table-cell>
          <table:table-cell table:formula="of:=[VNS.C73]" office:value-type="float" office:value="-1.6" calcext:value-type="float">
            <text:p>-1,6</text:p>
          </table:table-cell>
          <table:table-cell table:formula="of:=[Global.E73]" office:value-type="float" office:value="-1" calcext:value-type="float">
            <text:p>-1</text:p>
          </table:table-cell>
          <table:table-cell table:formula="of:=[Global.F73]" office:value-type="float" office:value="-1.4" calcext:value-type="float">
            <text:p>-1,4</text:p>
          </table:table-cell>
          <table:table-cell table:formula="of:=[Global.G73]" office:value-type="float" office:value="0.007911" calcext:value-type="float">
            <text:p>0,01</text:p>
          </table:table-cell>
          <table:table-cell table:formula="of:=[RA.J73]" office:value-type="float" office:value="-1" calcext:value-type="float">
            <text:p>-1</text:p>
          </table:table-cell>
          <table:table-cell table:formula="of:=[VNS.H73]" office:value-type="float" office:value="-1" calcext:value-type="float">
            <text:p>-1</text:p>
          </table:table-cell>
          <table:table-cell table:formula="of:=[.G73]-[.C73]" office:value-type="float" office:value="0" calcext:value-type="float">
            <text:p>0</text:p>
          </table:table-cell>
          <table:table-cell table:formula="of:=IF([.H73]&lt;1;1;0)" office:value-type="float" office:value="1" calcext:value-type="float">
            <text:p>1</text:p>
          </table:table-cell>
          <table:table-cell/>
          <table:table-cell table:formula="of:=IF([.D73]&lt;0; IF([.D73]&lt;0; [.F73]-[.D73]; [.F73]+[.D73]); IF([.D73]&lt;0; [.F73]-[.D73]; [.F73]+[.D73]))" office:value-type="float" office:value="0.4" calcext:value-type="float">
            <text:p>0,4</text:p>
          </table:table-cell>
          <table:table-cell table:formula="of:=IF([.F73]&lt;0; IF([.B73]&lt;0; [.F73]-[.B73]; [.F73]+[.B73]); IF([.B73]&lt;0; [.F73]-[.B73]; [.F73]+[.B73]))" office:value-type="float" office:value="0.6" calcext:value-type="float">
            <text:p>0,6</text:p>
          </table:table-cell>
          <table:table-cell table:formula="of:=IF([.G73]&lt;0; IF([.B73]&lt;0; [.G73]-[.B73]; [.G73]+[.B73]); IF([.B73]&lt;0; [.G73]-[.B73]; [.G73]+[.B73]))" office:value-type="float" office:value="0.6" calcext:value-type="float">
            <text:p>0,6</text:p>
          </table:table-cell>
          <table:table-cell/>
          <table:table-cell table:formula="of:=IF([.L73]=[.M73]; &quot;IGUAL&quot;; IF([.L73]&lt;[.M73]; &quot;RA&quot;; &quot;VNS&quot;))" office:value-type="string" office:string-value="IGUAL" calcext:value-type="string">
            <text:p>IGUAL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[.T72]" office:value-type="float" office:value="1.941168" calcext:value-type="float">
            <text:p>1,94</text:p>
          </table:table-cell>
          <table:table-cell table:formula="of:=([.L73]-[.T73])*([.L73]-[.T73])" office:value-type="float" office:value="1.798731604224" calcext:value-type="float">
            <text:p>1,8</text:p>
          </table:table-cell>
          <table:table-cell table:formula="of:=[.V72]" office:value-type="float" office:value="1.261168" calcext:value-type="float">
            <text:p>1,26</text:p>
          </table:table-cell>
          <table:table-cell table:formula="of:=([.M73]-[.V73])*([.M73]-[.V73])" office:value-type="float" office:value="0.437143124224" calcext:value-type="float">
            <text:p>0,44</text:p>
          </table:table-cell>
          <table:table-cell table:number-columns-repeated="2"/>
          <table:table-cell table:formula="of:=[Global.A75]" office:value-type="float" office:value="7" calcext:value-type="float">
            <text:p>7</text:p>
          </table:table-cell>
          <table:table-cell table:formula="of:=[Global.B75]" office:value-type="float" office:value="40" calcext:value-type="float">
            <text:p>40</text:p>
          </table:table-cell>
          <table:table-cell table:formula="of:=[.Z73]+[.AA73]" office:value-type="float" office:value="47" calcext:value-type="float">
            <text:p>47</text:p>
          </table:table-cell>
          <table:table-cell table:formula="of:=[.Z73]*100/[.AB73]" office:value-type="float" office:value="14.8936170212766" calcext:value-type="float">
            <text:p>14,89</text:p>
          </table:table-cell>
          <table:table-cell table:number-columns-repeated="2"/>
          <table:table-cell table:formula="of:=[.C73]-[.D73]" office:value-type="float" office:value="0.4" calcext:value-type="float">
            <text:p>0,4</text:p>
          </table:table-cell>
          <table:table-cell table:number-columns-repeated="2"/>
        </table:table-row>
        <table:table-row table:style-name="ro3">
          <table:table-cell table:formula="of:=[Global.C74]" office:value-type="string" office:string-value="rand0-4-5-5-10-3,dssp" calcext:value-type="string">
            <text:p>rand0-4-5-5-10-3,dssp</text:p>
          </table:table-cell>
          <table:table-cell table:formula="of:=[VNS.C74]" office:value-type="float" office:value="0" calcext:value-type="float">
            <text:p>0</text:p>
          </table:table-cell>
          <table:table-cell table:formula="of:=[Global.E74]" office:value-type="float" office:value="0" calcext:value-type="float">
            <text:p>0</text:p>
          </table:table-cell>
          <table:table-cell table:formula="of:=[Global.F74]" office:value-type="float" office:value="0" calcext:value-type="float">
            <text:p>0</text:p>
          </table:table-cell>
          <table:table-cell table:formula="of:=[Global.G74]" office:value-type="float" office:value="0.004659" calcext:value-type="float">
            <text:p>0</text:p>
          </table:table-cell>
          <table:table-cell table:formula="of:=[RA.J74]" office:value-type="float" office:value="0" calcext:value-type="float">
            <text:p>0</text:p>
          </table:table-cell>
          <table:table-cell table:formula="of:=[VNS.H74]" office:value-type="float" office:value="0" calcext:value-type="float">
            <text:p>0</text:p>
          </table:table-cell>
          <table:table-cell table:formula="of:=[.G74]-[.C74]" office:value-type="float" office:value="0" calcext:value-type="float">
            <text:p>0</text:p>
          </table:table-cell>
          <table:table-cell table:formula="of:=IF([.H74]&lt;1;1;0)" office:value-type="float" office:value="1" calcext:value-type="float">
            <text:p>1</text:p>
          </table:table-cell>
          <table:table-cell/>
          <table:table-cell table:formula="of:=IF([.D74]&lt;0; IF([.D74]&lt;0; [.F74]-[.D74]; [.F74]+[.D74]); IF([.D74]&lt;0; [.F74]-[.D74]; [.F74]+[.D74]))" office:value-type="float" office:value="0" calcext:value-type="float">
            <text:p>0</text:p>
          </table:table-cell>
          <table:table-cell table:formula="of:=IF([.F74]&lt;0; IF([.B74]&lt;0; [.F74]-[.B74]; [.F74]+[.B74]); IF([.B74]&lt;0; [.F74]-[.B74]; [.F74]+[.B74]))" office:value-type="float" office:value="0" calcext:value-type="float">
            <text:p>0</text:p>
          </table:table-cell>
          <table:table-cell table:formula="of:=IF([.G74]&lt;0; IF([.B74]&lt;0; [.G74]-[.B74]; [.G74]+[.B74]); IF([.B74]&lt;0; [.G74]-[.B74]; [.G74]+[.B74]))" office:value-type="float" office:value="0" calcext:value-type="float">
            <text:p>0</text:p>
          </table:table-cell>
          <table:table-cell/>
          <table:table-cell table:formula="of:=IF([.L74]=[.M74]; &quot;IGUAL&quot;; IF([.L74]&lt;[.M74]; &quot;RA&quot;; &quot;VNS&quot;))" office:value-type="string" office:string-value="IGUAL" calcext:value-type="string">
            <text:p>IGUAL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T73]" office:value-type="float" office:value="1.941168" calcext:value-type="float">
            <text:p>1,94</text:p>
          </table:table-cell>
          <table:table-cell table:formula="of:=([.L74]-[.T74])*([.L74]-[.T74])" office:value-type="float" office:value="3.768133204224" calcext:value-type="float">
            <text:p>3,77</text:p>
          </table:table-cell>
          <table:table-cell table:formula="of:=[.V73]" office:value-type="float" office:value="1.261168" calcext:value-type="float">
            <text:p>1,26</text:p>
          </table:table-cell>
          <table:table-cell table:formula="of:=([.M74]-[.V74])*([.M74]-[.V74])" office:value-type="float" office:value="1.590544724224" calcext:value-type="float">
            <text:p>1,59</text:p>
          </table:table-cell>
          <table:table-cell table:number-columns-repeated="2"/>
          <table:table-cell table:formula="of:=[Global.A76]" office:value-type="float" office:value="15" calcext:value-type="float">
            <text:p>15</text:p>
          </table:table-cell>
          <table:table-cell table:formula="of:=[Global.B76]" office:value-type="float" office:value="32" calcext:value-type="float">
            <text:p>32</text:p>
          </table:table-cell>
          <table:table-cell table:formula="of:=[.Z74]+[.AA74]" office:value-type="float" office:value="47" calcext:value-type="float">
            <text:p>47</text:p>
          </table:table-cell>
          <table:table-cell table:formula="of:=[.Z74]*100/[.AB74]" office:value-type="float" office:value="31.9148936170213" calcext:value-type="float">
            <text:p>31,91</text:p>
          </table:table-cell>
          <table:table-cell table:number-columns-repeated="2"/>
          <table:table-cell table:formula="of:=[.C74]-[.D7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Global.C75]" office:value-type="string" office:string-value="rand0-4-5-5-10-4,dssp" calcext:value-type="string">
            <text:p>rand0-4-5-5-10-4,dssp</text:p>
          </table:table-cell>
          <table:table-cell table:formula="of:=[VNS.C75]" office:value-type="float" office:value="0" calcext:value-type="float">
            <text:p>0</text:p>
          </table:table-cell>
          <table:table-cell table:formula="of:=[Global.E75]" office:value-type="float" office:value="0" calcext:value-type="float">
            <text:p>0</text:p>
          </table:table-cell>
          <table:table-cell table:formula="of:=[Global.F75]" office:value-type="float" office:value="0" calcext:value-type="float">
            <text:p>0</text:p>
          </table:table-cell>
          <table:table-cell table:formula="of:=[Global.G75]" office:value-type="float" office:value="0.005075" calcext:value-type="float">
            <text:p>0,01</text:p>
          </table:table-cell>
          <table:table-cell table:formula="of:=[RA.J75]" office:value-type="float" office:value="0" calcext:value-type="float">
            <text:p>0</text:p>
          </table:table-cell>
          <table:table-cell table:formula="of:=[VNS.H75]" office:value-type="float" office:value="0" calcext:value-type="float">
            <text:p>0</text:p>
          </table:table-cell>
          <table:table-cell table:formula="of:=[.G75]-[.C75]" office:value-type="float" office:value="0" calcext:value-type="float">
            <text:p>0</text:p>
          </table:table-cell>
          <table:table-cell table:formula="of:=IF([.H75]&lt;1;1;0)" office:value-type="float" office:value="1" calcext:value-type="float">
            <text:p>1</text:p>
          </table:table-cell>
          <table:table-cell/>
          <table:table-cell table:formula="of:=IF([.D75]&lt;0; IF([.D75]&lt;0; [.F75]-[.D75]; [.F75]+[.D75]); IF([.D75]&lt;0; [.F75]-[.D75]; [.F75]+[.D75]))" office:value-type="float" office:value="0" calcext:value-type="float">
            <text:p>0</text:p>
          </table:table-cell>
          <table:table-cell table:formula="of:=IF([.F75]&lt;0; IF([.B75]&lt;0; [.F75]-[.B75]; [.F75]+[.B75]); IF([.B75]&lt;0; [.F75]-[.B75]; [.F75]+[.B75]))" office:value-type="float" office:value="0" calcext:value-type="float">
            <text:p>0</text:p>
          </table:table-cell>
          <table:table-cell table:formula="of:=IF([.G75]&lt;0; IF([.B75]&lt;0; [.G75]-[.B75]; [.G75]+[.B75]); IF([.B75]&lt;0; [.G75]-[.B75]; [.G75]+[.B75]))" office:value-type="float" office:value="0" calcext:value-type="float">
            <text:p>0</text:p>
          </table:table-cell>
          <table:table-cell/>
          <table:table-cell table:formula="of:=IF([.L75]=[.M75]; &quot;IGUAL&quot;; IF([.L75]&lt;[.M75]; &quot;RA&quot;; &quot;VNS&quot;))" office:value-type="string" office:string-value="IGUAL" calcext:value-type="string">
            <text:p>IGUAL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T74]" office:value-type="float" office:value="1.941168" calcext:value-type="float">
            <text:p>1,94</text:p>
          </table:table-cell>
          <table:table-cell table:formula="of:=([.L75]-[.T75])*([.L75]-[.T75])" office:value-type="float" office:value="3.768133204224" calcext:value-type="float">
            <text:p>3,77</text:p>
          </table:table-cell>
          <table:table-cell table:formula="of:=[.V74]" office:value-type="float" office:value="1.261168" calcext:value-type="float">
            <text:p>1,26</text:p>
          </table:table-cell>
          <table:table-cell table:formula="of:=([.M75]-[.V75])*([.M75]-[.V75])" office:value-type="float" office:value="1.590544724224" calcext:value-type="float">
            <text:p>1,59</text:p>
          </table:table-cell>
          <table:table-cell table:number-columns-repeated="2"/>
          <table:table-cell table:formula="of:=[Global.A77]" office:value-type="float" office:value="0" calcext:value-type="float">
            <text:p>0</text:p>
          </table:table-cell>
          <table:table-cell table:formula="of:=[Global.B77]" office:value-type="float" office:value="0" calcext:value-type="float">
            <text:p>0</text:p>
          </table:table-cell>
          <table:table-cell table:formula="of:=[.Z75]+[.AA75]" office:value-type="float" office:value="0" calcext:value-type="float">
            <text:p>0</text:p>
          </table:table-cell>
          <table:table-cell table:formula="of:=[.Z75]*100/[.AB7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3">
          <table:table-cell table:formula="of:=[Global.C76]" office:value-type="string" office:string-value="rand0-4-5-5-10-5,dssp" calcext:value-type="string">
            <text:p>rand0-4-5-5-10-5,dssp</text:p>
          </table:table-cell>
          <table:table-cell table:formula="of:=[VNS.C76]" office:value-type="float" office:value="0" calcext:value-type="float">
            <text:p>0</text:p>
          </table:table-cell>
          <table:table-cell table:formula="of:=[Global.E76]" office:value-type="float" office:value="-0" calcext:value-type="float">
            <text:p>0</text:p>
          </table:table-cell>
          <table:table-cell table:formula="of:=[Global.F76]" office:value-type="float" office:value="-0" calcext:value-type="float">
            <text:p>0</text:p>
          </table:table-cell>
          <table:table-cell table:formula="of:=[Global.G76]" office:value-type="float" office:value="0.005353" calcext:value-type="float">
            <text:p>0,01</text:p>
          </table:table-cell>
          <table:table-cell table:formula="of:=[RA.J76]" office:value-type="float" office:value="1" calcext:value-type="float">
            <text:p>1</text:p>
          </table:table-cell>
          <table:table-cell table:formula="of:=[VNS.H76]" office:value-type="float" office:value="0" calcext:value-type="float">
            <text:p>0</text:p>
          </table:table-cell>
          <table:table-cell table:formula="of:=[.G76]-[.C76]" office:value-type="float" office:value="0" calcext:value-type="float">
            <text:p>0</text:p>
          </table:table-cell>
          <table:table-cell table:formula="of:=IF([.H76]&lt;1;1;0)" office:value-type="float" office:value="1" calcext:value-type="float">
            <text:p>1</text:p>
          </table:table-cell>
          <table:table-cell/>
          <table:table-cell table:formula="of:=IF([.D76]&lt;0; IF([.D76]&lt;0; [.F76]-[.D76]; [.F76]+[.D76]); IF([.D76]&lt;0; [.F76]-[.D76]; [.F76]+[.D76]))" office:value-type="float" office:value="1" calcext:value-type="float">
            <text:p>1</text:p>
          </table:table-cell>
          <table:table-cell table:formula="of:=IF([.F76]&lt;0; IF([.B76]&lt;0; [.F76]-[.B76]; [.F76]+[.B76]); IF([.B76]&lt;0; [.F76]-[.B76]; [.F76]+[.B76]))" office:value-type="float" office:value="1" calcext:value-type="float">
            <text:p>1</text:p>
          </table:table-cell>
          <table:table-cell table:formula="of:=IF([.G76]&lt;0; IF([.B76]&lt;0; [.G76]-[.B76]; [.G76]+[.B76]); IF([.B76]&lt;0; [.G76]-[.B76]; [.G76]+[.B76]))" office:value-type="float" office:value="0" calcext:value-type="float">
            <text:p>0</text:p>
          </table:table-cell>
          <table:table-cell/>
          <table:table-cell table:formula="of:=IF([.L76]=[.M76]; &quot;IGUAL&quot;; IF([.L76]&lt;[.M76]; &quot;RA&quot;; &quot;VNS&quot;))" office:value-type="string" office:string-value="VNS" calcext:value-type="string">
            <text:p>VNS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T75]" office:value-type="float" office:value="1.941168" calcext:value-type="float">
            <text:p>1,94</text:p>
          </table:table-cell>
          <table:table-cell table:formula="of:=([.L76]-[.T76])*([.L76]-[.T76])" office:value-type="float" office:value="0.885797204224" calcext:value-type="float">
            <text:p>0,89</text:p>
          </table:table-cell>
          <table:table-cell table:formula="of:=[.V75]" office:value-type="float" office:value="1.261168" calcext:value-type="float">
            <text:p>1,26</text:p>
          </table:table-cell>
          <table:table-cell table:formula="of:=([.M76]-[.V76])*([.M76]-[.V76])" office:value-type="float" office:value="1.590544724224" calcext:value-type="float">
            <text:p>1,59</text:p>
          </table:table-cell>
          <table:table-cell table:number-columns-repeated="2"/>
          <table:table-cell table:formula="of:=[Global.A78]" office:value-type="float" office:value="0" calcext:value-type="float">
            <text:p>0</text:p>
          </table:table-cell>
          <table:table-cell table:formula="of:=[Global.B78]" office:value-type="float" office:value="0" calcext:value-type="float">
            <text:p>0</text:p>
          </table:table-cell>
          <table:table-cell table:formula="of:=[.Z76]+[.AA76]" office:value-type="float" office:value="0" calcext:value-type="float">
            <text:p>0</text:p>
          </table:table-cell>
          <table:table-cell table:formula="of:=[.Z76]*100/[.AB7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3">
          <table:table-cell table:number-columns-repeated="8"/>
          <table:table-cell table:formula="of:=SUM([.I2:.I76])" office:value-type="float" office:value="48" calcext:value-type="float">
            <text:p>48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06:39:18.434790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2M38S</meta:editing-duration>
    <meta:editing-cycles>25</meta:editing-cycles>
    <meta:generator>LibreOffice/5.3.1.2$Linux_X86_64 LibreOffice_project/30m0$Build-2</meta:generator>
    <dc:date>2017-10-03T06:41:01.350147960</dc:date>
    <meta:document-statistic meta:table-count="6" meta:cell-count="548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20036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757575" style:text-position="0% 100%" fo:font-family="Roboto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954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236cm" svg:height="9.816cm" xlink:href="." xlink:type="simple" chart:class="chart:line" chart:style-name="ch1">
        <chart:legend chart:legend-position="end" svg:x="20.596cm" svg:y="4.36cm" style:legend-expansion="high" chart:style-name="ch2"/>
        <chart:plot-area chart:style-name="ch3" chart:data-source-has-labels="both" svg:x="0.464cm" svg:y="0.196cm" svg:width="19.668cm" svg:height="8.394cm">
          <chartooo:coordinate-region svg:x="3.748cm" svg:y="0.196cm" svg:width="16.384cm" svg:height="4.72cm"/>
          <chart:axis chart:dimension="x" chart:name="primary-x" chart:style-name="ch4" chartooo:axis-type="text">
            <chart:title svg:x="9.387cm" svg:y="8.787cm" chart:style-name="ch5">
              <text:p>filename</text:p>
            </chart:title>
            <chart:categories table:cell-range-address="local-table.$A$2:.$A$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6" chart:label-cell-address="local-table.$B$1" chart:class="chart:line">
            <chart:data-point chart:repeated="75"/>
          </chart:series>
          <chart:series chart:style-name="ch9" chart:values-cell-range-address="local-table.$C$2:.$C$76" chart:label-cell-address="local-table.$C$1" chart:class="chart:line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</text:p>
              </table:table-cell>
              <table:table-cell office:value-type="string">
                <text:p>inteiras</text:p>
              </table:table-cell>
            </table:table-row>
          </table:table-header-rows>
          <table:table-rows>
            <table:table-row>
              <table:table-cell office:value-type="string">
                <text:p>rand0-20-10-10-20-1.dssp</text:p>
              </table:table-cell>
              <table:table-cell office:value-type="float" office:value="31">
                <text:p>3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rand0-20-10-10-20-2.dssp</text:p>
              </table:table-cell>
              <table:table-cell office:value-type="float" office:value="32">
                <text:p>3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rand0-20-10-10-20-3.dssp</text:p>
              </table:table-cell>
              <table:table-cell office:value-type="float" office:value="25">
                <text:p>2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rand0-20-10-10-20-4.dssp</text:p>
              </table:table-cell>
              <table:table-cell office:value-type="float" office:value="25">
                <text:p>2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rand0-20-10-10-20-5.dssp</text:p>
              </table:table-cell>
              <table:table-cell office:value-type="float" office:value="30">
                <text:p>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rand0-20-15-15-30-1.dssp</text:p>
              </table:table-cell>
              <table:table-cell office:value-type="float" office:value="49">
                <text:p>4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rand0-20-15-15-30-2.dssp</text:p>
              </table:table-cell>
              <table:table-cell office:value-type="float" office:value="41">
                <text:p>4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and0-20-15-15-30-3.dssp</text:p>
              </table:table-cell>
              <table:table-cell office:value-type="float" office:value="49">
                <text:p>4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rand0-20-15-15-30-4.dssp</text:p>
              </table:table-cell>
              <table:table-cell office:value-type="float" office:value="46">
                <text:p>4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rand0-20-15-15-30-5.dssp</text:p>
              </table:table-cell>
              <table:table-cell office:value-type="float" office:value="45">
                <text:p>4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rand0-20-20-20-40-1.dssp</text:p>
              </table:table-cell>
              <table:table-cell office:value-type="float" office:value="59">
                <text:p>5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rand0-20-20-20-40-2.dssp</text:p>
              </table:table-cell>
              <table:table-cell office:value-type="float" office:value="57">
                <text:p>5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rand0-20-20-20-40-3.dssp</text:p>
              </table:table-cell>
              <table:table-cell office:value-type="float" office:value="55">
                <text:p>5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rand0-20-20-20-40-4.dssp</text:p>
              </table:table-cell>
              <table:table-cell office:value-type="float" office:value="61">
                <text:p>6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rand0-20-20-20-40-5.dssp</text:p>
              </table:table-cell>
              <table:table-cell office:value-type="float" office:value="57">
                <text:p>5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rand0-20-25-25-50-1.dssp</text:p>
              </table:table-cell>
              <table:table-cell office:value-type="float" office:value="80">
                <text:p>8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rand0-20-25-25-50-2.dssp</text:p>
              </table:table-cell>
              <table:table-cell office:value-type="float" office:value="74">
                <text:p>7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rand0-20-25-25-50-3.dssp</text:p>
              </table:table-cell>
              <table:table-cell office:value-type="float" office:value="76">
                <text:p>7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rand0-20-25-25-50-4.dssp</text:p>
              </table:table-cell>
              <table:table-cell office:value-type="float" office:value="83">
                <text:p>8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rand0-20-25-25-50-5.dssp</text:p>
              </table:table-cell>
              <table:table-cell office:value-type="float" office:value="73">
                <text:p>7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rand0-20-5-5-10-1.dssp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rand0-20-5-5-10-2.dssp</text:p>
              </table:table-cell>
              <table:table-cell office:value-type="float" office:value="13">
                <text:p>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rand0-20-5-5-10-3.dssp</text:p>
              </table:table-cell>
              <table:table-cell office:value-type="float" office:value="10">
                <text:p>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and0-20-5-5-10-4.dssp</text:p>
              </table:table-cell>
              <table:table-cell office:value-type="float" office:value="9">
                <text:p>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rand0-20-5-5-10-5.dssp</text:p>
              </table:table-cell>
              <table:table-cell office:value-type="float" office:value="11">
                <text:p>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rand0-2-10-10-20-1.dssp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and0-2-10-10-20-2.dssp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and0-2-10-10-20-3.dssp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and0-2-10-10-20-4.dssp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and0-2-10-10-20-5.dssp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and0-2-15-15-30-1.dssp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and0-2-15-15-30-2.dssp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and0-2-15-15-30-3.dssp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and0-2-15-15-30-4.dssp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rand0-2-15-15-30-5.dssp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and0-2-20-20-40-1.dssp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and0-2-20-20-40-2.dssp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and0-2-20-20-40-3.dssp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and0-2-20-20-40-4.dssp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and0-2-20-20-40-5.dssp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and0-2-25-25-50-1.dssp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and0-2-25-25-50-2.dssp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and0-2-25-25-50-3.dssp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and0-2-25-25-50-4.dssp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and0-2-25-25-50-5.dssp</text:p>
              </table:table-cell>
              <table:table-cell office:value-type="float" office:value="72">
                <text:p>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and0-2-5-5-10-1.dssp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and0-2-5-5-10-2.dssp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and0-2-5-5-10-3.dssp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and0-2-5-5-10-4.dssp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and0-2-5-5-10-5.dssp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and0-4-10-10-20-1.dssp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and0-4-10-10-20-2.dssp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and0-4-10-10-20-3.dssp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and0-4-10-10-20-4.dssp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and0-4-10-10-20-5.dssp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and0-4-15-15-30-1.dssp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and0-4-15-15-30-2.dssp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and0-4-15-15-30-3.dssp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rand0-4-15-15-30-4.dssp</text:p>
              </table:table-cell>
              <table:table-cell office:value-type="float" office:value="46">
                <text:p>4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rand0-4-15-15-30-5.dssp</text:p>
              </table:table-cell>
              <table:table-cell office:value-type="float" office:value="46">
                <text:p>4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rand0-4-20-20-40-1.dssp</text:p>
              </table:table-cell>
              <table:table-cell office:value-type="float" office:value="52">
                <text:p>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rand0-4-20-20-40-2.dssp</text:p>
              </table:table-cell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rand0-4-20-20-40-3.dssp</text:p>
              </table:table-cell>
              <table:table-cell office:value-type="float" office:value="57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rand0-4-20-20-40-4.dssp</text:p>
              </table:table-cell>
              <table:table-cell office:value-type="float" office:value="64">
                <text:p>6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rand0-4-20-20-40-5.dssp</text:p>
              </table:table-cell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rand0-4-25-25-50-1.dssp</text:p>
              </table:table-cell>
              <table:table-cell office:value-type="float" office:value="78">
                <text:p>7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rand0-4-25-25-50-2.dssp</text:p>
              </table:table-cell>
              <table:table-cell office:value-type="float" office:value="75">
                <text:p>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rand0-4-25-25-50-3.dssp</text:p>
              </table:table-cell>
              <table:table-cell office:value-type="float" office:value="70">
                <text:p>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rand0-4-25-25-50-4.dssp</text:p>
              </table:table-cell>
              <table:table-cell office:value-type="float" office:value="74">
                <text:p>7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and0-4-25-25-50-5.dssp</text:p>
              </table:table-cell>
              <table:table-cell office:value-type="float" office:value="72">
                <text:p>7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rand0-4-5-5-10-1.dss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nd0-4-5-5-10-2.dssp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and0-4-5-5-10-3.dss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nd0-4-5-5-10-4.dssp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and0-4-5-5-10-5.dssp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